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Mono" svg:font-family="Liberation Mono" style:font-family-generic="modern" style:font-pitch="fixed"/>
    <style:font-face style:name="OpenSymbol" svg:font-family="OpenSymbol" style:font-family-generic="system"/>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Latin Modern Roman" svg:font-family="Latin Modern Roman" style:font-family-generic="system" style:font-pitch="variable"/>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2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2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2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2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2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2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2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2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3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3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3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3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3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3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3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3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4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4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4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4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4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4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4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4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5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5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5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5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5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5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5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5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Заголовок1" style:master-page-name="MP0" style:family="paragraph">
      <style:paragraph-properties fo:break-before="page" fo:text-align="justify" fo:margin-top="0in">
        <style:tab-stops>
          <style:tab-stop style:type="left" style:position="0.4923in"/>
          <style:tab-stop style:type="left" style:position="0.5909in"/>
        </style:tab-stops>
      </style:paragraph-properties>
    </style:style>
    <style:style style:name="T18" style:parent-style-name="tlid-translation" style:family="text">
      <style:text-properties style:font-name="Times New Roman" style:font-name-complex="Times New Roman" fo:font-size="14pt" style:font-size-asian="14pt" style:font-size-complex="14pt" fo:language="uk" fo:country="UA"/>
    </style:style>
    <style:style style:name="P19" style:parent-style-name="TextBody" style:family="paragraph">
      <style:paragraph-properties fo:text-align="justify" fo:margin-bottom="0in"/>
    </style:style>
    <style:style style:name="T20" style:parent-style-name="Шрифтабзацузазамовчуванням" style:family="text">
      <style:text-properties style:font-name="Times New Roman" fo:font-size="14pt" style:font-size-asian="14pt" style:font-size-complex="14pt" fo:language="uk" fo:country="UA"/>
    </style:style>
    <style:style style:name="T21" style:parent-style-name="tlid-translation" style:family="text">
      <style:text-properties style:font-name="Times New Roman" fo:font-size="14pt" style:font-size-asian="14pt" style:font-size-complex="14pt" fo:language="uk" fo:country="UA"/>
    </style:style>
    <style:style style:name="P22" style:parent-style-name="TextBody" style:family="paragraph">
      <style:paragraph-properties fo:text-align="justify" fo:margin-bottom="0in"/>
    </style:style>
    <style:style style:name="T23" style:parent-style-name="tlid-translation" style:family="text">
      <style:text-properties style:font-name="Times New Roman" fo:font-size="14pt" style:font-size-asian="14pt" style:font-size-complex="14pt" fo:language="uk" fo:country="UA"/>
    </style:style>
    <style:style style:name="T24" style:parent-style-name="tlid-translation" style:family="text">
      <style:text-properties style:font-name="Times New Roman" fo:font-size="14pt" style:font-size-asian="14pt" style:font-size-complex="14pt" fo:language="uk" fo:country="UA"/>
    </style:style>
    <style:style style:name="T25" style:parent-style-name="tlid-translation" style:family="text">
      <style:text-properties style:font-name="Times New Roman" fo:font-size="14pt" style:font-size-asian="14pt" style:font-size-complex="14pt" fo:language="uk" fo:country="UA"/>
    </style:style>
    <style:style style:name="T26" style:parent-style-name="tlid-translation" style:family="text">
      <style:text-properties style:font-name="Times New Roman" fo:font-size="14pt" style:font-size-asian="14pt" style:font-size-complex="14pt" fo:language="uk" fo:country="UA"/>
    </style:style>
    <style:style style:name="T27" style:parent-style-name="tlid-translation" style:family="text">
      <style:text-properties style:font-name="Times New Roman" fo:font-size="14pt" style:font-size-asian="14pt" style:font-size-complex="14pt" fo:language="uk" fo:country="UA"/>
    </style:style>
    <style:style style:name="P28" style:parent-style-name="TextBody" style:family="paragraph">
      <style:paragraph-properties fo:text-align="justify" fo:margin-bottom="0in"/>
    </style:style>
    <style:style style:name="T29" style:parent-style-name="tlid-translation" style:family="text">
      <style:text-properties style:font-name="Times New Roman" fo:font-weight="bold" style:font-weight-asian="bold" style:font-weight-complex="bold" fo:font-size="14pt" style:font-size-asian="14pt" style:font-size-complex="14pt" fo:language="uk" fo:country="UA"/>
    </style:style>
    <style:style style:name="P30" style:parent-style-name="TextBody" style:family="paragraph">
      <style:paragraph-properties fo:text-align="justify" fo:margin-bottom="0in"/>
    </style:style>
    <style:style style:name="T31" style:parent-style-name="tlid-translation" style:family="text">
      <style:text-properties style:font-name="Calibri" style:font-name-complex="Calibri" fo:font-size="14pt" style:font-size-asian="14pt" style:font-size-complex="14pt" fo:language="uk" fo:country="UA"/>
    </style:style>
    <style:style style:name="P32" style:parent-style-name="TextBody" style:family="paragraph">
      <style:paragraph-properties fo:text-align="justify" fo:margin-bottom="0in"/>
    </style:style>
    <style:style style:name="T33" style:parent-style-name="tlid-translation" style:family="text">
      <style:text-properties style:font-name="Calibri" style:font-name-complex="Calibri" fo:font-size="14pt" style:font-size-asian="14pt" style:font-size-complex="14pt" fo:language="uk" fo:country="UA"/>
    </style:style>
    <style:style style:name="P34" style:parent-style-name="TextBody" style:family="paragraph">
      <style:paragraph-properties fo:text-align="justify" fo:margin-bottom="0in"/>
    </style:style>
    <style:style style:name="T35" style:parent-style-name="tlid-translation" style:family="text">
      <style:text-properties style:font-name="Calibri" style:font-name-complex="Calibri" fo:font-size="14pt" style:font-size-asian="14pt" style:font-size-complex="14pt" fo:language="uk" fo:country="UA"/>
    </style:style>
    <style:style style:name="P36" style:parent-style-name="TextBody" style:family="paragraph">
      <style:paragraph-properties fo:text-align="justify" fo:margin-bottom="0in"/>
    </style:style>
    <style:style style:name="T37" style:parent-style-name="tlid-translation" style:family="text">
      <style:text-properties style:font-name="Times New Roman" fo:font-size="14pt" style:font-size-asian="14pt" style:font-size-complex="14pt" fo:language="uk" fo:country="UA"/>
    </style:style>
    <style:style style:name="P38" style:parent-style-name="TextBody" style:family="paragraph">
      <style:paragraph-properties fo:text-align="justify" fo:margin-bottom="0in"/>
      <style:text-properties style:font-name="Times New Roman" fo:font-size="14pt" style:font-size-asian="14pt" style:font-size-complex="14pt" fo:language="uk" fo:country="UA"/>
    </style:style>
    <style:style style:name="P39" style:parent-style-name="Заголовок1" style:family="paragraph">
      <style:paragraph-properties fo:text-align="justify" fo:margin-top="0in">
        <style:tab-stops>
          <style:tab-stop style:type="left" style:position="0.4923in"/>
          <style:tab-stop style:type="left" style:position="0.5909in"/>
        </style:tab-stops>
      </style:paragraph-properties>
    </style:style>
    <style:style style:name="T40" style:parent-style-name="tlid-translation" style:family="text">
      <style:text-properties style:font-name="Times New Roman" style:font-name-complex="Times New Roman" fo:font-size="14pt" style:font-size-asian="14pt" style:font-size-complex="14pt" fo:language="uk" fo:country="UA"/>
    </style:style>
    <style:style style:name="T41" style:parent-style-name="tlid-translation" style:family="text">
      <style:text-properties style:font-name="Times New Roman" style:font-name-complex="Times New Roman" fo:font-size="14pt" style:font-size-asian="14pt" style:font-size-complex="14pt" fo:language="uk" fo:country="UA"/>
    </style:style>
    <style:style style:name="P42" style:parent-style-name="TextBody" style:family="paragraph">
      <style:paragraph-properties fo:text-align="justify" fo:margin-bottom="0in"/>
    </style:style>
    <style:style style:name="P43" style:parent-style-name="TextBody" style:family="paragraph">
      <style:paragraph-properties fo:text-align="justify" fo:margin-bottom="0in"/>
    </style:style>
    <style:style style:name="T44" style:parent-style-name="tlid-translation" style:family="text">
      <style:text-properties style:font-name="Times New Roman" fo:font-size="14pt" style:font-size-asian="14pt" style:font-size-complex="14pt" fo:language="uk" fo:country="UA"/>
    </style:style>
    <style:style style:name="P45" style:parent-style-name="TextBody" style:family="paragraph">
      <style:paragraph-properties fo:text-align="justify" fo:margin-bottom="0in"/>
    </style:style>
    <style:style style:name="T46" style:parent-style-name="tlid-translation" style:family="text">
      <style:text-properties style:font-name="Times New Roman" fo:font-size="14pt" style:font-size-asian="14pt" style:font-size-complex="14pt" fo:language="uk" fo:country="UA"/>
    </style:style>
    <style:style style:name="T47" style:parent-style-name="tlid-translation" style:family="text">
      <style:text-properties style:font-name="Times New Roman" fo:font-size="14pt" style:font-size-asian="14pt" style:font-size-complex="14pt" fo:language="en" fo:country="US"/>
    </style:style>
    <style:style style:name="T48" style:parent-style-name="tlid-translation" style:family="text">
      <style:text-properties style:font-name="Times New Roman" fo:font-size="14pt" style:font-size-asian="14pt" style:font-size-complex="14pt" fo:language="uk" fo:country="UA"/>
    </style:style>
    <style:style style:name="T49" style:parent-style-name="Шрифтабзацузазамовчуванням" style:family="text">
      <style:text-properties style:font-name="Times New Roman" fo:font-size="14pt" style:font-size-asian="14pt" style:font-size-complex="14pt" fo:language="uk" fo:country="UA"/>
    </style:style>
    <style:style style:name="T50" style:parent-style-name="Шрифтабзацузазамовчуванням" style:family="text">
      <style:text-properties style:font-name="Times New Roman" fo:font-size="14pt" style:font-size-asian="14pt" style:font-size-complex="14pt" fo:language="uk" fo:country="UA"/>
    </style:style>
    <style:style style:name="T51" style:parent-style-name="Шрифтабзацузазамовчуванням" style:family="text">
      <style:text-properties style:font-name="Times New Roman" fo:font-size="14pt" style:font-size-asian="14pt" style:font-size-complex="14pt" fo:language="uk" fo:country="UA"/>
    </style:style>
    <style:style style:name="P52" style:parent-style-name="TextBody" style:family="paragraph">
      <style:paragraph-properties fo:text-align="justify" fo:margin-bottom="0in"/>
    </style:style>
    <style:style style:name="T53" style:parent-style-name="tlid-translation" style:family="text">
      <style:text-properties style:font-name="Times New Roman" fo:font-size="14pt" style:font-size-asian="14pt" style:font-size-complex="14pt" fo:language="uk" fo:country="UA"/>
    </style:style>
    <style:style style:name="T54" style:parent-style-name="tlid-translation" style:family="text">
      <style:text-properties style:font-name="Times New Roman" fo:font-size="14pt" style:font-size-asian="14pt" style:font-size-complex="14pt" fo:language="en" fo:country="US"/>
    </style:style>
    <style:style style:name="T55" style:parent-style-name="tlid-translation" style:family="text">
      <style:text-properties style:font-name="Times New Roman" fo:font-size="14pt" style:font-size-asian="14pt" style:font-size-complex="14pt" fo:language="uk" fo:country="UA"/>
    </style:style>
    <style:style style:name="T56" style:parent-style-name="tlid-translation" style:family="text">
      <style:text-properties style:font-name="Times New Roman" fo:font-size="14pt" style:font-size-asian="14pt" style:font-size-complex="14pt" fo:language="en" fo:country="US"/>
    </style:style>
    <style:style style:name="T57" style:parent-style-name="tlid-translation" style:family="text">
      <style:text-properties style:font-name="Times New Roman" fo:font-size="14pt" style:font-size-asian="14pt" style:font-size-complex="14pt" fo:language="uk" fo:country="UA"/>
    </style:style>
    <style:style style:name="T58" style:parent-style-name="tlid-translation" style:family="text">
      <style:text-properties style:font-name="Times New Roman" fo:font-size="14pt" style:font-size-asian="14pt" style:font-size-complex="14pt" fo:language="en" fo:country="US"/>
    </style:style>
    <style:style style:name="T59" style:parent-style-name="tlid-translation" style:family="text">
      <style:text-properties style:font-name="Times New Roman" fo:font-size="14pt" style:font-size-asian="14pt" style:font-size-complex="14pt" fo:language="uk" fo:country="UA"/>
    </style:style>
    <style:style style:name="T60" style:parent-style-name="tlid-translation" style:family="text">
      <style:text-properties style:font-name="Times New Roman" fo:font-size="14pt" style:font-size-asian="14pt" style:font-size-complex="14pt" fo:language="uk" fo:country="UA"/>
    </style:style>
    <style:style style:name="T61" style:parent-style-name="tlid-translation" style:family="text">
      <style:text-properties style:font-name="Times New Roman" fo:font-size="14pt" style:font-size-asian="14pt" style:font-size-complex="14pt" fo:language="uk" fo:country="UA"/>
    </style:style>
    <style:style style:name="T62" style:parent-style-name="tlid-translation" style:family="text">
      <style:text-properties style:font-name="Times New Roman" fo:font-size="14pt" style:font-size-asian="14pt" style:font-size-complex="14pt" fo:language="uk" fo:country="UA"/>
    </style:style>
    <style:style style:name="T63" style:parent-style-name="tlid-translation" style:family="text">
      <style:text-properties style:font-name="Times New Roman" fo:font-size="14pt" style:font-size-asian="14pt" style:font-size-complex="14pt" fo:language="uk" fo:country="UA"/>
    </style:style>
    <style:style style:name="T64" style:parent-style-name="tlid-translation" style:family="text">
      <style:text-properties style:font-name="Times New Roman" fo:font-size="14pt" style:font-size-asian="14pt" style:font-size-complex="14pt" fo:language="uk" fo:country="UA"/>
    </style:style>
    <style:style style:name="T65" style:parent-style-name="tlid-translation" style:family="text">
      <style:text-properties style:font-name="Times New Roman" fo:font-size="14pt" style:font-size-asian="14pt" style:font-size-complex="14pt" fo:language="uk" fo:country="UA"/>
    </style:style>
    <style:style style:name="P66" style:parent-style-name="TextBody" style:family="paragraph">
      <style:paragraph-properties fo:text-align="justify" fo:margin-bottom="0in"/>
    </style:style>
    <style:style style:name="T67" style:parent-style-name="tlid-translation" style:family="text">
      <style:text-properties style:font-name="Times New Roman" fo:font-size="14pt" style:font-size-asian="14pt" style:font-size-complex="14pt" fo:language="uk" fo:country="UA"/>
    </style:style>
    <style:style style:name="T68" style:parent-style-name="tlid-translation" style:family="text">
      <style:text-properties style:font-name="Times New Roman" fo:font-size="14pt" style:font-size-asian="14pt" style:font-size-complex="14pt" fo:language="uk" fo:country="UA"/>
    </style:style>
    <style:style style:name="T69" style:parent-style-name="tlid-translation" style:family="text">
      <style:text-properties style:font-name="Times New Roman" fo:font-size="14pt" style:font-size-asian="14pt" style:font-size-complex="14pt" fo:language="uk" fo:country="UA"/>
    </style:style>
    <style:style style:name="T70" style:parent-style-name="tlid-translation" style:family="text">
      <style:text-properties style:font-name="Times New Roman" fo:font-size="14pt" style:font-size-asian="14pt" style:font-size-complex="14pt" fo:language="uk" fo:country="UA"/>
    </style:style>
    <style:style style:name="T71" style:parent-style-name="tlid-translation" style:family="text">
      <style:text-properties style:font-name="Times New Roman" fo:font-size="14pt" style:font-size-asian="14pt" style:font-size-complex="14pt" fo:language="uk" fo:country="UA"/>
    </style:style>
    <style:style style:name="T72" style:parent-style-name="tlid-translation" style:family="text">
      <style:text-properties style:font-name="Times New Roman" fo:font-size="14pt" style:font-size-asian="14pt" style:font-size-complex="14pt" fo:language="uk" fo:country="UA"/>
    </style:style>
    <style:style style:name="T73" style:parent-style-name="tlid-translation" style:family="text">
      <style:text-properties style:font-name="Times New Roman" fo:font-size="14pt" style:font-size-asian="14pt" style:font-size-complex="14pt" fo:language="uk" fo:country="UA"/>
    </style:style>
    <style:style style:name="T74" style:parent-style-name="tlid-translation" style:family="text">
      <style:text-properties style:font-name="Times New Roman" fo:font-size="14pt" style:font-size-asian="14pt" style:font-size-complex="14pt" fo:language="uk" fo:country="UA"/>
    </style:style>
    <style:style style:name="T75" style:parent-style-name="tlid-translation" style:family="text">
      <style:text-properties style:font-name="Times New Roman" fo:font-size="14pt" style:font-size-asian="14pt" style:font-size-complex="14pt" fo:language="uk" fo:country="UA"/>
    </style:style>
    <style:style style:name="T76" style:parent-style-name="tlid-translation" style:family="text">
      <style:text-properties style:font-name="Times New Roman" fo:font-size="14pt" style:font-size-asian="14pt" style:font-size-complex="14pt" fo:language="uk" fo:country="UA"/>
    </style:style>
    <style:style style:name="T77" style:parent-style-name="tlid-translation" style:family="text">
      <style:text-properties style:font-name="Times New Roman" fo:font-size="14pt" style:font-size-asian="14pt" style:font-size-complex="14pt" fo:language="uk" fo:country="UA"/>
    </style:style>
    <style:style style:name="T78" style:parent-style-name="tlid-translation" style:family="text">
      <style:text-properties style:font-name="Times New Roman" fo:font-size="14pt" style:font-size-asian="14pt" style:font-size-complex="14pt" fo:language="uk" fo:country="UA"/>
    </style:style>
    <style:style style:name="T79" style:parent-style-name="tlid-translation" style:family="text">
      <style:text-properties style:font-name="Times New Roman" fo:font-size="14pt" style:font-size-asian="14pt" style:font-size-complex="14pt" fo:language="uk" fo:country="UA"/>
    </style:style>
    <style:style style:name="T80" style:parent-style-name="tlid-translation" style:family="text">
      <style:text-properties style:font-name="Times New Roman" fo:font-size="14pt" style:font-size-asian="14pt" style:font-size-complex="14pt" fo:language="uk" fo:country="UA"/>
    </style:style>
    <style:style style:name="T81" style:parent-style-name="tlid-translation" style:family="text">
      <style:text-properties style:font-name="Times New Roman" fo:font-size="14pt" style:font-size-asian="14pt" style:font-size-complex="14pt" fo:language="uk" fo:country="UA"/>
    </style:style>
    <style:style style:name="T82" style:parent-style-name="tlid-translation" style:family="text">
      <style:text-properties style:font-name="Times New Roman" fo:font-weight="bold" style:font-weight-asian="bold" style:font-weight-complex="bold" fo:font-style="italic" style:font-style-asian="italic" style:font-style-complex="italic" fo:font-size="14pt" style:font-size-asian="14pt" style:font-size-complex="14pt" fo:language="uk" fo:country="UA"/>
    </style:style>
    <style:style style:name="T83" style:parent-style-name="tlid-translation" style:family="text">
      <style:text-properties style:font-name="Times New Roman" fo:font-size="14pt" style:font-size-asian="14pt" style:font-size-complex="14pt" fo:language="uk" fo:country="UA"/>
    </style:style>
    <style:style style:name="P84" style:parent-style-name="TextBody" style:family="paragraph">
      <style:paragraph-properties fo:text-align="justify" fo:margin-bottom="0in"/>
    </style:style>
    <style:style style:name="T85" style:parent-style-name="tlid-translation" style:family="text">
      <style:text-properties style:font-name="Times New Roman" fo:font-size="14pt" style:font-size-asian="14pt" style:font-size-complex="14pt" fo:language="uk" fo:country="UA"/>
    </style:style>
    <style:style style:name="P86" style:parent-style-name="TextBody" style:family="paragraph">
      <style:paragraph-properties fo:text-align="justify" fo:margin-bottom="0in"/>
    </style:style>
    <style:style style:name="T87" style:parent-style-name="tlid-translation" style:family="text">
      <style:text-properties style:font-name="Times New Roman" fo:font-size="14pt" style:font-size-asian="14pt" style:font-size-complex="14pt" fo:language="uk" fo:country="UA"/>
    </style:style>
    <style:style style:name="P88"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9"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90" style:parent-style-name="Звичайний" style:family="paragraph">
      <style:paragraph-properties fo:text-align="justify"/>
    </style:style>
    <style:style style:name="P91" style:parent-style-name="TextBody" style:family="paragraph">
      <style:paragraph-properties fo:text-align="justify" fo:margin-bottom="0in"/>
    </style:style>
    <style:style style:name="T92" style:parent-style-name="tlid-translation" style:family="text">
      <style:text-properties style:font-name="Times New Roman" fo:font-size="14pt" style:font-size-asian="14pt" style:font-size-complex="14pt" fo:language="uk" fo:country="UA"/>
    </style:style>
    <style:style style:name="P93" style:parent-style-name="TextBody" style:family="paragraph">
      <style:paragraph-properties fo:text-align="justify" fo:margin-bottom="0in"/>
    </style:style>
    <style:style style:name="T94" style:parent-style-name="tlid-translation" style:family="text">
      <style:text-properties style:font-name="Calibri" style:font-name-complex="Calibri" fo:font-size="14pt" style:font-size-asian="14pt" style:font-size-complex="14pt" fo:language="uk" fo:country="UA"/>
    </style:style>
    <style:style style:name="T95" style:parent-style-name="tlid-translation" style:family="text">
      <style:text-properties style:font-name="Calibri" style:font-name-complex="Calibri" fo:font-size="14pt" style:font-size-asian="14pt" style:font-size-complex="14pt" fo:language="uk" fo:country="UA"/>
    </style:style>
    <style:style style:name="P96" style:parent-style-name="TextBody" style:family="paragraph">
      <style:paragraph-properties fo:text-align="justify" fo:margin-bottom="0in"/>
    </style:style>
    <style:style style:name="T97" style:parent-style-name="tlid-translation" style:family="text">
      <style:text-properties style:font-name="Calibri" style:font-name-complex="Calibri" fo:font-size="14pt" style:font-size-asian="14pt" style:font-size-complex="14pt" fo:language="uk" fo:country="UA"/>
    </style:style>
    <style:style style:name="T98" style:parent-style-name="tlid-translation" style:family="text">
      <style:text-properties style:font-name="Calibri" style:font-name-complex="Calibri" fo:font-size="14pt" style:font-size-asian="14pt" style:font-size-complex="14pt" fo:language="uk" fo:country="UA"/>
    </style:style>
    <style:style style:name="P99" style:parent-style-name="TextBody" style:family="paragraph">
      <style:paragraph-properties fo:text-align="justify" fo:margin-bottom="0in"/>
    </style:style>
    <style:style style:name="T100" style:parent-style-name="tlid-translation" style:family="text">
      <style:text-properties style:font-name="Calibri" style:font-name-complex="Calibri" fo:font-size="14pt" style:font-size-asian="14pt" style:font-size-complex="14pt" fo:language="uk" fo:country="UA"/>
    </style:style>
    <style:style style:name="P101" style:parent-style-name="TextBody" style:family="paragraph">
      <style:paragraph-properties fo:text-align="justify" fo:margin-bottom="0in"/>
    </style:style>
    <style:style style:name="T102" style:parent-style-name="tlid-translation" style:family="text">
      <style:text-properties style:font-name="Calibri" style:font-name-complex="Calibri" fo:font-size="14pt" style:font-size-asian="14pt" style:font-size-complex="14pt" fo:language="uk" fo:country="UA"/>
    </style:style>
    <style:style style:name="T103" style:parent-style-name="tlid-translation" style:family="text">
      <style:text-properties style:font-name="Calibri" style:font-name-complex="Calibri" fo:font-size="14pt" style:font-size-asian="14pt" style:font-size-complex="14pt" fo:language="uk" fo:country="UA"/>
    </style:style>
    <style:style style:name="T104" style:parent-style-name="tlid-translation" style:family="text">
      <style:text-properties style:font-name="Calibri" style:font-name-complex="Calibri" fo:font-size="14pt" style:font-size-asian="14pt" style:font-size-complex="14pt" fo:language="uk" fo:country="UA"/>
    </style:style>
    <style:style style:name="T105" style:parent-style-name="tlid-translation" style:family="text">
      <style:text-properties style:font-name="Calibri" style:font-name-complex="Calibri" fo:font-size="14pt" style:font-size-asian="14pt" style:font-size-complex="14pt" fo:language="uk" fo:country="UA"/>
    </style:style>
    <style:style style:name="P106" style:parent-style-name="TextBody" style:family="paragraph">
      <style:paragraph-properties fo:text-align="justify" fo:margin-bottom="0in"/>
    </style:style>
    <style:style style:name="T107" style:parent-style-name="tlid-translation" style:family="text">
      <style:text-properties style:font-name="Calibri" style:font-name-complex="Calibri" fo:font-size="14pt" style:font-size-asian="14pt" style:font-size-complex="14pt" fo:language="uk" fo:country="UA"/>
    </style:style>
    <style:style style:name="T108" style:parent-style-name="tlid-translation" style:family="text">
      <style:text-properties style:font-name="Calibri" style:font-name-complex="Calibri" fo:font-size="14pt" style:font-size-asian="14pt" style:font-size-complex="14pt" fo:language="uk" fo:country="UA"/>
    </style:style>
    <style:style style:name="T109" style:parent-style-name="tlid-translation" style:family="text">
      <style:text-properties style:font-name="Calibri" style:font-name-complex="Calibri" fo:font-size="14pt" style:font-size-asian="14pt" style:font-size-complex="14pt" fo:language="uk" fo:country="UA"/>
    </style:style>
    <style:style style:name="P110" style:parent-style-name="TextBody" style:family="paragraph">
      <style:paragraph-properties fo:text-align="justify" fo:margin-bottom="0in"/>
    </style:style>
    <style:style style:name="T111" style:parent-style-name="tlid-translation" style:family="text">
      <style:text-properties style:font-name="Calibri" style:font-name-complex="Calibri" fo:font-size="14pt" style:font-size-asian="14pt" style:font-size-complex="14pt" fo:language="uk" fo:country="UA"/>
    </style:style>
    <style:style style:name="P112" style:parent-style-name="TextBody" style:family="paragraph">
      <style:paragraph-properties fo:text-align="justify" fo:margin-bottom="0in"/>
    </style:style>
    <style:style style:name="T113" style:parent-style-name="Шрифтабзацузазамовчуванням" style:family="text">
      <style:text-properties style:font-name="Times New Roman" fo:font-size="14pt" style:font-size-asian="14pt" style:font-size-complex="14pt" fo:language="uk" fo:country="UA"/>
    </style:style>
    <style:style style:name="T114" style:parent-style-name="tlid-translation" style:family="text">
      <style:text-properties style:font-name="Times New Roman" fo:font-size="14pt" style:font-size-asian="14pt" style:font-size-complex="14pt" fo:language="uk" fo:country="UA"/>
    </style:style>
    <style:style style:name="T115" style:parent-style-name="tlid-translation" style:family="text">
      <style:text-properties style:font-name="Times New Roman" fo:font-size="14pt" style:font-size-asian="14pt" style:font-size-complex="14pt" fo:language="uk" fo:country="UA"/>
    </style:style>
    <style:style style:name="T116" style:parent-style-name="tlid-translation" style:family="text">
      <style:text-properties style:font-name="Times New Roman" fo:font-size="14pt" style:font-size-asian="14pt" style:font-size-complex="14pt" fo:language="uk" fo:country="UA"/>
    </style:style>
    <style:style style:name="T117" style:parent-style-name="Шрифтабзацузазамовчуванням" style:family="text">
      <style:text-properties style:font-name="Times New Roman" fo:font-size="14pt" style:font-size-asian="14pt" style:font-size-complex="14pt" fo:language="uk" fo:country="UA"/>
    </style:style>
    <style:style style:name="T118" style:parent-style-name="tlid-translation" style:family="text">
      <style:text-properties style:font-name="Times New Roman" fo:font-size="14pt" style:font-size-asian="14pt" style:font-size-complex="14pt" fo:language="uk" fo:country="UA"/>
    </style:style>
    <style:style style:name="P119" style:parent-style-name="Звичайний" style:family="paragraph">
      <style:text-properties style:font-name="Times New Roman" style:font-name-complex="Times New Roman" fo:font-size="14pt" style:font-size-asian="14pt" style:font-size-complex="14pt" fo:language="uk" fo:country="UA"/>
    </style:style>
    <style:style style:name="P120" style:parent-style-name="Звичайний" style:family="paragraph">
      <style:paragraph-properties style:punctuation-wrap="simple" fo:text-align="center"/>
    </style:style>
    <style:style style:name="T121" style:parent-style-name="Шрифтабзацузазамовчуванням" style:family="text">
      <style:text-properties style:font-name="Calibri" fo:font-weight="bold" style:font-weight-asian="bold" style:font-weight-complex="bold" fo:color="#00B050" fo:font-size="10.5pt" style:font-size-asian="10.5pt" style:font-size-complex="10.5pt"/>
    </style:style>
    <style:style style:name="P122" style:parent-style-name="Звичайний" style:family="paragraph">
      <style:paragraph-properties style:punctuation-wrap="simple" fo:text-align="center"/>
    </style:style>
    <style:style style:name="T123" style:parent-style-name="Шрифтабзацузазамовчуванням" style:family="text">
      <style:text-properties style:font-name="Calibri" fo:font-weight="bold" style:font-weight-asian="bold" style:font-weight-complex="bold" fo:color="#00B050" fo:font-size="10pt" style:font-size-asian="10pt" style:font-size-complex="10pt"/>
    </style:style>
    <style:style style:name="T124" style:parent-style-name="Шрифтабзацузазамовчуванням" style:family="text">
      <style:text-properties style:font-name="Calibri" fo:font-weight="bold" style:font-weight-asian="bold" style:font-weight-complex="bold" fo:color="#00B050" fo:font-size="10pt" style:font-size-asian="10pt" style:font-size-complex="10pt" fo:language="uk" fo:country="UA"/>
    </style:style>
    <style:style style:name="T125" style:parent-style-name="Шрифтабзацузазамовчуванням" style:family="text">
      <style:text-properties style:font-name="Calibri" fo:font-weight="bold" style:font-weight-asian="bold" style:font-weight-complex="bold" fo:color="#00B050" fo:font-size="10pt" style:font-size-asian="10pt" style:font-size-complex="10pt"/>
    </style:style>
    <style:style style:name="P126" style:parent-style-name="Звичайний" style:family="paragraph">
      <style:paragraph-properties style:punctuation-wrap="simple" fo:text-align="center"/>
    </style:style>
    <style:style style:name="T127" style:parent-style-name="Шрифтабзацузазамовчуванням" style:family="text">
      <style:text-properties style:font-name="Calibri" fo:font-weight="bold" style:font-weight-asian="bold" style:font-weight-complex="bold" fo:color="#00B050" fo:font-size="10pt" style:font-size-asian="10pt" style:font-size-complex="10pt"/>
    </style:style>
    <style:style style:name="T128" style:parent-style-name="Шрифтабзацузазамовчуванням" style:family="text">
      <style:text-properties style:font-name="Calibri" fo:font-weight="bold" style:font-weight-asian="bold" style:font-weight-complex="bold" fo:color="#00B050" fo:font-size="10pt" style:font-size-asian="10pt" style:font-size-complex="10pt" fo:language="uk" fo:country="UA"/>
    </style:style>
    <style:style style:name="T129" style:parent-style-name="Шрифтабзацузазамовчуванням" style:family="text">
      <style:text-properties style:font-name="Calibri" fo:font-weight="bold" style:font-weight-asian="bold" style:font-weight-complex="bold" fo:color="#00B050" fo:font-size="10pt" style:font-size-asian="10pt" style:font-size-complex="10pt"/>
    </style:style>
    <style:style style:name="P130" style:parent-style-name="Звичайний" style:family="paragraph">
      <style:paragraph-properties style:punctuation-wrap="simple"/>
    </style:style>
    <style:style style:name="T131" style:parent-style-name="Шрифтабзацузазамовчуванням" style:family="text">
      <style:text-properties style:font-name="Times New Roman" style:font-name-complex="Times New Roman" fo:font-weight="bold" style:font-weight-asian="bold" style:font-weight-complex="bold" fo:color="#00B050" fo:font-size="10pt" style:font-size-asian="10pt" style:font-size-complex="10pt"/>
    </style:style>
    <style:style style:name="T132" style:parent-style-name="Шрифтабзацузазамовчуванням" style:family="text">
      <style:text-properties style:font-name="Latin Modern Roman" style:font-name-complex="Times New Roman" fo:font-weight="bold" style:font-weight-asian="bold" style:font-weight-complex="bold" fo:color="#00B050" fo:font-size="10pt" style:font-size-asian="10pt" style:font-size-complex="10pt"/>
    </style:style>
    <style:style style:name="P133" style:parent-style-name="Звичайний" style:family="paragraph">
      <style:paragraph-properties style:punctuation-wrap="simple"/>
    </style:style>
    <style:style style:name="T134" style:parent-style-name="Шрифтабзацузазамовчуванням" style:family="text">
      <style:text-properties style:font-name="Latin Modern Roman" style:font-name-complex="Times New Roman" fo:font-weight="bold" style:font-weight-asian="bold" style:font-weight-complex="bold" fo:color="#00B050" fo:font-size="10pt" style:font-size-asian="10pt" style:font-size-complex="10pt"/>
    </style:style>
    <style:style style:name="P135" style:parent-style-name="Звичайний" style:family="paragraph">
      <style:paragraph-properties style:punctuation-wrap="simple" fo:text-align="center"/>
    </style:style>
    <style:style style:name="T136" style:parent-style-name="Шрифтабзацузазамовчуванням" style:family="text">
      <style:text-properties style:font-name="Calibri" fo:color="#00B050"/>
    </style:style>
    <style:style style:name="T137" style:parent-style-name="Шрифтабзацузазамовчуванням" style:family="text">
      <style:text-properties style:font-name="Latin Modern Roman" fo:font-weight="bold" style:font-weight-asian="bold" style:font-weight-complex="bold" fo:color="#00B050" fo:font-size="10pt" style:font-size-asian="10pt" style:font-size-complex="10pt"/>
    </style:style>
    <style:style style:name="P138" style:parent-style-name="Звичайний" style:family="paragraph">
      <style:paragraph-properties style:punctuation-wrap="simple" fo:text-align="center"/>
    </style:style>
    <style:style style:name="T139" style:parent-style-name="Шрифтабзацузазамовчуванням" style:family="text">
      <style:text-properties style:font-name="Latin Modern Roman" fo:font-weight="bold" style:font-weight-asian="bold" style:font-weight-complex="bold" fo:color="#00B050" fo:font-size="10pt" style:font-size-asian="10pt" style:font-size-complex="10pt"/>
    </style:style>
    <style:style style:name="P140" style:parent-style-name="Звичайний" style:family="paragraph">
      <style:text-properties style:font-name="Times New Roman" style:font-name-complex="Times New Roman" fo:font-size="14pt" style:font-size-asian="14pt" style:font-size-complex="14pt" fo:language="uk" fo:country="UA"/>
    </style:style>
    <style:style style:name="T141" style:parent-style-name="tlid-translation" style:family="text">
      <style:text-properties style:font-name="Times New Roman" style:font-name-complex="Times New Roman" fo:font-size="14pt" style:font-size-asian="14pt" style:font-size-complex="14pt" fo:language="uk" fo:country="UA"/>
    </style:style>
    <style:style style:name="T142" style:parent-style-name="tlid-translation" style:family="text">
      <style:text-properties style:font-name="Times New Roman" style:font-name-complex="Times New Roman" fo:font-size="14pt" style:font-size-asian="14pt" style:font-size-complex="14pt" fo:language="uk" fo:country="UA"/>
    </style:style>
    <style:style style:name="T143" style:parent-style-name="tlid-translation" style:family="text">
      <style:text-properties style:font-name="Times New Roman" style:font-name-complex="Times New Roman" fo:font-size="14pt" style:font-size-asian="14pt" style:font-size-complex="14pt" fo:language="uk" fo:country="UA"/>
    </style:style>
    <style:style style:name="TableColumn145" style:family="table-column">
      <style:table-column-properties style:column-width="3.3229in"/>
    </style:style>
    <style:style style:name="TableColumn146" style:family="table-column">
      <style:table-column-properties style:column-width="3.3236in"/>
    </style:style>
    <style:style style:name="Table144" style:family="table">
      <style:table-properties style:width="6.6465in" fo:margin-left="-0.0034in" table:align="left"/>
    </style:style>
    <style:style style:name="TableRow147" style:family="table-row">
      <style:table-row-properties/>
    </style:style>
    <style:style style:name="TableCell148" style:family="table-cell">
      <style:table-cell-properties fo:border="0.0069in solid #000001" fo:background-color="#FFFFFF" style:writing-mode="lr-tb" fo:padding-top="0in" fo:padding-left="0.0715in" fo:padding-bottom="0in" fo:padding-right="0.075in"/>
    </style:style>
    <style:style style:name="T149" style:parent-style-name="tlid-translation" style:family="text">
      <style:text-properties style:font-name="Times New Roman" style:font-name-complex="Times New Roman" fo:font-size="14pt" style:font-size-asian="14pt" style:font-size-complex="14pt" fo:language="uk" fo:country="UA"/>
    </style:style>
    <style:style style:name="TableCell150" style:family="table-cell">
      <style:table-cell-properties fo:border="0.0069in solid #000001" fo:background-color="#FFFFFF" style:writing-mode="lr-tb" fo:padding-top="0in" fo:padding-left="0.0715in" fo:padding-bottom="0in" fo:padding-right="0.075in"/>
    </style:style>
    <style:style style:name="T151" style:parent-style-name="tlid-translation" style:family="text">
      <style:text-properties style:font-name="Times New Roman" style:font-name-complex="Times New Roman" fo:font-size="14pt" style:font-size-asian="14pt" style:font-size-complex="14pt" fo:language="uk" fo:country="UA"/>
    </style:style>
    <style:style style:name="TableRow152" style:family="table-row">
      <style:table-row-properties/>
    </style:style>
    <style:style style:name="TableCell153" style:family="table-cell">
      <style:table-cell-properties fo:border="0.0069in solid #000001" fo:background-color="#FFFFFF" style:writing-mode="lr-tb" fo:padding-top="0in" fo:padding-left="0.0715in" fo:padding-bottom="0in" fo:padding-right="0.075in"/>
    </style:style>
    <style:style style:name="T154" style:parent-style-name="tlid-translation" style:family="text">
      <style:text-properties style:font-name="Times New Roman" style:font-name-complex="Times New Roman" fo:font-size="14pt" style:font-size-asian="14pt" style:font-size-complex="14pt" fo:language="uk" fo:country="UA"/>
    </style:style>
    <style:style style:name="T155" style:parent-style-name="tlid-translation" style:family="text">
      <style:text-properties style:font-name="Times New Roman" style:font-name-complex="Times New Roman" fo:font-size="14pt" style:font-size-asian="14pt" style:font-size-complex="14pt" fo:language="uk" fo:country="UA"/>
    </style:style>
    <style:style style:name="T156" style:parent-style-name="tlid-translation" style:family="text">
      <style:text-properties style:font-name="Times New Roman" style:font-name-complex="Times New Roman" fo:font-size="14pt" style:font-size-asian="14pt" style:font-size-complex="14pt" fo:language="uk" fo:country="UA"/>
    </style:style>
    <style:style style:name="T157" style:parent-style-name="tlid-translation" style:family="text">
      <style:text-properties style:font-name="Times New Roman" style:font-name-complex="Times New Roman" fo:font-size="14pt" style:font-size-asian="14pt" style:font-size-complex="14pt" fo:language="en" fo:country="US"/>
    </style:style>
    <style:style style:name="T158" style:parent-style-name="tlid-translation" style:family="text">
      <style:text-properties style:font-name="Times New Roman" style:font-name-complex="Times New Roman" fo:font-size="14pt" style:font-size-asian="14pt" style:font-size-complex="14pt" fo:language="uk" fo:country="UA"/>
    </style:style>
    <style:style style:name="TableCell159" style:family="table-cell">
      <style:table-cell-properties fo:border="0.0069in solid #000001" fo:background-color="#FFFFFF" style:writing-mode="lr-tb" fo:padding-top="0in" fo:padding-left="0.0715in" fo:padding-bottom="0in" fo:padding-right="0.075in"/>
    </style:style>
    <style:style style:name="T160" style:parent-style-name="tlid-translation" style:family="text">
      <style:text-properties style:font-name="Times New Roman" style:font-name-complex="Times New Roman" fo:font-size="14pt" style:font-size-asian="14pt" style:font-size-complex="14pt" fo:language="uk" fo:country="UA"/>
    </style:style>
    <style:style style:name="TableRow161" style:family="table-row">
      <style:table-row-properties/>
    </style:style>
    <style:style style:name="TableCell162" style:family="table-cell">
      <style:table-cell-properties fo:border="0.0069in solid #000001" fo:background-color="#FFFFFF" style:writing-mode="lr-tb" fo:padding-top="0in" fo:padding-left="0.0715in" fo:padding-bottom="0in" fo:padding-right="0.075in"/>
    </style:style>
    <style:style style:name="T163" style:parent-style-name="tlid-translation" style:family="text">
      <style:text-properties style:font-name="Times New Roman" style:font-name-complex="Times New Roman" fo:font-size="14pt" style:font-size-asian="14pt" style:font-size-complex="14pt" fo:language="uk" fo:country="UA"/>
    </style:style>
    <style:style style:name="T164" style:parent-style-name="tlid-translation" style:family="text">
      <style:text-properties style:font-name="Times New Roman" style:font-name-complex="Times New Roman" fo:font-size="14pt" style:font-size-asian="14pt" style:font-size-complex="14pt" fo:language="uk" fo:country="UA"/>
    </style:style>
    <style:style style:name="T165" style:parent-style-name="tlid-translation" style:family="text">
      <style:text-properties style:font-name="Times New Roman" style:font-name-complex="Times New Roman" fo:font-size="14pt" style:font-size-asian="14pt" style:font-size-complex="14pt" fo:language="en" fo:country="US"/>
    </style:style>
    <style:style style:name="TableCell166" style:family="table-cell">
      <style:table-cell-properties fo:border="0.0069in solid #000001" fo:background-color="#FFFFFF" style:writing-mode="lr-tb" fo:padding-top="0in" fo:padding-left="0.0715in" fo:padding-bottom="0in" fo:padding-right="0.075in"/>
    </style:style>
    <style:style style:name="T167" style:parent-style-name="tlid-translation" style:family="text">
      <style:text-properties style:font-name="Times New Roman" style:font-name-complex="Times New Roman" fo:font-size="14pt" style:font-size-asian="14pt" style:font-size-complex="14pt" fo:language="uk" fo:country="UA"/>
    </style:style>
    <style:style style:name="TableRow168" style:family="table-row">
      <style:table-row-properties/>
    </style:style>
    <style:style style:name="TableCell169" style:family="table-cell">
      <style:table-cell-properties fo:border="0.0069in solid #000001" fo:background-color="#FFFFFF" style:writing-mode="lr-tb" fo:padding-top="0in" fo:padding-left="0.0715in" fo:padding-bottom="0in" fo:padding-right="0.075in"/>
    </style:style>
    <style:style style:name="T170" style:parent-style-name="tlid-translation" style:family="text">
      <style:text-properties style:font-name="Times New Roman" style:font-name-complex="Times New Roman" fo:font-size="14pt" style:font-size-asian="14pt" style:font-size-complex="14pt" fo:language="uk" fo:country="UA"/>
    </style:style>
    <style:style style:name="T171" style:parent-style-name="tlid-translation" style:family="text">
      <style:text-properties style:font-name="Times New Roman" style:font-name-complex="Times New Roman" fo:font-size="14pt" style:font-size-asian="14pt" style:font-size-complex="14pt" fo:language="uk" fo:country="UA"/>
    </style:style>
    <style:style style:name="T172" style:parent-style-name="tlid-translation" style:family="text">
      <style:text-properties style:font-name="Times New Roman" style:font-name-complex="Times New Roman" fo:font-size="14pt" style:font-size-asian="14pt" style:font-size-complex="14pt" fo:language="en" fo:country="US"/>
    </style:style>
    <style:style style:name="TableCell173" style:family="table-cell">
      <style:table-cell-properties fo:border="0.0069in solid #000001" fo:background-color="#FFFFFF" style:writing-mode="lr-tb" fo:padding-top="0in" fo:padding-left="0.0715in" fo:padding-bottom="0in" fo:padding-right="0.075in"/>
    </style:style>
    <style:style style:name="T174" style:parent-style-name="tlid-translation" style:family="text">
      <style:text-properties style:font-name="Times New Roman" style:font-name-complex="Times New Roman" fo:font-size="14pt" style:font-size-asian="14pt" style:font-size-complex="14pt" fo:language="uk" fo:country="UA"/>
    </style:style>
    <style:style style:name="TableRow175" style:family="table-row">
      <style:table-row-properties/>
    </style:style>
    <style:style style:name="TableCell176" style:family="table-cell">
      <style:table-cell-properties fo:border="0.0069in solid #000001" fo:background-color="#FFFFFF" style:writing-mode="lr-tb" fo:padding-top="0in" fo:padding-left="0.0715in" fo:padding-bottom="0in" fo:padding-right="0.075in"/>
    </style:style>
    <style:style style:name="T177" style:parent-style-name="tlid-translation" style:family="text">
      <style:text-properties style:font-name="Times New Roman" style:font-name-complex="Times New Roman" fo:font-size="14pt" style:font-size-asian="14pt" style:font-size-complex="14pt" fo:language="uk" fo:country="UA"/>
    </style:style>
    <style:style style:name="T178" style:parent-style-name="tlid-translation" style:family="text">
      <style:text-properties style:font-name="Times New Roman" style:font-name-complex="Times New Roman" fo:font-size="14pt" style:font-size-asian="14pt" style:font-size-complex="14pt" fo:language="uk" fo:country="UA"/>
    </style:style>
    <style:style style:name="T179" style:parent-style-name="tlid-translation" style:family="text">
      <style:text-properties style:font-name="Times New Roman" style:font-name-complex="Times New Roman" fo:font-size="14pt" style:font-size-asian="14pt" style:font-size-complex="14pt" fo:language="en" fo:country="US"/>
    </style:style>
    <style:style style:name="TableCell180" style:family="table-cell">
      <style:table-cell-properties fo:border="0.0069in solid #000001" fo:background-color="#FFFFFF" style:writing-mode="lr-tb" fo:padding-top="0in" fo:padding-left="0.0715in" fo:padding-bottom="0in" fo:padding-right="0.075in"/>
    </style:style>
    <style:style style:name="T181" style:parent-style-name="tlid-translation" style:family="text">
      <style:text-properties style:font-name="Times New Roman" style:font-name-complex="Times New Roman" fo:font-size="14pt" style:font-size-asian="14pt" style:font-size-complex="14pt" fo:language="uk" fo:country="UA"/>
    </style:style>
    <style:style style:name="TableRow182" style:family="table-row">
      <style:table-row-properties/>
    </style:style>
    <style:style style:name="TableCell183" style:family="table-cell">
      <style:table-cell-properties fo:border="0.0069in solid #000001" fo:background-color="#FFFFFF" style:writing-mode="lr-tb" fo:padding-top="0in" fo:padding-left="0.0715in" fo:padding-bottom="0in" fo:padding-right="0.075in"/>
    </style:style>
    <style:style style:name="T184" style:parent-style-name="tlid-translation" style:family="text">
      <style:text-properties style:font-name="Times New Roman" style:font-name-complex="Times New Roman" fo:font-size="14pt" style:font-size-asian="14pt" style:font-size-complex="14pt" fo:language="uk" fo:country="UA"/>
    </style:style>
    <style:style style:name="T185" style:parent-style-name="tlid-translation" style:family="text">
      <style:text-properties style:font-name="Times New Roman" style:font-name-complex="Times New Roman" fo:font-size="14pt" style:font-size-asian="14pt" style:font-size-complex="14pt" fo:language="uk" fo:country="UA"/>
    </style:style>
    <style:style style:name="T186" style:parent-style-name="tlid-translation" style:family="text">
      <style:text-properties style:font-name="Times New Roman" style:font-name-complex="Times New Roman" fo:font-size="14pt" style:font-size-asian="14pt" style:font-size-complex="14pt" fo:language="en" fo:country="US"/>
    </style:style>
    <style:style style:name="TableCell187" style:family="table-cell">
      <style:table-cell-properties fo:border="0.0069in solid #000001" fo:background-color="#FFFFFF" style:writing-mode="lr-tb" fo:padding-top="0in" fo:padding-left="0.0715in" fo:padding-bottom="0in" fo:padding-right="0.075in"/>
    </style:style>
    <style:style style:name="T188" style:parent-style-name="tlid-translation" style:family="text">
      <style:text-properties style:font-name="Times New Roman" style:font-name-complex="Times New Roman" fo:font-size="14pt" style:font-size-asian="14pt" style:font-size-complex="14pt" fo:language="uk" fo:country="UA"/>
    </style:style>
    <style:style style:name="TableRow189" style:family="table-row">
      <style:table-row-properties/>
    </style:style>
    <style:style style:name="TableCell190" style:family="table-cell">
      <style:table-cell-properties fo:border="0.0069in solid #000001" fo:background-color="#FFFFFF" style:writing-mode="lr-tb" fo:padding-top="0in" fo:padding-left="0.0715in" fo:padding-bottom="0in" fo:padding-right="0.075in"/>
    </style:style>
    <style:style style:name="T191" style:parent-style-name="tlid-translation" style:family="text">
      <style:text-properties style:font-name="Times New Roman" style:font-name-complex="Times New Roman" fo:font-size="14pt" style:font-size-asian="14pt" style:font-size-complex="14pt" fo:language="uk" fo:country="UA"/>
    </style:style>
    <style:style style:name="T192" style:parent-style-name="tlid-translation" style:family="text">
      <style:text-properties style:font-name="Times New Roman" style:font-name-complex="Times New Roman" fo:font-size="14pt" style:font-size-asian="14pt" style:font-size-complex="14pt" fo:language="uk" fo:country="UA"/>
    </style:style>
    <style:style style:name="T193" style:parent-style-name="tlid-translation" style:family="text">
      <style:text-properties style:font-name="Times New Roman" style:font-name-complex="Times New Roman" fo:font-size="14pt" style:font-size-asian="14pt" style:font-size-complex="14pt" fo:language="en" fo:country="US"/>
    </style:style>
    <style:style style:name="TableCell194" style:family="table-cell">
      <style:table-cell-properties fo:border="0.0069in solid #000001" fo:background-color="#FFFFFF" style:writing-mode="lr-tb" fo:padding-top="0in" fo:padding-left="0.0715in" fo:padding-bottom="0in" fo:padding-right="0.075in"/>
    </style:style>
    <style:style style:name="T195" style:parent-style-name="tlid-translation" style:family="text">
      <style:text-properties style:font-name="Times New Roman" style:font-name-complex="Times New Roman" fo:font-size="14pt" style:font-size-asian="14pt" style:font-size-complex="14pt" fo:language="uk" fo:country="UA"/>
    </style:style>
    <style:style style:name="TableRow196" style:family="table-row">
      <style:table-row-properties/>
    </style:style>
    <style:style style:name="TableCell197" style:family="table-cell">
      <style:table-cell-properties fo:border="0.0069in solid #000001" fo:background-color="#FFFFFF" style:writing-mode="lr-tb" fo:padding-top="0in" fo:padding-left="0.0715in" fo:padding-bottom="0in" fo:padding-right="0.075in"/>
    </style:style>
    <style:style style:name="T198" style:parent-style-name="tlid-translation" style:family="text">
      <style:text-properties style:font-name="Times New Roman" style:font-name-complex="Times New Roman" fo:font-size="14pt" style:font-size-asian="14pt" style:font-size-complex="14pt" fo:language="uk" fo:country="UA"/>
    </style:style>
    <style:style style:name="T199" style:parent-style-name="tlid-translation" style:family="text">
      <style:text-properties style:font-name="Times New Roman" style:font-name-complex="Times New Roman" fo:font-size="14pt" style:font-size-asian="14pt" style:font-size-complex="14pt" fo:language="uk" fo:country="UA"/>
    </style:style>
    <style:style style:name="T200" style:parent-style-name="tlid-translation" style:family="text">
      <style:text-properties style:font-name="Times New Roman" style:font-name-complex="Times New Roman" fo:font-size="14pt" style:font-size-asian="14pt" style:font-size-complex="14pt" fo:language="en" fo:country="US"/>
    </style:style>
    <style:style style:name="TableCell201" style:family="table-cell">
      <style:table-cell-properties fo:border="0.0069in solid #000001" fo:background-color="#FFFFFF" style:writing-mode="lr-tb" fo:padding-top="0in" fo:padding-left="0.0715in" fo:padding-bottom="0in" fo:padding-right="0.075in"/>
    </style:style>
    <style:style style:name="T202" style:parent-style-name="tlid-translation" style:family="text">
      <style:text-properties style:font-name="Times New Roman" style:font-name-complex="Times New Roman" fo:font-size="14pt" style:font-size-asian="14pt" style:font-size-complex="14pt" fo:language="uk" fo:country="UA"/>
    </style:style>
    <style:style style:name="TableRow203" style:family="table-row">
      <style:table-row-properties/>
    </style:style>
    <style:style style:name="TableCell204" style:family="table-cell">
      <style:table-cell-properties fo:border="0.0069in solid #000001" fo:background-color="#FFFFFF" style:writing-mode="lr-tb" fo:padding-top="0in" fo:padding-left="0.0715in" fo:padding-bottom="0in" fo:padding-right="0.075in"/>
    </style:style>
    <style:style style:name="T205" style:parent-style-name="tlid-translation" style:family="text">
      <style:text-properties style:font-name="Times New Roman" style:font-name-complex="Times New Roman" fo:font-size="14pt" style:font-size-asian="14pt" style:font-size-complex="14pt" fo:language="uk" fo:country="UA"/>
    </style:style>
    <style:style style:name="T206" style:parent-style-name="tlid-translation" style:family="text">
      <style:text-properties style:font-name="Times New Roman" style:font-name-complex="Times New Roman" fo:font-size="14pt" style:font-size-asian="14pt" style:font-size-complex="14pt" fo:language="uk" fo:country="UA"/>
    </style:style>
    <style:style style:name="T207" style:parent-style-name="tlid-translation" style:family="text">
      <style:text-properties style:font-name="Times New Roman" style:font-name-complex="Times New Roman" fo:font-size="14pt" style:font-size-asian="14pt" style:font-size-complex="14pt" fo:language="en" fo:country="US"/>
    </style:style>
    <style:style style:name="TableCell208" style:family="table-cell">
      <style:table-cell-properties fo:border="0.0069in solid #000001" fo:background-color="#FFFFFF" style:writing-mode="lr-tb" fo:padding-top="0in" fo:padding-left="0.0715in" fo:padding-bottom="0in" fo:padding-right="0.075in"/>
    </style:style>
    <style:style style:name="T209" style:parent-style-name="tlid-translation" style:family="text">
      <style:text-properties style:font-name="Times New Roman" style:font-name-complex="Times New Roman" fo:font-size="14pt" style:font-size-asian="14pt" style:font-size-complex="14pt" fo:language="uk" fo:country="UA"/>
    </style:style>
    <style:style style:name="TableRow210" style:family="table-row">
      <style:table-row-properties/>
    </style:style>
    <style:style style:name="TableCell211" style:family="table-cell">
      <style:table-cell-properties fo:border="0.0069in solid #000001" fo:background-color="#FFFFFF" style:writing-mode="lr-tb" fo:padding-top="0in" fo:padding-left="0.0715in" fo:padding-bottom="0in" fo:padding-right="0.075in"/>
    </style:style>
    <style:style style:name="T212" style:parent-style-name="tlid-translation" style:family="text">
      <style:text-properties style:font-name="Times New Roman" style:font-name-complex="Times New Roman" fo:font-size="14pt" style:font-size-asian="14pt" style:font-size-complex="14pt" fo:language="uk" fo:country="UA"/>
    </style:style>
    <style:style style:name="T213" style:parent-style-name="tlid-translation" style:family="text">
      <style:text-properties style:font-name="Times New Roman" style:font-name-complex="Times New Roman" fo:font-size="14pt" style:font-size-asian="14pt" style:font-size-complex="14pt" fo:language="uk" fo:country="UA"/>
    </style:style>
    <style:style style:name="T214" style:parent-style-name="tlid-translation" style:family="text">
      <style:text-properties style:font-name="Times New Roman" style:font-name-complex="Times New Roman" fo:font-size="14pt" style:font-size-asian="14pt" style:font-size-complex="14pt" fo:language="en" fo:country="US"/>
    </style:style>
    <style:style style:name="TableCell215" style:family="table-cell">
      <style:table-cell-properties fo:border="0.0069in solid #000001" fo:background-color="#FFFFFF" style:writing-mode="lr-tb" fo:padding-top="0in" fo:padding-left="0.0715in" fo:padding-bottom="0in" fo:padding-right="0.075in"/>
    </style:style>
    <style:style style:name="T216" style:parent-style-name="tlid-translation" style:family="text">
      <style:text-properties style:font-name="Times New Roman" style:font-name-complex="Times New Roman" fo:font-size="14pt" style:font-size-asian="14pt" style:font-size-complex="14pt" fo:language="uk" fo:country="UA"/>
    </style:style>
    <style:style style:name="TableRow217" style:family="table-row">
      <style:table-row-properties/>
    </style:style>
    <style:style style:name="TableCell218" style:family="table-cell">
      <style:table-cell-properties fo:border="0.0069in solid #000001" fo:background-color="#FFFFFF" style:writing-mode="lr-tb" fo:padding-top="0in" fo:padding-left="0.0715in" fo:padding-bottom="0in" fo:padding-right="0.075in"/>
    </style:style>
    <style:style style:name="T219" style:parent-style-name="tlid-translation" style:family="text">
      <style:text-properties style:font-name="Times New Roman" style:font-name-complex="Times New Roman" fo:font-size="14pt" style:font-size-asian="14pt" style:font-size-complex="14pt" fo:language="uk" fo:country="UA"/>
    </style:style>
    <style:style style:name="T220" style:parent-style-name="tlid-translation" style:family="text">
      <style:text-properties style:font-name="Times New Roman" style:font-name-complex="Times New Roman" fo:font-size="14pt" style:font-size-asian="14pt" style:font-size-complex="14pt" fo:language="uk" fo:country="UA"/>
    </style:style>
    <style:style style:name="T221" style:parent-style-name="tlid-translation" style:family="text">
      <style:text-properties style:font-name="Times New Roman" style:font-name-complex="Times New Roman" fo:font-size="14pt" style:font-size-asian="14pt" style:font-size-complex="14pt" fo:language="en" fo:country="US"/>
    </style:style>
    <style:style style:name="TableCell222" style:family="table-cell">
      <style:table-cell-properties fo:border="0.0069in solid #000001" fo:background-color="#FFFFFF" style:writing-mode="lr-tb" fo:padding-top="0in" fo:padding-left="0.0715in" fo:padding-bottom="0in" fo:padding-right="0.075in"/>
    </style:style>
    <style:style style:name="T223" style:parent-style-name="tlid-translation" style:family="text">
      <style:text-properties style:font-name="Times New Roman" style:font-name-complex="Times New Roman" fo:font-size="14pt" style:font-size-asian="14pt" style:font-size-complex="14pt" fo:language="uk" fo:country="UA"/>
    </style:style>
    <style:style style:name="TableRow224" style:family="table-row">
      <style:table-row-properties/>
    </style:style>
    <style:style style:name="TableCell225" style:family="table-cell">
      <style:table-cell-properties fo:border="0.0069in solid #000001" fo:background-color="#FFFFFF" style:writing-mode="lr-tb" fo:padding-top="0in" fo:padding-left="0.0715in" fo:padding-bottom="0in" fo:padding-right="0.075in"/>
    </style:style>
    <style:style style:name="T226" style:parent-style-name="tlid-translation" style:family="text">
      <style:text-properties style:font-name="Times New Roman" style:font-name-complex="Times New Roman" fo:font-size="14pt" style:font-size-asian="14pt" style:font-size-complex="14pt" fo:language="uk" fo:country="UA"/>
    </style:style>
    <style:style style:name="T227" style:parent-style-name="tlid-translation" style:family="text">
      <style:text-properties style:font-name="Times New Roman" style:font-name-complex="Times New Roman" fo:font-size="14pt" style:font-size-asian="14pt" style:font-size-complex="14pt" fo:language="uk" fo:country="UA"/>
    </style:style>
    <style:style style:name="T228" style:parent-style-name="tlid-translation" style:family="text">
      <style:text-properties style:font-name="Times New Roman" style:font-name-complex="Times New Roman" fo:font-size="14pt" style:font-size-asian="14pt" style:font-size-complex="14pt" fo:language="en" fo:country="US"/>
    </style:style>
    <style:style style:name="TableCell229" style:family="table-cell">
      <style:table-cell-properties fo:border="0.0069in solid #000001" fo:background-color="#FFFFFF" style:writing-mode="lr-tb" fo:padding-top="0in" fo:padding-left="0.0715in" fo:padding-bottom="0in" fo:padding-right="0.075in"/>
    </style:style>
    <style:style style:name="T230" style:parent-style-name="tlid-translation" style:family="text">
      <style:text-properties style:font-name="Times New Roman" style:font-name-complex="Times New Roman" fo:font-size="14pt" style:font-size-asian="14pt" style:font-size-complex="14pt" fo:language="uk" fo:country="UA"/>
    </style:style>
    <style:style style:name="TableRow231" style:family="table-row">
      <style:table-row-properties/>
    </style:style>
    <style:style style:name="TableCell232" style:family="table-cell">
      <style:table-cell-properties fo:border="0.0069in solid #000001" fo:background-color="#FFFFFF" style:writing-mode="lr-tb" fo:padding-top="0in" fo:padding-left="0.0715in" fo:padding-bottom="0in" fo:padding-right="0.075in"/>
    </style:style>
    <style:style style:name="T233" style:parent-style-name="tlid-translation" style:family="text">
      <style:text-properties style:font-name="Times New Roman" style:font-name-complex="Times New Roman" fo:font-size="14pt" style:font-size-asian="14pt" style:font-size-complex="14pt" fo:language="uk" fo:country="UA"/>
    </style:style>
    <style:style style:name="T234" style:parent-style-name="tlid-translation" style:family="text">
      <style:text-properties style:font-name="Times New Roman" style:font-name-complex="Times New Roman" fo:font-size="14pt" style:font-size-asian="14pt" style:font-size-complex="14pt" fo:language="uk" fo:country="UA"/>
    </style:style>
    <style:style style:name="T235" style:parent-style-name="tlid-translation" style:family="text">
      <style:text-properties style:font-name="Times New Roman" style:font-name-complex="Times New Roman" fo:font-size="14pt" style:font-size-asian="14pt" style:font-size-complex="14pt" fo:language="uk" fo:country="UA"/>
    </style:style>
    <style:style style:name="T236" style:parent-style-name="tlid-translation" style:family="text">
      <style:text-properties style:font-name="Times New Roman" style:font-name-complex="Times New Roman" fo:font-size="14pt" style:font-size-asian="14pt" style:font-size-complex="14pt" fo:language="uk" fo:country="UA"/>
    </style:style>
    <style:style style:name="T237" style:parent-style-name="tlid-translation" style:family="text">
      <style:text-properties style:font-name="Times New Roman" style:font-name-complex="Times New Roman" fo:font-size="14pt" style:font-size-asian="14pt" style:font-size-complex="14pt" fo:language="uk" fo:country="UA"/>
    </style:style>
    <style:style style:name="T238" style:parent-style-name="tlid-translation" style:family="text">
      <style:text-properties style:font-name="Times New Roman" style:font-name-complex="Times New Roman" fo:font-size="14pt" style:font-size-asian="14pt" style:font-size-complex="14pt" fo:language="en" fo:country="US"/>
    </style:style>
    <style:style style:name="TableCell239" style:family="table-cell">
      <style:table-cell-properties fo:border="0.0069in solid #000001" fo:background-color="#FFFFFF" style:writing-mode="lr-tb" fo:padding-top="0in" fo:padding-left="0.0715in" fo:padding-bottom="0in" fo:padding-right="0.075in"/>
    </style:style>
    <style:style style:name="T240" style:parent-style-name="tlid-translation" style:family="text">
      <style:text-properties style:font-name="Times New Roman" style:font-name-complex="Times New Roman" fo:font-size="14pt" style:font-size-asian="14pt" style:font-size-complex="14pt" fo:language="uk" fo:country="UA"/>
    </style:style>
    <style:style style:name="P241" style:parent-style-name="Звичайний" style:family="paragraph">
      <style:paragraph-properties fo:text-align="justify"/>
    </style:style>
    <style:style style:name="P242" style:parent-style-name="Звичайний" style:family="paragraph">
      <style:paragraph-properties fo:text-align="justify"/>
    </style:style>
    <style:style style:name="T243" style:parent-style-name="tlid-translation" style:family="text">
      <style:text-properties style:font-name="Times New Roman" style:font-name-complex="Times New Roman" fo:font-size="14pt" style:font-size-asian="14pt" style:font-size-complex="14pt" fo:language="uk" fo:country="UA"/>
    </style:style>
    <style:style style:name="P244" style:parent-style-name="Абзацсписку" style:family="paragraph">
      <style:paragraph-properties fo:text-align="justify"/>
    </style:style>
    <style:style style:name="T245" style:parent-style-name="tlid-translation" style:family="text">
      <style:text-properties style:font-name="Times New Roman" style:font-name-complex="Times New Roman" fo:font-size="14pt" style:font-size-asian="14pt" style:font-size-complex="14pt" fo:language="uk" fo:country="UA"/>
    </style:style>
    <style:style style:name="T246" style:parent-style-name="tlid-translation" style:family="text">
      <style:text-properties style:font-name="Times New Roman" style:font-name-complex="Times New Roman" fo:font-size="14pt" style:font-size-asian="14pt" style:font-size-complex="14pt" fo:language="uk" fo:country="UA"/>
    </style:style>
    <style:style style:name="T247" style:parent-style-name="tlid-translation" style:family="text">
      <style:text-properties style:font-name="Times New Roman" style:font-name-complex="Times New Roman" fo:font-weight="bold" style:font-weight-asian="bold" fo:font-size="14pt" style:font-size-asian="14pt" style:font-size-complex="14pt" fo:language="uk" fo:country="UA"/>
    </style:style>
    <style:style style:name="T248" style:parent-style-name="tlid-translation" style:family="text">
      <style:text-properties style:font-name="Times New Roman" style:font-name-complex="Times New Roman" fo:font-weight="bold" style:font-weight-asian="bold" fo:font-size="14pt" style:font-size-asian="14pt" style:font-size-complex="14pt" fo:language="uk" fo:country="UA"/>
    </style:style>
    <style:style style:name="T249" style:parent-style-name="tlid-translation" style:family="text">
      <style:text-properties style:font-name="Times New Roman" style:font-name-complex="Times New Roman" fo:font-weight="bold" style:font-weight-asian="bold" fo:font-size="14pt" style:font-size-asian="14pt" style:font-size-complex="14pt" fo:language="en" fo:country="US"/>
    </style:style>
    <style:style style:name="T250" style:parent-style-name="tlid-translation" style:family="text">
      <style:text-properties style:font-name="Times New Roman" style:font-name-complex="Times New Roman" fo:font-weight="bold" style:font-weight-asian="bold" fo:font-size="14pt" style:font-size-asian="14pt" style:font-size-complex="14pt" fo:language="uk" fo:country="UA"/>
    </style:style>
    <style:style style:name="T251" style:parent-style-name="tlid-translation" style:family="text">
      <style:text-properties style:font-name="Times New Roman" style:font-name-complex="Times New Roman" fo:font-size="14pt" style:font-size-asian="14pt" style:font-size-complex="14pt" fo:language="uk" fo:country="UA"/>
    </style:style>
    <style:style style:name="P252" style:parent-style-name="Абзацсписку" style:family="paragraph">
      <style:paragraph-properties fo:text-align="justify"/>
    </style:style>
    <style:style style:name="T253" style:parent-style-name="tlid-translation" style:family="text">
      <style:text-properties style:font-name="Times New Roman" style:font-name-complex="Times New Roman" fo:font-size="14pt" style:font-size-asian="14pt" style:font-size-complex="14pt" fo:language="uk" fo:country="UA"/>
    </style:style>
    <style:style style:name="T254" style:parent-style-name="Строгий" style:family="text">
      <style:text-properties style:font-name="Times New Roman" style:font-name-complex="Times New Roman" fo:font-size="14pt" style:font-size-asian="14pt" style:font-size-complex="14pt" fo:language="uk" fo:country="UA"/>
    </style:style>
    <style:style style:name="T255" style:parent-style-name="tlid-translation" style:family="text">
      <style:text-properties style:font-name="Times New Roman" style:font-name-complex="Times New Roman" fo:font-size="14pt" style:font-size-asian="14pt" style:font-size-complex="14pt" fo:language="uk" fo:country="UA"/>
    </style:style>
    <style:style style:name="P256" style:parent-style-name="Абзацсписку" style:family="paragraph">
      <style:paragraph-properties fo:text-align="justify"/>
    </style:style>
    <style:style style:name="T257" style:parent-style-name="tlid-translation" style:family="text">
      <style:text-properties style:font-name="Times New Roman" style:font-name-complex="Times New Roman" fo:font-size="14pt" style:font-size-asian="14pt" style:font-size-complex="14pt" fo:language="uk" fo:country="UA"/>
    </style:style>
    <style:style style:name="T258" style:parent-style-name="Строгий" style:family="text">
      <style:text-properties style:font-name="Times New Roman" style:font-name-complex="Times New Roman" fo:font-size="14pt" style:font-size-asian="14pt" style:font-size-complex="14pt" fo:language="uk" fo:country="UA"/>
    </style:style>
    <style:style style:name="T259" style:parent-style-name="Строгий" style:family="text">
      <style:text-properties style:font-name="Times New Roman" style:font-name-complex="Times New Roman" fo:font-size="14pt" style:font-size-asian="14pt" style:font-size-complex="14pt" fo:language="en" fo:country="US"/>
    </style:style>
    <style:style style:name="T260" style:parent-style-name="Строгий" style:family="text">
      <style:text-properties style:font-name="Times New Roman" style:font-name-complex="Times New Roman" fo:font-size="14pt" style:font-size-asian="14pt" style:font-size-complex="14pt" fo:language="uk" fo:country="UA"/>
    </style:style>
    <style:style style:name="T261" style:parent-style-name="tlid-translation" style:family="text">
      <style:text-properties style:font-name="Times New Roman" style:font-name-complex="Times New Roman" fo:font-size="14pt" style:font-size-asian="14pt" style:font-size-complex="14pt" fo:language="uk" fo:country="UA"/>
    </style:style>
    <style:style style:name="P262" style:parent-style-name="Абзацсписку" style:family="paragraph">
      <style:paragraph-properties fo:text-align="justify"/>
    </style:style>
    <style:style style:name="T263" style:parent-style-name="tlid-translation" style:family="text">
      <style:text-properties style:font-name="Times New Roman" style:font-name-complex="Times New Roman" fo:font-size="14pt" style:font-size-asian="14pt" style:font-size-complex="14pt" fo:language="uk" fo:country="UA"/>
    </style:style>
    <style:style style:name="T264" style:parent-style-name="tlid-translation" style:family="text">
      <style:text-properties style:font-name="Times New Roman" style:font-name-complex="Times New Roman" fo:font-size="14pt" style:font-size-asian="14pt" style:font-size-complex="14pt" fo:language="en" fo:country="US"/>
    </style:style>
    <style:style style:name="T265" style:parent-style-name="tlid-translation" style:family="text">
      <style:text-properties style:font-name="Times New Roman" style:font-name-complex="Times New Roman" fo:font-size="14pt" style:font-size-asian="14pt" style:font-size-complex="14pt" fo:language="uk" fo:country="UA"/>
    </style:style>
    <style:style style:name="T266" style:parent-style-name="Строгий" style:family="text">
      <style:text-properties style:font-name="Times New Roman" style:font-name-complex="Times New Roman" fo:font-size="14pt" style:font-size-asian="14pt" style:font-size-complex="14pt" fo:language="uk" fo:country="UA"/>
    </style:style>
    <style:style style:name="T267" style:parent-style-name="tlid-translation" style:family="text">
      <style:text-properties style:font-name="Times New Roman" style:font-name-complex="Times New Roman" fo:font-size="14pt" style:font-size-asian="14pt" style:font-size-complex="14pt" fo:language="uk" fo:country="UA"/>
    </style:style>
    <style:style style:name="P268" style:parent-style-name="Абзацсписку" style:family="paragraph">
      <style:paragraph-properties fo:text-align="justify"/>
    </style:style>
    <style:style style:name="T269" style:parent-style-name="tlid-translation" style:family="text">
      <style:text-properties style:font-name="Times New Roman" style:font-name-complex="Times New Roman" fo:font-size="14pt" style:font-size-asian="14pt" style:font-size-complex="14pt" fo:language="uk" fo:country="UA"/>
    </style:style>
    <style:style style:name="T270" style:parent-style-name="tlid-translation" style:family="text">
      <style:text-properties style:font-name="Times New Roman" style:font-name-complex="Times New Roman" fo:font-size="14pt" style:font-size-asian="14pt" style:font-size-complex="14pt" fo:language="en" fo:country="US"/>
    </style:style>
    <style:style style:name="T271" style:parent-style-name="tlid-translation" style:family="text">
      <style:text-properties style:font-name="Times New Roman" style:font-name-complex="Times New Roman" fo:font-size="14pt" style:font-size-asian="14pt" style:font-size-complex="14pt" fo:language="uk" fo:country="UA"/>
    </style:style>
    <style:style style:name="T272" style:parent-style-name="Строгий" style:family="text">
      <style:text-properties style:font-name="Times New Roman" style:font-name-complex="Times New Roman" fo:font-size="14pt" style:font-size-asian="14pt" style:font-size-complex="14pt" fo:language="uk" fo:country="UA"/>
    </style:style>
    <style:style style:name="T273" style:parent-style-name="Строгий" style:family="text">
      <style:text-properties style:font-name="Times New Roman" style:font-name-complex="Times New Roman" fo:font-size="14pt" style:font-size-asian="14pt" style:font-size-complex="14pt" fo:language="uk" fo:country="UA"/>
    </style:style>
    <style:style style:name="T274" style:parent-style-name="Строгий" style:family="text">
      <style:text-properties style:font-name="Times New Roman" style:font-name-complex="Times New Roman" fo:font-size="14pt" style:font-size-asian="14pt" style:font-size-complex="14pt" fo:language="uk" fo:country="UA"/>
    </style:style>
    <style:style style:name="T275" style:parent-style-name="Строгий" style:family="text">
      <style:text-properties style:font-name="Times New Roman" style:font-name-complex="Times New Roman" fo:font-size="14pt" style:font-size-asian="14pt" style:font-size-complex="14pt" fo:language="en" fo:country="US"/>
    </style:style>
    <style:style style:name="T276" style:parent-style-name="Строгий" style:family="text">
      <style:text-properties style:font-name="Times New Roman" style:font-name-complex="Times New Roman" fo:font-size="14pt" style:font-size-asian="14pt" style:font-size-complex="14pt" fo:language="uk" fo:country="UA"/>
    </style:style>
    <style:style style:name="T277" style:parent-style-name="tlid-translation" style:family="text">
      <style:text-properties style:font-name="Times New Roman" style:font-name-complex="Times New Roman" fo:font-size="14pt" style:font-size-asian="14pt" style:font-size-complex="14pt" fo:language="uk" fo:country="UA"/>
    </style:style>
    <style:style style:name="T278" style:parent-style-name="tlid-translation" style:family="text">
      <style:text-properties style:font-name="Times New Roman" style:font-name-complex="Times New Roman" fo:font-size="14pt" style:font-size-asian="14pt" style:font-size-complex="14pt" fo:language="uk" fo:country="UA"/>
    </style:style>
    <style:style style:name="P279" style:parent-style-name="Звичайний" style:family="paragraph">
      <style:paragraph-properties fo:text-align="justify"/>
    </style:style>
    <style:style style:name="T280" style:parent-style-name="tlid-translation" style:family="text">
      <style:text-properties style:font-name="Times New Roman" style:font-name-complex="Times New Roman" fo:font-size="14pt" style:font-size-asian="14pt" style:font-size-complex="14pt" fo:language="uk" fo:country="UA"/>
    </style:style>
    <style:style style:name="T281" style:parent-style-name="tlid-translation" style:family="text">
      <style:text-properties style:font-name="Times New Roman" style:font-name-complex="Times New Roman" fo:font-size="14pt" style:font-size-asian="14pt" style:font-size-complex="14pt" fo:language="uk" fo:country="UA"/>
    </style:style>
    <style:style style:name="T282" style:parent-style-name="tlid-translation" style:family="text">
      <style:text-properties style:font-name="Times New Roman" style:font-name-complex="Times New Roman" fo:font-size="14pt" style:font-size-asian="14pt" style:font-size-complex="14pt" fo:language="uk" fo:country="UA"/>
    </style:style>
    <style:style style:name="P28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olumn285" style:family="table-column">
      <style:table-column-properties style:column-width="1.534in"/>
    </style:style>
    <style:style style:name="TableColumn286" style:family="table-column">
      <style:table-column-properties style:column-width="1.0152in"/>
    </style:style>
    <style:style style:name="TableColumn287" style:family="table-column">
      <style:table-column-properties style:column-width="1.0368in"/>
    </style:style>
    <style:style style:name="TableColumn288" style:family="table-column">
      <style:table-column-properties style:column-width="0.9868in"/>
    </style:style>
    <style:style style:name="TableColumn289" style:family="table-column">
      <style:table-column-properties style:column-width="0.9548in"/>
    </style:style>
    <style:style style:name="TableColumn290" style:family="table-column">
      <style:table-column-properties style:column-width="1.1187in"/>
    </style:style>
    <style:style style:name="Table284" style:family="table">
      <style:table-properties style:width="6.6465in" fo:margin-left="-0.0034in" table:align="left"/>
    </style:style>
    <style:style style:name="TableRow291" style:family="table-row">
      <style:table-row-properties/>
    </style:style>
    <style:style style:name="TableCell292" style:family="table-cell">
      <style:table-cell-properties fo:border="0.0069in solid #000001" fo:background-color="#FFFFFF" style:writing-mode="lr-tb" fo:padding-top="0in" fo:padding-left="0.0715in" fo:padding-bottom="0in" fo:padding-right="0.075in"/>
    </style:style>
    <style:style style:name="P29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294" style:family="table-cell">
      <style:table-cell-properties fo:border="0.0069in solid #000001" fo:background-color="#FFFFFF" style:writing-mode="lr-tb" fo:padding-top="0in" fo:padding-left="0.0715in" fo:padding-bottom="0in" fo:padding-right="0.075in"/>
    </style:style>
    <style:style style:name="P29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296" style:family="table-cell">
      <style:table-cell-properties fo:border="0.0069in solid #000001" fo:background-color="#FFFFFF" style:writing-mode="lr-tb" fo:padding-top="0in" fo:padding-left="0.0715in" fo:padding-bottom="0in" fo:padding-right="0.075in"/>
    </style:style>
    <style:style style:name="P29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298" style:family="table-cell">
      <style:table-cell-properties fo:border="0.0069in solid #000001" fo:background-color="#FFFFFF" style:writing-mode="lr-tb" fo:padding-top="0in" fo:padding-left="0.0715in" fo:padding-bottom="0in" fo:padding-right="0.075in"/>
    </style:style>
    <style:style style:name="P29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00" style:family="table-cell">
      <style:table-cell-properties fo:border="0.0069in solid #000001" fo:background-color="#FFFFFF" style:writing-mode="lr-tb" fo:padding-top="0in" fo:padding-left="0.0715in" fo:padding-bottom="0in" fo:padding-right="0.075in"/>
    </style:style>
    <style:style style:name="P30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02" style:family="table-cell">
      <style:table-cell-properties fo:border="0.0069in solid #000001" fo:background-color="#FFFFFF" style:writing-mode="lr-tb" fo:padding-top="0in" fo:padding-left="0.0715in" fo:padding-bottom="0in" fo:padding-right="0.075in"/>
    </style:style>
    <style:style style:name="P30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Row304" style:family="table-row">
      <style:table-row-properties/>
    </style:style>
    <style:style style:name="TableCell305" style:family="table-cell">
      <style:table-cell-properties fo:border="0.0069in solid #000001" fo:background-color="#FFFFFF" style:writing-mode="lr-tb" fo:padding-top="0in" fo:padding-left="0.0715in" fo:padding-bottom="0in" fo:padding-right="0.075in"/>
    </style:style>
    <style:style style:name="P30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07" style:family="table-cell">
      <style:table-cell-properties fo:border="0.0069in solid #000001" fo:background-color="#FFFFFF" style:writing-mode="lr-tb" fo:padding-top="0in" fo:padding-left="0.0715in" fo:padding-bottom="0in" fo:padding-right="0.075in"/>
    </style:style>
    <style:style style:name="P30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09" style:family="table-cell">
      <style:table-cell-properties fo:border="0.0069in solid #000001" fo:background-color="#FFFFFF" style:writing-mode="lr-tb" fo:padding-top="0in" fo:padding-left="0.0715in" fo:padding-bottom="0in" fo:padding-right="0.075in"/>
    </style:style>
    <style:style style:name="P31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11" style:family="table-cell">
      <style:table-cell-properties fo:border="0.0069in solid #000001" fo:background-color="#FFFFFF" style:writing-mode="lr-tb" fo:padding-top="0in" fo:padding-left="0.0715in" fo:padding-bottom="0in" fo:padding-right="0.075in"/>
    </style:style>
    <style:style style:name="P31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13" style:family="table-cell">
      <style:table-cell-properties fo:border="0.0069in solid #000001" fo:background-color="#FFFFFF" style:writing-mode="lr-tb" fo:padding-top="0in" fo:padding-left="0.0715in" fo:padding-bottom="0in" fo:padding-right="0.075in"/>
    </style:style>
    <style:style style:name="P31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15" style:family="table-cell">
      <style:table-cell-properties fo:border="0.0069in solid #000001" fo:background-color="#FFFFFF" style:writing-mode="lr-tb" fo:padding-top="0in" fo:padding-left="0.0715in" fo:padding-bottom="0in" fo:padding-right="0.075in"/>
    </style:style>
    <style:style style:name="P31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Row317" style:family="table-row">
      <style:table-row-properties/>
    </style:style>
    <style:style style:name="TableCell318" style:family="table-cell">
      <style:table-cell-properties fo:border="0.0069in solid #000001" fo:background-color="#FFFFFF" style:writing-mode="lr-tb" fo:padding-top="0in" fo:padding-left="0.0715in" fo:padding-bottom="0in" fo:padding-right="0.075in"/>
    </style:style>
    <style:style style:name="P31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0" style:family="table-cell">
      <style:table-cell-properties fo:border="0.0069in solid #000001" fo:background-color="#FFFFFF" style:writing-mode="lr-tb" fo:padding-top="0in" fo:padding-left="0.0715in" fo:padding-bottom="0in" fo:padding-right="0.075in"/>
    </style:style>
    <style:style style:name="P32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2" style:family="table-cell">
      <style:table-cell-properties fo:border="0.0069in solid #000001" fo:background-color="#FFFFFF" style:writing-mode="lr-tb" fo:padding-top="0in" fo:padding-left="0.0715in" fo:padding-bottom="0in" fo:padding-right="0.075in"/>
    </style:style>
    <style:style style:name="P32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4" style:family="table-cell">
      <style:table-cell-properties fo:border="0.0069in solid #000001" fo:background-color="#FFFFFF" style:writing-mode="lr-tb" fo:padding-top="0in" fo:padding-left="0.0715in" fo:padding-bottom="0in" fo:padding-right="0.075in"/>
    </style:style>
    <style:style style:name="P32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6" style:family="table-cell">
      <style:table-cell-properties fo:border="0.0069in solid #000001" fo:background-color="#FFFFFF" style:writing-mode="lr-tb" fo:padding-top="0in" fo:padding-left="0.0715in" fo:padding-bottom="0in" fo:padding-right="0.075in"/>
    </style:style>
    <style:style style:name="P32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28" style:family="table-cell">
      <style:table-cell-properties fo:border="0.0069in solid #000001" fo:background-color="#FFFFFF" style:writing-mode="lr-tb" fo:padding-top="0in" fo:padding-left="0.0715in" fo:padding-bottom="0in" fo:padding-right="0.075in"/>
    </style:style>
    <style:style style:name="P32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Row330" style:family="table-row">
      <style:table-row-properties/>
    </style:style>
    <style:style style:name="TableCell331" style:family="table-cell">
      <style:table-cell-properties fo:border="0.0069in solid #000001" fo:background-color="#FFFFFF" style:writing-mode="lr-tb" fo:padding-top="0in" fo:padding-left="0.0715in" fo:padding-bottom="0in" fo:padding-right="0.075in"/>
    </style:style>
    <style:style style:name="P33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3" style:family="table-cell">
      <style:table-cell-properties fo:border="0.0069in solid #000001" fo:background-color="#FFFFFF" style:writing-mode="lr-tb" fo:padding-top="0in" fo:padding-left="0.0715in" fo:padding-bottom="0in" fo:padding-right="0.075in"/>
    </style:style>
    <style:style style:name="P33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5" style:family="table-cell">
      <style:table-cell-properties fo:border="0.0069in solid #000001" fo:background-color="#FFFFFF" style:writing-mode="lr-tb" fo:padding-top="0in" fo:padding-left="0.0715in" fo:padding-bottom="0in" fo:padding-right="0.075in"/>
    </style:style>
    <style:style style:name="P33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7" style:family="table-cell">
      <style:table-cell-properties fo:border="0.0069in solid #000001" fo:background-color="#FFFFFF" style:writing-mode="lr-tb" fo:padding-top="0in" fo:padding-left="0.0715in" fo:padding-bottom="0in" fo:padding-right="0.075in"/>
    </style:style>
    <style:style style:name="P33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39" style:family="table-cell">
      <style:table-cell-properties fo:border="0.0069in solid #000001" fo:background-color="#FFFFFF" style:writing-mode="lr-tb" fo:padding-top="0in" fo:padding-left="0.0715in" fo:padding-bottom="0in" fo:padding-right="0.075in"/>
    </style:style>
    <style:style style:name="P34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1" style:family="table-cell">
      <style:table-cell-properties fo:border="0.0069in solid #000001" fo:background-color="#FFFFFF" style:writing-mode="lr-tb" fo:padding-top="0in" fo:padding-left="0.0715in" fo:padding-bottom="0in" fo:padding-right="0.075in"/>
    </style:style>
    <style:style style:name="P34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Row343" style:family="table-row">
      <style:table-row-properties/>
    </style:style>
    <style:style style:name="TableCell344" style:family="table-cell">
      <style:table-cell-properties fo:border="0.0069in solid #000001" fo:background-color="#FFFFFF" style:writing-mode="lr-tb" fo:padding-top="0in" fo:padding-left="0.0715in" fo:padding-bottom="0in" fo:padding-right="0.075in"/>
    </style:style>
    <style:style style:name="P34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6" style:family="table-cell">
      <style:table-cell-properties fo:border="0.0069in solid #000001" fo:background-color="#FFFFFF" style:writing-mode="lr-tb" fo:padding-top="0in" fo:padding-left="0.0715in" fo:padding-bottom="0in" fo:padding-right="0.075in"/>
    </style:style>
    <style:style style:name="P34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48" style:family="table-cell">
      <style:table-cell-properties fo:border="0.0069in solid #000001" fo:background-color="#FFFFFF" style:writing-mode="lr-tb" fo:padding-top="0in" fo:padding-left="0.0715in" fo:padding-bottom="0in" fo:padding-right="0.075in"/>
    </style:style>
    <style:style style:name="P34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0" style:family="table-cell">
      <style:table-cell-properties fo:border="0.0069in solid #000001" fo:background-color="#FFFFFF" style:writing-mode="lr-tb" fo:padding-top="0in" fo:padding-left="0.0715in" fo:padding-bottom="0in" fo:padding-right="0.075in"/>
    </style:style>
    <style:style style:name="P35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2" style:family="table-cell">
      <style:table-cell-properties fo:border="0.0069in solid #000001" fo:background-color="#FFFFFF" style:writing-mode="lr-tb" fo:padding-top="0in" fo:padding-left="0.0715in" fo:padding-bottom="0in" fo:padding-right="0.075in"/>
    </style:style>
    <style:style style:name="P35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4" style:family="table-cell">
      <style:table-cell-properties fo:border="0.0069in solid #000001" fo:background-color="#FFFFFF" style:writing-mode="lr-tb" fo:padding-top="0in" fo:padding-left="0.0715in" fo:padding-bottom="0in" fo:padding-right="0.075in"/>
    </style:style>
    <style:style style:name="P35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Row356" style:family="table-row">
      <style:table-row-properties/>
    </style:style>
    <style:style style:name="TableCell357" style:family="table-cell">
      <style:table-cell-properties fo:border="0.0069in solid #000001" fo:background-color="#FFFFFF" style:writing-mode="lr-tb" fo:padding-top="0in" fo:padding-left="0.0715in" fo:padding-bottom="0in" fo:padding-right="0.075in"/>
    </style:style>
    <style:style style:name="P35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59" style:family="table-cell">
      <style:table-cell-properties fo:border="0.0069in solid #000001" fo:background-color="#FFFFFF" style:writing-mode="lr-tb" fo:padding-top="0in" fo:padding-left="0.0715in" fo:padding-bottom="0in" fo:padding-right="0.075in"/>
    </style:style>
    <style:style style:name="P36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61" style:family="table-cell">
      <style:table-cell-properties fo:border="0.0069in solid #000001" fo:background-color="#FFFFFF" style:writing-mode="lr-tb" fo:padding-top="0in" fo:padding-left="0.0715in" fo:padding-bottom="0in" fo:padding-right="0.075in"/>
    </style:style>
    <style:style style:name="P36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63" style:family="table-cell">
      <style:table-cell-properties fo:border="0.0069in solid #000001" fo:background-color="#FFFFFF" style:writing-mode="lr-tb" fo:padding-top="0in" fo:padding-left="0.0715in" fo:padding-bottom="0in" fo:padding-right="0.075in"/>
    </style:style>
    <style:style style:name="P36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65" style:family="table-cell">
      <style:table-cell-properties fo:border="0.0069in solid #000001" fo:background-color="#FFFFFF" style:writing-mode="lr-tb" fo:padding-top="0in" fo:padding-left="0.0715in" fo:padding-bottom="0in" fo:padding-right="0.075in"/>
    </style:style>
    <style:style style:name="P36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36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TableCell368" style:family="table-cell">
      <style:table-cell-properties fo:border="0.0069in solid #000001" fo:background-color="#FFFFFF" style:writing-mode="lr-tb" fo:padding-top="0in" fo:padding-left="0.0715in" fo:padding-bottom="0in" fo:padding-right="0.075in"/>
    </style:style>
    <style:style style:name="P36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37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37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372" style:parent-style-name="Звичайний" style:family="paragraph">
      <style:paragraph-properties fo:text-align="justify"/>
    </style:style>
    <style:style style:name="T37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374" style:parent-style-name="Шрифтабзацузазамовчуванням" style:family="text">
      <style:text-properties style:font-name="Times New Roman" style:font-name-complex="Times New Roman" fo:font-style="italic" style:font-style-asian="italic" style:font-style-complex="italic" fo:font-size="14pt" style:font-size-asian="14pt" style:font-size-complex="14pt" fo:language="uk" fo:country="UA"/>
    </style:style>
    <style:style style:name="T37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37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377" style:parent-style-name="Заголовок1" style:family="paragraph">
      <style:paragraph-properties fo:text-align="justify" fo:margin-top="0in">
        <style:tab-stops>
          <style:tab-stop style:type="left" style:position="0.4923in"/>
          <style:tab-stop style:type="left" style:position="0.5909in"/>
        </style:tab-stops>
      </style:paragraph-properties>
    </style:style>
    <style:style style:name="T378" style:parent-style-name="tlid-translation" style:family="text">
      <style:text-properties fo:language="uk" fo:country="UA"/>
    </style:style>
    <style:style style:name="T379" style:parent-style-name="tlid-translation" style:family="text">
      <style:text-properties fo:language="uk" fo:country="UA"/>
    </style:style>
    <style:style style:name="P38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38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382" style:parent-style-name="TextBody" style:family="paragraph">
      <style:paragraph-properties fo:text-align="justify" fo:margin-bottom="0in"/>
    </style:style>
    <style:style style:name="T383" style:parent-style-name="Выделениежирным" style:family="text">
      <style:text-properties style:font-name="Times New Roman" fo:font-weight="normal" style:font-weight-asian="normal" style:font-weight-complex="normal" fo:font-size="14pt" style:font-size-asian="14pt" style:font-size-complex="14pt" fo:language="uk" fo:country="UA"/>
    </style:style>
    <style:style style:name="P384" style:parent-style-name="TextBody" style:family="paragraph">
      <style:paragraph-properties fo:text-align="justify" fo:margin-bottom="0in">
        <style:tab-stops>
          <style:tab-stop style:type="left" style:position="0in"/>
        </style:tab-stops>
      </style:paragraph-properties>
    </style:style>
    <style:style style:name="T385" style:parent-style-name="Интернет-ссылка" style:family="text">
      <style:text-properties style:font-name="Times New Roman" fo:font-size="14pt" style:font-size-asian="14pt" style:font-size-complex="14pt" fo:language="uk" fo:country="UA"/>
    </style:style>
    <style:style style:name="T386" style:parent-style-name="Шрифтабзацузазамовчуванням" style:family="text">
      <style:text-properties style:font-name="Times New Roman" fo:font-size="14pt" style:font-size-asian="14pt" style:font-size-complex="14pt" fo:language="uk" fo:country="UA"/>
    </style:style>
    <style:style style:name="T387" style:parent-style-name="Шрифтабзацузазамовчуванням" style:family="text">
      <style:text-properties style:font-name="Times New Roman" fo:font-size="14pt" style:font-size-asian="14pt" style:font-size-complex="14pt" fo:language="uk" fo:country="UA"/>
    </style:style>
    <style:style style:name="T388" style:parent-style-name="Шрифтабзацузазамовчуванням" style:family="text">
      <style:text-properties style:font-name="Times New Roman" fo:font-size="14pt" style:font-size-asian="14pt" style:font-size-complex="14pt" fo:language="uk" fo:country="UA"/>
    </style:style>
    <style:style style:name="P389" style:parent-style-name="TextBody" style:family="paragraph">
      <style:paragraph-properties fo:text-align="justify" fo:margin-bottom="0in">
        <style:tab-stops>
          <style:tab-stop style:type="left" style:position="0in"/>
        </style:tab-stops>
      </style:paragraph-properties>
    </style:style>
    <style:style style:name="T390" style:parent-style-name="Интернет-ссылка" style:family="text">
      <style:text-properties style:font-name="Times New Roman" fo:font-size="14pt" style:font-size-asian="14pt" style:font-size-complex="14pt" fo:language="uk" fo:country="UA"/>
    </style:style>
    <style:style style:name="T391" style:parent-style-name="Шрифтабзацузазамовчуванням" style:family="text">
      <style:text-properties style:font-name="Times New Roman" fo:font-size="14pt" style:font-size-asian="14pt" style:font-size-complex="14pt" fo:language="uk" fo:country="UA"/>
    </style:style>
    <style:style style:name="T392" style:parent-style-name="Шрифтабзацузазамовчуванням" style:family="text">
      <style:text-properties style:font-name="Times New Roman" fo:font-size="14pt" style:font-size-asian="14pt" style:font-size-complex="14pt" fo:language="uk" fo:country="UA"/>
    </style:style>
    <style:style style:name="T393" style:parent-style-name="Шрифтабзацузазамовчуванням" style:family="text">
      <style:text-properties style:font-name="Times New Roman" fo:font-size="14pt" style:font-size-asian="14pt" style:font-size-complex="14pt" fo:language="uk" fo:country="UA"/>
    </style:style>
    <style:style style:name="P394" style:parent-style-name="TextBody" style:family="paragraph">
      <style:paragraph-properties fo:text-align="justify" fo:margin-bottom="0in" fo:margin-left="0.4909in">
        <style:tab-stops>
          <style:tab-stop style:type="left" style:position="0in"/>
        </style:tab-stops>
      </style:paragraph-properties>
      <style:text-properties style:font-name="Times New Roman" fo:font-size="14pt" style:font-size-asian="14pt" style:font-size-complex="14pt" fo:language="uk" fo:country="UA"/>
    </style:style>
    <style:style style:name="P395" style:parent-style-name="TextBody" style:family="paragraph">
      <style:paragraph-properties fo:text-align="justify" fo:margin-bottom="0in">
        <style:tab-stops>
          <style:tab-stop style:type="left" style:position="0in"/>
        </style:tab-stops>
      </style:paragraph-properties>
    </style:style>
    <style:style style:name="T396" style:parent-style-name="Интернет-ссылка" style:family="text">
      <style:text-properties style:font-name="Times New Roman" fo:font-size="14pt" style:font-size-asian="14pt" style:font-size-complex="14pt" fo:language="uk" fo:country="UA"/>
    </style:style>
    <style:style style:name="T397" style:parent-style-name="Шрифтабзацузазамовчуванням" style:family="text">
      <style:text-properties style:font-name="Times New Roman" fo:font-size="14pt" style:font-size-asian="14pt" style:font-size-complex="14pt" fo:language="uk" fo:country="UA"/>
    </style:style>
    <style:style style:name="T398" style:parent-style-name="Шрифтабзацузазамовчуванням" style:family="text">
      <style:text-properties style:font-name="Times New Roman" fo:font-size="14pt" style:font-size-asian="14pt" style:font-size-complex="14pt" fo:language="uk" fo:country="UA"/>
    </style:style>
    <style:style style:name="T399" style:parent-style-name="Шрифтабзацузазамовчуванням" style:family="text">
      <style:text-properties style:font-name="Times New Roman" fo:font-size="14pt" style:font-size-asian="14pt" style:font-size-complex="14pt" fo:language="uk" fo:country="UA"/>
    </style:style>
    <style:style style:name="P400" style:parent-style-name="TextBody" style:family="paragraph">
      <style:paragraph-properties fo:text-align="justify" fo:margin-bottom="0in">
        <style:tab-stops>
          <style:tab-stop style:type="left" style:position="0in"/>
        </style:tab-stops>
      </style:paragraph-properties>
    </style:style>
    <style:style style:name="T401" style:parent-style-name="Интернет-ссылка" style:family="text">
      <style:text-properties style:font-name="Times New Roman" fo:font-size="14pt" style:font-size-asian="14pt" style:font-size-complex="14pt" fo:language="uk" fo:country="UA"/>
    </style:style>
    <style:style style:name="T402" style:parent-style-name="Шрифтабзацузазамовчуванням" style:family="text">
      <style:text-properties style:font-name="Times New Roman" fo:font-size="14pt" style:font-size-asian="14pt" style:font-size-complex="14pt" fo:language="uk" fo:country="UA"/>
    </style:style>
    <style:style style:name="T403" style:parent-style-name="Шрифтабзацузазамовчуванням" style:family="text">
      <style:text-properties style:font-name="Times New Roman" fo:font-size="14pt" style:font-size-asian="14pt" style:font-size-complex="14pt" fo:language="en" fo:country="US"/>
    </style:style>
    <style:style style:name="T404" style:parent-style-name="Шрифтабзацузазамовчуванням" style:family="text">
      <style:text-properties style:font-name="Times New Roman" fo:font-size="14pt" style:font-size-asian="14pt" style:font-size-complex="14pt" fo:language="uk" fo:country="UA"/>
    </style:style>
    <style:style style:name="P405" style:parent-style-name="TextBody" style:family="paragraph">
      <style:paragraph-properties fo:text-align="justify" fo:margin-bottom="0in">
        <style:tab-stops>
          <style:tab-stop style:type="left" style:position="0in"/>
        </style:tab-stops>
      </style:paragraph-properties>
    </style:style>
    <style:style style:name="T406" style:parent-style-name="Интернет-ссылка" style:family="text">
      <style:text-properties style:font-name="Times New Roman" fo:font-size="14pt" style:font-size-asian="14pt" style:font-size-complex="14pt" fo:language="uk" fo:country="UA"/>
    </style:style>
    <style:style style:name="T407" style:parent-style-name="Шрифтабзацузазамовчуванням" style:family="text">
      <style:text-properties style:font-name="Times New Roman" fo:font-size="14pt" style:font-size-asian="14pt" style:font-size-complex="14pt" fo:language="uk" fo:country="UA"/>
    </style:style>
    <style:style style:name="T408" style:parent-style-name="Шрифтабзацузазамовчуванням" style:family="text">
      <style:text-properties style:font-name="Times New Roman" fo:font-size="14pt" style:font-size-asian="14pt" style:font-size-complex="14pt" fo:language="uk" fo:country="UA"/>
    </style:style>
    <style:style style:name="T409" style:parent-style-name="Шрифтабзацузазамовчуванням" style:family="text">
      <style:text-properties style:font-name="Times New Roman" fo:font-size="14pt" style:font-size-asian="14pt" style:font-size-complex="14pt" fo:language="uk" fo:country="UA"/>
    </style:style>
    <style:style style:name="P410" style:parent-style-name="TextBody" style:family="paragraph">
      <style:paragraph-properties fo:text-align="justify" fo:margin-bottom="0in">
        <style:tab-stops>
          <style:tab-stop style:type="left" style:position="0in"/>
        </style:tab-stops>
      </style:paragraph-properties>
    </style:style>
    <style:style style:name="T411" style:parent-style-name="Интернет-ссылка" style:family="text">
      <style:text-properties style:font-name="Times New Roman" fo:font-size="14pt" style:font-size-asian="14pt" style:font-size-complex="14pt" fo:language="uk" fo:country="UA"/>
    </style:style>
    <style:style style:name="T412" style:parent-style-name="Шрифтабзацузазамовчуванням" style:family="text">
      <style:text-properties style:font-name="Times New Roman" fo:font-size="14pt" style:font-size-asian="14pt" style:font-size-complex="14pt" fo:language="uk" fo:country="UA"/>
    </style:style>
    <style:style style:name="P413" style:parent-style-name="TextBody" style:family="paragraph">
      <style:paragraph-properties fo:text-align="justify" fo:margin-bottom="0in">
        <style:tab-stops>
          <style:tab-stop style:type="left" style:position="0in"/>
        </style:tab-stops>
      </style:paragraph-properties>
    </style:style>
    <style:style style:name="T414" style:parent-style-name="Интернет-ссылка" style:family="text">
      <style:text-properties style:font-name="Times New Roman" fo:font-size="14pt" style:font-size-asian="14pt" style:font-size-complex="14pt" fo:language="uk" fo:country="UA"/>
    </style:style>
    <style:style style:name="T415" style:parent-style-name="Шрифтабзацузазамовчуванням" style:family="text">
      <style:text-properties style:font-name="Times New Roman" fo:font-size="14pt" style:font-size-asian="14pt" style:font-size-complex="14pt" fo:language="uk" fo:country="UA"/>
    </style:style>
    <style:style style:name="P416" style:parent-style-name="TextBody" style:family="paragraph">
      <style:paragraph-properties fo:text-align="justify" fo:margin-bottom="0in">
        <style:tab-stops>
          <style:tab-stop style:type="left" style:position="0in"/>
        </style:tab-stops>
      </style:paragraph-properties>
    </style:style>
    <style:style style:name="T417" style:parent-style-name="Интернет-ссылка" style:family="text">
      <style:text-properties style:font-name="Times New Roman" fo:font-size="14pt" style:font-size-asian="14pt" style:font-size-complex="14pt" fo:language="uk" fo:country="UA"/>
    </style:style>
    <style:style style:name="T418" style:parent-style-name="Шрифтабзацузазамовчуванням" style:family="text">
      <style:text-properties style:font-name="Times New Roman" fo:font-size="14pt" style:font-size-asian="14pt" style:font-size-complex="14pt" fo:language="uk" fo:country="UA"/>
    </style:style>
    <style:style style:name="P419" style:parent-style-name="TextBody" style:family="paragraph">
      <style:paragraph-properties fo:text-align="justify" fo:margin-bottom="0in" fo:margin-left="0.4909in">
        <style:tab-stops>
          <style:tab-stop style:type="left" style:position="0in"/>
        </style:tab-stops>
      </style:paragraph-properties>
      <style:text-properties style:font-name="Times New Roman" fo:font-size="14pt" style:font-size-asian="14pt" style:font-size-complex="14pt" fo:language="uk" fo:country="UA"/>
    </style:style>
    <style:style style:name="P42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2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2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2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2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2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2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2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2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2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30" style:parent-style-name="Содержимоетаблицы" style:family="paragraph">
      <style:paragraph-properties fo:text-align="justify"/>
    </style:style>
    <style:style style:name="T431" style:parent-style-name="Исходныйтекст" style:family="text">
      <style:text-properties style:font-name="Calibri" style:font-name-complex="Calibri" fo:font-size="14pt" style:font-size-asian="14pt" style:font-size-complex="14pt" fo:language="uk" fo:country="UA"/>
    </style:style>
    <style:style style:name="P432" style:parent-style-name="Содержимоетаблицы" style:family="paragraph">
      <style:paragraph-properties fo:text-align="justify"/>
    </style:style>
    <style:style style:name="T433" style:parent-style-name="Исходныйтекст" style:family="text">
      <style:text-properties style:font-name="Calibri" style:font-name-complex="Calibri" fo:font-size="14pt" style:font-size-asian="14pt" style:font-size-complex="14pt" fo:language="uk" fo:country="UA"/>
    </style:style>
    <style:style style:name="T434" style:parent-style-name="Исходныйтекст" style:family="text">
      <style:text-properties style:font-name="Calibri" style:font-name-complex="Calibri" fo:font-size="14pt" style:font-size-asian="14pt" style:font-size-complex="14pt" fo:language="uk" fo:country="UA"/>
    </style:style>
    <style:style style:name="T435" style:parent-style-name="Исходныйтекст" style:family="text">
      <style:text-properties style:font-name="Calibri" style:font-name-complex="Calibri" fo:font-size="14pt" style:font-size-asian="14pt" style:font-size-complex="14pt" fo:language="uk" fo:country="UA"/>
    </style:style>
    <style:style style:name="T436" style:parent-style-name="Исходныйтекст" style:family="text">
      <style:text-properties style:font-name="Calibri" style:font-name-complex="Calibri" fo:font-size="14pt" style:font-size-asian="14pt" style:font-size-complex="14pt" fo:language="uk" fo:country="UA"/>
    </style:style>
    <style:style style:name="T437" style:parent-style-name="Исходныйтекст" style:family="text">
      <style:text-properties style:font-name="Calibri" style:font-name-complex="Calibri" fo:font-size="14pt" style:font-size-asian="14pt" style:font-size-complex="14pt" fo:language="uk" fo:country="UA"/>
    </style:style>
    <style:style style:name="T438" style:parent-style-name="Исходныйтекст" style:family="text">
      <style:text-properties style:font-name="Calibri" style:font-name-complex="Calibri" fo:font-size="14pt" style:font-size-asian="14pt" style:font-size-complex="14pt" fo:language="uk" fo:country="UA"/>
    </style:style>
    <style:style style:name="T439" style:parent-style-name="Исходныйтекст" style:family="text">
      <style:text-properties style:font-name="Calibri" style:font-name-complex="Calibri" fo:font-size="14pt" style:font-size-asian="14pt" style:font-size-complex="14pt" fo:language="uk" fo:country="UA"/>
    </style:style>
    <style:style style:name="T440" style:parent-style-name="Исходныйтекст" style:family="text">
      <style:text-properties style:font-name="Calibri" style:font-name-complex="Calibri" fo:font-size="14pt" style:font-size-asian="14pt" style:font-size-complex="14pt" fo:language="uk" fo:country="UA"/>
    </style:style>
    <style:style style:name="P441" style:parent-style-name="Содержимоетаблицы" style:family="paragraph">
      <style:paragraph-properties fo:text-align="justify"/>
    </style:style>
    <style:style style:name="T442" style:parent-style-name="Исходныйтекст" style:family="text">
      <style:text-properties style:font-name="Calibri" style:font-name-complex="Calibri" fo:font-size="14pt" style:font-size-asian="14pt" style:font-size-complex="14pt" fo:language="uk" fo:country="UA"/>
    </style:style>
    <style:style style:name="P443" style:parent-style-name="Содержимоетаблицы" style:family="paragraph">
      <style:paragraph-properties fo:text-align="justify"/>
    </style:style>
    <style:style style:name="T444" style:parent-style-name="Исходныйтекст" style:family="text">
      <style:text-properties style:font-name="Calibri" style:font-name-complex="Calibri" fo:font-size="14pt" style:font-size-asian="14pt" style:font-size-complex="14pt" fo:language="en" fo:country="US"/>
    </style:style>
    <style:style style:name="T445" style:parent-style-name="Исходныйтекст" style:family="text">
      <style:text-properties style:font-name="Calibri" style:font-name-complex="Calibri" fo:font-size="14pt" style:font-size-asian="14pt" style:font-size-complex="14pt" fo:language="uk" fo:country="UA"/>
    </style:style>
    <style:style style:name="T446" style:parent-style-name="Исходныйтекст" style:family="text">
      <style:text-properties style:font-name="Calibri" style:font-name-complex="Calibri" fo:font-size="14pt" style:font-size-asian="14pt" style:font-size-complex="14pt" fo:language="uk" fo:country="UA"/>
    </style:style>
    <style:style style:name="T447" style:parent-style-name="Исходныйтекст" style:family="text">
      <style:text-properties style:font-name="Calibri" style:font-name-complex="Calibri" fo:font-size="14pt" style:font-size-asian="14pt" style:font-size-complex="14pt" fo:language="uk" fo:country="UA"/>
    </style:style>
    <style:style style:name="T448" style:parent-style-name="Исходныйтекст" style:family="text">
      <style:text-properties style:font-name="Calibri" style:font-name-complex="Calibri" fo:font-size="14pt" style:font-size-asian="14pt" style:font-size-complex="14pt" fo:language="uk" fo:country="UA"/>
    </style:style>
    <style:style style:name="T449" style:parent-style-name="Исходныйтекст" style:family="text">
      <style:text-properties style:font-name="Calibri" style:font-name-complex="Calibri" fo:font-size="14pt" style:font-size-asian="14pt" style:font-size-complex="14pt" fo:language="uk" fo:country="UA"/>
    </style:style>
    <style:style style:name="P450" style:parent-style-name="Содержимоетаблицы" style:family="paragraph">
      <style:paragraph-properties fo:text-align="justify"/>
    </style:style>
    <style:style style:name="T451" style:parent-style-name="Исходныйтекст" style:family="text">
      <style:text-properties style:font-name="Calibri" style:font-name-complex="Calibri" fo:font-size="14pt" style:font-size-asian="14pt" style:font-size-complex="14pt" fo:language="uk" fo:country="UA"/>
    </style:style>
    <style:style style:name="T452" style:parent-style-name="Исходныйтекст" style:family="text">
      <style:text-properties style:font-name="Calibri" style:font-name-complex="Calibri" fo:font-size="14pt" style:font-size-asian="14pt" style:font-size-complex="14pt" fo:language="en" fo:country="US"/>
    </style:style>
    <style:style style:name="T453" style:parent-style-name="Исходныйтекст" style:family="text">
      <style:text-properties style:font-name="Calibri" style:font-name-complex="Calibri" fo:font-size="14pt" style:font-size-asian="14pt" style:font-size-complex="14pt" fo:language="uk" fo:country="UA"/>
    </style:style>
    <style:style style:name="P454" style:parent-style-name="Содержимоетаблицы" style:family="paragraph">
      <style:paragraph-properties fo:text-align="justify"/>
    </style:style>
    <style:style style:name="T455" style:parent-style-name="Исходныйтекст" style:family="text">
      <style:text-properties style:font-name="Calibri" style:font-name-complex="Calibri" fo:font-size="14pt" style:font-size-asian="14pt" style:font-size-complex="14pt" fo:language="uk" fo:country="UA"/>
    </style:style>
    <style:style style:name="P456"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457" style:parent-style-name="Содержимоетаблицы" style:family="paragraph">
      <style:paragraph-properties fo:text-align="justify"/>
    </style:style>
    <style:style style:name="T458" style:parent-style-name="Исходныйтекст" style:family="text">
      <style:text-properties style:font-name="Calibri" style:font-name-complex="Calibri" fo:font-size="14pt" style:font-size-asian="14pt" style:font-size-complex="14pt" fo:language="uk" fo:country="UA"/>
    </style:style>
    <style:style style:name="T459" style:parent-style-name="Исходныйтекст" style:family="text">
      <style:text-properties style:font-name="Calibri" style:font-name-complex="Calibri" fo:font-size="14pt" style:font-size-asian="14pt" style:font-size-complex="14pt" fo:language="uk" fo:country="UA"/>
    </style:style>
    <style:style style:name="T460" style:parent-style-name="Исходныйтекст" style:family="text">
      <style:text-properties style:font-name="Calibri" style:font-name-complex="Calibri" fo:font-size="14pt" style:font-size-asian="14pt" style:font-size-complex="14pt" fo:language="uk" fo:country="UA"/>
    </style:style>
    <style:style style:name="T461" style:parent-style-name="Исходныйтекст" style:family="text">
      <style:text-properties style:font-name="Calibri" style:font-name-complex="Calibri" fo:font-size="14pt" style:font-size-asian="14pt" style:font-size-complex="14pt" fo:language="uk" fo:country="UA"/>
    </style:style>
    <style:style style:name="T462" style:parent-style-name="Исходныйтекст" style:family="text">
      <style:text-properties style:font-name="Calibri" style:font-name-complex="Calibri" fo:font-size="14pt" style:font-size-asian="14pt" style:font-size-complex="14pt" fo:language="uk" fo:country="UA"/>
    </style:style>
    <style:style style:name="P463" style:parent-style-name="Содержимоетаблицы" style:family="paragraph">
      <style:paragraph-properties fo:text-align="justify"/>
    </style:style>
    <style:style style:name="T464" style:parent-style-name="Исходныйтекст" style:family="text">
      <style:text-properties style:font-name="Calibri" style:font-name-complex="Calibri" fo:font-size="14pt" style:font-size-asian="14pt" style:font-size-complex="14pt" fo:language="uk" fo:country="UA"/>
    </style:style>
    <style:style style:name="P465"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466" style:parent-style-name="Содержимоетаблицы" style:family="paragraph">
      <style:paragraph-properties fo:text-align="justify"/>
    </style:style>
    <style:style style:name="T467" style:parent-style-name="Исходныйтекст" style:family="text">
      <style:text-properties style:font-name="Calibri" style:font-name-complex="Calibri" fo:font-size="14pt" style:font-size-asian="14pt" style:font-size-complex="14pt" fo:language="uk" fo:country="UA"/>
    </style:style>
    <style:style style:name="T468" style:parent-style-name="Исходныйтекст" style:family="text">
      <style:text-properties style:font-name="Calibri" style:font-name-complex="Calibri" fo:font-size="14pt" style:font-size-asian="14pt" style:font-size-complex="14pt" fo:language="uk" fo:country="UA"/>
    </style:style>
    <style:style style:name="T469" style:parent-style-name="Исходныйтекст" style:family="text">
      <style:text-properties style:font-name="Calibri" style:font-name-complex="Calibri" fo:font-size="14pt" style:font-size-asian="14pt" style:font-size-complex="14pt" fo:language="uk" fo:country="UA"/>
    </style:style>
    <style:style style:name="P470" style:parent-style-name="Содержимоетаблицы" style:family="paragraph">
      <style:paragraph-properties fo:text-align="justify"/>
    </style:style>
    <style:style style:name="T471" style:parent-style-name="Исходныйтекст" style:family="text">
      <style:text-properties style:font-name="Calibri" style:font-name-complex="Calibri" fo:font-size="14pt" style:font-size-asian="14pt" style:font-size-complex="14pt" fo:language="uk" fo:country="UA"/>
    </style:style>
    <style:style style:name="P472" style:parent-style-name="Содержимоетаблицы" style:family="paragraph">
      <style:paragraph-properties fo:text-align="justify"/>
    </style:style>
    <style:style style:name="T473" style:parent-style-name="Исходныйтекст" style:family="text">
      <style:text-properties style:font-name="Calibri" style:font-name-complex="Calibri" fo:font-size="14pt" style:font-size-asian="14pt" style:font-size-complex="14pt" fo:language="uk" fo:country="UA"/>
    </style:style>
    <style:style style:name="P474" style:parent-style-name="Содержимоетаблицы" style:family="paragraph">
      <style:paragraph-properties fo:text-align="justify"/>
    </style:style>
    <style:style style:name="T475" style:parent-style-name="Исходныйтекст" style:family="text">
      <style:text-properties style:font-name="Calibri" style:font-name-complex="Calibri" fo:font-size="14pt" style:font-size-asian="14pt" style:font-size-complex="14pt" fo:language="uk" fo:country="UA"/>
    </style:style>
    <style:style style:name="P476" style:parent-style-name="Звичайний" style:family="paragraph">
      <style:paragraph-properties fo:text-align="justify"/>
    </style:style>
    <style:style style:name="T477"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47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7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8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8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48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48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48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48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48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48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48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48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9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49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9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93" style:parent-style-name="Заголовок3"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asian="Times New Roman" style:font-name-complex="Times New Roman" fo:font-weight="bold" style:font-weight-asian="bold" style:font-weight-complex="bold" fo:color="#4F81BD" fo:font-size="14pt" style:font-size-asian="14pt" style:font-size-complex="14pt" fo:language="uk" fo:country="UA"/>
    </style:style>
    <style:style style:name="P49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9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9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49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49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49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0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0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0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0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0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0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0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0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0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0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1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1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51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1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51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515" style:parent-style-name="Заголовок1" style:family="paragraph">
      <style:paragraph-properties fo:text-align="justify" fo:margin-top="0in">
        <style:tab-stops>
          <style:tab-stop style:type="left" style:position="0.4923in"/>
          <style:tab-stop style:type="left" style:position="0.5909in"/>
        </style:tab-stops>
      </style:paragraph-properties>
    </style:style>
    <style:style style:name="T516" style:parent-style-name="tlid-translation" style:family="text">
      <style:text-properties fo:language="uk" fo:country="UA"/>
    </style:style>
    <style:style style:name="T517" style:parent-style-name="tlid-translation" style:family="text">
      <style:text-properties fo:font-weight="bold" style:font-weight-asian="bold" style:font-weight-complex="bold" fo:language="uk" fo:country="UA"/>
    </style:style>
    <style:style style:name="P51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519" style:parent-style-name="Основнийтекст" style:family="paragraph">
      <style:paragraph-properties fo:text-align="justify" fo:margin-bottom="0in"/>
    </style:style>
    <style:style style:name="T52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521"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522" style:parent-style-name="Основнийтекст" style:family="paragraph">
      <style:paragraph-properties fo:text-align="justify" fo:margin-bottom="0in"/>
    </style:style>
    <style:style style:name="T523"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524" style:parent-style-name="Основнийтекст" style:family="paragraph">
      <style:paragraph-properties fo:text-align="justify" fo:margin-bottom="0in"/>
    </style:style>
    <style:style style:name="T525"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526" style:parent-style-name="Содержимоетаблицы" style:family="paragraph">
      <style:paragraph-properties fo:text-align="justify"/>
    </style:style>
    <style:style style:name="T527" style:parent-style-name="Исходныйтекст" style:family="text">
      <style:text-properties style:font-name="Calibri" style:font-name-complex="Calibri" fo:font-size="14pt" style:font-size-asian="14pt" style:font-size-complex="14pt" fo:language="uk" fo:country="UA"/>
    </style:style>
    <style:style style:name="P528" style:parent-style-name="Содержимоетаблицы" style:family="paragraph">
      <style:paragraph-properties fo:text-align="justify"/>
    </style:style>
    <style:style style:name="P529" style:parent-style-name="Содержимоетаблицы" style:family="paragraph">
      <style:paragraph-properties fo:text-align="justify"/>
    </style:style>
    <style:style style:name="T530" style:parent-style-name="Исходныйтекст" style:family="text">
      <style:text-properties style:font-name="Calibri" style:font-name-complex="Calibri" fo:font-size="14pt" style:font-size-asian="14pt" style:font-size-complex="14pt" fo:language="uk" fo:country="UA"/>
    </style:style>
    <style:style style:name="P531" style:parent-style-name="Содержимоетаблицы" style:family="paragraph">
      <style:paragraph-properties fo:text-align="justify"/>
    </style:style>
    <style:style style:name="T532" style:parent-style-name="Исходныйтекст" style:family="text">
      <style:text-properties style:font-name="Calibri" style:font-name-complex="Calibri" fo:font-size="14pt" style:font-size-asian="14pt" style:font-size-complex="14pt" fo:language="uk" fo:country="UA"/>
    </style:style>
    <style:style style:name="P533" style:parent-style-name="Содержимоетаблицы" style:family="paragraph">
      <style:paragraph-properties fo:text-align="justify"/>
    </style:style>
    <style:style style:name="T534" style:parent-style-name="Исходныйтекст" style:family="text">
      <style:text-properties style:font-name="Calibri" style:font-name-complex="Calibri" fo:font-size="14pt" style:font-size-asian="14pt" style:font-size-complex="14pt" fo:language="uk" fo:country="UA"/>
    </style:style>
    <style:style style:name="P535" style:parent-style-name="Содержимоетаблицы" style:family="paragraph">
      <style:paragraph-properties fo:text-align="justify"/>
    </style:style>
    <style:style style:name="T536" style:parent-style-name="Исходныйтекст" style:family="text">
      <style:text-properties style:font-name="Calibri" style:font-name-complex="Calibri" fo:font-size="14pt" style:font-size-asian="14pt" style:font-size-complex="14pt" fo:language="uk" fo:country="UA"/>
    </style:style>
    <style:style style:name="P537" style:parent-style-name="Содержимоетаблицы" style:family="paragraph">
      <style:paragraph-properties fo:text-align="justify"/>
    </style:style>
    <style:style style:name="T538" style:parent-style-name="Исходныйтекст" style:family="text">
      <style:text-properties style:font-name="Calibri" style:font-name-complex="Calibri" fo:font-size="14pt" style:font-size-asian="14pt" style:font-size-complex="14pt" fo:language="uk" fo:country="UA"/>
    </style:style>
    <style:style style:name="P539" style:parent-style-name="Содержимоетаблицы" style:family="paragraph">
      <style:paragraph-properties fo:text-align="justify"/>
    </style:style>
    <style:style style:name="P540" style:parent-style-name="Содержимоетаблицы" style:family="paragraph">
      <style:paragraph-properties fo:text-align="justify"/>
    </style:style>
    <style:style style:name="T541" style:parent-style-name="Исходныйтекст" style:family="text">
      <style:text-properties style:font-name="Calibri" style:font-name-complex="Calibri" fo:font-size="14pt" style:font-size-asian="14pt" style:font-size-complex="14pt" fo:language="uk" fo:country="UA"/>
    </style:style>
    <style:style style:name="P542" style:parent-style-name="Содержимоетаблицы" style:family="paragraph">
      <style:paragraph-properties fo:text-align="justify"/>
    </style:style>
    <style:style style:name="T543" style:parent-style-name="Исходныйтекст" style:family="text">
      <style:text-properties style:font-name="Calibri" style:font-name-complex="Calibri" fo:font-size="14pt" style:font-size-asian="14pt" style:font-size-complex="14pt" fo:language="uk" fo:country="UA"/>
    </style:style>
    <style:style style:name="P544" style:parent-style-name="Содержимоетаблицы" style:family="paragraph">
      <style:paragraph-properties fo:text-align="justify"/>
    </style:style>
    <style:style style:name="T545" style:parent-style-name="Исходныйтекст" style:family="text">
      <style:text-properties style:font-name="Calibri" style:font-name-complex="Calibri" fo:font-size="14pt" style:font-size-asian="14pt" style:font-size-complex="14pt" fo:language="uk" fo:country="UA"/>
    </style:style>
    <style:style style:name="P546" style:parent-style-name="Содержимоетаблицы" style:family="paragraph">
      <style:paragraph-properties fo:text-align="justify"/>
    </style:style>
    <style:style style:name="T547" style:parent-style-name="Исходныйтекст" style:family="text">
      <style:text-properties style:font-name="Calibri" style:font-name-complex="Calibri" fo:font-size="14pt" style:font-size-asian="14pt" style:font-size-complex="14pt" fo:language="uk" fo:country="UA"/>
    </style:style>
    <style:style style:name="P548" style:parent-style-name="Содержимоетаблицы" style:family="paragraph">
      <style:paragraph-properties fo:text-align="justify"/>
    </style:style>
    <style:style style:name="T549" style:parent-style-name="Исходныйтекст" style:family="text">
      <style:text-properties style:font-name="Calibri" style:font-name-complex="Calibri" fo:font-size="14pt" style:font-size-asian="14pt" style:font-size-complex="14pt" fo:language="uk" fo:country="UA"/>
    </style:style>
    <style:style style:name="P550" style:parent-style-name="Содержимоетаблицы" style:family="paragraph">
      <style:paragraph-properties fo:text-align="justify"/>
    </style:style>
    <style:style style:name="T551" style:parent-style-name="Исходныйтекст" style:family="text">
      <style:text-properties style:font-name="Calibri" style:font-name-complex="Calibri" fo:font-size="14pt" style:font-size-asian="14pt" style:font-size-complex="14pt" fo:language="uk" fo:country="UA"/>
    </style:style>
    <style:style style:name="P552" style:parent-style-name="Звичайний" style:family="paragraph">
      <style:paragraph-properties fo:text-align="justify"/>
    </style:style>
    <style:style style:name="P553" style:parent-style-name="Основнийтекст" style:family="paragraph">
      <style:paragraph-properties fo:text-align="justify" fo:margin-bottom="0in"/>
    </style:style>
    <style:style style:name="T554"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555"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6"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7"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8"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59"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60"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61"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62"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63"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64"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65"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66"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67"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68"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69"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70"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71"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72"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73"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74"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75"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76"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77"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78"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79"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80"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81"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82"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83"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84"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85"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86"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87"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88"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89"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90" style:parent-style-name="Основнийтекст" style:family="paragraph">
      <style:paragraph-properties fo:text-align="justify" fo:margin-bottom="0in"/>
      <style:text-properties style:font-name="Calibri" style:font-name-complex="Calibri" fo:font-size="14pt" style:font-size-asian="14pt" style:font-size-complex="14pt" fo:language="uk" fo:country="UA"/>
    </style:style>
    <style:style style:name="P591" style:parent-style-name="Основнийтекст" style:family="paragraph">
      <style:paragraph-properties fo:text-align="justify" fo:margin-bottom="0in"/>
    </style:style>
    <style:style style:name="T592"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P593" style:parent-style-name="Основнийтекст" style:family="paragraph">
      <style:paragraph-properties fo:text-align="justify" fo:margin-bottom="0in"/>
    </style:style>
    <style:style style:name="T594"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95" style:parent-style-name="Основнийтекст" style:family="paragraph">
      <style:paragraph-properties fo:text-align="justify" fo:margin-bottom="0in"/>
    </style:style>
    <style:style style:name="T596"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97" style:parent-style-name="Основнийтекст" style:family="paragraph">
      <style:paragraph-properties fo:text-align="justify" fo:margin-bottom="0in"/>
    </style:style>
    <style:style style:name="T598"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599" style:parent-style-name="Основнийтекст" style:family="paragraph">
      <style:paragraph-properties fo:text-align="justify" fo:margin-bottom="0in"/>
    </style:style>
    <style:style style:name="T600"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01" style:parent-style-name="Основнийтекст" style:family="paragraph">
      <style:paragraph-properties fo:text-align="justify" fo:margin-bottom="0in"/>
    </style:style>
    <style:style style:name="P602" style:parent-style-name="Основнийтекст" style:family="paragraph">
      <style:paragraph-properties fo:text-align="justify" fo:margin-bottom="0in"/>
    </style:style>
    <style:style style:name="T603"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04"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T605"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06"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07"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608" style:parent-style-name="Звичайний" style:family="paragraph">
      <style:paragraph-properties fo:text-align="justify"/>
    </style:style>
    <style:style style:name="P609" style:parent-style-name="Звичайний" style:family="paragraph">
      <style:paragraph-properties fo:text-align="justify"/>
    </style:style>
    <style:style style:name="T610"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11" style:parent-style-name="Звичайний" style:family="paragraph">
      <style:paragraph-properties fo:text-align="justify"/>
    </style:style>
    <style:style style:name="T612"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13" style:parent-style-name="Звичайний" style:family="paragraph">
      <style:paragraph-properties fo:text-align="justify"/>
    </style:style>
    <style:style style:name="P614" style:parent-style-name="Звичайний" style:family="paragraph">
      <style:paragraph-properties fo:text-align="justify"/>
    </style:style>
    <style:style style:name="T615"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16" style:parent-style-name="Звичайний" style:family="paragraph">
      <style:paragraph-properties fo:text-align="justify"/>
    </style:style>
    <style:style style:name="P617" style:parent-style-name="Звичайний" style:family="paragraph">
      <style:paragraph-properties fo:text-align="justify"/>
    </style:style>
    <style:style style:name="T618"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19" style:parent-style-name="Звичайний" style:family="paragraph">
      <style:paragraph-properties fo:text-align="justify"/>
    </style:style>
    <style:style style:name="T620"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21" style:parent-style-name="Звичайний" style:family="paragraph">
      <style:paragraph-properties fo:text-align="justify"/>
    </style:style>
    <style:style style:name="T622"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23" style:parent-style-name="Звичайний" style:family="paragraph">
      <style:paragraph-properties fo:text-align="justify"/>
    </style:style>
    <style:style style:name="T624"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25" style:parent-style-name="Звичайний" style:family="paragraph">
      <style:paragraph-properties fo:text-align="justify"/>
    </style:style>
    <style:style style:name="T626"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27" style:parent-style-name="Звичайний" style:family="paragraph">
      <style:paragraph-properties fo:text-align="justify"/>
    </style:style>
    <style:style style:name="P628" style:parent-style-name="Звичайний" style:family="paragraph">
      <style:paragraph-properties fo:text-align="justify"/>
    </style:style>
    <style:style style:name="T629"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30" style:parent-style-name="Звичайний" style:family="paragraph">
      <style:paragraph-properties fo:text-align="justify"/>
    </style:style>
    <style:style style:name="T631"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32" style:parent-style-name="Звичайний" style:family="paragraph">
      <style:paragraph-properties fo:text-align="justify"/>
    </style:style>
    <style:style style:name="T633"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34" style:parent-style-name="Звичайний" style:family="paragraph">
      <style:paragraph-properties fo:text-align="justify"/>
    </style:style>
    <style:style style:name="P635" style:parent-style-name="Звичайний" style:family="paragraph">
      <style:paragraph-properties fo:text-align="justify"/>
    </style:style>
    <style:style style:name="T636"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37" style:parent-style-name="Звичайний" style:family="paragraph">
      <style:paragraph-properties fo:text-align="justify"/>
    </style:style>
    <style:style style:name="P638" style:parent-style-name="Звичайний" style:family="paragraph">
      <style:paragraph-properties fo:text-align="justify"/>
    </style:style>
    <style:style style:name="T639"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40" style:parent-style-name="Звичайний" style:family="paragraph">
      <style:paragraph-properties fo:text-align="justify"/>
    </style:style>
    <style:style style:name="T641"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42" style:parent-style-name="Звичайний" style:family="paragraph">
      <style:paragraph-properties fo:text-align="justify"/>
    </style:style>
    <style:style style:name="T643"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44" style:parent-style-name="Звичайний" style:family="paragraph">
      <style:paragraph-properties fo:text-align="justify"/>
    </style:style>
    <style:style style:name="T645"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46" style:parent-style-name="Звичайний" style:family="paragraph">
      <style:paragraph-properties fo:text-align="justify"/>
    </style:style>
    <style:style style:name="T647"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48" style:parent-style-name="Звичайний" style:family="paragraph">
      <style:paragraph-properties fo:text-align="justify"/>
    </style:style>
    <style:style style:name="T649"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50" style:parent-style-name="Звичайний" style:family="paragraph">
      <style:paragraph-properties fo:text-align="justify"/>
    </style:style>
    <style:style style:name="P651" style:parent-style-name="Звичайний" style:family="paragraph">
      <style:paragraph-properties fo:text-align="justify"/>
    </style:style>
    <style:style style:name="T652"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P653" style:parent-style-name="Звичайний" style:family="paragraph">
      <style:paragraph-properties fo:text-align="justify"/>
    </style:style>
    <style:style style:name="T654"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55" style:parent-style-name="Звичайний" style:family="paragraph">
      <style:paragraph-properties fo:text-align="justify"/>
    </style:style>
    <style:style style:name="T656"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57" style:parent-style-name="Звичайний" style:family="paragraph">
      <style:paragraph-properties fo:text-align="justify"/>
    </style:style>
    <style:style style:name="P658" style:parent-style-name="Абзацсписку" style:family="paragraph">
      <style:paragraph-properties fo:text-align="justify"/>
    </style:style>
    <style:style style:name="T659"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P660" style:parent-style-name="Звичайний" style:family="paragraph">
      <style:paragraph-properties fo:text-align="justify"/>
    </style:style>
    <style:style style:name="T661"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T662"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T663"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T664"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T665"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P666" style:parent-style-name="Звичайний" style:family="paragraph">
      <style:paragraph-properties fo:text-align="justify"/>
    </style:style>
    <style:style style:name="P667" style:parent-style-name="Звичайний" style:family="paragraph">
      <style:paragraph-properties fo:text-align="justify"/>
    </style:style>
    <style:style style:name="T668"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69" style:parent-style-name="Звичайний" style:family="paragraph">
      <style:paragraph-properties fo:text-align="justify"/>
    </style:style>
    <style:style style:name="T670"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71" style:parent-style-name="Звичайний" style:family="paragraph">
      <style:paragraph-properties fo:text-align="justify"/>
    </style:style>
    <style:style style:name="T672"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73" style:parent-style-name="Звичайний" style:family="paragraph">
      <style:paragraph-properties fo:text-align="justify"/>
    </style:style>
    <style:style style:name="T674"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75" style:parent-style-name="Звичайний" style:family="paragraph">
      <style:paragraph-properties fo:text-align="justify"/>
    </style:style>
    <style:style style:name="T676"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77" style:parent-style-name="Звичайний" style:family="paragraph">
      <style:paragraph-properties fo:text-align="justify"/>
    </style:style>
    <style:style style:name="T678"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79" style:parent-style-name="Звичайний" style:family="paragraph">
      <style:paragraph-properties fo:text-align="justify"/>
    </style:style>
    <style:style style:name="T680" style:parent-style-name="Исходныйтекст" style:family="text">
      <style:text-properties style:font-name="Times New Roman" style:font-name-asian="Noto Sans CJK SC Regular" style:font-name-complex="Times New Roman" fo:font-size="14pt" style:font-size-asian="14pt" style:font-size-complex="14pt" fo:language="uk" fo:country="UA"/>
    </style:style>
    <style:style style:name="P681" style:parent-style-name="Звичайний" style:family="paragraph">
      <style:paragraph-properties fo:text-align="justify"/>
    </style:style>
    <style:style style:name="T682"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83" style:parent-style-name="Звичайний" style:family="paragraph">
      <style:paragraph-properties fo:text-align="justify"/>
    </style:style>
    <style:style style:name="T684"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685" style:parent-style-name="Звичайний" style:family="paragraph">
      <style:paragraph-properties fo:text-align="justify"/>
    </style:style>
    <style:style style:name="P686" style:parent-style-name="Звичайний" style:family="paragraph">
      <style:paragraph-properties fo:text-align="justify"/>
    </style:style>
    <style:style style:name="P68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688"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689"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690" style:parent-style-name="Основнийтекст" style:family="paragraph">
      <style:paragraph-properties fo:text-align="justify" fo:margin-bottom="0in"/>
    </style:style>
    <style:style style:name="T691"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92"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693" style:parent-style-name="Основнийтекст" style:family="paragraph">
      <style:paragraph-properties fo:text-align="justify" fo:margin-bottom="0in"/>
    </style:style>
    <style:style style:name="T694"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95"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96"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97"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698" style:parent-style-name="Строгий"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P69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0" style:parent-style-name="Текствзаданномформате" style:family="paragraph">
      <style:paragraph-properties fo:text-align="justify"/>
    </style:style>
    <style:style style:name="T701" style:parent-style-name="Шрифтабзацузазамовчуванням" style:family="text">
      <style:text-properties style:font-name="Calibri" style:font-name-complex="Calibri" fo:font-size="14pt" style:font-size-asian="14pt" style:font-size-complex="14pt" fo:language="uk" fo:country="UA"/>
    </style:style>
    <style:style style:name="T70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70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70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70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70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0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1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2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2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2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2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2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2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2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2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2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2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3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3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3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3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3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3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3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3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3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3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4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41"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4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4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4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45"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46"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47"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48"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49"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50"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51"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752"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53"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54" style:parent-style-name="Текствзаданномформате" style:family="paragraph">
      <style:paragraph-properties fo:text-align="justify"/>
      <style:text-properties style:font-name="Calibri" style:font-name-complex="Calibri" fo:font-size="14pt" style:font-size-asian="14pt" style:font-size-complex="14pt" fo:language="uk" fo:country="UA"/>
    </style:style>
    <style:style style:name="P755" style:parent-style-name="Текствзаданномформате" style:family="paragraph">
      <style:paragraph-properties fo:text-align="justify"/>
      <style:text-properties style:font-name="Times New Roman" style:font-name-complex="Times New Roman" fo:font-size="14pt" style:font-size-asian="14pt" style:font-size-complex="14pt" fo:language="uk" fo:country="UA"/>
    </style:style>
    <style:style style:name="P756"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75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75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75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6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6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6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6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6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6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6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6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6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6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7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7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7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7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7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7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7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7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7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7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8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8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8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8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8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8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8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8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8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8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9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9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9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9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9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9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9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9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9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79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0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0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0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0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0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0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0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0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0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0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1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1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1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1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1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1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1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1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1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1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2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2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2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2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24" style:parent-style-name="Звичайний" style:family="paragraph">
      <style:paragraph-properties fo:text-align="justify"/>
    </style:style>
    <style:style style:name="T825" style:parent-style-name="Шрифтабзацузазамовчуванням" style:family="text">
      <style:text-properties style:font-name="Calibri" style:font-name-complex="Calibri" fo:font-size="14pt" style:font-size-asian="14pt" style:font-size-complex="14pt" fo:language="uk" fo:country="UA"/>
    </style:style>
    <style:style style:name="T826" style:parent-style-name="Исходныйтекст" style:family="text">
      <style:text-properties style:font-name="Calibri" style:font-name-asian="Noto Sans CJK SC Regular" style:font-name-complex="Calibri" fo:font-size="14pt" style:font-size-asian="14pt" style:font-size-complex="14pt" fo:language="uk" fo:country="UA"/>
    </style:style>
    <style:style style:name="P82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2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2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3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3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3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3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3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3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3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3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3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3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84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84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84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843" style:parent-style-name="Заголовок1" style:family="paragraph">
      <style:paragraph-properties fo:text-align="justify" fo:margin-top="0in">
        <style:tab-stops>
          <style:tab-stop style:type="left" style:position="0.4923in"/>
          <style:tab-stop style:type="left" style:position="0.5909in"/>
        </style:tab-stops>
      </style:paragraph-properties>
    </style:style>
    <style:style style:name="T844" style:parent-style-name="tlid-translation" style:family="text">
      <style:text-properties fo:language="uk" fo:country="UA"/>
    </style:style>
    <style:style style:name="P84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84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84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848"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84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850" style:parent-style-name="Звичайний" style:family="paragraph">
      <style:paragraph-properties fo:text-align="justify"/>
    </style:style>
    <style:style style:name="T85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852" style:parent-style-name="Шрифтабзацузазамовчуванням" style:family="text">
      <style:text-properties style:font-name="Times New Roman" style:font-name-complex="Times New Roman" fo:font-size="14pt" style:font-size-asian="14pt" style:font-size-complex="14pt" fo:language="en" fo:country="US"/>
    </style:style>
    <style:style style:name="T85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854" style:parent-style-name="Звичайний" style:family="paragraph">
      <style:paragraph-properties fo:text-align="justify"/>
    </style:style>
    <style:style style:name="T855" style:parent-style-name="Выделениежирным" style:family="text">
      <style:text-properties style:font-name="Times New Roman" style:font-name-complex="Times New Roman" fo:font-weight="normal" style:font-weight-asian="normal" style:font-weight-complex="normal" fo:color="#000000" fo:font-size="14pt" style:font-size-asian="14pt" style:font-size-complex="14pt" fo:language="uk" fo:country="UA"/>
    </style:style>
    <style:style style:name="T85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85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85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85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860" style:parent-style-name="Звичайний" style:family="paragraph">
      <style:paragraph-properties fo:text-align="justify" fo:margin-left="0.5in">
        <style:tab-stops/>
      </style:paragraph-properties>
      <style:text-properties style:font-name="Times New Roman" style:font-name-complex="Times New Roman" fo:font-size="14pt" style:font-size-asian="14pt" style:font-size-complex="14pt" fo:language="uk" fo:country="UA"/>
    </style:style>
    <style:style style:name="P86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862" style:parent-style-name="Заголовок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63" style:parent-style-name="Заголовок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864" style:parent-style-name="Текствзаданномформате" style:family="paragraph">
      <style:paragraph-properties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865" style:parent-style-name="Текствзаданномформате" style:family="paragraph">
      <style:paragraph-properties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866" style:parent-style-name="Звичайний" style:family="paragraph">
      <style:paragraph-properties fo:text-align="justify"/>
    </style:style>
    <style:style style:name="T867" style:parent-style-name="Выделениежирным" style:family="text">
      <style:text-properties style:font-name="Times New Roman" style:font-name-complex="Times New Roman" fo:color="#000000" fo:font-size="14pt" style:font-size-asian="14pt" style:font-size-complex="14pt" fo:language="uk" fo:country="UA"/>
    </style:style>
    <style:style style:name="T86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869"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70"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71"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72" style:parent-style-name="Звичайний"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uk" fo:country="UA"/>
    </style:style>
    <style:style style:name="P873"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74"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75"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76"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77"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7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879"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80"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81"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82" style:parent-style-name="Звичайний"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uk" fo:country="UA"/>
    </style:style>
    <style:style style:name="P883"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84"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85"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86"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87"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888" style:parent-style-name="Абзацсписку" style:family="paragraph">
      <style:paragraph-properties fo:text-align="justify"/>
    </style:style>
    <style:style style:name="T88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890"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89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892"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89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894" style:parent-style-name="Звичайний" style:family="paragraph">
      <style:paragraph-properties fo:text-align="justify"/>
    </style:style>
    <style:style style:name="T895" style:parent-style-name="Выделениежирным" style:family="text">
      <style:text-properties style:font-name="Times New Roman" style:font-name-complex="Times New Roman" fo:font-size="14pt" style:font-size-asian="14pt" style:font-size-complex="14pt" fo:language="uk" fo:country="UA"/>
    </style:style>
    <style:style style:name="T896" style:parent-style-name="Шрифтабзацузазамовчуванням"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89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898" style:parent-style-name="TextBody" style:family="paragraph">
      <style:paragraph-properties fo:text-align="justify" fo:margin-bottom="0in">
        <style:tab-stops>
          <style:tab-stop style:type="left" style:position="0in"/>
        </style:tab-stops>
      </style:paragraph-properties>
    </style:style>
    <style:style style:name="T899" style:parent-style-name="Интернет-ссылка" style:family="text">
      <style:text-properties style:font-name="Times New Roman" fo:font-size="14pt" style:font-size-asian="14pt" style:font-size-complex="14pt" fo:language="uk" fo:country="UA"/>
    </style:style>
    <style:style style:name="T900" style:parent-style-name="Шрифтабзацузазамовчуванням" style:family="text">
      <style:text-properties style:font-name="Times New Roman" fo:font-size="14pt" style:font-size-asian="14pt" style:font-size-complex="14pt" fo:language="uk" fo:country="UA"/>
    </style:style>
    <style:style style:name="T901" style:parent-style-name="Шрифтабзацузазамовчуванням" style:family="text">
      <style:text-properties style:font-name="Times New Roman" fo:font-size="14pt" style:font-size-asian="14pt" style:font-size-complex="14pt" fo:language="uk" fo:country="UA"/>
    </style:style>
    <style:style style:name="T902" style:parent-style-name="Шрифтабзацузазамовчуванням" style:family="text">
      <style:text-properties style:font-name="Times New Roman" fo:font-size="14pt" style:font-size-asian="14pt" style:font-size-complex="14pt" fo:language="uk" fo:country="UA"/>
    </style:style>
    <style:style style:name="P903" style:parent-style-name="TextBody" style:family="paragraph">
      <style:paragraph-properties fo:text-align="justify" fo:margin-bottom="0in">
        <style:tab-stops>
          <style:tab-stop style:type="left" style:position="0in"/>
        </style:tab-stops>
      </style:paragraph-properties>
    </style:style>
    <style:style style:name="T904" style:parent-style-name="Интернет-ссылка" style:family="text">
      <style:text-properties style:font-name="Times New Roman" fo:font-size="14pt" style:font-size-asian="14pt" style:font-size-complex="14pt" fo:language="uk" fo:country="UA"/>
    </style:style>
    <style:style style:name="T905" style:parent-style-name="Шрифтабзацузазамовчуванням" style:family="text">
      <style:text-properties style:font-name="Times New Roman" fo:font-size="14pt" style:font-size-asian="14pt" style:font-size-complex="14pt" fo:language="uk" fo:country="UA"/>
    </style:style>
    <style:style style:name="T906" style:parent-style-name="Шрифтабзацузазамовчуванням" style:family="text">
      <style:text-properties style:font-name="Times New Roman" fo:font-size="14pt" style:font-size-asian="14pt" style:font-size-complex="14pt" fo:language="uk" fo:country="UA"/>
    </style:style>
    <style:style style:name="T907" style:parent-style-name="Шрифтабзацузазамовчуванням" style:family="text">
      <style:text-properties style:font-name="Times New Roman" fo:font-size="14pt" style:font-size-asian="14pt" style:font-size-complex="14pt" fo:language="uk" fo:country="UA"/>
    </style:style>
    <style:style style:name="P908" style:parent-style-name="TextBody" style:family="paragraph">
      <style:paragraph-properties fo:text-align="justify" fo:margin-bottom="0in">
        <style:tab-stops>
          <style:tab-stop style:type="left" style:position="0.4909in"/>
        </style:tab-stops>
      </style:paragraph-properties>
      <style:text-properties style:font-name="Times New Roman" fo:font-size="14pt" style:font-size-asian="14pt" style:font-size-complex="14pt" fo:language="uk" fo:country="UA"/>
    </style:style>
    <style:style style:name="P909" style:parent-style-name="TextBody" style:family="paragraph">
      <style:paragraph-properties fo:text-align="justify" fo:margin-bottom="0in">
        <style:tab-stops>
          <style:tab-stop style:type="left" style:position="0in"/>
        </style:tab-stops>
      </style:paragraph-properties>
    </style:style>
    <style:style style:name="T910" style:parent-style-name="Интернет-ссылка" style:family="text">
      <style:text-properties style:font-name="Times New Roman" fo:font-size="14pt" style:font-size-asian="14pt" style:font-size-complex="14pt" fo:language="uk" fo:country="UA"/>
    </style:style>
    <style:style style:name="T911" style:parent-style-name="Шрифтабзацузазамовчуванням" style:family="text">
      <style:text-properties style:font-name="Times New Roman" fo:font-size="14pt" style:font-size-asian="14pt" style:font-size-complex="14pt" fo:language="uk" fo:country="UA"/>
    </style:style>
    <style:style style:name="T912" style:parent-style-name="Шрифтабзацузазамовчуванням" style:family="text">
      <style:text-properties style:font-name="Times New Roman" fo:font-size="14pt" style:font-size-asian="14pt" style:font-size-complex="14pt" fo:language="uk" fo:country="UA"/>
    </style:style>
    <style:style style:name="T913" style:parent-style-name="Шрифтабзацузазамовчуванням" style:family="text">
      <style:text-properties style:font-name="Times New Roman" fo:font-size="14pt" style:font-size-asian="14pt" style:font-size-complex="14pt" fo:language="uk" fo:country="UA"/>
    </style:style>
    <style:style style:name="P914" style:parent-style-name="TextBody" style:family="paragraph">
      <style:paragraph-properties fo:text-align="justify" fo:margin-bottom="0in">
        <style:tab-stops>
          <style:tab-stop style:type="left" style:position="0in"/>
        </style:tab-stops>
      </style:paragraph-properties>
    </style:style>
    <style:style style:name="T915" style:parent-style-name="Интернет-ссылка" style:family="text">
      <style:text-properties style:font-name="Times New Roman" fo:font-size="14pt" style:font-size-asian="14pt" style:font-size-complex="14pt" fo:language="uk" fo:country="UA"/>
    </style:style>
    <style:style style:name="T916" style:parent-style-name="Шрифтабзацузазамовчуванням" style:family="text">
      <style:text-properties style:font-name="Times New Roman" fo:font-size="14pt" style:font-size-asian="14pt" style:font-size-complex="14pt" fo:language="uk" fo:country="UA"/>
    </style:style>
    <style:style style:name="T917" style:parent-style-name="Шрифтабзацузазамовчуванням" style:family="text">
      <style:text-properties style:font-name="Times New Roman" fo:font-size="14pt" style:font-size-asian="14pt" style:font-size-complex="14pt" fo:language="en" fo:country="US"/>
    </style:style>
    <style:style style:name="T918" style:parent-style-name="Шрифтабзацузазамовчуванням" style:family="text">
      <style:text-properties style:font-name="Times New Roman" fo:font-size="14pt" style:font-size-asian="14pt" style:font-size-complex="14pt" fo:language="uk" fo:country="UA"/>
    </style:style>
    <style:style style:name="P919" style:parent-style-name="TextBody" style:family="paragraph">
      <style:paragraph-properties fo:text-align="justify" fo:margin-bottom="0in">
        <style:tab-stops>
          <style:tab-stop style:type="left" style:position="0in"/>
        </style:tab-stops>
      </style:paragraph-properties>
    </style:style>
    <style:style style:name="T920" style:parent-style-name="Интернет-ссылка" style:family="text">
      <style:text-properties style:font-name="Times New Roman" fo:font-size="14pt" style:font-size-asian="14pt" style:font-size-complex="14pt" fo:language="uk" fo:country="UA"/>
    </style:style>
    <style:style style:name="T921" style:parent-style-name="Шрифтабзацузазамовчуванням" style:family="text">
      <style:text-properties style:font-name="Times New Roman" fo:font-size="14pt" style:font-size-asian="14pt" style:font-size-complex="14pt" fo:language="uk" fo:country="UA"/>
    </style:style>
    <style:style style:name="T922" style:parent-style-name="Шрифтабзацузазамовчуванням" style:family="text">
      <style:text-properties style:font-name="Times New Roman" fo:font-size="14pt" style:font-size-asian="14pt" style:font-size-complex="14pt" fo:language="uk" fo:country="UA"/>
    </style:style>
    <style:style style:name="T923" style:parent-style-name="Шрифтабзацузазамовчуванням" style:family="text">
      <style:text-properties style:font-name="Times New Roman" fo:font-size="14pt" style:font-size-asian="14pt" style:font-size-complex="14pt" fo:language="uk" fo:country="UA"/>
    </style:style>
    <style:style style:name="P924" style:parent-style-name="TextBody" style:family="paragraph">
      <style:paragraph-properties fo:text-align="justify" fo:margin-bottom="0in">
        <style:tab-stops>
          <style:tab-stop style:type="left" style:position="0in"/>
        </style:tab-stops>
      </style:paragraph-properties>
    </style:style>
    <style:style style:name="T925" style:parent-style-name="Интернет-ссылка" style:family="text">
      <style:text-properties style:font-name="Times New Roman" fo:font-size="14pt" style:font-size-asian="14pt" style:font-size-complex="14pt" fo:language="uk" fo:country="UA"/>
    </style:style>
    <style:style style:name="T926" style:parent-style-name="Шрифтабзацузазамовчуванням" style:family="text">
      <style:text-properties style:font-name="Times New Roman" fo:font-size="14pt" style:font-size-asian="14pt" style:font-size-complex="14pt" fo:language="uk" fo:country="UA"/>
    </style:style>
    <style:style style:name="P927" style:parent-style-name="TextBody" style:family="paragraph">
      <style:paragraph-properties fo:text-align="justify" fo:margin-bottom="0in">
        <style:tab-stops>
          <style:tab-stop style:type="left" style:position="0in"/>
        </style:tab-stops>
      </style:paragraph-properties>
    </style:style>
    <style:style style:name="T928" style:parent-style-name="Интернет-ссылка" style:family="text">
      <style:text-properties style:font-name="Times New Roman" fo:font-size="14pt" style:font-size-asian="14pt" style:font-size-complex="14pt" fo:language="uk" fo:country="UA"/>
    </style:style>
    <style:style style:name="T929" style:parent-style-name="Шрифтабзацузазамовчуванням" style:family="text">
      <style:text-properties style:font-name="Times New Roman" fo:font-size="14pt" style:font-size-asian="14pt" style:font-size-complex="14pt" fo:language="uk" fo:country="UA"/>
    </style:style>
    <style:style style:name="P930" style:parent-style-name="TextBody" style:family="paragraph">
      <style:paragraph-properties fo:text-align="justify" fo:margin-bottom="0in">
        <style:tab-stops>
          <style:tab-stop style:type="left" style:position="0in"/>
        </style:tab-stops>
      </style:paragraph-properties>
    </style:style>
    <style:style style:name="T931" style:parent-style-name="Интернет-ссылка" style:family="text">
      <style:text-properties style:font-name="Times New Roman" fo:font-size="14pt" style:font-size-asian="14pt" style:font-size-complex="14pt" fo:language="uk" fo:country="UA"/>
    </style:style>
    <style:style style:name="T932" style:parent-style-name="Шрифтабзацузазамовчуванням" style:family="text">
      <style:text-properties style:font-name="Times New Roman" fo:font-size="14pt" style:font-size-asian="14pt" style:font-size-complex="14pt" fo:language="uk" fo:country="UA"/>
    </style:style>
    <style:style style:name="P93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93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935" style:parent-style-name="Звичайний" style:family="paragraph">
      <style:text-properties style:font-name="Times New Roman" style:font-name-complex="Times New Roman" fo:font-size="14pt" style:font-size-asian="14pt" style:font-size-complex="14pt" fo:language="uk" fo:country="UA"/>
    </style:style>
    <style:style style:name="P936" style:parent-style-name="Звичайний" style:family="paragraph">
      <style:text-properties style:font-name="Calibri" style:font-name-complex="Calibri" fo:font-size="14pt" style:font-size-asian="14pt" style:font-size-complex="14pt" fo:language="uk" fo:country="UA"/>
    </style:style>
    <style:style style:name="P937" style:parent-style-name="Звичайний" style:family="paragraph">
      <style:text-properties style:font-name="Calibri" style:font-name-complex="Calibri" fo:font-size="14pt" style:font-size-asian="14pt" style:font-size-complex="14pt" fo:language="uk" fo:country="UA"/>
    </style:style>
    <style:style style:name="P938" style:parent-style-name="Звичайний" style:family="paragraph">
      <style:text-properties style:font-name="Calibri" style:font-name-complex="Calibri" fo:font-size="14pt" style:font-size-asian="14pt" style:font-size-complex="14pt" fo:language="uk" fo:country="UA"/>
    </style:style>
    <style:style style:name="P939" style:parent-style-name="Звичайний" style:family="paragraph">
      <style:text-properties style:font-name="Calibri" style:font-name-complex="Calibri" fo:font-size="14pt" style:font-size-asian="14pt" style:font-size-complex="14pt" fo:language="uk" fo:country="UA"/>
    </style:style>
    <style:style style:name="P940" style:parent-style-name="Звичайний" style:family="paragraph">
      <style:text-properties style:font-name="Calibri" style:font-name-complex="Calibri" fo:font-size="14pt" style:font-size-asian="14pt" style:font-size-complex="14pt" fo:language="uk" fo:country="UA"/>
    </style:style>
    <style:style style:name="P941" style:parent-style-name="Звичайний" style:family="paragraph">
      <style:text-properties style:font-name="Calibri" style:font-name-complex="Calibri" fo:font-size="14pt" style:font-size-asian="14pt" style:font-size-complex="14pt" fo:language="uk" fo:country="UA"/>
    </style:style>
    <style:style style:name="P942" style:parent-style-name="Звичайний" style:family="paragraph">
      <style:text-properties style:font-name="Calibri" style:font-name-complex="Calibri" fo:font-size="14pt" style:font-size-asian="14pt" style:font-size-complex="14pt" fo:language="uk" fo:country="UA"/>
    </style:style>
    <style:style style:name="P943" style:parent-style-name="Звичайний" style:family="paragraph">
      <style:text-properties style:font-name="Calibri" style:font-name-complex="Calibri" fo:font-size="14pt" style:font-size-asian="14pt" style:font-size-complex="14pt" fo:language="uk" fo:country="UA"/>
    </style:style>
    <style:style style:name="P944" style:parent-style-name="Звичайний" style:family="paragraph">
      <style:text-properties style:font-name="Calibri" style:font-name-complex="Calibri" fo:font-size="14pt" style:font-size-asian="14pt" style:font-size-complex="14pt" fo:language="uk" fo:country="UA"/>
    </style:style>
    <style:style style:name="P945" style:parent-style-name="Звичайний" style:family="paragraph">
      <style:text-properties style:font-name="Calibri" style:font-name-complex="Calibri" fo:font-size="14pt" style:font-size-asian="14pt" style:font-size-complex="14pt" fo:language="uk" fo:country="UA"/>
    </style:style>
    <style:style style:name="P946" style:parent-style-name="Звичайний" style:family="paragraph">
      <style:text-properties style:font-name="Calibri" style:font-name-complex="Calibri" fo:font-size="14pt" style:font-size-asian="14pt" style:font-size-complex="14pt" fo:language="uk" fo:country="UA"/>
    </style:style>
    <style:style style:name="P947" style:parent-style-name="Звичайний" style:family="paragraph">
      <style:text-properties style:font-name="Calibri" style:font-name-complex="Calibri" fo:font-size="14pt" style:font-size-asian="14pt" style:font-size-complex="14pt" fo:language="uk" fo:country="UA"/>
    </style:style>
    <style:style style:name="P948" style:parent-style-name="Звичайний" style:family="paragraph">
      <style:text-properties style:font-name="Calibri" style:font-name-complex="Calibri" fo:font-size="14pt" style:font-size-asian="14pt" style:font-size-complex="14pt" fo:language="uk" fo:country="UA"/>
    </style:style>
    <style:style style:name="P949" style:parent-style-name="Звичайний" style:family="paragraph">
      <style:text-properties style:font-name="Calibri" style:font-name-complex="Calibri" fo:font-size="14pt" style:font-size-asian="14pt" style:font-size-complex="14pt" fo:language="uk" fo:country="UA"/>
    </style:style>
    <style:style style:name="P950" style:parent-style-name="Звичайний" style:family="paragraph">
      <style:text-properties style:font-name="Calibri" style:font-name-complex="Calibri" fo:font-size="14pt" style:font-size-asian="14pt" style:font-size-complex="14pt" fo:language="uk" fo:country="UA"/>
    </style:style>
    <style:style style:name="P951" style:parent-style-name="Звичайний" style:family="paragraph">
      <style:text-properties style:font-name="Calibri" style:font-name-complex="Calibri" fo:font-size="14pt" style:font-size-asian="14pt" style:font-size-complex="14pt" fo:language="uk" fo:country="UA"/>
    </style:style>
    <style:style style:name="P952" style:parent-style-name="Звичайний" style:family="paragraph">
      <style:text-properties style:font-name="Calibri" style:font-name-complex="Calibri" fo:font-size="14pt" style:font-size-asian="14pt" style:font-size-complex="14pt" fo:language="uk" fo:country="UA"/>
    </style:style>
    <style:style style:name="P953" style:parent-style-name="Звичайний" style:family="paragraph">
      <style:text-properties style:font-name="Calibri" style:font-name-complex="Calibri" fo:font-size="14pt" style:font-size-asian="14pt" style:font-size-complex="14pt" fo:language="uk" fo:country="UA"/>
    </style:style>
    <style:style style:name="P954" style:parent-style-name="Звичайний" style:family="paragraph">
      <style:text-properties style:font-name="Calibri" style:font-name-complex="Calibri" fo:font-size="14pt" style:font-size-asian="14pt" style:font-size-complex="14pt" fo:language="uk" fo:country="UA"/>
    </style:style>
    <style:style style:name="P955" style:parent-style-name="Звичайний" style:family="paragraph">
      <style:text-properties style:font-name="Calibri" style:font-name-complex="Calibri" fo:font-size="14pt" style:font-size-asian="14pt" style:font-size-complex="14pt" fo:language="uk" fo:country="UA"/>
    </style:style>
    <style:style style:name="P956" style:parent-style-name="Звичайний" style:family="paragraph">
      <style:text-properties style:font-name="Calibri" style:font-name-complex="Calibri" fo:font-size="14pt" style:font-size-asian="14pt" style:font-size-complex="14pt" fo:language="uk" fo:country="UA"/>
    </style:style>
    <style:style style:name="P957" style:parent-style-name="Звичайний" style:family="paragraph">
      <style:text-properties style:font-name="Calibri" style:font-name-complex="Calibri" fo:font-size="14pt" style:font-size-asian="14pt" style:font-size-complex="14pt" fo:language="uk" fo:country="UA"/>
    </style:style>
    <style:style style:name="P958" style:parent-style-name="Звичайний" style:family="paragraph">
      <style:text-properties style:font-name="Calibri" style:font-name-complex="Calibri" fo:font-size="14pt" style:font-size-asian="14pt" style:font-size-complex="14pt" fo:language="uk" fo:country="UA"/>
    </style:style>
    <style:style style:name="P959" style:parent-style-name="Звичайний" style:family="paragraph">
      <style:text-properties style:font-name="Calibri" style:font-name-complex="Calibri" fo:font-size="14pt" style:font-size-asian="14pt" style:font-size-complex="14pt" fo:language="uk" fo:country="UA"/>
    </style:style>
    <style:style style:name="P960" style:parent-style-name="Звичайний" style:family="paragraph">
      <style:text-properties style:font-name="Calibri" style:font-name-complex="Calibri" fo:font-size="14pt" style:font-size-asian="14pt" style:font-size-complex="14pt" fo:language="uk" fo:country="UA"/>
    </style:style>
    <style:style style:name="P961" style:parent-style-name="Звичайний" style:family="paragraph">
      <style:text-properties style:font-name="Calibri" style:font-name-complex="Calibri" fo:font-size="14pt" style:font-size-asian="14pt" style:font-size-complex="14pt" fo:language="uk" fo:country="UA"/>
    </style:style>
    <style:style style:name="P962" style:parent-style-name="Звичайний" style:family="paragraph">
      <style:text-properties style:font-name="Calibri" style:font-name-complex="Calibri" fo:font-size="14pt" style:font-size-asian="14pt" style:font-size-complex="14pt" fo:language="uk" fo:country="UA"/>
    </style:style>
    <style:style style:name="P963" style:parent-style-name="Звичайний" style:family="paragraph">
      <style:text-properties style:font-name="Calibri" style:font-name-complex="Calibri" fo:font-size="14pt" style:font-size-asian="14pt" style:font-size-complex="14pt" fo:language="uk" fo:country="UA"/>
    </style:style>
    <style:style style:name="P964" style:parent-style-name="Звичайний" style:family="paragraph">
      <style:text-properties style:font-name="Calibri" style:font-name-complex="Calibri" fo:font-size="14pt" style:font-size-asian="14pt" style:font-size-complex="14pt" fo:language="uk" fo:country="UA"/>
    </style:style>
    <style:style style:name="P965" style:parent-style-name="Звичайний" style:family="paragraph">
      <style:text-properties style:font-name="Calibri" style:font-name-complex="Calibri" fo:font-size="14pt" style:font-size-asian="14pt" style:font-size-complex="14pt" fo:language="uk" fo:country="UA"/>
    </style:style>
    <style:style style:name="P966" style:parent-style-name="Звичайний" style:family="paragraph">
      <style:text-properties style:font-name="Calibri" style:font-name-complex="Calibri" fo:font-size="14pt" style:font-size-asian="14pt" style:font-size-complex="14pt" fo:language="uk" fo:country="UA"/>
    </style:style>
    <style:style style:name="P967" style:parent-style-name="Звичайний" style:family="paragraph">
      <style:text-properties style:font-name="Calibri" style:font-name-complex="Calibri" fo:font-size="14pt" style:font-size-asian="14pt" style:font-size-complex="14pt" fo:language="uk" fo:country="UA"/>
    </style:style>
    <style:style style:name="P968" style:parent-style-name="Звичайний" style:family="paragraph">
      <style:text-properties style:font-name="Calibri" style:font-name-complex="Calibri" fo:font-size="14pt" style:font-size-asian="14pt" style:font-size-complex="14pt" fo:language="uk" fo:country="UA"/>
    </style:style>
    <style:style style:name="P969" style:parent-style-name="Звичайний" style:family="paragraph">
      <style:text-properties style:font-name="Calibri" style:font-name-complex="Calibri" fo:font-size="14pt" style:font-size-asian="14pt" style:font-size-complex="14pt" fo:language="uk" fo:country="UA"/>
    </style:style>
    <style:style style:name="P970" style:parent-style-name="Звичайний" style:family="paragraph">
      <style:text-properties style:font-name="Calibri" style:font-name-complex="Calibri" fo:font-size="14pt" style:font-size-asian="14pt" style:font-size-complex="14pt" fo:language="uk" fo:country="UA"/>
    </style:style>
    <style:style style:name="P971" style:parent-style-name="Звичайний" style:family="paragraph">
      <style:text-properties style:font-name="Calibri" style:font-name-complex="Calibri" fo:font-size="14pt" style:font-size-asian="14pt" style:font-size-complex="14pt" fo:language="uk" fo:country="UA"/>
    </style:style>
    <style:style style:name="P972" style:parent-style-name="Звичайний" style:family="paragraph">
      <style:text-properties style:font-name="Calibri" style:font-name-complex="Calibri" fo:font-size="14pt" style:font-size-asian="14pt" style:font-size-complex="14pt" fo:language="uk" fo:country="UA"/>
    </style:style>
    <style:style style:name="P973" style:parent-style-name="Звичайний" style:family="paragraph">
      <style:text-properties style:font-name="Calibri" style:font-name-complex="Calibri" fo:font-size="14pt" style:font-size-asian="14pt" style:font-size-complex="14pt" fo:language="uk" fo:country="UA"/>
    </style:style>
    <style:style style:name="P974" style:parent-style-name="Звичайний" style:family="paragraph">
      <style:text-properties style:font-name="Calibri" style:font-name-complex="Calibri" fo:font-size="14pt" style:font-size-asian="14pt" style:font-size-complex="14pt" fo:language="uk" fo:country="UA"/>
    </style:style>
    <style:style style:name="P975" style:parent-style-name="Звичайний" style:family="paragraph">
      <style:text-properties style:font-name="Calibri" style:font-name-complex="Calibri" fo:font-size="14pt" style:font-size-asian="14pt" style:font-size-complex="14pt" fo:language="uk" fo:country="UA"/>
    </style:style>
    <style:style style:name="P976" style:parent-style-name="Звичайний" style:family="paragraph">
      <style:text-properties style:font-name="Calibri" style:font-name-complex="Calibri" fo:font-size="14pt" style:font-size-asian="14pt" style:font-size-complex="14pt" fo:language="uk" fo:country="UA"/>
    </style:style>
    <style:style style:name="P977" style:parent-style-name="Звичайний" style:family="paragraph">
      <style:text-properties style:font-name="Calibri" style:font-name-complex="Calibri" fo:font-size="14pt" style:font-size-asian="14pt" style:font-size-complex="14pt" fo:language="uk" fo:country="UA"/>
    </style:style>
    <style:style style:name="P978" style:parent-style-name="Звичайний" style:family="paragraph">
      <style:text-properties style:font-name="Calibri" style:font-name-complex="Calibri" fo:font-size="14pt" style:font-size-asian="14pt" style:font-size-complex="14pt" fo:language="uk" fo:country="UA"/>
    </style:style>
    <style:style style:name="P979" style:parent-style-name="Звичайний" style:family="paragraph">
      <style:text-properties style:font-name="Calibri" style:font-name-complex="Calibri" fo:font-size="14pt" style:font-size-asian="14pt" style:font-size-complex="14pt" fo:language="uk" fo:country="UA"/>
    </style:style>
    <style:style style:name="P980" style:parent-style-name="Звичайний" style:family="paragraph">
      <style:text-properties style:font-name="Calibri" style:font-name-complex="Calibri" fo:font-size="14pt" style:font-size-asian="14pt" style:font-size-complex="14pt" fo:language="uk" fo:country="UA"/>
    </style:style>
    <style:style style:name="P981" style:parent-style-name="Звичайний" style:family="paragraph">
      <style:text-properties style:font-name="Calibri" style:font-name-complex="Calibri" fo:font-size="14pt" style:font-size-asian="14pt" style:font-size-complex="14pt" fo:language="uk" fo:country="UA"/>
    </style:style>
    <style:style style:name="P982" style:parent-style-name="Звичайний" style:family="paragraph">
      <style:text-properties style:font-name="Calibri" style:font-name-complex="Calibri" fo:font-size="14pt" style:font-size-asian="14pt" style:font-size-complex="14pt" fo:language="uk" fo:country="UA"/>
    </style:style>
    <style:style style:name="P983" style:parent-style-name="Звичайний" style:family="paragraph">
      <style:text-properties style:font-name="Calibri" style:font-name-complex="Calibri" fo:font-size="14pt" style:font-size-asian="14pt" style:font-size-complex="14pt" fo:language="uk" fo:country="UA"/>
    </style:style>
    <style:style style:name="P984" style:parent-style-name="Звичайний" style:family="paragraph">
      <style:text-properties style:font-name="Calibri" style:font-name-complex="Calibri" fo:font-size="14pt" style:font-size-asian="14pt" style:font-size-complex="14pt" fo:language="uk" fo:country="UA"/>
    </style:style>
    <style:style style:name="P985" style:parent-style-name="Звичайний" style:family="paragraph">
      <style:text-properties style:font-name="Calibri" style:font-name-complex="Calibri" fo:font-size="14pt" style:font-size-asian="14pt" style:font-size-complex="14pt" fo:language="uk" fo:country="UA"/>
    </style:style>
    <style:style style:name="P986" style:parent-style-name="Звичайний" style:family="paragraph">
      <style:text-properties style:font-name="Calibri" style:font-name-complex="Calibri" fo:font-size="14pt" style:font-size-asian="14pt" style:font-size-complex="14pt" fo:language="uk" fo:country="UA"/>
    </style:style>
    <style:style style:name="P987" style:parent-style-name="Звичайний" style:family="paragraph">
      <style:text-properties style:font-name="Calibri" style:font-name-complex="Calibri" fo:font-size="14pt" style:font-size-asian="14pt" style:font-size-complex="14pt" fo:language="uk" fo:country="UA"/>
    </style:style>
    <style:style style:name="P988" style:parent-style-name="Звичайний" style:family="paragraph">
      <style:text-properties style:font-name="Calibri" style:font-name-complex="Calibri" fo:font-size="14pt" style:font-size-asian="14pt" style:font-size-complex="14pt" fo:language="uk" fo:country="UA"/>
    </style:style>
    <style:style style:name="P989" style:parent-style-name="Звичайний" style:family="paragraph">
      <style:text-properties style:font-name="Calibri" style:font-name-complex="Calibri" fo:font-size="14pt" style:font-size-asian="14pt" style:font-size-complex="14pt" fo:language="uk" fo:country="UA"/>
    </style:style>
    <style:style style:name="P990" style:parent-style-name="Звичайний" style:family="paragraph">
      <style:text-properties style:font-name="Calibri" style:font-name-complex="Calibri" fo:font-size="14pt" style:font-size-asian="14pt" style:font-size-complex="14pt" fo:language="uk" fo:country="UA"/>
    </style:style>
    <style:style style:name="P991" style:parent-style-name="Звичайний" style:family="paragraph">
      <style:text-properties style:font-name="Calibri" style:font-name-complex="Calibri" fo:font-size="14pt" style:font-size-asian="14pt" style:font-size-complex="14pt" fo:language="uk" fo:country="UA"/>
    </style:style>
    <style:style style:name="P992" style:parent-style-name="Звичайний" style:family="paragraph">
      <style:text-properties style:font-name="Calibri" style:font-name-complex="Calibri" fo:font-size="14pt" style:font-size-asian="14pt" style:font-size-complex="14pt" fo:language="uk" fo:country="UA"/>
    </style:style>
    <style:style style:name="P993" style:parent-style-name="Звичайний" style:family="paragraph">
      <style:text-properties style:font-name="Calibri" style:font-name-complex="Calibri" fo:font-size="14pt" style:font-size-asian="14pt" style:font-size-complex="14pt" fo:language="uk" fo:country="UA"/>
    </style:style>
    <style:style style:name="P994" style:parent-style-name="Звичайний" style:family="paragraph">
      <style:text-properties style:font-name="Calibri" style:font-name-complex="Calibri" fo:font-size="14pt" style:font-size-asian="14pt" style:font-size-complex="14pt" fo:language="uk" fo:country="UA"/>
    </style:style>
    <style:style style:name="P995" style:parent-style-name="Звичайний" style:family="paragraph">
      <style:text-properties style:font-name="Calibri" style:font-name-complex="Calibri" fo:font-size="14pt" style:font-size-asian="14pt" style:font-size-complex="14pt" fo:language="uk" fo:country="UA"/>
    </style:style>
    <style:style style:name="P996" style:parent-style-name="Звичайний" style:family="paragraph">
      <style:text-properties style:font-name="Calibri" style:font-name-complex="Calibri" fo:font-size="14pt" style:font-size-asian="14pt" style:font-size-complex="14pt" fo:language="uk" fo:country="UA"/>
    </style:style>
    <style:style style:name="P997" style:parent-style-name="Звичайний" style:family="paragraph">
      <style:text-properties style:font-name="Calibri" style:font-name-complex="Calibri" fo:font-size="14pt" style:font-size-asian="14pt" style:font-size-complex="14pt" fo:language="uk" fo:country="UA"/>
    </style:style>
    <style:style style:name="P998" style:parent-style-name="Звичайний" style:family="paragraph">
      <style:text-properties style:font-name="Calibri" style:font-name-complex="Calibri" fo:font-size="14pt" style:font-size-asian="14pt" style:font-size-complex="14pt" fo:language="uk" fo:country="UA"/>
    </style:style>
    <style:style style:name="P999" style:parent-style-name="Звичайний" style:family="paragraph">
      <style:text-properties style:font-name="Calibri" style:font-name-complex="Calibri" fo:font-size="14pt" style:font-size-asian="14pt" style:font-size-complex="14pt" fo:language="uk" fo:country="UA"/>
    </style:style>
    <style:style style:name="P1000" style:parent-style-name="Звичайний" style:family="paragraph">
      <style:text-properties style:font-name="Calibri" style:font-name-complex="Calibri" fo:font-size="14pt" style:font-size-asian="14pt" style:font-size-complex="14pt" fo:language="uk" fo:country="UA"/>
    </style:style>
    <style:style style:name="P1001" style:parent-style-name="Звичайний" style:family="paragraph">
      <style:text-properties style:font-name="Calibri" style:font-name-complex="Calibri" fo:font-size="14pt" style:font-size-asian="14pt" style:font-size-complex="14pt" fo:language="uk" fo:country="UA"/>
    </style:style>
    <style:style style:name="P1002" style:parent-style-name="Звичайний" style:family="paragraph">
      <style:text-properties style:font-name="Calibri" style:font-name-complex="Calibri" fo:font-size="14pt" style:font-size-asian="14pt" style:font-size-complex="14pt" fo:language="uk" fo:country="UA"/>
    </style:style>
    <style:style style:name="P1003" style:parent-style-name="Звичайний" style:family="paragraph">
      <style:text-properties style:font-name="Calibri" style:font-name-complex="Calibri" fo:font-size="14pt" style:font-size-asian="14pt" style:font-size-complex="14pt" fo:language="uk" fo:country="UA"/>
    </style:style>
    <style:style style:name="P1004" style:parent-style-name="Звичайний" style:family="paragraph">
      <style:text-properties style:font-name="Calibri" style:font-name-complex="Calibri" fo:font-size="14pt" style:font-size-asian="14pt" style:font-size-complex="14pt" fo:language="uk" fo:country="UA"/>
    </style:style>
    <style:style style:name="P1005" style:parent-style-name="Звичайний" style:family="paragraph">
      <style:text-properties style:font-name="Calibri" style:font-name-complex="Calibri" fo:font-size="14pt" style:font-size-asian="14pt" style:font-size-complex="14pt" fo:language="uk" fo:country="UA"/>
    </style:style>
    <style:style style:name="P1006" style:parent-style-name="Звичайний" style:family="paragraph">
      <style:text-properties style:font-name="Calibri" style:font-name-complex="Calibri" fo:font-size="14pt" style:font-size-asian="14pt" style:font-size-complex="14pt" fo:language="uk" fo:country="UA"/>
    </style:style>
    <style:style style:name="P1007" style:parent-style-name="Звичайний" style:family="paragraph">
      <style:text-properties style:font-name="Calibri" style:font-name-complex="Calibri" fo:font-size="14pt" style:font-size-asian="14pt" style:font-size-complex="14pt" fo:language="uk" fo:country="UA"/>
    </style:style>
    <style:style style:name="P1008" style:parent-style-name="Звичайний" style:family="paragraph">
      <style:text-properties style:font-name="Calibri" style:font-name-complex="Calibri" fo:font-size="14pt" style:font-size-asian="14pt" style:font-size-complex="14pt" fo:language="uk" fo:country="UA"/>
    </style:style>
    <style:style style:name="P1009" style:parent-style-name="Звичайний" style:family="paragraph">
      <style:text-properties style:font-name="Calibri" style:font-name-complex="Calibri" fo:font-size="14pt" style:font-size-asian="14pt" style:font-size-complex="14pt" fo:language="uk" fo:country="UA"/>
    </style:style>
    <style:style style:name="P1010" style:parent-style-name="Звичайний" style:family="paragraph">
      <style:text-properties style:font-name="Calibri" style:font-name-complex="Calibri" fo:font-size="14pt" style:font-size-asian="14pt" style:font-size-complex="14pt" fo:language="uk" fo:country="UA"/>
    </style:style>
    <style:style style:name="P1011" style:parent-style-name="Звичайний" style:family="paragraph">
      <style:text-properties style:font-name="Calibri" style:font-name-complex="Calibri" fo:font-size="14pt" style:font-size-asian="14pt" style:font-size-complex="14pt" fo:language="uk" fo:country="UA"/>
    </style:style>
    <style:style style:name="P1012" style:parent-style-name="Звичайний" style:family="paragraph">
      <style:text-properties style:font-name="Calibri" style:font-name-complex="Calibri" fo:font-size="14pt" style:font-size-asian="14pt" style:font-size-complex="14pt" fo:language="uk" fo:country="UA"/>
    </style:style>
    <style:style style:name="P1013" style:parent-style-name="Звичайний" style:family="paragraph">
      <style:text-properties style:font-name="Calibri" style:font-name-complex="Calibri" fo:font-size="14pt" style:font-size-asian="14pt" style:font-size-complex="14pt" fo:language="uk" fo:country="UA"/>
    </style:style>
    <style:style style:name="P1014" style:parent-style-name="Звичайний" style:family="paragraph">
      <style:text-properties style:font-name="Calibri" style:font-name-complex="Calibri" fo:font-size="14pt" style:font-size-asian="14pt" style:font-size-complex="14pt" fo:language="uk" fo:country="UA"/>
    </style:style>
    <style:style style:name="P1015" style:parent-style-name="Звичайний" style:family="paragraph">
      <style:text-properties style:font-name="Calibri" style:font-name-complex="Calibri" fo:font-size="14pt" style:font-size-asian="14pt" style:font-size-complex="14pt" fo:language="uk" fo:country="UA"/>
    </style:style>
    <style:style style:name="P1016" style:parent-style-name="Звичайний" style:family="paragraph">
      <style:text-properties style:font-name="Calibri" style:font-name-complex="Calibri" fo:font-size="14pt" style:font-size-asian="14pt" style:font-size-complex="14pt" fo:language="uk" fo:country="UA"/>
    </style:style>
    <style:style style:name="P1017" style:parent-style-name="Звичайний" style:family="paragraph">
      <style:text-properties style:font-name="Calibri" style:font-name-complex="Calibri" fo:font-size="14pt" style:font-size-asian="14pt" style:font-size-complex="14pt" fo:language="uk" fo:country="UA"/>
    </style:style>
    <style:style style:name="P1018" style:parent-style-name="Звичайний" style:family="paragraph">
      <style:text-properties style:font-name="Calibri" style:font-name-complex="Calibri" fo:font-size="14pt" style:font-size-asian="14pt" style:font-size-complex="14pt" fo:language="uk" fo:country="UA"/>
    </style:style>
    <style:style style:name="P1019" style:parent-style-name="Звичайний" style:family="paragraph">
      <style:text-properties style:font-name="Calibri" style:font-name-complex="Calibri" fo:font-size="14pt" style:font-size-asian="14pt" style:font-size-complex="14pt" fo:language="uk" fo:country="UA"/>
    </style:style>
    <style:style style:name="P1020" style:parent-style-name="Звичайний" style:family="paragraph">
      <style:text-properties style:font-name="Calibri" style:font-name-complex="Calibri" fo:font-size="14pt" style:font-size-asian="14pt" style:font-size-complex="14pt" fo:language="uk" fo:country="UA"/>
    </style:style>
    <style:style style:name="P1021" style:parent-style-name="Звичайний" style:family="paragraph">
      <style:text-properties style:font-name="Calibri" style:font-name-complex="Calibri" fo:font-size="14pt" style:font-size-asian="14pt" style:font-size-complex="14pt" fo:language="uk" fo:country="UA"/>
    </style:style>
    <style:style style:name="P1022" style:parent-style-name="Звичайний" style:family="paragraph">
      <style:text-properties style:font-name="Calibri" style:font-name-complex="Calibri" fo:font-size="14pt" style:font-size-asian="14pt" style:font-size-complex="14pt" fo:language="uk" fo:country="UA"/>
    </style:style>
    <style:style style:name="P1023" style:parent-style-name="Звичайний" style:family="paragraph">
      <style:text-properties style:font-name="Calibri" style:font-name-complex="Calibri" fo:font-size="14pt" style:font-size-asian="14pt" style:font-size-complex="14pt" fo:language="uk" fo:country="UA"/>
    </style:style>
    <style:style style:name="P1024" style:parent-style-name="Звичайний" style:family="paragraph">
      <style:text-properties style:font-name="Calibri" style:font-name-complex="Calibri" fo:font-size="14pt" style:font-size-asian="14pt" style:font-size-complex="14pt" fo:language="uk" fo:country="UA"/>
    </style:style>
    <style:style style:name="P1025" style:parent-style-name="Звичайний" style:family="paragraph">
      <style:text-properties style:font-name="Calibri" style:font-name-complex="Calibri" fo:font-size="14pt" style:font-size-asian="14pt" style:font-size-complex="14pt" fo:language="uk" fo:country="UA"/>
    </style:style>
    <style:style style:name="P1026" style:parent-style-name="Звичайний" style:family="paragraph">
      <style:text-properties style:font-name="Calibri" style:font-name-complex="Calibri" fo:font-size="14pt" style:font-size-asian="14pt" style:font-size-complex="14pt" fo:language="uk" fo:country="UA"/>
    </style:style>
    <style:style style:name="P102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02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2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3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3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3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3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3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3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3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3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3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3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4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4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4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04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044"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04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046" style:parent-style-name="Звичайний" style:family="paragraph">
      <style:paragraph-properties fo:text-align="justify"/>
    </style:style>
    <style:style style:name="T104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04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04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050" style:parent-style-name="Шрифтабзацузазамовчуванням" style:family="text">
      <style:text-properties style:font-name="Times New Roman" style:font-name-complex="Times New Roman" fo:font-size="14pt" style:font-size-asian="14pt" style:font-size-complex="14pt" fo:language="en" fo:country="US"/>
    </style:style>
    <style:style style:name="T105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05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053" style:parent-style-name="Звичайний" style:family="paragraph">
      <style:paragraph-properties fo:text-align="justify"/>
    </style:style>
    <style:style style:name="T1054" style:parent-style-name="Выделениежирным" style:family="text">
      <style:text-properties style:font-name="Times New Roman" style:font-name-complex="Times New Roman" fo:font-weight="normal" style:font-weight-asian="normal" style:font-weight-complex="normal" fo:color="#000000" fo:font-size="14pt" style:font-size-asian="14pt" style:font-size-complex="14pt" fo:language="uk" fo:country="UA"/>
    </style:style>
    <style:style style:name="T105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05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05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05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05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06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061" style:parent-style-name="Заголовок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62" style:parent-style-name="Заголовок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063" style:parent-style-name="Текствзаданномформате" style:family="paragraph">
      <style:paragraph-properties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1064" style:parent-style-name="Текствзаданномформате" style:family="paragraph">
      <style:paragraph-properties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1065" style:parent-style-name="Звичайний" style:family="paragraph">
      <style:paragraph-properties fo:text-align="justify"/>
    </style:style>
    <style:style style:name="T1066" style:parent-style-name="Выделениежирным" style:family="text">
      <style:text-properties style:font-name="Times New Roman" style:font-name-complex="Times New Roman" fo:color="#000000" fo:font-size="14pt" style:font-size-asian="14pt" style:font-size-complex="14pt" fo:language="uk" fo:country="UA"/>
    </style:style>
    <style:style style:name="T106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068"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69"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70"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71" style:parent-style-name="Звичайний"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uk" fo:country="UA"/>
    </style:style>
    <style:style style:name="P1072"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73"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74"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75"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76"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7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078"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79"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80"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81" style:parent-style-name="Звичайний"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uk" fo:country="UA"/>
    </style:style>
    <style:style style:name="P1082"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83"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84"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85"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86"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087" style:parent-style-name="Абзацсписку" style:family="paragraph">
      <style:paragraph-properties fo:text-align="justify"/>
    </style:style>
    <style:style style:name="T108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089"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109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091"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109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093" style:parent-style-name="Звичайний" style:family="paragraph">
      <style:paragraph-properties fo:widows="0" fo:orphans="0"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1094" style:parent-style-name="Звичайний" style:family="paragraph">
      <style:paragraph-properties fo:text-align="justify"/>
    </style:style>
    <style:style style:name="T1095" style:parent-style-name="Выделениежирным" style:family="text">
      <style:text-properties style:font-name="Times New Roman" style:font-name-complex="Times New Roman" fo:font-size="14pt" style:font-size-asian="14pt" style:font-size-complex="14pt" fo:language="uk" fo:country="UA"/>
    </style:style>
    <style:style style:name="T1096" style:parent-style-name="Шрифтабзацузазамовчуванням"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09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098"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09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10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10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0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0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0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0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0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0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0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0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1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1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1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1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1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1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1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1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1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1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2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2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2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2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2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2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2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2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2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2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3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3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3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3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3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3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3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3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3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3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40" style:parent-style-name="Звичайний" style:family="paragraph">
      <style:text-properties style:font-name="Calibri" style:font-name-complex="Calibri" fo:font-size="14pt" style:font-size-asian="14pt" style:font-size-complex="14pt" fo:language="uk" fo:country="UA"/>
    </style:style>
    <style:style style:name="P1141" style:parent-style-name="Звичайний" style:family="paragraph">
      <style:text-properties style:font-name="Calibri" style:font-name-complex="Calibri" fo:font-size="14pt" style:font-size-asian="14pt" style:font-size-complex="14pt" fo:language="uk" fo:country="UA"/>
    </style:style>
    <style:style style:name="P1142" style:parent-style-name="Звичайний" style:family="paragraph">
      <style:text-properties style:font-name="Calibri" style:font-name-complex="Calibri" fo:font-size="14pt" style:font-size-asian="14pt" style:font-size-complex="14pt" fo:language="uk" fo:country="UA"/>
    </style:style>
    <style:style style:name="P1143" style:parent-style-name="Звичайний" style:family="paragraph">
      <style:text-properties style:font-name="Calibri" style:font-name-complex="Calibri" fo:font-size="14pt" style:font-size-asian="14pt" style:font-size-complex="14pt" fo:language="uk" fo:country="UA"/>
    </style:style>
    <style:style style:name="P1144" style:parent-style-name="Звичайний" style:family="paragraph">
      <style:text-properties style:font-name="Calibri" style:font-name-complex="Calibri" fo:font-size="14pt" style:font-size-asian="14pt" style:font-size-complex="14pt" fo:language="uk" fo:country="UA"/>
    </style:style>
    <style:style style:name="P1145" style:parent-style-name="Звичайний" style:family="paragraph">
      <style:text-properties style:font-name="Calibri" style:font-name-complex="Calibri" fo:font-size="14pt" style:font-size-asian="14pt" style:font-size-complex="14pt" fo:language="uk" fo:country="UA"/>
    </style:style>
    <style:style style:name="P1146" style:parent-style-name="Звичайний" style:family="paragraph">
      <style:text-properties style:font-name="Calibri" style:font-name-complex="Calibri" fo:font-size="14pt" style:font-size-asian="14pt" style:font-size-complex="14pt" fo:language="uk" fo:country="UA"/>
    </style:style>
    <style:style style:name="P1147" style:parent-style-name="Звичайний" style:family="paragraph">
      <style:text-properties style:font-name="Calibri" style:font-name-complex="Calibri" fo:font-size="14pt" style:font-size-asian="14pt" style:font-size-complex="14pt" fo:language="uk" fo:country="UA"/>
    </style:style>
    <style:style style:name="P1148" style:parent-style-name="Звичайний" style:family="paragraph">
      <style:text-properties style:font-name="Calibri" style:font-name-complex="Calibri" fo:font-size="14pt" style:font-size-asian="14pt" style:font-size-complex="14pt" fo:language="uk" fo:country="UA"/>
    </style:style>
    <style:style style:name="P1149" style:parent-style-name="Звичайний" style:family="paragraph">
      <style:text-properties style:font-name="Calibri" style:font-name-complex="Calibri" fo:font-size="14pt" style:font-size-asian="14pt" style:font-size-complex="14pt" fo:language="uk" fo:country="UA"/>
    </style:style>
    <style:style style:name="P1150" style:parent-style-name="Звичайний" style:family="paragraph">
      <style:text-properties style:font-name="Calibri" style:font-name-complex="Calibri" fo:font-size="14pt" style:font-size-asian="14pt" style:font-size-complex="14pt" fo:language="uk" fo:country="UA"/>
    </style:style>
    <style:style style:name="P1151" style:parent-style-name="Звичайний" style:family="paragraph">
      <style:text-properties style:font-name="Calibri" style:font-name-complex="Calibri" fo:font-size="14pt" style:font-size-asian="14pt" style:font-size-complex="14pt" fo:language="uk" fo:country="UA"/>
    </style:style>
    <style:style style:name="P115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5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5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5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5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5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5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59" style:parent-style-name="Звичайний" style:family="paragraph">
      <style:text-properties style:font-name="Calibri" style:font-name-complex="Calibri" fo:font-size="14pt" style:font-size-asian="14pt" style:font-size-complex="14pt" fo:language="uk" fo:country="UA"/>
    </style:style>
    <style:style style:name="P1160" style:parent-style-name="Звичайний" style:family="paragraph">
      <style:text-properties style:font-name="Calibri" style:font-name-complex="Calibri" fo:font-size="14pt" style:font-size-asian="14pt" style:font-size-complex="14pt" fo:language="uk" fo:country="UA"/>
    </style:style>
    <style:style style:name="P1161" style:parent-style-name="Звичайний" style:family="paragraph">
      <style:text-properties style:font-name="Calibri" style:font-name-complex="Calibri" fo:font-size="14pt" style:font-size-asian="14pt" style:font-size-complex="14pt" fo:language="uk" fo:country="UA"/>
    </style:style>
    <style:style style:name="P1162" style:parent-style-name="Звичайний" style:family="paragraph">
      <style:text-properties style:font-name="Calibri" style:font-name-complex="Calibri" fo:font-size="14pt" style:font-size-asian="14pt" style:font-size-complex="14pt" fo:language="uk" fo:country="UA"/>
    </style:style>
    <style:style style:name="P1163" style:parent-style-name="Звичайний" style:family="paragraph">
      <style:text-properties style:font-name="Calibri" style:font-name-complex="Calibri" fo:font-size="14pt" style:font-size-asian="14pt" style:font-size-complex="14pt" fo:language="uk" fo:country="UA"/>
    </style:style>
    <style:style style:name="P116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6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6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6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6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6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7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7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7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7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7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7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7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7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7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7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8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8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8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8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8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8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8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8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8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8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9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9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19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19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9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9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9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9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9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19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0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0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0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0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0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0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0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0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0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09" style:parent-style-name="Звичайний" style:family="paragraph">
      <style:paragraph-properties fo:text-align="justify"/>
    </style:style>
    <style:style style:name="T1210"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11" style:parent-style-name="Шрифтабзацузазамовчуванням" style:family="text">
      <style:text-properties style:font-name="Times New Roman" style:font-name-complex="Times New Roman" fo:font-size="14pt" style:font-size-asian="14pt" style:font-size-complex="14pt" fo:language="en" fo:country="US"/>
    </style:style>
    <style:style style:name="T1212"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1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14"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1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1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21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1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1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2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2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22"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22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2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2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2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27" style:parent-style-name="Звичайний" style:family="paragraph">
      <style:paragraph-properties fo:text-align="justify"/>
    </style:style>
    <style:style style:name="T1228" style:parent-style-name="Выделениежирным" style:family="text">
      <style:text-properties style:font-name="Times New Roman" style:font-name-complex="Times New Roman" fo:font-weight="normal" style:font-weight-asian="normal" style:font-weight-complex="normal" fo:color="#000000" fo:font-size="14pt" style:font-size-asian="14pt" style:font-size-complex="14pt" fo:language="uk" fo:country="UA"/>
    </style:style>
    <style:style style:name="T122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23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3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3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3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3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35" style:parent-style-name="Заголовок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36" style:parent-style-name="Заголовоксписка" style:family="paragraph">
      <style:paragraph-properties fo:text-align="justify"/>
      <style:text-properties style:font-name="Times New Roman" style:font-name-complex="Times New Roman" fo:font-size="14pt" style:font-size-asian="14pt" style:font-size-complex="14pt" fo:language="uk" fo:country="UA"/>
    </style:style>
    <style:style style:name="P1237" style:parent-style-name="Текствзаданномформате" style:family="paragraph">
      <style:paragraph-properties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1238" style:parent-style-name="Текствзаданномформате" style:family="paragraph">
      <style:paragraph-properties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1239" style:parent-style-name="Звичайний" style:family="paragraph">
      <style:paragraph-properties fo:text-align="justify"/>
    </style:style>
    <style:style style:name="T1240" style:parent-style-name="Выделениежирным" style:family="text">
      <style:text-properties style:font-name="Times New Roman" style:font-name-complex="Times New Roman" fo:color="#000000" fo:font-size="14pt" style:font-size-asian="14pt" style:font-size-complex="14pt" fo:language="uk" fo:country="UA"/>
    </style:style>
    <style:style style:name="T124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242"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43"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44"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45" style:parent-style-name="Звичайний"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uk" fo:country="UA"/>
    </style:style>
    <style:style style:name="P1246"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47"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48"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49"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50"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51"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5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253"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54"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55"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56" style:parent-style-name="Звичайний"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fo:language="uk" fo:country="UA"/>
    </style:style>
    <style:style style:name="P1257"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58"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59"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60"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61" style:parent-style-name="Абзацсписку" style:family="paragraph">
      <style:paragraph-properties fo:text-align="justify"/>
      <style:text-properties style:font-name="Times New Roman" style:font-name-complex="Times New Roman" fo:font-size="14pt" style:font-size-asian="14pt" style:font-size-complex="14pt" fo:language="uk" fo:country="UA"/>
    </style:style>
    <style:style style:name="P1262" style:parent-style-name="Абзацсписку" style:family="paragraph">
      <style:paragraph-properties fo:text-align="justify"/>
    </style:style>
    <style:style style:name="T126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64"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1265"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66"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67"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268" style:parent-style-name="Непропорциональныйтекст" style:family="text">
      <style:text-properties style:font-name="Times New Roman" style:font-name-complex="Times New Roman" fo:font-size="14pt" style:font-size-asian="14pt" style:font-size-complex="14pt" fo:language="uk" fo:country="UA"/>
    </style:style>
    <style:style style:name="T1269"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270" style:parent-style-name="Звичайний" style:family="paragraph">
      <style:paragraph-properties fo:widows="0" fo:orphans="0" fo:text-align="justify" fo:line-height="115%">
        <style:tab-stops>
          <style:tab-stop style:type="left" style:position="0.9819in"/>
        </style:tab-stops>
      </style:paragraph-properties>
      <style:text-properties style:font-name="Times New Roman" style:font-name-complex="Times New Roman" fo:font-size="14pt" style:font-size-asian="14pt" style:font-size-complex="14pt" fo:language="uk" fo:country="UA"/>
    </style:style>
    <style:style style:name="P1271" style:parent-style-name="Звичайний" style:family="paragraph">
      <style:paragraph-properties fo:text-align="justify"/>
    </style:style>
    <style:style style:name="T1272" style:parent-style-name="Выделениежирным" style:family="text">
      <style:text-properties style:font-name="Times New Roman" style:font-name-complex="Times New Roman" fo:font-weight="normal" style:font-weight-asian="normal" style:font-weight-complex="normal" fo:font-size="14pt" style:font-size-asian="14pt" style:font-size-complex="14pt" fo:language="uk" fo:country="UA"/>
    </style:style>
    <style:style style:name="T127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27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7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7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7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7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7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8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8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8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8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8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8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8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8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8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8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9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9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9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9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9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9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9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9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9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29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0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0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0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0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0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0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0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0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0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0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1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1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1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1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1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1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1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1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1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1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2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2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2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2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2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2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2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2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2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2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3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3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3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3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3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3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3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3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3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3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4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34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34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4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4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4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4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4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4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4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5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5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5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5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354"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35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35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35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5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5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6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6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6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6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6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6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6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6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6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6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7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7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7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7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7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7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7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7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7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7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8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8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8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8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8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8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8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8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8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8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9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9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9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9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9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9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9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9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9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39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0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0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0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0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0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0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0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0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0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0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1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1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1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1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1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1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1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1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1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1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2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2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2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2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2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2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2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2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2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2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3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3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3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33"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3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3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3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37"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43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39"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44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4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4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43" style:parent-style-name="Звичайний" style:family="paragraph">
      <style:paragraph-properties fo:text-align="justify" fo:text-indent="0.4923in"/>
      <style:text-properties style:font-name="Calibri" style:font-name-complex="Calibri" fo:font-size="14pt" style:font-size-asian="14pt" style:font-size-complex="14pt" fo:language="uk" fo:country="UA"/>
    </style:style>
    <style:style style:name="P144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4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4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4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48" style:parent-style-name="Звичайний" style:family="paragraph">
      <style:paragraph-properties fo:text-align="justify" fo:text-indent="0.4923in"/>
      <style:text-properties style:font-name="Calibri" style:font-name-complex="Calibri" fo:font-size="14pt" style:font-size-asian="14pt" style:font-size-complex="14pt" fo:language="uk" fo:country="UA"/>
    </style:style>
    <style:style style:name="P1449" style:parent-style-name="Звичайний" style:family="paragraph">
      <style:paragraph-properties fo:text-align="justify" fo:text-indent="0.4923in"/>
      <style:text-properties style:font-name="Calibri" style:font-name-complex="Calibri" fo:font-size="14pt" style:font-size-asian="14pt" style:font-size-complex="14pt" fo:language="uk" fo:country="UA"/>
    </style:style>
    <style:style style:name="P145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5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5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5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5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5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5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5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5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59"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60" style:parent-style-name="Звичайний" style:family="paragraph">
      <style:paragraph-properties fo:text-align="justify"/>
    </style:style>
    <style:style style:name="T1461"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T1462" style:parent-style-name="Шрифтабзацузазамовчуванням" style:family="text">
      <style:text-properties style:font-name="Times New Roman" style:font-name-complex="Times New Roman" fo:font-size="14pt" style:font-size-asian="14pt" style:font-size-complex="14pt" fo:language="en" fo:country="US"/>
    </style:style>
    <style:style style:name="T1463" style:parent-style-name="Шрифтабзацузазамовчуванням" style:family="text">
      <style:text-properties style:font-name="Times New Roman" style:font-name-complex="Times New Roman" fo:font-size="14pt" style:font-size-asian="14pt" style:font-size-complex="14pt" fo:language="uk" fo:country="UA"/>
    </style:style>
    <style:style style:name="P146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65" style:parent-style-name="Звичайний" style:family="paragraph">
      <style:paragraph-properties fo:text-align="justify" fo:text-indent="0.4923in"/>
      <style:text-properties style:font-name="Calibri" style:font-name-complex="Calibri" fo:font-size="14pt" style:font-size-asian="14pt" style:font-size-complex="14pt" fo:language="uk" fo:country="UA"/>
    </style:style>
    <style:style style:name="P146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6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6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69" style:parent-style-name="Звичайний" style:family="paragraph">
      <style:paragraph-properties fo:text-align="justify" fo:text-indent="0.4923in"/>
      <style:text-properties style:font-name="Calibri" style:font-name-complex="Calibri" fo:font-size="14pt" style:font-size-asian="14pt" style:font-size-complex="14pt" fo:language="uk" fo:country="UA"/>
    </style:style>
    <style:style style:name="P1470" style:parent-style-name="Звичайний" style:family="paragraph">
      <style:paragraph-properties fo:text-align="justify" fo:text-indent="0.4923in"/>
      <style:text-properties style:font-name="Calibri" style:font-name-complex="Calibri" fo:font-size="14pt" style:font-size-asian="14pt" style:font-size-complex="14pt" fo:language="uk" fo:country="UA"/>
    </style:style>
    <style:style style:name="P147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7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7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7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75"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76"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7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7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7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8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8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82"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8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84"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48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86"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87"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88"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8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90"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91"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49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9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94"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9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96"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style:font-name="Times New Roman" style:font-name-complex="Times New Roman" fo:font-size="14pt" style:font-size-asian="14pt" style:font-size-complex="14pt" fo:language="uk" fo:country="UA"/>
    </style:style>
    <style:style style:name="P1497"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98"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499"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500"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501"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502"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503"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504" style:parent-style-name="Звичайний" style:family="paragraph">
      <style:paragraph-properties fo:text-align="justify"/>
      <style:text-properties style:font-name="Calibri" style:font-name-complex="Calibri" fo:font-size="14pt" style:font-size-asian="14pt" style:font-size-complex="14pt" fo:language="uk" fo:country="UA"/>
    </style:style>
    <style:style style:name="P1505" style:parent-style-name="Звичайний" style:family="paragraph">
      <style:paragraph-properties fo:text-align="justify"/>
      <style:text-properties style:font-name="Times New Roman" style:font-name-complex="Times New Roman" fo:font-size="14pt" style:font-size-asian="14pt" style:font-size-complex="14pt" fo:language="uk" fo:country="UA"/>
    </style:style>
    <style:style style:name="P1506" style:parent-style-name="TextBody" style:family="paragraph">
      <style:paragraph-properties fo:text-align="justify" fo:margin-bottom="0in" fo:margin-left="0.4909in">
        <style:tab-stops>
          <style:tab-stop style:type="left" style:position="0in"/>
        </style:tab-stops>
      </style:paragraph-properties>
    </style:style>
    <style:style style:name="P1507" style:parent-style-name="Заголовок1" style:family="paragraph">
      <style:paragraph-properties fo:text-align="justify" fo:margin-top="0in">
        <style:tab-stops>
          <style:tab-stop style:type="left" style:position="0.4923in"/>
          <style:tab-stop style:type="left" style:position="0.5909in"/>
        </style:tab-stops>
      </style:paragraph-properties>
    </style:style>
    <style:style style:name="T1508" style:parent-style-name="Шрифтабзацузазамовчуванням" style:family="text">
      <style:text-properties fo:language="uk" fo:country="UA"/>
    </style:style>
    <style:style style:name="P1509" style:parent-style-name="TextBody" style:family="paragraph">
      <style:paragraph-properties fo:text-align="justify" fo:margin-bottom="0in" fo:margin-left="0.4909in">
        <style:tab-stops>
          <style:tab-stop style:type="left" style:position="0in"/>
        </style:tab-stops>
      </style:paragraph-properties>
    </style:style>
    <style:style style:name="P1510" style:parent-style-name="TextBody" style:family="paragraph">
      <style:paragraph-properties fo:text-align="justify" fo:margin-bottom="0in">
        <style:tab-stops>
          <style:tab-stop style:type="left" style:position="0.4909in"/>
        </style:tab-stops>
      </style:paragraph-properties>
    </style:style>
    <style:style style:name="T1511" style:parent-style-name="tlid-translation" style:family="text">
      <style:text-properties style:font-name="Times New Roman" fo:font-size="14pt" style:font-size-asian="14pt" style:font-size-complex="14pt" fo:language="uk" fo:country="UA"/>
    </style:style>
    <style:style style:name="T1512" style:parent-style-name="Шрифтабзацузазамовчуванням" style:family="text">
      <style:text-properties style:font-name="Times New Roman" fo:font-size="14pt" style:font-size-asian="14pt" style:font-size-complex="14pt" fo:language="uk" fo:country="UA"/>
    </style:style>
    <style:style style:name="T1513" style:parent-style-name="tlid-translation" style:family="text">
      <style:text-properties style:font-name="Times New Roman" fo:font-size="14pt" style:font-size-asian="14pt" style:font-size-complex="14pt" fo:language="uk" fo:country="UA"/>
    </style:style>
    <style:style style:name="P1514" style:parent-style-name="TextBody" style:family="paragraph">
      <style:paragraph-properties fo:text-align="justify" fo:margin-bottom="0in">
        <style:tab-stops>
          <style:tab-stop style:type="left" style:position="0.4909in"/>
        </style:tab-stops>
      </style:paragraph-properties>
    </style:style>
    <style:style style:name="T1515" style:parent-style-name="tlid-translation" style:family="text">
      <style:text-properties style:font-name="Times New Roman" fo:font-size="14pt" style:font-size-asian="14pt" style:font-size-complex="14pt" fo:language="uk" fo:country="UA"/>
    </style:style>
    <style:style style:name="T1516" style:parent-style-name="tlid-translation" style:family="text">
      <style:text-properties style:font-name="Times New Roman" fo:font-size="14pt" style:font-size-asian="14pt" style:font-size-complex="14pt" fo:language="uk" fo:country="UA"/>
    </style:style>
    <style:style style:name="P1517" style:parent-style-name="TextBody" style:family="paragraph">
      <style:paragraph-properties fo:text-align="justify" fo:margin-bottom="0in">
        <style:tab-stops>
          <style:tab-stop style:type="left" style:position="0.4909in"/>
        </style:tab-stops>
      </style:paragraph-properties>
    </style:style>
    <style:style style:name="T1518" style:parent-style-name="tlid-translation" style:family="text">
      <style:text-properties style:font-name="Times New Roman" fo:font-size="14pt" style:font-size-asian="14pt" style:font-size-complex="14pt" fo:language="uk" fo:country="UA"/>
    </style:style>
    <style:style style:name="P1519" style:parent-style-name="TextBody" style:family="paragraph">
      <style:paragraph-properties fo:text-align="justify" fo:margin-bottom="0in"/>
    </style:style>
    <style:style style:name="T1520" style:parent-style-name="Выделениежирным" style:family="text">
      <style:text-properties style:font-name="Times New Roman" style:font-weight-complex="normal" fo:font-size="14pt" style:font-size-asian="14pt" style:font-size-complex="14pt" fo:language="uk" fo:country="UA"/>
    </style:style>
    <style:style style:name="T1521" style:parent-style-name="Шрифтабзацузазамовчуванням" style:family="text">
      <style:text-properties style:font-name="Times New Roman" fo:font-size="14pt" style:font-size-asian="14pt" style:font-size-complex="14pt" fo:language="uk" fo:country="UA"/>
    </style:style>
    <style:style style:name="P1522" style:parent-style-name="TextBody" style:family="paragraph">
      <style:paragraph-properties fo:text-align="justify" fo:margin-bottom="0in"/>
    </style:style>
    <style:style style:name="T1523" style:parent-style-name="Выделениежирным" style:family="text">
      <style:text-properties style:font-name="Times New Roman" style:font-weight-complex="normal" fo:font-size="14pt" style:font-size-asian="14pt" style:font-size-complex="14pt" fo:language="uk" fo:country="UA"/>
    </style:style>
    <style:style style:name="T1524" style:parent-style-name="Шрифтабзацузазамовчуванням" style:family="text">
      <style:text-properties style:font-name="Times New Roman" style:font-weight-complex="bold" fo:font-size="14pt" style:font-size-asian="14pt" style:font-size-complex="14pt" fo:language="uk" fo:country="UA"/>
    </style:style>
    <style:style style:name="P1525" style:parent-style-name="TextBody" style:family="paragraph">
      <style:paragraph-properties fo:text-align="justify" fo:margin-bottom="0in"/>
    </style:style>
    <style:style style:name="T1526" style:parent-style-name="Выделениежирным" style:family="text">
      <style:text-properties style:font-name="Times New Roman" style:font-weight-complex="normal" fo:font-size="14pt" style:font-size-asian="14pt" style:font-size-complex="14pt" fo:language="uk" fo:country="UA"/>
    </style:style>
    <style:style style:name="T1527" style:parent-style-name="Шрифтабзацузазамовчуванням" style:family="text">
      <style:text-properties style:font-name="Times New Roman" style:font-weight-complex="bold" fo:font-size="14pt" style:font-size-asian="14pt" style:font-size-complex="14pt" fo:language="uk" fo:country="UA"/>
    </style:style>
    <style:style style:name="P1528" style:parent-style-name="TextBody" style:family="paragraph">
      <style:paragraph-properties fo:text-align="justify" fo:margin-bottom="0in"/>
    </style:style>
    <style:style style:name="T1529" style:parent-style-name="Выделениежирным" style:family="text">
      <style:text-properties style:font-name="Times New Roman" style:font-weight-complex="normal" fo:font-size="14pt" style:font-size-asian="14pt" style:font-size-complex="14pt" fo:language="uk" fo:country="UA"/>
    </style:style>
    <style:style style:name="T1530" style:parent-style-name="Шрифтабзацузазамовчуванням" style:family="text">
      <style:text-properties style:font-name="Times New Roman" style:font-weight-complex="bold" fo:font-size="14pt" style:font-size-asian="14pt" style:font-size-complex="14pt" fo:language="uk" fo:country="UA"/>
    </style:style>
    <style:style style:name="P1531" style:parent-style-name="Содержимоетаблицы" style:family="paragraph">
      <style:paragraph-properties fo:text-align="justify"/>
    </style:style>
    <style:style style:name="T1532" style:parent-style-name="Исходныйтекст" style:family="text">
      <style:text-properties style:font-name="Calibri" style:font-name-complex="Calibri" fo:font-size="14pt" style:font-size-asian="14pt" style:font-size-complex="14pt" fo:language="uk" fo:country="UA"/>
    </style:style>
    <style:style style:name="T1533" style:parent-style-name="Исходныйтекст" style:family="text">
      <style:text-properties style:font-name="Calibri" style:font-name-complex="Calibri" fo:font-size="14pt" style:font-size-asian="14pt" style:font-size-complex="14pt" fo:language="uk" fo:country="UA"/>
    </style:style>
    <style:style style:name="T1534" style:parent-style-name="Исходныйтекст" style:family="text">
      <style:text-properties style:font-name="Calibri" style:font-name-complex="Calibri" fo:font-size="14pt" style:font-size-asian="14pt" style:font-size-complex="14pt" fo:language="uk" fo:country="UA"/>
    </style:style>
    <style:style style:name="T1535" style:parent-style-name="Исходныйтекст" style:family="text">
      <style:text-properties style:font-name="Calibri" style:font-name-complex="Calibri" fo:font-size="14pt" style:font-size-asian="14pt" style:font-size-complex="14pt" fo:language="uk" fo:country="UA"/>
    </style:style>
    <style:style style:name="T1536" style:parent-style-name="Исходныйтекст" style:family="text">
      <style:text-properties style:font-name="Calibri" style:font-name-complex="Calibri" fo:font-size="14pt" style:font-size-asian="14pt" style:font-size-complex="14pt" fo:language="uk" fo:country="UA"/>
    </style:style>
    <style:style style:name="T1537" style:parent-style-name="Исходныйтекст" style:family="text">
      <style:text-properties style:font-name="Calibri" style:font-name-complex="Calibri" fo:font-size="14pt" style:font-size-asian="14pt" style:font-size-complex="14pt" fo:language="uk" fo:country="UA"/>
    </style:style>
    <style:style style:name="T1538" style:parent-style-name="Исходныйтекст" style:family="text">
      <style:text-properties style:font-name="Calibri" style:font-name-complex="Calibri" fo:font-size="14pt" style:font-size-asian="14pt" style:font-size-complex="14pt" fo:language="uk" fo:country="UA"/>
    </style:style>
    <style:style style:name="P1539" style:parent-style-name="Содержимоетаблицы" style:family="paragraph">
      <style:paragraph-properties fo:text-align="justify"/>
    </style:style>
    <style:style style:name="T1540" style:parent-style-name="Исходныйтекст" style:family="text">
      <style:text-properties style:font-name="Calibri" style:font-name-complex="Calibri" fo:font-size="14pt" style:font-size-asian="14pt" style:font-size-complex="14pt" fo:language="uk" fo:country="UA"/>
    </style:style>
    <style:style style:name="P1541" style:parent-style-name="Содержимоетаблицы" style:family="paragraph">
      <style:paragraph-properties fo:text-align="justify"/>
    </style:style>
    <style:style style:name="T1542" style:parent-style-name="Исходныйтекст" style:family="text">
      <style:text-properties style:font-name="Calibri" style:font-name-complex="Calibri" fo:font-size="14pt" style:font-size-asian="14pt" style:font-size-complex="14pt" fo:language="uk" fo:country="UA"/>
    </style:style>
    <style:style style:name="T1543" style:parent-style-name="Исходныйтекст" style:family="text">
      <style:text-properties style:font-name="Calibri" style:font-name-complex="Calibri" fo:font-size="14pt" style:font-size-asian="14pt" style:font-size-complex="14pt" fo:language="uk" fo:country="UA"/>
    </style:style>
    <style:style style:name="T1544" style:parent-style-name="Исходныйтекст" style:family="text">
      <style:text-properties style:font-name="Calibri" style:font-name-complex="Calibri" fo:font-size="14pt" style:font-size-asian="14pt" style:font-size-complex="14pt" fo:language="uk" fo:country="UA"/>
    </style:style>
    <style:style style:name="P1545" style:parent-style-name="Содержимоетаблицы" style:family="paragraph">
      <style:paragraph-properties fo:text-align="justify"/>
    </style:style>
    <style:style style:name="T1546" style:parent-style-name="Исходныйтекст" style:family="text">
      <style:text-properties style:font-name="Calibri" style:font-name-complex="Calibri" fo:font-size="14pt" style:font-size-asian="14pt" style:font-size-complex="14pt" fo:language="uk" fo:country="UA"/>
    </style:style>
    <style:style style:name="T1547" style:parent-style-name="Исходныйтекст" style:family="text">
      <style:text-properties style:font-name="Calibri" style:font-name-complex="Calibri" fo:font-size="14pt" style:font-size-asian="14pt" style:font-size-complex="14pt" fo:language="uk" fo:country="UA"/>
    </style:style>
    <style:style style:name="T1548" style:parent-style-name="Исходныйтекст" style:family="text">
      <style:text-properties style:font-name="Calibri" style:font-name-complex="Calibri" fo:font-size="14pt" style:font-size-asian="14pt" style:font-size-complex="14pt" fo:language="uk" fo:country="UA"/>
    </style:style>
    <style:style style:name="P1549" style:parent-style-name="Содержимоетаблицы" style:family="paragraph">
      <style:paragraph-properties fo:text-align="justify"/>
    </style:style>
    <style:style style:name="T1550" style:parent-style-name="Исходныйтекст" style:family="text">
      <style:text-properties style:font-name="Calibri" style:font-name-complex="Calibri" fo:font-size="14pt" style:font-size-asian="14pt" style:font-size-complex="14pt" fo:language="uk" fo:country="UA"/>
    </style:style>
    <style:style style:name="P1551" style:parent-style-name="Содержимоетаблицы" style:family="paragraph">
      <style:paragraph-properties fo:text-align="justify"/>
    </style:style>
    <style:style style:name="T1552" style:parent-style-name="Исходныйтекст" style:family="text">
      <style:text-properties style:font-name="Calibri" style:font-name-complex="Calibri" fo:font-size="14pt" style:font-size-asian="14pt" style:font-size-complex="14pt" fo:language="uk" fo:country="UA"/>
    </style:style>
    <style:style style:name="P1553" style:parent-style-name="Содержимоетаблицы" style:family="paragraph">
      <style:paragraph-properties fo:text-align="justify"/>
    </style:style>
    <style:style style:name="T1554" style:parent-style-name="Исходныйтекст" style:family="text">
      <style:text-properties style:font-name="Calibri" style:font-name-complex="Calibri" fo:font-size="14pt" style:font-size-asian="14pt" style:font-size-complex="14pt" fo:language="uk" fo:country="UA"/>
    </style:style>
    <style:style style:name="T1555" style:parent-style-name="Исходныйтекст" style:family="text">
      <style:text-properties style:font-name="Calibri" style:font-name-complex="Calibri" fo:font-size="14pt" style:font-size-asian="14pt" style:font-size-complex="14pt" fo:language="uk" fo:country="UA"/>
    </style:style>
    <style:style style:name="T1556" style:parent-style-name="Исходныйтекст" style:family="text">
      <style:text-properties style:font-name="Calibri" style:font-name-complex="Calibri" fo:font-size="14pt" style:font-size-asian="14pt" style:font-size-complex="14pt" fo:language="uk" fo:country="UA"/>
    </style:style>
    <style:style style:name="P1557" style:parent-style-name="Содержимоетаблицы" style:family="paragraph">
      <style:paragraph-properties fo:text-align="justify"/>
    </style:style>
    <style:style style:name="T1558" style:parent-style-name="Исходныйтекст" style:family="text">
      <style:text-properties style:font-name="Calibri" style:font-name-complex="Calibri" fo:font-size="14pt" style:font-size-asian="14pt" style:font-size-complex="14pt" fo:language="uk" fo:country="UA"/>
    </style:style>
    <style:style style:name="P1559"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560" style:parent-style-name="Содержимоетаблицы" style:family="paragraph">
      <style:paragraph-properties fo:text-align="justify"/>
    </style:style>
    <style:style style:name="T1561" style:parent-style-name="Исходныйтекст" style:family="text">
      <style:text-properties style:font-name="Calibri" style:font-name-complex="Calibri" fo:font-size="14pt" style:font-size-asian="14pt" style:font-size-complex="14pt" fo:language="uk" fo:country="UA"/>
    </style:style>
    <style:style style:name="T1562" style:parent-style-name="Исходныйтекст" style:family="text">
      <style:text-properties style:font-name="Calibri" style:font-name-complex="Calibri" fo:font-size="14pt" style:font-size-asian="14pt" style:font-size-complex="14pt" fo:language="uk" fo:country="UA"/>
    </style:style>
    <style:style style:name="T1563" style:parent-style-name="Исходныйтекст" style:family="text">
      <style:text-properties style:font-name="Calibri" style:font-name-complex="Calibri" fo:font-size="14pt" style:font-size-asian="14pt" style:font-size-complex="14pt" fo:language="uk" fo:country="UA"/>
    </style:style>
    <style:style style:name="P1564" style:parent-style-name="Содержимоетаблицы" style:family="paragraph">
      <style:paragraph-properties fo:text-align="justify"/>
    </style:style>
    <style:style style:name="T1565" style:parent-style-name="Исходныйтекст" style:family="text">
      <style:text-properties style:font-name="Calibri" style:font-name-complex="Calibri" fo:font-size="14pt" style:font-size-asian="14pt" style:font-size-complex="14pt" fo:language="uk" fo:country="UA"/>
    </style:style>
    <style:style style:name="P1566" style:parent-style-name="Содержимоетаблицы" style:family="paragraph">
      <style:paragraph-properties fo:text-align="justify"/>
    </style:style>
    <style:style style:name="T1567" style:parent-style-name="Исходныйтекст" style:family="text">
      <style:text-properties style:font-name="Calibri" style:font-name-complex="Calibri" fo:font-size="14pt" style:font-size-asian="14pt" style:font-size-complex="14pt" fo:language="uk" fo:country="UA"/>
    </style:style>
    <style:style style:name="P1568" style:parent-style-name="Содержимоетаблицы" style:family="paragraph">
      <style:paragraph-properties fo:text-align="justify"/>
    </style:style>
    <style:style style:name="T1569" style:parent-style-name="Исходныйтекст" style:family="text">
      <style:text-properties style:font-name="Calibri" style:font-name-complex="Calibri" fo:font-size="14pt" style:font-size-asian="14pt" style:font-size-complex="14pt" fo:language="uk" fo:country="UA"/>
    </style:style>
    <style:style style:name="P1570" style:parent-style-name="Содержимоетаблицы" style:family="paragraph">
      <style:paragraph-properties fo:text-align="justify"/>
    </style:style>
    <style:style style:name="T1571" style:parent-style-name="Исходныйтекст" style:family="text">
      <style:text-properties style:font-name="Calibri" style:font-name-complex="Calibri" fo:font-size="14pt" style:font-size-asian="14pt" style:font-size-complex="14pt" fo:language="uk" fo:country="UA"/>
    </style:style>
    <style:style style:name="P1572"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573" style:parent-style-name="Содержимоетаблицы" style:family="paragraph">
      <style:paragraph-properties fo:text-align="justify"/>
    </style:style>
    <style:style style:name="T1574" style:parent-style-name="Исходныйтекст" style:family="text">
      <style:text-properties style:font-name="Calibri" style:font-name-complex="Calibri" fo:font-size="14pt" style:font-size-asian="14pt" style:font-size-complex="14pt" fo:language="uk" fo:country="UA"/>
    </style:style>
    <style:style style:name="T1575" style:parent-style-name="Исходныйтекст" style:family="text">
      <style:text-properties style:font-name="Calibri" style:font-name-complex="Calibri" fo:font-size="14pt" style:font-size-asian="14pt" style:font-size-complex="14pt" fo:language="uk" fo:country="UA"/>
    </style:style>
    <style:style style:name="P1576" style:parent-style-name="Содержимоетаблицы" style:family="paragraph">
      <style:paragraph-properties fo:text-align="justify"/>
    </style:style>
    <style:style style:name="T1577" style:parent-style-name="Исходныйтекст" style:family="text">
      <style:text-properties style:font-name="Calibri" style:font-name-complex="Calibri" fo:font-size="14pt" style:font-size-asian="14pt" style:font-size-complex="14pt" fo:language="uk" fo:country="UA"/>
    </style:style>
    <style:style style:name="P1578" style:parent-style-name="Содержимоетаблицы" style:family="paragraph">
      <style:paragraph-properties fo:text-align="justify"/>
    </style:style>
    <style:style style:name="T1579" style:parent-style-name="Исходныйтекст" style:family="text">
      <style:text-properties style:font-name="Calibri" style:font-name-complex="Calibri" fo:font-size="14pt" style:font-size-asian="14pt" style:font-size-complex="14pt" fo:language="uk" fo:country="UA"/>
    </style:style>
    <style:style style:name="P1580" style:parent-style-name="Содержимоетаблицы" style:family="paragraph">
      <style:paragraph-properties fo:text-align="justify"/>
    </style:style>
    <style:style style:name="T1581" style:parent-style-name="Исходныйтекст" style:family="text">
      <style:text-properties style:font-name="Calibri" style:font-name-complex="Calibri" fo:font-size="14pt" style:font-size-asian="14pt" style:font-size-complex="14pt" fo:language="uk" fo:country="UA"/>
    </style:style>
    <style:style style:name="P1582" style:parent-style-name="Содержимоетаблицы" style:family="paragraph">
      <style:paragraph-properties fo:text-align="justify"/>
    </style:style>
    <style:style style:name="T1583" style:parent-style-name="Исходныйтекст" style:family="text">
      <style:text-properties style:font-name="Calibri" style:font-name-complex="Calibri" fo:font-size="14pt" style:font-size-asian="14pt" style:font-size-complex="14pt" fo:language="uk" fo:country="UA"/>
    </style:style>
    <style:style style:name="P1584" style:parent-style-name="Содержимоетаблицы" style:family="paragraph">
      <style:paragraph-properties fo:text-align="justify"/>
    </style:style>
    <style:style style:name="T1585" style:parent-style-name="Исходныйтекст" style:family="text">
      <style:text-properties style:font-name="Calibri" style:font-name-complex="Calibri" fo:font-size="14pt" style:font-size-asian="14pt" style:font-size-complex="14pt" fo:language="uk" fo:country="UA"/>
    </style:style>
    <style:style style:name="P1586"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587" style:parent-style-name="Содержимоетаблицы" style:family="paragraph">
      <style:paragraph-properties fo:text-align="justify"/>
    </style:style>
    <style:style style:name="T1588" style:parent-style-name="Исходныйтекст" style:family="text">
      <style:text-properties style:font-name="Calibri" style:font-name-complex="Calibri" fo:font-size="14pt" style:font-size-asian="14pt" style:font-size-complex="14pt" fo:language="uk" fo:country="UA"/>
    </style:style>
    <style:style style:name="T1589" style:parent-style-name="Исходныйтекст" style:family="text">
      <style:text-properties style:font-name="Calibri" style:font-name-complex="Calibri" fo:font-size="14pt" style:font-size-asian="14pt" style:font-size-complex="14pt" fo:language="uk" fo:country="UA"/>
    </style:style>
    <style:style style:name="T1590" style:parent-style-name="Исходныйтекст" style:family="text">
      <style:text-properties style:font-name="Calibri" style:font-name-complex="Calibri" fo:font-size="14pt" style:font-size-asian="14pt" style:font-size-complex="14pt" fo:language="uk" fo:country="UA"/>
    </style:style>
    <style:style style:name="P1591" style:parent-style-name="Содержимоетаблицы" style:family="paragraph">
      <style:paragraph-properties fo:text-align="justify"/>
    </style:style>
    <style:style style:name="T1592" style:parent-style-name="Исходныйтекст" style:family="text">
      <style:text-properties style:font-name="Calibri" style:font-name-complex="Calibri" fo:font-size="14pt" style:font-size-asian="14pt" style:font-size-complex="14pt" fo:language="uk" fo:country="UA"/>
    </style:style>
    <style:style style:name="P1593" style:parent-style-name="Содержимоетаблицы" style:family="paragraph">
      <style:paragraph-properties fo:text-align="justify"/>
    </style:style>
    <style:style style:name="T1594" style:parent-style-name="Исходныйтекст" style:family="text">
      <style:text-properties style:font-name="Calibri" style:font-name-complex="Calibri" fo:font-size="14pt" style:font-size-asian="14pt" style:font-size-complex="14pt" fo:language="uk" fo:country="UA"/>
    </style:style>
    <style:style style:name="P1595" style:parent-style-name="Содержимоетаблицы" style:family="paragraph">
      <style:paragraph-properties fo:text-align="justify"/>
    </style:style>
    <style:style style:name="T1596" style:parent-style-name="Исходныйтекст" style:family="text">
      <style:text-properties style:font-name="Calibri" style:font-name-complex="Calibri" fo:font-size="14pt" style:font-size-asian="14pt" style:font-size-complex="14pt" fo:language="uk" fo:country="UA"/>
    </style:style>
    <style:style style:name="P1597" style:parent-style-name="Содержимоетаблицы" style:family="paragraph">
      <style:paragraph-properties fo:text-align="justify"/>
    </style:style>
    <style:style style:name="T1598" style:parent-style-name="Исходныйтекст" style:family="text">
      <style:text-properties style:font-name="Calibri" style:font-name-complex="Calibri" fo:font-size="14pt" style:font-size-asian="14pt" style:font-size-complex="14pt" fo:language="uk" fo:country="UA"/>
    </style:style>
    <style:style style:name="P1599" style:parent-style-name="Содержимоетаблицы" style:family="paragraph">
      <style:paragraph-properties fo:text-align="justify"/>
      <style:text-properties style:font-name="Times New Roman" fo:font-size="14pt" style:font-size-asian="14pt" style:font-size-complex="14pt" fo:language="uk" fo:country="UA"/>
    </style:style>
    <style:style style:name="P1600" style:parent-style-name="TextBody" style:family="paragraph">
      <style:paragraph-properties fo:text-align="justify" fo:margin-bottom="0in"/>
    </style:style>
    <style:style style:name="T1601" style:parent-style-name="Выделениежирным" style:family="text">
      <style:text-properties style:font-name="Times New Roman" style:font-weight-complex="normal" fo:font-size="14pt" style:font-size-asian="14pt" style:font-size-complex="14pt" fo:language="uk" fo:country="UA"/>
    </style:style>
    <style:style style:name="T1602" style:parent-style-name="Шрифтабзацузазамовчуванням" style:family="text">
      <style:text-properties style:font-name="Times New Roman" fo:font-size="14pt" style:font-size-asian="14pt" style:font-size-complex="14pt" fo:language="uk" fo:country="UA"/>
    </style:style>
    <style:style style:name="T1603" style:parent-style-name="Шрифтабзацузазамовчуванням" style:family="text">
      <style:text-properties style:font-name="Times New Roman" fo:font-size="14pt" style:font-size-asian="14pt" style:font-size-complex="14pt" fo:language="uk" fo:country="UA"/>
    </style:style>
    <style:style style:name="P1604" style:parent-style-name="TextBody" style:family="paragraph">
      <style:paragraph-properties fo:text-align="justify" fo:margin-bottom="0in"/>
    </style:style>
    <style:style style:name="T1605" style:parent-style-name="Выделениежирным" style:family="text">
      <style:text-properties style:font-name="Times New Roman" style:font-weight-complex="normal" fo:font-size="14pt" style:font-size-asian="14pt" style:font-size-complex="14pt" fo:language="uk" fo:country="UA"/>
    </style:style>
    <style:style style:name="T1606" style:parent-style-name="Шрифтабзацузазамовчуванням" style:family="text">
      <style:text-properties style:font-name="Times New Roman" fo:font-size="14pt" style:font-size-asian="14pt" style:font-size-complex="14pt" fo:language="uk" fo:country="UA"/>
    </style:style>
    <style:style style:name="P1607" style:parent-style-name="Содержимоетаблицы" style:family="paragraph">
      <style:paragraph-properties fo:text-align="justify"/>
    </style:style>
    <style:style style:name="T1608" style:parent-style-name="Исходныйтекст" style:family="text">
      <style:text-properties style:font-name="Calibri" style:font-name-complex="Calibri" fo:font-size="14pt" style:font-size-asian="14pt" style:font-size-complex="14pt" fo:language="uk" fo:country="UA"/>
    </style:style>
    <style:style style:name="P1609" style:parent-style-name="Содержимоетаблицы" style:family="paragraph">
      <style:paragraph-properties fo:text-align="justify"/>
    </style:style>
    <style:style style:name="T1610" style:parent-style-name="Исходныйтекст" style:family="text">
      <style:text-properties style:font-name="Calibri" style:font-name-complex="Calibri" fo:font-size="14pt" style:font-size-asian="14pt" style:font-size-complex="14pt" fo:language="uk" fo:country="UA"/>
    </style:style>
    <style:style style:name="P1611" style:parent-style-name="Содержимоетаблицы" style:family="paragraph">
      <style:paragraph-properties fo:text-align="justify"/>
    </style:style>
    <style:style style:name="T1612" style:parent-style-name="Исходныйтекст" style:family="text">
      <style:text-properties style:font-name="Calibri" style:font-name-complex="Calibri" fo:font-size="14pt" style:font-size-asian="14pt" style:font-size-complex="14pt" fo:language="uk" fo:country="UA"/>
    </style:style>
    <style:style style:name="T1613" style:parent-style-name="Исходныйтекст" style:family="text">
      <style:text-properties style:font-name="Calibri" style:font-name-complex="Calibri" fo:font-size="14pt" style:font-size-asian="14pt" style:font-size-complex="14pt" fo:language="uk" fo:country="UA"/>
    </style:style>
    <style:style style:name="T1614" style:parent-style-name="Исходныйтекст" style:family="text">
      <style:text-properties style:font-name="Calibri" style:font-name-complex="Calibri" fo:font-size="14pt" style:font-size-asian="14pt" style:font-size-complex="14pt" fo:language="uk" fo:country="UA"/>
    </style:style>
    <style:style style:name="T1615" style:parent-style-name="Исходныйтекст" style:family="text">
      <style:text-properties style:font-name="Calibri" style:font-name-complex="Calibri" fo:font-size="14pt" style:font-size-asian="14pt" style:font-size-complex="14pt" fo:language="uk" fo:country="UA"/>
    </style:style>
    <style:style style:name="T1616" style:parent-style-name="Исходныйтекст" style:family="text">
      <style:text-properties style:font-name="Calibri" style:font-name-complex="Calibri" fo:font-size="14pt" style:font-size-asian="14pt" style:font-size-complex="14pt" fo:language="uk" fo:country="UA"/>
    </style:style>
    <style:style style:name="P1617" style:parent-style-name="Содержимоетаблицы" style:family="paragraph">
      <style:paragraph-properties fo:text-align="justify"/>
    </style:style>
    <style:style style:name="T1618" style:parent-style-name="Исходныйтекст" style:family="text">
      <style:text-properties style:font-name="Calibri" style:font-name-complex="Calibri" fo:font-size="14pt" style:font-size-asian="14pt" style:font-size-complex="14pt" fo:language="uk" fo:country="UA"/>
    </style:style>
    <style:style style:name="P1619" style:parent-style-name="Содержимоетаблицы" style:family="paragraph">
      <style:paragraph-properties fo:text-align="justify"/>
    </style:style>
    <style:style style:name="T1620" style:parent-style-name="Исходныйтекст" style:family="text">
      <style:text-properties style:font-name="Calibri" style:font-name-complex="Calibri" fo:font-size="14pt" style:font-size-asian="14pt" style:font-size-complex="14pt" fo:language="uk" fo:country="UA"/>
    </style:style>
    <style:style style:name="P1621" style:parent-style-name="Содержимоетаблицы" style:family="paragraph">
      <style:paragraph-properties fo:text-align="justify"/>
    </style:style>
    <style:style style:name="T1622" style:parent-style-name="Исходныйтекст" style:family="text">
      <style:text-properties style:font-name="Calibri" style:font-name-complex="Calibri" fo:font-size="14pt" style:font-size-asian="14pt" style:font-size-complex="14pt" fo:language="uk" fo:country="UA"/>
    </style:style>
    <style:style style:name="T1623" style:parent-style-name="Исходныйтекст" style:family="text">
      <style:text-properties style:font-name="Calibri" style:font-name-complex="Calibri" fo:font-size="14pt" style:font-size-asian="14pt" style:font-size-complex="14pt" fo:language="uk" fo:country="UA"/>
    </style:style>
    <style:style style:name="T1624" style:parent-style-name="Исходныйтекст" style:family="text">
      <style:text-properties style:font-name="Calibri" style:font-name-complex="Calibri" fo:font-size="14pt" style:font-size-asian="14pt" style:font-size-complex="14pt" fo:language="uk" fo:country="UA"/>
    </style:style>
    <style:style style:name="P1625" style:parent-style-name="Содержимоетаблицы" style:family="paragraph">
      <style:paragraph-properties fo:text-align="justify"/>
    </style:style>
    <style:style style:name="T1626" style:parent-style-name="Исходныйтекст" style:family="text">
      <style:text-properties style:font-name="Calibri" style:font-name-complex="Calibri" fo:font-size="14pt" style:font-size-asian="14pt" style:font-size-complex="14pt" fo:language="uk" fo:country="UA"/>
    </style:style>
    <style:style style:name="P1627"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628" style:parent-style-name="Содержимоетаблицы" style:family="paragraph">
      <style:paragraph-properties fo:text-align="justify"/>
    </style:style>
    <style:style style:name="T1629" style:parent-style-name="Исходныйтекст" style:family="text">
      <style:text-properties style:font-name="Calibri" style:font-name-complex="Calibri" fo:font-size="14pt" style:font-size-asian="14pt" style:font-size-complex="14pt" fo:language="uk" fo:country="UA"/>
    </style:style>
    <style:style style:name="T1630" style:parent-style-name="Исходныйтекст" style:family="text">
      <style:text-properties style:font-name="Calibri" style:font-name-complex="Calibri" fo:font-size="14pt" style:font-size-asian="14pt" style:font-size-complex="14pt" fo:language="uk" fo:country="UA"/>
    </style:style>
    <style:style style:name="T1631" style:parent-style-name="Исходныйтекст" style:family="text">
      <style:text-properties style:font-name="Calibri" style:font-name-complex="Calibri" fo:font-size="14pt" style:font-size-asian="14pt" style:font-size-complex="14pt" fo:language="uk" fo:country="UA"/>
    </style:style>
    <style:style style:name="P1632" style:parent-style-name="Содержимоетаблицы" style:family="paragraph">
      <style:paragraph-properties fo:text-align="justify"/>
    </style:style>
    <style:style style:name="T1633" style:parent-style-name="Исходныйтекст" style:family="text">
      <style:text-properties style:font-name="Calibri" style:font-name-complex="Calibri" fo:font-size="14pt" style:font-size-asian="14pt" style:font-size-complex="14pt" fo:language="uk" fo:country="UA"/>
    </style:style>
    <style:style style:name="P1634" style:parent-style-name="Содержимоетаблицы" style:family="paragraph">
      <style:paragraph-properties fo:text-align="justify"/>
    </style:style>
    <style:style style:name="T1635" style:parent-style-name="Исходныйтекст" style:family="text">
      <style:text-properties style:font-name="Calibri" style:font-name-complex="Calibri" fo:font-size="14pt" style:font-size-asian="14pt" style:font-size-complex="14pt" fo:language="uk" fo:country="UA"/>
    </style:style>
    <style:style style:name="P1636"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637" style:parent-style-name="Содержимоетаблицы" style:family="paragraph">
      <style:paragraph-properties fo:text-align="justify"/>
    </style:style>
    <style:style style:name="T1638" style:parent-style-name="Исходныйтекст" style:family="text">
      <style:text-properties style:font-name="Calibri" style:font-name-complex="Calibri" fo:font-size="14pt" style:font-size-asian="14pt" style:font-size-complex="14pt" fo:language="uk" fo:country="UA"/>
    </style:style>
    <style:style style:name="T1639" style:parent-style-name="Исходныйтекст" style:family="text">
      <style:text-properties style:font-name="Calibri" style:font-name-complex="Calibri" fo:font-size="14pt" style:font-size-asian="14pt" style:font-size-complex="14pt" fo:language="uk" fo:country="UA"/>
    </style:style>
    <style:style style:name="P1640" style:parent-style-name="Содержимоетаблицы" style:family="paragraph">
      <style:paragraph-properties fo:text-align="justify"/>
    </style:style>
    <style:style style:name="T1641" style:parent-style-name="Исходныйтекст" style:family="text">
      <style:text-properties style:font-name="Calibri" style:font-name-complex="Calibri" fo:font-size="14pt" style:font-size-asian="14pt" style:font-size-complex="14pt" fo:language="uk" fo:country="UA"/>
    </style:style>
    <style:style style:name="P1642" style:parent-style-name="Содержимоетаблицы" style:family="paragraph">
      <style:paragraph-properties fo:text-align="justify"/>
    </style:style>
    <style:style style:name="T1643" style:parent-style-name="Исходныйтекст" style:family="text">
      <style:text-properties style:font-name="Calibri" style:font-name-complex="Calibri" fo:font-size="14pt" style:font-size-asian="14pt" style:font-size-complex="14pt" fo:language="uk" fo:country="UA"/>
    </style:style>
    <style:style style:name="P1644"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645" style:parent-style-name="TextBody" style:family="paragraph">
      <style:paragraph-properties fo:text-align="justify" fo:margin-bottom="0in"/>
    </style:style>
    <style:style style:name="T1646" style:parent-style-name="Выделениежирным" style:family="text">
      <style:text-properties style:font-name="Times New Roman" style:font-weight-complex="normal" fo:font-size="14pt" style:font-size-asian="14pt" style:font-size-complex="14pt" fo:language="uk" fo:country="UA"/>
    </style:style>
    <style:style style:name="T1647" style:parent-style-name="Шрифтабзацузазамовчуванням" style:family="text">
      <style:text-properties style:font-name="Times New Roman" fo:font-size="14pt" style:font-size-asian="14pt" style:font-size-complex="14pt" fo:language="uk" fo:country="UA"/>
    </style:style>
    <style:style style:name="P1648" style:parent-style-name="TextBody" style:family="paragraph">
      <style:paragraph-properties fo:text-align="justify" fo:margin-bottom="0in"/>
    </style:style>
    <style:style style:name="T1649" style:parent-style-name="Выделениежирным" style:family="text">
      <style:text-properties style:font-name="Times New Roman" style:font-weight-complex="normal" fo:font-size="14pt" style:font-size-asian="14pt" style:font-size-complex="14pt" fo:language="uk" fo:country="UA"/>
    </style:style>
    <style:style style:name="T1650" style:parent-style-name="Шрифтабзацузазамовчуванням" style:family="text">
      <style:text-properties style:font-name="Times New Roman" fo:font-size="14pt" style:font-size-asian="14pt" style:font-size-complex="14pt" fo:language="uk" fo:country="UA"/>
    </style:style>
    <style:style style:name="P1651" style:parent-style-name="Содержимоетаблицы" style:family="paragraph">
      <style:paragraph-properties fo:text-align="justify"/>
    </style:style>
    <style:style style:name="T1652" style:parent-style-name="Исходныйтекст" style:family="text">
      <style:text-properties style:font-name="Calibri" style:font-name-complex="Calibri" fo:font-size="14pt" style:font-size-asian="14pt" style:font-size-complex="14pt" fo:language="uk" fo:country="UA"/>
    </style:style>
    <style:style style:name="T1653" style:parent-style-name="Исходныйтекст" style:family="text">
      <style:text-properties style:font-name="Calibri" style:font-name-complex="Calibri" fo:font-size="14pt" style:font-size-asian="14pt" style:font-size-complex="14pt" fo:language="uk" fo:country="UA"/>
    </style:style>
    <style:style style:name="T1654" style:parent-style-name="Исходныйтекст" style:family="text">
      <style:text-properties style:font-name="Calibri" style:font-name-complex="Calibri" fo:font-size="14pt" style:font-size-asian="14pt" style:font-size-complex="14pt" fo:language="uk" fo:country="UA"/>
    </style:style>
    <style:style style:name="T1655" style:parent-style-name="Исходныйтекст" style:family="text">
      <style:text-properties style:font-name="Calibri" style:font-name-complex="Calibri" fo:font-size="14pt" style:font-size-asian="14pt" style:font-size-complex="14pt" fo:language="uk" fo:country="UA"/>
    </style:style>
    <style:style style:name="T1656" style:parent-style-name="Исходныйтекст" style:family="text">
      <style:text-properties style:font-name="Calibri" style:font-name-complex="Calibri" fo:font-size="14pt" style:font-size-asian="14pt" style:font-size-complex="14pt" fo:language="uk" fo:country="UA"/>
    </style:style>
    <style:style style:name="P1657" style:parent-style-name="Содержимоетаблицы" style:family="paragraph">
      <style:paragraph-properties fo:text-align="justify"/>
    </style:style>
    <style:style style:name="T1658" style:parent-style-name="Исходныйтекст" style:family="text">
      <style:text-properties style:font-name="Calibri" style:font-name-complex="Calibri" fo:font-size="14pt" style:font-size-asian="14pt" style:font-size-complex="14pt" fo:language="uk" fo:country="UA"/>
    </style:style>
    <style:style style:name="P1659" style:parent-style-name="Содержимоетаблицы" style:family="paragraph">
      <style:paragraph-properties fo:text-align="justify"/>
    </style:style>
    <style:style style:name="T1660" style:parent-style-name="Исходныйтекст" style:family="text">
      <style:text-properties style:font-name="Calibri" style:font-name-complex="Calibri" fo:font-size="14pt" style:font-size-asian="14pt" style:font-size-complex="14pt" fo:language="uk" fo:country="UA"/>
    </style:style>
    <style:style style:name="T1661" style:parent-style-name="Исходныйтекст" style:family="text">
      <style:text-properties style:font-name="Calibri" style:font-name-complex="Calibri" fo:font-size="14pt" style:font-size-asian="14pt" style:font-size-complex="14pt" fo:language="uk" fo:country="UA"/>
    </style:style>
    <style:style style:name="T1662" style:parent-style-name="Исходныйтекст" style:family="text">
      <style:text-properties style:font-name="Calibri" style:font-name-complex="Calibri" fo:font-size="14pt" style:font-size-asian="14pt" style:font-size-complex="14pt" fo:language="uk" fo:country="UA"/>
    </style:style>
    <style:style style:name="P1663" style:parent-style-name="Содержимоетаблицы" style:family="paragraph">
      <style:paragraph-properties fo:text-align="justify"/>
    </style:style>
    <style:style style:name="T1664" style:parent-style-name="Исходныйтекст" style:family="text">
      <style:text-properties style:font-name="Calibri" style:font-name-complex="Calibri" fo:font-size="14pt" style:font-size-asian="14pt" style:font-size-complex="14pt" fo:language="uk" fo:country="UA"/>
    </style:style>
    <style:style style:name="T1665" style:parent-style-name="Исходныйтекст" style:family="text">
      <style:text-properties style:font-name="Calibri" style:font-name-complex="Calibri" fo:font-size="14pt" style:font-size-asian="14pt" style:font-size-complex="14pt" fo:language="uk" fo:country="UA"/>
    </style:style>
    <style:style style:name="T1666" style:parent-style-name="Исходныйтекст" style:family="text">
      <style:text-properties style:font-name="Calibri" style:font-name-complex="Calibri" fo:font-size="14pt" style:font-size-asian="14pt" style:font-size-complex="14pt" fo:language="uk" fo:country="UA"/>
    </style:style>
    <style:style style:name="T1667" style:parent-style-name="Исходныйтекст" style:family="text">
      <style:text-properties style:font-name="Calibri" style:font-name-complex="Calibri" fo:font-size="14pt" style:font-size-asian="14pt" style:font-size-complex="14pt" fo:language="uk" fo:country="UA"/>
    </style:style>
    <style:style style:name="T1668" style:parent-style-name="Исходныйтекст" style:family="text">
      <style:text-properties style:font-name="Calibri" style:font-name-complex="Calibri" fo:font-size="14pt" style:font-size-asian="14pt" style:font-size-complex="14pt" fo:language="uk" fo:country="UA"/>
    </style:style>
    <style:style style:name="T1669" style:parent-style-name="Исходныйтекст" style:family="text">
      <style:text-properties style:font-name="Calibri" style:font-name-complex="Calibri" fo:font-size="14pt" style:font-size-asian="14pt" style:font-size-complex="14pt" fo:language="uk" fo:country="UA"/>
    </style:style>
    <style:style style:name="P1670" style:parent-style-name="Содержимоетаблицы" style:family="paragraph">
      <style:paragraph-properties fo:text-align="justify"/>
    </style:style>
    <style:style style:name="T1671" style:parent-style-name="Исходныйтекст" style:family="text">
      <style:text-properties style:font-name="Calibri" style:font-name-complex="Calibri" fo:font-size="14pt" style:font-size-asian="14pt" style:font-size-complex="14pt" fo:language="uk" fo:country="UA"/>
    </style:style>
    <style:style style:name="T1672" style:parent-style-name="Исходныйтекст" style:family="text">
      <style:text-properties style:font-name="Calibri" style:font-name-complex="Calibri" fo:font-size="14pt" style:font-size-asian="14pt" style:font-size-complex="14pt" fo:language="uk" fo:country="UA"/>
    </style:style>
    <style:style style:name="T1673" style:parent-style-name="Исходныйтекст" style:family="text">
      <style:text-properties style:font-name="Calibri" style:font-name-complex="Calibri" fo:font-size="14pt" style:font-size-asian="14pt" style:font-size-complex="14pt" fo:language="uk" fo:country="UA"/>
    </style:style>
    <style:style style:name="T1674" style:parent-style-name="Исходныйтекст" style:family="text">
      <style:text-properties style:font-name="Calibri" style:font-name-complex="Calibri" fo:font-size="14pt" style:font-size-asian="14pt" style:font-size-complex="14pt" fo:language="uk" fo:country="UA"/>
    </style:style>
    <style:style style:name="P1675" style:parent-style-name="Содержимоетаблицы" style:family="paragraph">
      <style:paragraph-properties fo:text-align="justify"/>
    </style:style>
    <style:style style:name="T1676" style:parent-style-name="Исходныйтекст" style:family="text">
      <style:text-properties style:font-name="Calibri" style:font-name-complex="Calibri" fo:font-size="14pt" style:font-size-asian="14pt" style:font-size-complex="14pt" fo:language="uk" fo:country="UA"/>
    </style:style>
    <style:style style:name="P1677"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678" style:parent-style-name="Содержимоетаблицы" style:family="paragraph">
      <style:paragraph-properties fo:text-align="justify"/>
    </style:style>
    <style:style style:name="T1679" style:parent-style-name="Исходныйтекст" style:family="text">
      <style:text-properties style:font-name="Calibri" style:font-name-complex="Calibri" fo:font-size="14pt" style:font-size-asian="14pt" style:font-size-complex="14pt" fo:language="uk" fo:country="UA"/>
    </style:style>
    <style:style style:name="T1680" style:parent-style-name="Исходныйтекст" style:family="text">
      <style:text-properties style:font-name="Calibri" style:font-name-complex="Calibri" fo:font-size="14pt" style:font-size-asian="14pt" style:font-size-complex="14pt" fo:language="uk" fo:country="UA"/>
    </style:style>
    <style:style style:name="T1681" style:parent-style-name="Исходныйтекст" style:family="text">
      <style:text-properties style:font-name="Calibri" style:font-name-complex="Calibri" fo:font-size="14pt" style:font-size-asian="14pt" style:font-size-complex="14pt" fo:language="uk" fo:country="UA"/>
    </style:style>
    <style:style style:name="P1682" style:parent-style-name="Содержимоетаблицы" style:family="paragraph">
      <style:paragraph-properties fo:text-align="justify"/>
    </style:style>
    <style:style style:name="T1683" style:parent-style-name="Исходныйтекст" style:family="text">
      <style:text-properties style:font-name="Calibri" style:font-name-complex="Calibri" fo:font-size="14pt" style:font-size-asian="14pt" style:font-size-complex="14pt" fo:language="uk" fo:country="UA"/>
    </style:style>
    <style:style style:name="P1684" style:parent-style-name="Содержимоетаблицы" style:family="paragraph">
      <style:paragraph-properties fo:text-align="justify"/>
    </style:style>
    <style:style style:name="T1685" style:parent-style-name="Исходныйтекст" style:family="text">
      <style:text-properties style:font-name="Calibri" style:font-name-complex="Calibri" fo:font-size="14pt" style:font-size-asian="14pt" style:font-size-complex="14pt" fo:language="uk" fo:country="UA"/>
    </style:style>
    <style:style style:name="P1686"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687" style:parent-style-name="Содержимоетаблицы" style:family="paragraph">
      <style:paragraph-properties fo:text-align="justify"/>
    </style:style>
    <style:style style:name="T1688" style:parent-style-name="Исходныйтекст" style:family="text">
      <style:text-properties style:font-name="Calibri" style:font-name-complex="Calibri" fo:font-size="14pt" style:font-size-asian="14pt" style:font-size-complex="14pt" fo:language="uk" fo:country="UA"/>
    </style:style>
    <style:style style:name="T1689" style:parent-style-name="Исходныйтекст" style:family="text">
      <style:text-properties style:font-name="Calibri" style:font-name-complex="Calibri" fo:font-size="14pt" style:font-size-asian="14pt" style:font-size-complex="14pt" fo:language="uk" fo:country="UA"/>
    </style:style>
    <style:style style:name="T1690" style:parent-style-name="Исходныйтекст" style:family="text">
      <style:text-properties style:font-name="Calibri" style:font-name-complex="Calibri" fo:font-size="14pt" style:font-size-asian="14pt" style:font-size-complex="14pt" fo:language="uk" fo:country="UA"/>
    </style:style>
    <style:style style:name="P1691" style:parent-style-name="Содержимоетаблицы" style:family="paragraph">
      <style:paragraph-properties fo:text-align="justify"/>
    </style:style>
    <style:style style:name="T1692" style:parent-style-name="Исходныйтекст" style:family="text">
      <style:text-properties style:font-name="Calibri" style:font-name-complex="Calibri" fo:font-size="14pt" style:font-size-asian="14pt" style:font-size-complex="14pt" fo:language="uk" fo:country="UA"/>
    </style:style>
    <style:style style:name="P1693" style:parent-style-name="Содержимоетаблицы" style:family="paragraph">
      <style:paragraph-properties fo:text-align="justify"/>
    </style:style>
    <style:style style:name="T1694" style:parent-style-name="Исходныйтекст" style:family="text">
      <style:text-properties style:font-name="Calibri" style:font-name-complex="Calibri" fo:font-size="14pt" style:font-size-asian="14pt" style:font-size-complex="14pt" fo:language="uk" fo:country="UA"/>
    </style:style>
    <style:style style:name="P1695"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696" style:parent-style-name="TextBody" style:family="paragraph">
      <style:paragraph-properties fo:text-align="justify" fo:margin-bottom="0in"/>
    </style:style>
    <style:style style:name="T1697" style:parent-style-name="Выделениежирным" style:family="text">
      <style:text-properties style:font-name="Times New Roman" style:font-weight-complex="normal" fo:font-size="14pt" style:font-size-asian="14pt" style:font-size-complex="14pt" fo:language="uk" fo:country="UA"/>
    </style:style>
    <style:style style:name="T1698" style:parent-style-name="Шрифтабзацузазамовчуванням" style:family="text">
      <style:text-properties style:font-name="Times New Roman" fo:font-size="14pt" style:font-size-asian="14pt" style:font-size-complex="14pt" fo:language="uk" fo:country="UA"/>
    </style:style>
    <style:style style:name="P1699" style:parent-style-name="TextBody" style:family="paragraph">
      <style:paragraph-properties fo:text-align="justify" fo:margin-bottom="0in"/>
    </style:style>
    <style:style style:name="T1700" style:parent-style-name="Выделениежирным" style:family="text">
      <style:text-properties style:font-name="Times New Roman" style:font-weight-complex="normal" fo:font-size="14pt" style:font-size-asian="14pt" style:font-size-complex="14pt" fo:language="uk" fo:country="UA"/>
    </style:style>
    <style:style style:name="T1701" style:parent-style-name="Шрифтабзацузазамовчуванням" style:family="text">
      <style:text-properties style:font-name="Times New Roman" fo:font-size="14pt" style:font-size-asian="14pt" style:font-size-complex="14pt" fo:language="uk" fo:country="UA"/>
    </style:style>
    <style:style style:name="T1702" style:parent-style-name="Шрифтабзацузазамовчуванням" style:family="text">
      <style:text-properties style:font-name="Times New Roman" fo:font-size="14pt" style:font-size-asian="14pt" style:font-size-complex="14pt" fo:language="uk" fo:country="UA"/>
    </style:style>
    <style:style style:name="P1703" style:parent-style-name="Содержимоетаблицы" style:family="paragraph">
      <style:paragraph-properties fo:text-align="justify"/>
    </style:style>
    <style:style style:name="P1704" style:parent-style-name="Содержимоетаблицы" style:family="paragraph">
      <style:paragraph-properties fo:text-align="justify"/>
    </style:style>
    <style:style style:name="T1705" style:parent-style-name="Исходныйтекст" style:family="text">
      <style:text-properties style:font-name="Calibri" style:font-name-complex="Calibri" fo:font-size="14pt" style:font-size-asian="14pt" style:font-size-complex="14pt" fo:language="uk" fo:country="UA"/>
    </style:style>
    <style:style style:name="P1706" style:parent-style-name="Содержимоетаблицы" style:family="paragraph">
      <style:paragraph-properties fo:text-align="justify"/>
    </style:style>
    <style:style style:name="T1707" style:parent-style-name="Исходныйтекст" style:family="text">
      <style:text-properties style:font-name="Calibri" style:font-name-complex="Calibri" fo:font-size="14pt" style:font-size-asian="14pt" style:font-size-complex="14pt" fo:language="uk" fo:country="UA"/>
    </style:style>
    <style:style style:name="T1708" style:parent-style-name="Исходныйтекст" style:family="text">
      <style:text-properties style:font-name="Calibri" style:font-name-complex="Calibri" fo:font-size="14pt" style:font-size-asian="14pt" style:font-size-complex="14pt" fo:language="uk" fo:country="UA"/>
    </style:style>
    <style:style style:name="T1709" style:parent-style-name="Исходныйтекст" style:family="text">
      <style:text-properties style:font-name="Calibri" style:font-name-complex="Calibri" fo:font-size="14pt" style:font-size-asian="14pt" style:font-size-complex="14pt" fo:language="uk" fo:country="UA"/>
    </style:style>
    <style:style style:name="P1710" style:parent-style-name="Содержимоетаблицы" style:family="paragraph">
      <style:paragraph-properties fo:text-align="justify"/>
    </style:style>
    <style:style style:name="T1711" style:parent-style-name="Исходныйтекст" style:family="text">
      <style:text-properties style:font-name="Calibri" style:font-name-complex="Calibri" fo:font-size="14pt" style:font-size-asian="14pt" style:font-size-complex="14pt" fo:language="uk" fo:country="UA"/>
    </style:style>
    <style:style style:name="T1712" style:parent-style-name="Исходныйтекст" style:family="text">
      <style:text-properties style:font-name="Calibri" style:font-name-complex="Calibri" fo:font-size="14pt" style:font-size-asian="14pt" style:font-size-complex="14pt" fo:language="uk" fo:country="UA"/>
    </style:style>
    <style:style style:name="T1713" style:parent-style-name="Исходныйтекст" style:family="text">
      <style:text-properties style:font-name="Calibri" style:font-name-complex="Calibri" fo:font-size="14pt" style:font-size-asian="14pt" style:font-size-complex="14pt" fo:language="uk" fo:country="UA"/>
    </style:style>
    <style:style style:name="T1714" style:parent-style-name="Исходныйтекст" style:family="text">
      <style:text-properties style:font-name="Calibri" style:font-name-complex="Calibri" fo:font-size="14pt" style:font-size-asian="14pt" style:font-size-complex="14pt" fo:language="uk" fo:country="UA"/>
    </style:style>
    <style:style style:name="T1715" style:parent-style-name="Исходныйтекст" style:family="text">
      <style:text-properties style:font-name="Calibri" style:font-name-complex="Calibri" fo:font-size="14pt" style:font-size-asian="14pt" style:font-size-complex="14pt" fo:language="uk" fo:country="UA"/>
    </style:style>
    <style:style style:name="T1716" style:parent-style-name="Исходныйтекст" style:family="text">
      <style:text-properties style:font-name="Calibri" style:font-name-complex="Calibri" fo:font-size="14pt" style:font-size-asian="14pt" style:font-size-complex="14pt" fo:language="uk" fo:country="UA"/>
    </style:style>
    <style:style style:name="P1717" style:parent-style-name="Содержимоетаблицы" style:family="paragraph">
      <style:paragraph-properties fo:text-align="justify"/>
    </style:style>
    <style:style style:name="T1718" style:parent-style-name="Исходныйтекст" style:family="text">
      <style:text-properties style:font-name="Calibri" style:font-name-complex="Calibri" fo:font-size="14pt" style:font-size-asian="14pt" style:font-size-complex="14pt" fo:language="uk" fo:country="UA"/>
    </style:style>
    <style:style style:name="T1719" style:parent-style-name="Исходныйтекст" style:family="text">
      <style:text-properties style:font-name="Calibri" style:font-name-complex="Calibri" fo:font-size="14pt" style:font-size-asian="14pt" style:font-size-complex="14pt" fo:language="uk" fo:country="UA"/>
    </style:style>
    <style:style style:name="T1720" style:parent-style-name="Исходныйтекст" style:family="text">
      <style:text-properties style:font-name="Calibri" style:font-name-complex="Calibri" fo:font-size="14pt" style:font-size-asian="14pt" style:font-size-complex="14pt" fo:language="uk" fo:country="UA"/>
    </style:style>
    <style:style style:name="P1721" style:parent-style-name="Содержимоетаблицы" style:family="paragraph">
      <style:paragraph-properties fo:text-align="justify"/>
    </style:style>
    <style:style style:name="T1722" style:parent-style-name="Исходныйтекст" style:family="text">
      <style:text-properties style:font-name="Calibri" style:font-name-complex="Calibri" fo:font-size="14pt" style:font-size-asian="14pt" style:font-size-complex="14pt" fo:language="uk" fo:country="UA"/>
    </style:style>
    <style:style style:name="T1723" style:parent-style-name="Исходныйтекст" style:family="text">
      <style:text-properties style:font-name="Calibri" style:font-name-complex="Calibri" fo:font-size="14pt" style:font-size-asian="14pt" style:font-size-complex="14pt" fo:language="uk" fo:country="UA"/>
    </style:style>
    <style:style style:name="T1724" style:parent-style-name="Исходныйтекст" style:family="text">
      <style:text-properties style:font-name="Calibri" style:font-name-complex="Calibri" fo:font-size="14pt" style:font-size-asian="14pt" style:font-size-complex="14pt" fo:language="uk" fo:country="UA"/>
    </style:style>
    <style:style style:name="T1725" style:parent-style-name="Исходныйтекст" style:family="text">
      <style:text-properties style:font-name="Calibri" style:font-name-complex="Calibri" fo:font-size="14pt" style:font-size-asian="14pt" style:font-size-complex="14pt" fo:language="uk" fo:country="UA"/>
    </style:style>
    <style:style style:name="T1726" style:parent-style-name="Исходныйтекст" style:family="text">
      <style:text-properties style:font-name="Calibri" style:font-name-complex="Calibri" fo:font-size="14pt" style:font-size-asian="14pt" style:font-size-complex="14pt" fo:language="uk" fo:country="UA"/>
    </style:style>
    <style:style style:name="T1727" style:parent-style-name="Исходныйтекст" style:family="text">
      <style:text-properties style:font-name="Calibri" style:font-name-complex="Calibri" fo:font-size="14pt" style:font-size-asian="14pt" style:font-size-complex="14pt" fo:language="uk" fo:country="UA"/>
    </style:style>
    <style:style style:name="T1728" style:parent-style-name="Исходныйтекст" style:family="text">
      <style:text-properties style:font-name="Calibri" style:font-name-complex="Calibri" fo:font-size="14pt" style:font-size-asian="14pt" style:font-size-complex="14pt" fo:language="uk" fo:country="UA"/>
    </style:style>
    <style:style style:name="P1729" style:parent-style-name="Содержимоетаблицы" style:family="paragraph">
      <style:paragraph-properties fo:text-align="justify"/>
    </style:style>
    <style:style style:name="T1730" style:parent-style-name="Исходныйтекст" style:family="text">
      <style:text-properties style:font-name="Calibri" style:font-name-complex="Calibri" fo:font-size="14pt" style:font-size-asian="14pt" style:font-size-complex="14pt" fo:language="uk" fo:country="UA"/>
    </style:style>
    <style:style style:name="P1731"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732" style:parent-style-name="Содержимоетаблицы" style:family="paragraph">
      <style:paragraph-properties fo:text-align="justify"/>
    </style:style>
    <style:style style:name="T1733" style:parent-style-name="Исходныйтекст" style:family="text">
      <style:text-properties style:font-name="Calibri" style:font-name-complex="Calibri" fo:font-size="14pt" style:font-size-asian="14pt" style:font-size-complex="14pt" fo:language="uk" fo:country="UA"/>
    </style:style>
    <style:style style:name="T1734" style:parent-style-name="Исходныйтекст" style:family="text">
      <style:text-properties style:font-name="Calibri" style:font-name-complex="Calibri" fo:font-size="14pt" style:font-size-asian="14pt" style:font-size-complex="14pt" fo:language="uk" fo:country="UA"/>
    </style:style>
    <style:style style:name="T1735" style:parent-style-name="Исходныйтекст" style:family="text">
      <style:text-properties style:font-name="Calibri" style:font-name-complex="Calibri" fo:font-size="14pt" style:font-size-asian="14pt" style:font-size-complex="14pt" fo:language="uk" fo:country="UA"/>
    </style:style>
    <style:style style:name="T1736" style:parent-style-name="Исходныйтекст" style:family="text">
      <style:text-properties style:font-name="Calibri" style:font-name-complex="Calibri" fo:font-size="14pt" style:font-size-asian="14pt" style:font-size-complex="14pt" fo:language="uk" fo:country="UA"/>
    </style:style>
    <style:style style:name="T1737" style:parent-style-name="Исходныйтекст" style:family="text">
      <style:text-properties style:font-name="Calibri" style:font-name-complex="Calibri" fo:font-size="14pt" style:font-size-asian="14pt" style:font-size-complex="14pt" fo:language="uk" fo:country="UA"/>
    </style:style>
    <style:style style:name="T1738" style:parent-style-name="Исходныйтекст" style:family="text">
      <style:text-properties style:font-name="Calibri" style:font-name-complex="Calibri" fo:font-size="14pt" style:font-size-asian="14pt" style:font-size-complex="14pt" fo:language="uk" fo:country="UA"/>
    </style:style>
    <style:style style:name="T1739" style:parent-style-name="Исходныйтекст" style:family="text">
      <style:text-properties style:font-name="Calibri" style:font-name-complex="Calibri" fo:font-size="14pt" style:font-size-asian="14pt" style:font-size-complex="14pt" fo:language="uk" fo:country="UA"/>
    </style:style>
    <style:style style:name="P1740" style:parent-style-name="Содержимоетаблицы" style:family="paragraph">
      <style:paragraph-properties fo:text-align="justify"/>
    </style:style>
    <style:style style:name="T1741" style:parent-style-name="Исходныйтекст" style:family="text">
      <style:text-properties style:font-name="Calibri" style:font-name-complex="Calibri" fo:font-size="14pt" style:font-size-asian="14pt" style:font-size-complex="14pt" fo:language="uk" fo:country="UA"/>
    </style:style>
    <style:style style:name="P1742"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743" style:parent-style-name="Содержимоетаблицы" style:family="paragraph">
      <style:paragraph-properties fo:text-align="justify"/>
    </style:style>
    <style:style style:name="T1744" style:parent-style-name="Исходныйтекст" style:family="text">
      <style:text-properties style:font-name="Calibri" style:font-name-complex="Calibri" fo:font-size="14pt" style:font-size-asian="14pt" style:font-size-complex="14pt" fo:language="uk" fo:country="UA"/>
    </style:style>
    <style:style style:name="T1745" style:parent-style-name="Исходныйтекст" style:family="text">
      <style:text-properties style:font-name="Calibri" style:font-name-complex="Calibri" fo:font-size="14pt" style:font-size-asian="14pt" style:font-size-complex="14pt" fo:language="uk" fo:country="UA"/>
    </style:style>
    <style:style style:name="T1746" style:parent-style-name="Исходныйтекст" style:family="text">
      <style:text-properties style:font-name="Calibri" style:font-name-complex="Calibri" fo:font-size="14pt" style:font-size-asian="14pt" style:font-size-complex="14pt" fo:language="uk" fo:country="UA"/>
    </style:style>
    <style:style style:name="P1747" style:parent-style-name="Содержимоетаблицы" style:family="paragraph">
      <style:paragraph-properties fo:text-align="justify"/>
    </style:style>
    <style:style style:name="T1748" style:parent-style-name="Исходныйтекст" style:family="text">
      <style:text-properties style:font-name="Calibri" style:font-name-complex="Calibri" fo:font-size="14pt" style:font-size-asian="14pt" style:font-size-complex="14pt" fo:language="uk" fo:country="UA"/>
    </style:style>
    <style:style style:name="P1749" style:parent-style-name="Содержимоетаблицы" style:family="paragraph">
      <style:paragraph-properties fo:text-align="justify"/>
    </style:style>
    <style:style style:name="T1750" style:parent-style-name="Исходныйтекст" style:family="text">
      <style:text-properties style:font-name="Calibri" style:font-name-complex="Calibri" fo:font-size="14pt" style:font-size-asian="14pt" style:font-size-complex="14pt" fo:language="uk" fo:country="UA"/>
    </style:style>
    <style:style style:name="P1751" style:parent-style-name="Содержимоетаблицы" style:family="paragraph">
      <style:paragraph-properties fo:text-align="justify"/>
    </style:style>
    <style:style style:name="T1752" style:parent-style-name="Исходныйтекст" style:family="text">
      <style:text-properties style:font-name="Calibri" style:font-name-complex="Calibri" fo:font-size="14pt" style:font-size-asian="14pt" style:font-size-complex="14pt" fo:language="uk" fo:country="UA"/>
    </style:style>
    <style:style style:name="P1753"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754" style:parent-style-name="Содержимоетаблицы" style:family="paragraph">
      <style:paragraph-properties fo:text-align="justify"/>
    </style:style>
    <style:style style:name="T1755" style:parent-style-name="Исходныйтекст" style:family="text">
      <style:text-properties style:font-name="Calibri" style:font-name-complex="Calibri" fo:font-size="14pt" style:font-size-asian="14pt" style:font-size-complex="14pt" fo:language="uk" fo:country="UA"/>
    </style:style>
    <style:style style:name="T1756" style:parent-style-name="Исходныйтекст" style:family="text">
      <style:text-properties style:font-name="Calibri" style:font-name-complex="Calibri" fo:font-size="14pt" style:font-size-asian="14pt" style:font-size-complex="14pt" fo:language="uk" fo:country="UA"/>
    </style:style>
    <style:style style:name="T1757" style:parent-style-name="Исходныйтекст" style:family="text">
      <style:text-properties style:font-name="Calibri" style:font-name-complex="Calibri" fo:font-size="14pt" style:font-size-asian="14pt" style:font-size-complex="14pt" fo:language="uk" fo:country="UA"/>
    </style:style>
    <style:style style:name="T1758" style:parent-style-name="Исходныйтекст" style:family="text">
      <style:text-properties style:font-name="Calibri" style:font-name-complex="Calibri" fo:font-size="14pt" style:font-size-asian="14pt" style:font-size-complex="14pt" fo:language="uk" fo:country="UA"/>
    </style:style>
    <style:style style:name="T1759" style:parent-style-name="Исходныйтекст" style:family="text">
      <style:text-properties style:font-name="Calibri" style:font-name-complex="Calibri" fo:font-size="14pt" style:font-size-asian="14pt" style:font-size-complex="14pt" fo:language="uk" fo:country="UA"/>
    </style:style>
    <style:style style:name="P1760" style:parent-style-name="Содержимоетаблицы" style:family="paragraph">
      <style:paragraph-properties fo:text-align="justify"/>
    </style:style>
    <style:style style:name="T1761" style:parent-style-name="Исходныйтекст" style:family="text">
      <style:text-properties style:font-name="Calibri" style:font-name-complex="Calibri" fo:font-size="14pt" style:font-size-asian="14pt" style:font-size-complex="14pt" fo:language="uk" fo:country="UA"/>
    </style:style>
    <style:style style:name="P1762" style:parent-style-name="Содержимоетаблицы" style:family="paragraph">
      <style:paragraph-properties fo:text-align="justify"/>
      <style:text-properties style:font-name="Calibri" style:font-name-complex="Calibri" fo:font-size="14pt" style:font-size-asian="14pt" style:font-size-complex="14pt" fo:language="uk" fo:country="UA"/>
    </style:style>
    <style:style style:name="P1763" style:parent-style-name="Содержимоетаблицы" style:family="paragraph">
      <style:paragraph-properties fo:text-align="justify"/>
    </style:style>
    <style:style style:name="T1764" style:parent-style-name="Исходныйтекст" style:family="text">
      <style:text-properties style:font-name="Calibri" style:font-name-complex="Calibri" fo:font-size="14pt" style:font-size-asian="14pt" style:font-size-complex="14pt" fo:language="uk" fo:country="UA"/>
    </style:style>
    <style:style style:name="T1765" style:parent-style-name="Исходныйтекст" style:family="text">
      <style:text-properties style:font-name="Calibri" style:font-name-complex="Calibri" fo:font-size="14pt" style:font-size-asian="14pt" style:font-size-complex="14pt" fo:language="uk" fo:country="UA"/>
    </style:style>
    <style:style style:name="P1766" style:parent-style-name="Содержимоетаблицы" style:family="paragraph">
      <style:paragraph-properties fo:text-align="justify"/>
    </style:style>
    <style:style style:name="T1767" style:parent-style-name="Исходныйтекст" style:family="text">
      <style:text-properties style:font-name="Calibri" style:font-name-complex="Calibri" fo:font-size="14pt" style:font-size-asian="14pt" style:font-size-complex="14pt" fo:language="uk" fo:country="UA"/>
    </style:style>
    <style:style style:name="P1768" style:parent-style-name="Содержимоетаблицы" style:family="paragraph">
      <style:paragraph-properties fo:text-align="justify"/>
    </style:style>
    <style:style style:name="T1769" style:parent-style-name="Исходныйтекст" style:family="text">
      <style:text-properties style:font-name="Calibri" style:font-name-complex="Calibri" fo:font-size="14pt" style:font-size-asian="14pt" style:font-size-complex="14pt" fo:language="uk" fo:country="UA"/>
    </style:style>
    <style:style style:name="P1770" style:parent-style-name="Содержимоетаблицы" style:family="paragraph">
      <style:paragraph-properties fo:text-align="justify"/>
    </style:style>
    <style:style style:name="T1771" style:parent-style-name="Исходныйтекст" style:family="text">
      <style:text-properties style:font-name="Calibri" style:font-name-complex="Calibri" fo:font-size="14pt" style:font-size-asian="14pt" style:font-size-complex="14pt" fo:language="uk" fo:country="UA"/>
    </style:style>
    <style:style style:name="P1772" style:parent-style-name="TextBody" style:family="paragraph">
      <style:paragraph-properties fo:text-align="justify" fo:margin-bottom="0in">
        <style:tab-stops>
          <style:tab-stop style:type="left" style:position="0.9819in"/>
        </style:tab-stops>
      </style:paragraph-properties>
    </style:style>
    <style:style style:name="T1773" style:parent-style-name="Исходныйтекст" style:family="text">
      <style:text-properties style:font-name="Calibri" style:font-name-complex="Calibri" fo:font-size="14pt" style:font-size-asian="14pt" style:font-size-complex="14pt" fo:language="uk" fo:country="UA"/>
    </style:style>
    <style:style style:name="P1774" style:parent-style-name="TextBody" style:family="paragraph">
      <style:paragraph-properties fo:text-align="justify" fo:margin-bottom="0in" fo:margin-left="0.9819in">
        <style:tab-stops>
          <style:tab-stop style:type="left" style:position="0in"/>
        </style:tab-stops>
      </style:paragraph-properties>
      <style:text-properties style:font-name="Times New Roman" fo:font-size="14pt" style:font-size-asian="14pt" style:font-size-complex="14pt" fo:language="uk" fo:country="UA"/>
    </style:style>
    <style:style style:name="P1775" style:parent-style-name="Заголовок1" style:family="paragraph">
      <style:paragraph-properties fo:text-align="justify" fo:margin-top="0in">
        <style:tab-stops>
          <style:tab-stop style:type="left" style:position="0.4923in"/>
          <style:tab-stop style:type="left" style:position="0.5909in"/>
        </style:tab-stops>
      </style:paragraph-properties>
      <style:text-properties fo:language="uk" fo:country="UA"/>
    </style:style>
    <style:style style:name="P1776" style:parent-style-name="TextBody" style:family="paragraph">
      <style:paragraph-properties fo:text-align="justify" fo:margin-bottom="0in" fo:margin-left="0.4909in">
        <style:tab-stops>
          <style:tab-stop style:type="left" style:position="0in"/>
        </style:tab-stops>
      </style:paragraph-properties>
    </style:style>
    <style:style style:name="P1777" style:parent-style-name="TextBody" style:family="paragraph">
      <style:paragraph-properties fo:text-align="justify" fo:margin-bottom="0in" fo:margin-left="0.4909in">
        <style:tab-stops>
          <style:tab-stop style:type="left" style:position="0in"/>
        </style:tab-stops>
      </style:paragraph-properties>
    </style:style>
    <style:style style:name="T1778" style:parent-style-name="Исходныйтекст" style:family="text">
      <style:text-properties style:font-name="Times New Roman" style:font-name-complex="Times New Roman" fo:font-size="14pt" style:font-size-asian="14pt" style:font-size-complex="14pt" fo:language="uk" fo:country="UA"/>
    </style:style>
    <style:style style:name="T1779" style:parent-style-name="Исходныйтекст" style:family="text">
      <style:text-properties style:font-name="Times New Roman" style:font-name-complex="Times New Roman" fo:font-size="14pt" style:font-size-asian="14pt" style:font-size-complex="14pt" fo:language="uk" fo:country="UA"/>
    </style:style>
    <style:style style:name="T1780" style:parent-style-name="Исходныйтекст" style:family="text">
      <style:text-properties style:font-name="Times New Roman" style:font-name-complex="Times New Roman" fo:font-size="14pt" style:font-size-asian="14pt" style:font-size-complex="14pt" fo:language="uk" fo:country="UA"/>
    </style:style>
    <style:style style:name="T1781" style:parent-style-name="Исходныйтекст" style:family="text">
      <style:text-properties style:font-name="Times New Roman" style:font-name-complex="Times New Roman" fo:font-size="14pt" style:font-size-asian="14pt" style:font-size-complex="14pt" fo:language="uk" fo:country="UA"/>
    </style:style>
    <style:style style:name="T1782" style:parent-style-name="Исходныйтекст" style:family="text">
      <style:text-properties style:font-name="Times New Roman" style:font-name-complex="Times New Roman" fo:font-size="14pt" style:font-size-asian="14pt" style:font-size-complex="14pt" fo:language="uk" fo:country="UA"/>
    </style:style>
    <style:style style:name="T1783" style:parent-style-name="Исходныйтекст" style:family="text">
      <style:text-properties style:font-name="Times New Roman" style:font-name-complex="Times New Roman" fo:font-size="14pt" style:font-size-asian="14pt" style:font-size-complex="14pt" fo:language="uk" fo:country="UA"/>
    </style:style>
    <style:style style:name="T1784" style:parent-style-name="Исходныйтекст" style:family="text">
      <style:text-properties style:font-name="Times New Roman" style:font-name-complex="Times New Roman" fo:font-size="14pt" style:font-size-asian="14pt" style:font-size-complex="14pt" fo:language="uk" fo:country="UA"/>
    </style:style>
    <style:style style:name="P1785" style:parent-style-name="TextBody" style:family="paragraph">
      <style:paragraph-properties fo:text-align="justify" fo:margin-bottom="0in" fo:margin-left="0.4909in">
        <style:tab-stops>
          <style:tab-stop style:type="left" style:position="0in"/>
        </style:tab-stops>
      </style:paragraph-properties>
    </style:style>
    <style:style style:name="P1786" style:parent-style-name="TextBody" style:family="paragraph">
      <style:paragraph-properties fo:text-align="justify" fo:margin-bottom="0in" fo:margin-left="0.4909in">
        <style:tab-stops>
          <style:tab-stop style:type="left" style:position="0in"/>
        </style:tab-stops>
      </style:paragraph-properties>
    </style:style>
    <style:style style:name="T1787"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788"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789" style:parent-style-name="TextBody" style:family="paragraph">
      <style:paragraph-properties fo:text-align="justify" fo:margin-bottom="0in" fo:margin-left="0.4909in">
        <style:tab-stops>
          <style:tab-stop style:type="left" style:position="0in"/>
        </style:tab-stops>
      </style:paragraph-properties>
    </style:style>
    <style:style style:name="T1790"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791" style:parent-style-name="TextBody" style:family="paragraph">
      <style:paragraph-properties fo:text-align="justify" fo:margin-bottom="0in">
        <style:tab-stops>
          <style:tab-stop style:type="left" style:position="-0.5in"/>
        </style:tab-stops>
      </style:paragraph-properties>
    </style:style>
    <style:style style:name="T1792" style:parent-style-name="Исходныйтекст" style:family="text">
      <style:text-properties style:font-name="Times New Roman" style:font-name-complex="Times New Roman" fo:font-size="14pt" style:font-size-asian="14pt" style:font-size-complex="14pt" fo:language="uk" fo:country="UA"/>
    </style:style>
    <style:style style:name="T1793" style:parent-style-name="Исходныйтекст" style:family="text">
      <style:text-properties style:font-name="Times New Roman" style:font-name-complex="Times New Roman" fo:font-size="14pt" style:font-size-asian="14pt" style:font-size-complex="14pt" fo:language="uk" fo:country="UA"/>
    </style:style>
    <style:style style:name="T1794" style:parent-style-name="Исходныйтекст" style:family="text">
      <style:text-properties style:font-name="Times New Roman" style:font-name-complex="Times New Roman" fo:font-size="14pt" style:font-size-asian="14pt" style:font-size-complex="14pt" fo:language="uk" fo:country="UA"/>
    </style:style>
    <style:style style:name="T1795" style:parent-style-name="Исходныйтекст" style:family="text">
      <style:text-properties style:font-name="Times New Roman" style:font-name-complex="Times New Roman" fo:font-size="14pt" style:font-size-asian="14pt" style:font-size-complex="14pt" fo:language="uk" fo:country="UA"/>
    </style:style>
    <style:style style:name="T1796" style:parent-style-name="Исходныйтекст" style:family="text">
      <style:text-properties style:font-name="Times New Roman" style:font-name-complex="Times New Roman" fo:font-size="14pt" style:font-size-asian="14pt" style:font-size-complex="14pt" fo:language="uk" fo:country="UA"/>
    </style:style>
    <style:style style:name="T1797" style:parent-style-name="Исходныйтекст" style:family="text">
      <style:text-properties style:font-name="Times New Roman" style:font-name-complex="Times New Roman" fo:font-size="14pt" style:font-size-asian="14pt" style:font-size-complex="14pt" fo:language="uk" fo:country="UA"/>
    </style:style>
    <style:style style:name="P1798" style:parent-style-name="TextBody" style:family="paragraph">
      <style:paragraph-properties fo:text-align="justify" fo:margin-bottom="0in">
        <style:tab-stops>
          <style:tab-stop style:type="left" style:position="-0.5in"/>
        </style:tab-stops>
      </style:paragraph-properties>
    </style:style>
    <style:style style:name="T1799" style:parent-style-name="Исходныйтекст" style:family="text">
      <style:text-properties style:font-name="Times New Roman" style:font-name-complex="Times New Roman" fo:font-size="14pt" style:font-size-asian="14pt" style:font-size-complex="14pt" fo:language="uk" fo:country="UA"/>
    </style:style>
    <style:style style:name="T1800" style:parent-style-name="Исходныйтекст" style:family="text">
      <style:text-properties style:font-name="Times New Roman" style:font-name-complex="Times New Roman" fo:font-size="14pt" style:font-size-asian="14pt" style:font-size-complex="14pt" fo:language="uk" fo:country="UA"/>
    </style:style>
    <style:style style:name="T1801" style:parent-style-name="Исходныйтекст" style:family="text">
      <style:text-properties style:font-name="Times New Roman" style:font-name-complex="Times New Roman" fo:font-size="14pt" style:font-size-asian="14pt" style:font-size-complex="14pt" fo:language="uk" fo:country="UA"/>
    </style:style>
    <style:style style:name="T1802" style:parent-style-name="Исходныйтекст" style:family="text">
      <style:text-properties style:font-name="Times New Roman" style:font-name-complex="Times New Roman" fo:font-size="14pt" style:font-size-asian="14pt" style:font-size-complex="14pt" fo:language="uk" fo:country="UA"/>
    </style:style>
    <style:style style:name="P1803" style:parent-style-name="TextBody" style:family="paragraph">
      <style:paragraph-properties fo:text-align="justify" fo:margin-bottom="0in" fo:margin-left="0.4909in">
        <style:tab-stops>
          <style:tab-stop style:type="left" style:position="0in"/>
        </style:tab-stops>
      </style:paragraph-properties>
    </style:style>
    <style:style style:name="T1804"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805"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806" style:parent-style-name="TextBody" style:family="paragraph">
      <style:paragraph-properties fo:text-align="justify" fo:margin-bottom="0in">
        <style:tab-stops>
          <style:tab-stop style:type="left" style:position="-0.5in"/>
        </style:tab-stops>
      </style:paragraph-properties>
    </style:style>
    <style:style style:name="T1807" style:parent-style-name="Исходныйтекст" style:family="text">
      <style:text-properties style:font-name="Times New Roman" style:font-name-complex="Times New Roman" fo:font-size="14pt" style:font-size-asian="14pt" style:font-size-complex="14pt" fo:language="uk" fo:country="UA"/>
    </style:style>
    <style:style style:name="T1808" style:parent-style-name="Исходныйтекст" style:family="text">
      <style:text-properties style:font-name="Times New Roman" style:font-name-complex="Times New Roman" fo:font-size="14pt" style:font-size-asian="14pt" style:font-size-complex="14pt" fo:language="uk" fo:country="UA"/>
    </style:style>
    <style:style style:name="T1809" style:parent-style-name="Исходныйтекст" style:family="text">
      <style:text-properties style:font-name="Times New Roman" style:font-name-complex="Times New Roman" fo:font-size="14pt" style:font-size-asian="14pt" style:font-size-complex="14pt" fo:language="uk" fo:country="UA"/>
    </style:style>
    <style:style style:name="T1810" style:parent-style-name="Исходныйтекст" style:family="text">
      <style:text-properties style:font-name="Times New Roman" style:font-name-complex="Times New Roman" fo:font-size="14pt" style:font-size-asian="14pt" style:font-size-complex="14pt" fo:language="uk" fo:country="UA"/>
    </style:style>
    <style:style style:name="T1811" style:parent-style-name="Исходныйтекст" style:family="text">
      <style:text-properties style:font-name="Times New Roman" style:font-name-complex="Times New Roman" fo:font-size="14pt" style:font-size-asian="14pt" style:font-size-complex="14pt" fo:language="uk" fo:country="UA"/>
    </style:style>
    <style:style style:name="P1812" style:parent-style-name="TextBody" style:family="paragraph">
      <style:paragraph-properties fo:text-align="justify" fo:margin-bottom="0in" fo:margin-left="0.4909in">
        <style:tab-stops>
          <style:tab-stop style:type="left" style:position="0in"/>
        </style:tab-stops>
      </style:paragraph-properties>
    </style:style>
    <style:style style:name="T1813"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814"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815" style:parent-style-name="TextBody" style:family="paragraph">
      <style:paragraph-properties fo:text-align="justify" fo:margin-bottom="0in">
        <style:tab-stops>
          <style:tab-stop style:type="left" style:position="-0.5in"/>
        </style:tab-stops>
      </style:paragraph-properties>
    </style:style>
    <style:style style:name="T1816" style:parent-style-name="Исходныйтекст" style:family="text">
      <style:text-properties style:font-name="Times New Roman" style:font-name-complex="Times New Roman" fo:font-size="14pt" style:font-size-asian="14pt" style:font-size-complex="14pt" fo:language="uk" fo:country="UA"/>
    </style:style>
    <style:style style:name="T1817" style:parent-style-name="Исходныйтекст" style:family="text">
      <style:text-properties style:font-name="Times New Roman" style:font-name-complex="Times New Roman" fo:font-size="14pt" style:font-size-asian="14pt" style:font-size-complex="14pt" fo:language="uk" fo:country="UA"/>
    </style:style>
    <style:style style:name="T1818" style:parent-style-name="Исходныйтекст" style:family="text">
      <style:text-properties style:font-name="Times New Roman" style:font-name-complex="Times New Roman" fo:font-size="14pt" style:font-size-asian="14pt" style:font-size-complex="14pt" fo:language="uk" fo:country="UA"/>
    </style:style>
    <style:style style:name="T1819" style:parent-style-name="Исходныйтекст" style:family="text">
      <style:text-properties style:font-name="Times New Roman" style:font-name-complex="Times New Roman" fo:font-size="14pt" style:font-size-asian="14pt" style:font-size-complex="14pt" fo:language="uk" fo:country="UA"/>
    </style:style>
    <style:style style:name="T1820" style:parent-style-name="Исходныйтекст" style:family="text">
      <style:text-properties style:font-name="Times New Roman" style:font-name-complex="Times New Roman" fo:font-size="14pt" style:font-size-asian="14pt" style:font-size-complex="14pt" fo:language="uk" fo:country="UA"/>
    </style:style>
    <style:style style:name="P1821" style:parent-style-name="TextBody" style:family="paragraph">
      <style:paragraph-properties fo:text-align="justify" fo:margin-bottom="0in">
        <style:tab-stops>
          <style:tab-stop style:type="left" style:position="-0.5in"/>
        </style:tab-stops>
      </style:paragraph-properties>
    </style:style>
    <style:style style:name="T1822" style:parent-style-name="Исходныйтекст" style:family="text">
      <style:text-properties style:font-name="Times New Roman" style:font-name-complex="Times New Roman" fo:font-size="14pt" style:font-size-asian="14pt" style:font-size-complex="14pt" fo:language="uk" fo:country="UA"/>
    </style:style>
    <style:style style:name="T1823" style:parent-style-name="Исходныйтекст" style:family="text">
      <style:text-properties style:font-name="Times New Roman" style:font-name-complex="Times New Roman" fo:font-size="14pt" style:font-size-asian="14pt" style:font-size-complex="14pt" fo:language="uk" fo:country="UA"/>
    </style:style>
    <style:style style:name="T1824" style:parent-style-name="Исходныйтекст" style:family="text">
      <style:text-properties style:font-name="Times New Roman" style:font-name-complex="Times New Roman" fo:font-size="14pt" style:font-size-asian="14pt" style:font-size-complex="14pt" fo:language="uk" fo:country="UA"/>
    </style:style>
    <style:style style:name="T1825" style:parent-style-name="Исходныйтекст" style:family="text">
      <style:text-properties style:font-name="Times New Roman" style:font-name-complex="Times New Roman" fo:font-size="14pt" style:font-size-asian="14pt" style:font-size-complex="14pt" fo:language="uk" fo:country="UA"/>
    </style:style>
    <style:style style:name="T1826" style:parent-style-name="Исходныйтекст" style:family="text">
      <style:text-properties style:font-name="Times New Roman" style:font-name-complex="Times New Roman" fo:font-size="14pt" style:font-size-asian="14pt" style:font-size-complex="14pt" fo:language="uk" fo:country="UA"/>
    </style:style>
    <style:style style:name="T1827" style:parent-style-name="Исходныйтекст" style:family="text">
      <style:text-properties style:font-name="Times New Roman" style:font-name-complex="Times New Roman" fo:font-size="14pt" style:font-size-asian="14pt" style:font-size-complex="14pt" fo:language="uk" fo:country="UA"/>
    </style:style>
    <style:style style:name="T1828" style:parent-style-name="Исходныйтекст" style:family="text">
      <style:text-properties style:font-name="Times New Roman" style:font-name-complex="Times New Roman" fo:font-size="14pt" style:font-size-asian="14pt" style:font-size-complex="14pt" fo:language="uk" fo:country="UA"/>
    </style:style>
    <style:style style:name="P1829" style:parent-style-name="TextBody" style:family="paragraph">
      <style:paragraph-properties fo:text-align="justify" fo:margin-bottom="0in">
        <style:tab-stops>
          <style:tab-stop style:type="left" style:position="-0.5in"/>
        </style:tab-stops>
      </style:paragraph-properties>
    </style:style>
    <style:style style:name="T1830" style:parent-style-name="Исходныйтекст" style:family="text">
      <style:text-properties style:font-name="Times New Roman" style:font-name-complex="Times New Roman" fo:font-size="14pt" style:font-size-asian="14pt" style:font-size-complex="14pt" fo:language="uk" fo:country="UA"/>
    </style:style>
    <style:style style:name="T1831" style:parent-style-name="Исходныйтекст" style:family="text">
      <style:text-properties style:font-name="Times New Roman" style:font-name-complex="Times New Roman" fo:font-size="14pt" style:font-size-asian="14pt" style:font-size-complex="14pt" fo:language="uk" fo:country="UA"/>
    </style:style>
    <style:style style:name="P1832" style:parent-style-name="TextBody" style:family="paragraph">
      <style:paragraph-properties fo:text-align="justify" fo:margin-bottom="0in">
        <style:tab-stops>
          <style:tab-stop style:type="left" style:position="-0.5in"/>
        </style:tab-stops>
      </style:paragraph-properties>
    </style:style>
    <style:style style:name="T1833" style:parent-style-name="Исходныйтекст" style:family="text">
      <style:text-properties style:font-name="Times New Roman" style:font-name-complex="Times New Roman" fo:font-size="14pt" style:font-size-asian="14pt" style:font-size-complex="14pt" fo:language="uk" fo:country="UA"/>
    </style:style>
    <style:style style:name="P1834" style:parent-style-name="TextBody" style:family="paragraph">
      <style:paragraph-properties fo:text-align="justify" fo:margin-bottom="0in">
        <style:tab-stops>
          <style:tab-stop style:type="left" style:position="-0.5in"/>
        </style:tab-stops>
      </style:paragraph-properties>
    </style:style>
    <style:style style:name="T1835" style:parent-style-name="Исходныйтекст" style:family="text">
      <style:text-properties style:font-name="Times New Roman" style:font-name-complex="Times New Roman" fo:font-size="14pt" style:font-size-asian="14pt" style:font-size-complex="14pt" fo:language="uk" fo:country="UA"/>
    </style:style>
    <style:style style:name="P1836" style:parent-style-name="TextBody" style:family="paragraph">
      <style:paragraph-properties fo:text-align="justify" fo:margin-bottom="0in">
        <style:tab-stops>
          <style:tab-stop style:type="left" style:position="-0.5in"/>
        </style:tab-stops>
      </style:paragraph-properties>
    </style:style>
    <style:style style:name="T1837" style:parent-style-name="Исходныйтекст" style:family="text">
      <style:text-properties style:font-name="Times New Roman" style:font-name-complex="Times New Roman" fo:font-size="14pt" style:font-size-asian="14pt" style:font-size-complex="14pt" fo:language="uk" fo:country="UA"/>
    </style:style>
    <style:style style:name="P1838" style:parent-style-name="TextBody" style:family="paragraph">
      <style:paragraph-properties fo:text-align="justify" fo:margin-bottom="0in" fo:margin-left="0.4909in">
        <style:tab-stops>
          <style:tab-stop style:type="left" style:position="0in"/>
        </style:tab-stops>
      </style:paragraph-properties>
    </style:style>
    <style:style style:name="T1839"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840" style:parent-style-name="TextBody" style:family="paragraph">
      <style:paragraph-properties fo:text-align="justify" fo:margin-bottom="0in">
        <style:tab-stops>
          <style:tab-stop style:type="left" style:position="-0.5in"/>
        </style:tab-stops>
      </style:paragraph-properties>
    </style:style>
    <style:style style:name="T1841" style:parent-style-name="Исходныйтекст" style:family="text">
      <style:text-properties style:font-name="Times New Roman" style:font-name-complex="Times New Roman" fo:font-size="14pt" style:font-size-asian="14pt" style:font-size-complex="14pt" fo:language="uk" fo:country="UA"/>
    </style:style>
    <style:style style:name="P1842" style:parent-style-name="TextBody" style:family="paragraph">
      <style:paragraph-properties fo:text-align="justify" fo:margin-bottom="0in">
        <style:tab-stops>
          <style:tab-stop style:type="left" style:position="-0.5in"/>
        </style:tab-stops>
      </style:paragraph-properties>
    </style:style>
    <style:style style:name="T1843" style:parent-style-name="Исходныйтекст" style:family="text">
      <style:text-properties style:font-name="Times New Roman" style:font-name-complex="Times New Roman" fo:font-size="14pt" style:font-size-asian="14pt" style:font-size-complex="14pt" fo:language="uk" fo:country="UA"/>
    </style:style>
    <style:style style:name="T1844" style:parent-style-name="Исходныйтекст" style:family="text">
      <style:text-properties style:font-name="Times New Roman" style:font-name-complex="Times New Roman" fo:font-size="14pt" style:font-size-asian="14pt" style:font-size-complex="14pt" fo:language="uk" fo:country="UA"/>
    </style:style>
    <style:style style:name="T1845" style:parent-style-name="Исходныйтекст" style:family="text">
      <style:text-properties style:font-name="Times New Roman" style:font-name-complex="Times New Roman" fo:font-size="14pt" style:font-size-asian="14pt" style:font-size-complex="14pt" fo:language="uk" fo:country="UA"/>
    </style:style>
    <style:style style:name="T1846" style:parent-style-name="Исходныйтекст" style:family="text">
      <style:text-properties style:font-name="Times New Roman" style:font-name-complex="Times New Roman" fo:font-size="14pt" style:font-size-asian="14pt" style:font-size-complex="14pt" fo:language="uk" fo:country="UA"/>
    </style:style>
    <style:style style:name="P1847" style:parent-style-name="TextBody" style:family="paragraph">
      <style:paragraph-properties fo:text-align="justify" fo:margin-bottom="0in" fo:margin-left="0.4909in">
        <style:tab-stops>
          <style:tab-stop style:type="left" style:position="0in"/>
        </style:tab-stops>
      </style:paragraph-properties>
    </style:style>
    <style:style style:name="T1848"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T1849" style:parent-style-name="Исходныйтекст" style:family="text">
      <style:text-properties style:font-name="Times New Roman" style:font-name-complex="Times New Roman" fo:font-weight="bold" style:font-weight-asian="bold" style:font-weight-complex="bold" fo:font-size="14pt" style:font-size-asian="14pt" style:font-size-complex="14pt" fo:language="uk" fo:country="UA"/>
    </style:style>
    <style:style style:name="P1850" style:parent-style-name="TextBody" style:family="paragraph">
      <style:paragraph-properties fo:text-align="justify" fo:margin-bottom="0in">
        <style:tab-stops>
          <style:tab-stop style:type="left" style:position="-0.5in"/>
        </style:tab-stops>
      </style:paragraph-properties>
    </style:style>
    <style:style style:name="T1851" style:parent-style-name="Исходныйтекст" style:family="text">
      <style:text-properties style:font-name="Times New Roman" style:font-name-complex="Times New Roman" fo:font-size="14pt" style:font-size-asian="14pt" style:font-size-complex="14pt" fo:language="uk" fo:country="UA"/>
    </style:style>
    <style:style style:name="T1852" style:parent-style-name="Исходныйтекст" style:family="text">
      <style:text-properties style:font-name="Times New Roman" style:font-name-complex="Times New Roman" fo:font-size="14pt" style:font-size-asian="14pt" style:font-size-complex="14pt" fo:language="uk" fo:country="UA"/>
    </style:style>
    <style:style style:name="T1853" style:parent-style-name="Исходныйтекст" style:family="text">
      <style:text-properties style:font-name="Times New Roman" style:font-name-complex="Times New Roman" fo:font-size="14pt" style:font-size-asian="14pt" style:font-size-complex="14pt" fo:language="uk" fo:country="UA"/>
    </style:style>
    <style:style style:name="T1854" style:parent-style-name="Исходныйтекст" style:family="text">
      <style:text-properties style:font-name="Times New Roman" style:font-name-complex="Times New Roman" fo:font-size="14pt" style:font-size-asian="14pt" style:font-size-complex="14pt" fo:language="uk" fo:country="UA"/>
    </style:style>
    <style:style style:name="T1855" style:parent-style-name="Исходныйтекст" style:family="text">
      <style:text-properties style:font-name="Times New Roman" style:font-name-complex="Times New Roman" fo:font-size="14pt" style:font-size-asian="14pt" style:font-size-complex="14pt" fo:language="uk" fo:country="UA"/>
    </style:style>
    <style:style style:name="P1856" style:parent-style-name="TextBody" style:family="paragraph">
      <style:paragraph-properties fo:text-align="justify" fo:margin-bottom="0in">
        <style:tab-stops>
          <style:tab-stop style:type="left" style:position="-0.5in"/>
        </style:tab-stops>
      </style:paragraph-properties>
    </style:style>
    <style:style style:name="T1857" style:parent-style-name="Исходныйтекст" style:family="text">
      <style:text-properties style:font-name="Times New Roman" style:font-name-complex="Times New Roman" fo:font-size="14pt" style:font-size-asian="14pt" style:font-size-complex="14pt" fo:language="uk" fo:country="UA"/>
    </style:style>
    <style:style style:name="T1858" style:parent-style-name="Исходныйтекст" style:family="text">
      <style:text-properties style:font-name="Times New Roman" style:font-name-complex="Times New Roman" fo:font-size="14pt" style:font-size-asian="14pt" style:font-size-complex="14pt" fo:language="uk" fo:country="UA"/>
    </style:style>
    <style:style style:name="T1859" style:parent-style-name="Исходныйтекст" style:family="text">
      <style:text-properties style:font-name="Times New Roman" style:font-name-complex="Times New Roman" fo:font-size="14pt" style:font-size-asian="14pt" style:font-size-complex="14pt" fo:language="uk" fo:country="UA"/>
    </style:style>
    <style:style style:name="T1860" style:parent-style-name="Исходныйтекст" style:family="text">
      <style:text-properties style:font-name="Times New Roman" style:font-name-complex="Times New Roman" fo:font-size="14pt" style:font-size-asian="14pt" style:font-size-complex="14pt" fo:language="uk" fo:country="UA"/>
    </style:style>
    <style:style style:name="T1861" style:parent-style-name="Исходныйтекст" style:family="text">
      <style:text-properties style:font-name="Times New Roman" style:font-name-complex="Times New Roman" fo:font-size="14pt" style:font-size-asian="14pt" style:font-size-complex="14pt" fo:language="uk" fo:country="UA"/>
    </style:style>
    <style:style style:name="T1862" style:parent-style-name="Исходныйтекст" style:family="text">
      <style:text-properties style:font-name="Times New Roman" style:font-name-complex="Times New Roman" fo:font-size="14pt" style:font-size-asian="14pt" style:font-size-complex="14pt" fo:language="uk" fo:country="UA"/>
    </style:style>
    <style:style style:name="T1863" style:parent-style-name="Исходныйтекст" style:family="text">
      <style:text-properties style:font-name="Times New Roman" style:font-name-complex="Times New Roman" fo:font-size="14pt" style:font-size-asian="14pt" style:font-size-complex="14pt" fo:language="uk" fo:country="UA"/>
    </style:style>
    <style:style style:name="P1864" style:parent-style-name="TextBody" style:family="paragraph">
      <style:paragraph-properties fo:text-align="justify" fo:margin-bottom="0in">
        <style:tab-stops>
          <style:tab-stop style:type="left" style:position="-0.5in"/>
        </style:tab-stops>
      </style:paragraph-properties>
    </style:style>
    <style:style style:name="T1865" style:parent-style-name="Исходныйтекст" style:family="text">
      <style:text-properties style:font-name="Times New Roman" style:font-name-complex="Times New Roman" fo:font-size="14pt" style:font-size-asian="14pt" style:font-size-complex="14pt" fo:language="uk" fo:country="UA"/>
    </style:style>
    <style:style style:name="T1866" style:parent-style-name="Исходныйтекст" style:family="text">
      <style:text-properties style:font-name="Times New Roman" style:font-name-complex="Times New Roman" fo:font-size="14pt" style:font-size-asian="14pt" style:font-size-complex="14pt" fo:language="uk" fo:country="UA"/>
    </style:style>
    <style:style style:name="T1867" style:parent-style-name="Исходныйтекст" style:family="text">
      <style:text-properties style:font-name="Times New Roman" style:font-name-complex="Times New Roman" fo:font-size="14pt" style:font-size-asian="14pt" style:font-size-complex="14pt" fo:language="uk" fo:country="UA"/>
    </style:style>
    <style:style style:name="T1868" style:parent-style-name="Исходныйтекст" style:family="text">
      <style:text-properties style:font-name="Times New Roman" style:font-name-complex="Times New Roman" fo:font-size="14pt" style:font-size-asian="14pt" style:font-size-complex="14pt" fo:language="uk" fo:country="UA"/>
    </style:style>
    <style:style style:name="T1869" style:parent-style-name="Исходныйтекст" style:family="text">
      <style:text-properties style:font-name="Times New Roman" style:font-name-complex="Times New Roman" fo:font-size="14pt" style:font-size-asian="14pt" style:font-size-complex="14pt" fo:language="uk" fo:country="UA"/>
    </style:style>
    <style:style style:name="P1870" style:parent-style-name="TextBody" style:family="paragraph">
      <style:paragraph-properties fo:text-align="justify" fo:margin-bottom="0in">
        <style:tab-stops>
          <style:tab-stop style:type="left" style:position="-0.5in"/>
        </style:tab-stops>
      </style:paragraph-properties>
    </style:style>
    <style:style style:name="T1871" style:parent-style-name="Исходныйтекст" style:family="text">
      <style:text-properties style:font-name="Times New Roman" style:font-name-complex="Times New Roman" fo:font-size="14pt" style:font-size-asian="14pt" style:font-size-complex="14pt" fo:language="uk" fo:country="UA"/>
    </style:style>
    <style:style style:name="T1872" style:parent-style-name="Исходныйтекст" style:family="text">
      <style:text-properties style:font-name="Times New Roman" style:font-name-complex="Times New Roman" fo:font-size="14pt" style:font-size-asian="14pt" style:font-size-complex="14pt" fo:language="uk" fo:country="UA"/>
    </style:style>
    <style:style style:name="T1873" style:parent-style-name="Исходныйтекст" style:family="text">
      <style:text-properties style:font-name="Times New Roman" style:font-name-complex="Times New Roman" fo:font-size="14pt" style:font-size-asian="14pt" style:font-size-complex="14pt" fo:language="uk" fo:country="UA"/>
    </style:style>
    <style:style style:name="T1874" style:parent-style-name="Исходныйтекст" style:family="text">
      <style:text-properties style:font-name="Times New Roman" style:font-name-complex="Times New Roman" fo:font-size="14pt" style:font-size-asian="14pt" style:font-size-complex="14pt" fo:language="uk" fo:country="UA"/>
    </style:style>
    <style:style style:name="T1875" style:parent-style-name="Исходныйтекст" style:family="text">
      <style:text-properties style:font-name="Times New Roman" style:font-name-complex="Times New Roman" fo:font-size="14pt" style:font-size-asian="14pt" style:font-size-complex="14pt" fo:language="uk" fo:country="UA"/>
    </style:style>
    <style:style style:name="P1876" style:parent-style-name="TextBody" style:family="paragraph">
      <style:paragraph-properties fo:text-align="justify" fo:margin-bottom="0in">
        <style:tab-stops>
          <style:tab-stop style:type="left" style:position="-0.5in"/>
        </style:tab-stops>
      </style:paragraph-properties>
    </style:style>
    <style:style style:name="T1877" style:parent-style-name="Исходныйтекст" style:family="text">
      <style:text-properties style:font-name="Times New Roman" style:font-name-complex="Times New Roman" fo:font-size="14pt" style:font-size-asian="14pt" style:font-size-complex="14pt" fo:language="uk" fo:country="UA"/>
    </style:style>
    <style:style style:name="T1878" style:parent-style-name="Исходныйтекст" style:family="text">
      <style:text-properties style:font-name="Times New Roman" style:font-name-complex="Times New Roman" fo:font-size="14pt" style:font-size-asian="14pt" style:font-size-complex="14pt" fo:language="uk" fo:country="UA"/>
    </style:style>
    <style:style style:name="T1879" style:parent-style-name="Исходныйтекст" style:family="text">
      <style:text-properties style:font-name="Times New Roman" style:font-name-complex="Times New Roman" fo:font-size="14pt" style:font-size-asian="14pt" style:font-size-complex="14pt" fo:language="uk" fo:country="UA"/>
    </style:style>
    <style:style style:name="T1880" style:parent-style-name="Исходныйтекст" style:family="text">
      <style:text-properties style:font-name="Times New Roman" style:font-name-complex="Times New Roman" fo:font-size="14pt" style:font-size-asian="14pt" style:font-size-complex="14pt" fo:language="uk" fo:country="UA"/>
    </style:style>
    <style:style style:name="T1881" style:parent-style-name="Исходныйтекст" style:family="text">
      <style:text-properties style:font-name="Times New Roman" style:font-name-complex="Times New Roman" fo:font-size="14pt" style:font-size-asian="14pt" style:font-size-complex="14pt" fo:language="uk" fo:country="UA"/>
    </style:style>
    <style:style style:name="P1882" style:parent-style-name="TextBody" style:family="paragraph">
      <style:paragraph-properties fo:text-align="justify" fo:margin-bottom="0in">
        <style:tab-stops>
          <style:tab-stop style:type="left" style:position="-0.5in"/>
        </style:tab-stops>
      </style:paragraph-properties>
    </style:style>
    <style:style style:name="T1883" style:parent-style-name="Исходныйтекст" style:family="text">
      <style:text-properties style:font-name="Times New Roman" style:font-name-complex="Times New Roman" fo:font-size="14pt" style:font-size-asian="14pt" style:font-size-complex="14pt" fo:language="uk" fo:country="UA"/>
    </style:style>
    <style:style style:name="T1884" style:parent-style-name="Исходныйтекст" style:family="text">
      <style:text-properties style:font-name="Times New Roman" style:font-name-complex="Times New Roman" fo:font-size="14pt" style:font-size-asian="14pt" style:font-size-complex="14pt" fo:language="uk" fo:country="UA"/>
    </style:style>
    <style:style style:name="T1885" style:parent-style-name="Исходныйтекст" style:family="text">
      <style:text-properties style:font-name="Times New Roman" style:font-name-complex="Times New Roman" fo:font-size="14pt" style:font-size-asian="14pt" style:font-size-complex="14pt" fo:language="uk" fo:country="UA"/>
    </style:style>
    <style:style style:name="T1886" style:parent-style-name="Исходныйтекст" style:family="text">
      <style:text-properties style:font-name="Times New Roman" style:font-name-complex="Times New Roman" fo:font-size="14pt" style:font-size-asian="14pt" style:font-size-complex="14pt" fo:language="uk" fo:country="UA"/>
    </style:style>
    <style:style style:name="T1887" style:parent-style-name="Исходныйтекст" style:family="text">
      <style:text-properties style:font-name="Times New Roman" style:font-name-complex="Times New Roman" fo:font-size="14pt" style:font-size-asian="14pt" style:font-size-complex="14pt" fo:language="uk" fo:country="UA"/>
    </style:style>
    <style:style style:name="P1888" style:parent-style-name="TextBody" style:family="paragraph">
      <style:paragraph-properties fo:text-align="justify" fo:margin-bottom="0in">
        <style:tab-stops>
          <style:tab-stop style:type="left" style:position="-0.5in"/>
        </style:tab-stops>
      </style:paragraph-properties>
    </style:style>
    <style:style style:name="T1889" style:parent-style-name="Исходныйтекст" style:family="text">
      <style:text-properties style:font-name="Times New Roman" style:font-name-complex="Times New Roman" fo:font-size="14pt" style:font-size-asian="14pt" style:font-size-complex="14pt" fo:language="uk" fo:country="UA"/>
    </style:style>
    <style:style style:name="T1890" style:parent-style-name="Исходныйтекст" style:family="text">
      <style:text-properties style:font-name="Times New Roman" style:font-name-complex="Times New Roman" fo:font-size="14pt" style:font-size-asian="14pt" style:font-size-complex="14pt" fo:language="uk" fo:country="UA"/>
    </style:style>
    <style:style style:name="T1891" style:parent-style-name="Исходныйтекст" style:family="text">
      <style:text-properties style:font-name="Times New Roman" style:font-name-complex="Times New Roman" fo:font-size="14pt" style:font-size-asian="14pt" style:font-size-complex="14pt" fo:language="uk" fo:country="UA"/>
    </style:style>
    <style:style style:name="T1892" style:parent-style-name="Исходныйтекст" style:family="text">
      <style:text-properties style:font-name="Times New Roman" style:font-name-complex="Times New Roman" fo:font-size="14pt" style:font-size-asian="14pt" style:font-size-complex="14pt" fo:language="uk" fo:country="UA"/>
    </style:style>
    <style:style style:name="T1893" style:parent-style-name="Исходныйтекст" style:family="text">
      <style:text-properties style:font-name="Times New Roman" style:font-name-complex="Times New Roman" fo:font-size="14pt" style:font-size-asian="14pt" style:font-size-complex="14pt" fo:language="uk" fo:country="UA"/>
    </style:style>
    <style:style style:name="P1894" style:parent-style-name="TextBody" style:family="paragraph">
      <style:paragraph-properties fo:text-align="justify" fo:margin-bottom="0in">
        <style:tab-stops>
          <style:tab-stop style:type="left" style:position="-0.5in"/>
        </style:tab-stops>
      </style:paragraph-properties>
    </style:style>
    <style:style style:name="T1895" style:parent-style-name="Исходныйтекст" style:family="text">
      <style:text-properties style:font-name="Times New Roman" style:font-name-complex="Times New Roman" fo:font-size="14pt" style:font-size-asian="14pt" style:font-size-complex="14pt" fo:language="uk" fo:country="UA"/>
    </style:style>
    <style:style style:name="T1896" style:parent-style-name="Исходныйтекст" style:family="text">
      <style:text-properties style:font-name="Times New Roman" style:font-name-complex="Times New Roman" fo:font-size="14pt" style:font-size-asian="14pt" style:font-size-complex="14pt" fo:language="uk" fo:country="UA"/>
    </style:style>
    <style:style style:name="T1897" style:parent-style-name="Исходныйтекст" style:family="text">
      <style:text-properties style:font-name="Times New Roman" style:font-name-complex="Times New Roman" fo:font-size="14pt" style:font-size-asian="14pt" style:font-size-complex="14pt" fo:language="uk" fo:country="UA"/>
    </style:style>
    <style:style style:name="T1898" style:parent-style-name="Исходныйтекст" style:family="text">
      <style:text-properties style:font-name="Times New Roman" style:font-name-complex="Times New Roman" fo:font-size="14pt" style:font-size-asian="14pt" style:font-size-complex="14pt" fo:language="uk" fo:country="UA"/>
    </style:style>
    <style:style style:name="T1899" style:parent-style-name="Исходныйтекст" style:family="text">
      <style:text-properties style:font-name="Times New Roman" style:font-name-complex="Times New Roman" fo:font-size="14pt" style:font-size-asian="14pt" style:font-size-complex="14pt" fo:language="uk" fo:country="UA"/>
    </style:style>
    <style:style style:name="P1900" style:parent-style-name="TextBody" style:family="paragraph">
      <style:paragraph-properties fo:text-align="justify" fo:margin-bottom="0in">
        <style:tab-stops>
          <style:tab-stop style:type="left" style:position="-0.5in"/>
        </style:tab-stops>
      </style:paragraph-properties>
    </style:style>
    <style:style style:name="T1901" style:parent-style-name="Исходныйтекст" style:family="text">
      <style:text-properties style:font-name="Times New Roman" style:font-name-complex="Times New Roman" fo:font-size="14pt" style:font-size-asian="14pt" style:font-size-complex="14pt" fo:language="uk" fo:country="UA"/>
    </style:style>
    <style:style style:name="T1902" style:parent-style-name="Исходныйтекст" style:family="text">
      <style:text-properties style:font-name="Times New Roman" style:font-name-complex="Times New Roman" fo:font-size="14pt" style:font-size-asian="14pt" style:font-size-complex="14pt" fo:language="uk" fo:country="UA"/>
    </style:style>
    <style:style style:name="T1903" style:parent-style-name="Исходныйтекст" style:family="text">
      <style:text-properties style:font-name="Times New Roman" style:font-name-complex="Times New Roman" fo:font-size="14pt" style:font-size-asian="14pt" style:font-size-complex="14pt" fo:language="uk" fo:country="UA"/>
    </style:style>
    <style:style style:name="T1904" style:parent-style-name="Исходныйтекст" style:family="text">
      <style:text-properties style:font-name="Times New Roman" style:font-name-complex="Times New Roman" fo:font-size="14pt" style:font-size-asian="14pt" style:font-size-complex="14pt" fo:language="uk" fo:country="UA"/>
    </style:style>
    <style:style style:name="T1905" style:parent-style-name="Исходныйтекст" style:family="text">
      <style:text-properties style:font-name="Times New Roman" style:font-name-complex="Times New Roman" fo:font-size="14pt" style:font-size-asian="14pt" style:font-size-complex="14pt" fo:language="uk" fo:country="UA"/>
    </style:style>
    <style:style style:name="T1906" style:parent-style-name="Исходныйтекст" style:family="text">
      <style:text-properties style:font-name="Times New Roman" style:font-name-complex="Times New Roman" fo:font-size="14pt" style:font-size-asian="14pt" style:font-size-complex="14pt" fo:language="uk" fo:country="UA"/>
    </style:style>
    <style:style style:name="P1907" style:parent-style-name="TextBody" style:family="paragraph">
      <style:paragraph-properties fo:text-align="justify" fo:margin-bottom="0in">
        <style:tab-stops>
          <style:tab-stop style:type="left" style:position="-0.5in"/>
        </style:tab-stops>
      </style:paragraph-properties>
    </style:style>
    <style:style style:name="T1908" style:parent-style-name="Исходныйтекст" style:family="text">
      <style:text-properties style:font-name="Times New Roman" style:font-name-complex="Times New Roman" fo:font-size="14pt" style:font-size-asian="14pt" style:font-size-complex="14pt" fo:language="uk" fo:country="UA"/>
    </style:style>
    <style:style style:name="T1909" style:parent-style-name="Исходныйтекст" style:family="text">
      <style:text-properties style:font-name="Times New Roman" style:font-name-complex="Times New Roman" fo:font-size="14pt" style:font-size-asian="14pt" style:font-size-complex="14pt" fo:language="uk" fo:country="UA"/>
    </style:style>
    <style:style style:name="T1910" style:parent-style-name="Исходныйтекст" style:family="text">
      <style:text-properties style:font-name="Times New Roman" style:font-name-complex="Times New Roman" fo:font-size="14pt" style:font-size-asian="14pt" style:font-size-complex="14pt" fo:language="uk" fo:country="UA"/>
    </style:style>
    <style:style style:name="T1911" style:parent-style-name="Исходныйтекст" style:family="text">
      <style:text-properties style:font-name="Times New Roman" style:font-name-complex="Times New Roman" fo:font-size="14pt" style:font-size-asian="14pt" style:font-size-complex="14pt" fo:language="en" fo:country="US"/>
    </style:style>
    <style:style style:name="T1912" style:parent-style-name="Исходныйтекст" style:family="text">
      <style:text-properties style:font-name="Times New Roman" style:font-name-complex="Times New Roman" fo:font-size="14pt" style:font-size-asian="14pt" style:font-size-complex="14pt" fo:language="uk" fo:country="UA"/>
    </style:style>
    <style:style style:name="T1913" style:parent-style-name="Исходныйтекст" style:family="text">
      <style:text-properties style:font-name="Times New Roman" style:font-name-complex="Times New Roman" fo:font-size="14pt" style:font-size-asian="14pt" style:font-size-complex="14pt" fo:language="uk" fo:country="UA"/>
    </style:style>
    <style:style style:name="T1914" style:parent-style-name="Исходныйтекст" style:family="text">
      <style:text-properties style:font-name="Times New Roman" style:font-name-complex="Times New Roman" fo:font-size="14pt" style:font-size-asian="14pt" style:font-size-complex="14pt" fo:language="uk" fo:country="UA"/>
    </style:style>
    <style:style style:name="P1915" style:parent-style-name="TextBody" style:family="paragraph">
      <style:paragraph-properties fo:text-align="justify" fo:margin-bottom="0in">
        <style:tab-stops>
          <style:tab-stop style:type="left" style:position="-0.5in"/>
        </style:tab-stops>
      </style:paragraph-properties>
    </style:style>
    <style:style style:name="T1916" style:parent-style-name="Исходныйтекст" style:family="text">
      <style:text-properties style:font-name="Times New Roman" style:font-name-complex="Times New Roman" fo:font-size="14pt" style:font-size-asian="14pt" style:font-size-complex="14pt" fo:language="uk" fo:country="UA"/>
    </style:style>
    <style:style style:name="T1917" style:parent-style-name="Исходныйтекст" style:family="text">
      <style:text-properties style:font-name="Times New Roman" style:font-name-complex="Times New Roman" fo:font-size="14pt" style:font-size-asian="14pt" style:font-size-complex="14pt" fo:language="uk" fo:country="UA"/>
    </style:style>
    <style:style style:name="T1918" style:parent-style-name="Исходныйтекст" style:family="text">
      <style:text-properties style:font-name="Times New Roman" style:font-name-complex="Times New Roman" fo:font-size="14pt" style:font-size-asian="14pt" style:font-size-complex="14pt" fo:language="uk" fo:country="UA"/>
    </style:style>
    <style:style style:name="T1919" style:parent-style-name="Исходныйтекст" style:family="text">
      <style:text-properties style:font-name="Times New Roman" style:font-name-complex="Times New Roman" fo:font-size="14pt" style:font-size-asian="14pt" style:font-size-complex="14pt" fo:language="uk" fo:country="UA"/>
    </style:style>
    <style:style style:name="T1920" style:parent-style-name="Исходныйтекст" style:family="text">
      <style:text-properties style:font-name="Times New Roman" style:font-name-complex="Times New Roman" fo:font-size="14pt" style:font-size-asian="14pt" style:font-size-complex="14pt" fo:language="uk" fo:country="UA"/>
    </style:style>
    <style:style style:name="T1921" style:parent-style-name="Исходныйтекст" style:family="text">
      <style:text-properties style:font-name="Times New Roman" style:font-name-complex="Times New Roman" fo:font-size="14pt" style:font-size-asian="14pt" style:font-size-complex="14pt" fo:language="uk" fo:country="UA"/>
    </style:style>
    <style:style style:name="T1922" style:parent-style-name="Исходныйтекст" style:family="text">
      <style:text-properties style:font-name="Times New Roman" style:font-name-complex="Times New Roman" fo:font-size="14pt" style:font-size-asian="14pt" style:font-size-complex="14pt" fo:language="uk" fo:country="UA"/>
    </style:style>
    <style:style style:name="P1923" style:parent-style-name="TextBody" style:family="paragraph">
      <style:paragraph-properties fo:text-align="justify" fo:margin-bottom="0in">
        <style:tab-stops>
          <style:tab-stop style:type="left" style:position="-0.5in"/>
        </style:tab-stops>
      </style:paragraph-properties>
    </style:style>
    <style:style style:name="T1924" style:parent-style-name="Исходныйтекст" style:family="text">
      <style:text-properties style:font-name="Times New Roman" style:font-name-complex="Times New Roman" fo:font-size="14pt" style:font-size-asian="14pt" style:font-size-complex="14pt" fo:language="uk" fo:country="UA"/>
    </style:style>
    <style:style style:name="T1925" style:parent-style-name="Исходныйтекст" style:family="text">
      <style:text-properties style:font-name="Times New Roman" style:font-name-complex="Times New Roman" fo:font-size="14pt" style:font-size-asian="14pt" style:font-size-complex="14pt" fo:language="uk" fo:country="UA"/>
    </style:style>
    <style:style style:name="T1926" style:parent-style-name="Исходныйтекст" style:family="text">
      <style:text-properties style:font-name="Times New Roman" style:font-name-complex="Times New Roman" fo:font-size="14pt" style:font-size-asian="14pt" style:font-size-complex="14pt" fo:language="uk" fo:country="UA"/>
    </style:style>
    <style:style style:name="T1927" style:parent-style-name="Исходныйтекст" style:family="text">
      <style:text-properties style:font-name="Times New Roman" style:font-name-complex="Times New Roman" fo:font-size="14pt" style:font-size-asian="14pt" style:font-size-complex="14pt" fo:language="en" fo:country="US"/>
    </style:style>
    <style:style style:name="T1928" style:parent-style-name="Исходныйтекст" style:family="text">
      <style:text-properties style:font-name="Times New Roman" style:font-name-complex="Times New Roman" fo:font-size="14pt" style:font-size-asian="14pt" style:font-size-complex="14pt" fo:language="uk" fo:country="UA"/>
    </style:style>
    <style:style style:name="P1929" style:parent-style-name="TextBody" style:family="paragraph">
      <style:paragraph-properties fo:text-align="justify" fo:margin-bottom="0in">
        <style:tab-stops>
          <style:tab-stop style:type="left" style:position="-0.5in"/>
        </style:tab-stops>
      </style:paragraph-properties>
    </style:style>
    <style:style style:name="T1930" style:parent-style-name="Исходныйтекст" style:family="text">
      <style:text-properties style:font-name="Times New Roman" style:font-name-complex="Times New Roman" fo:font-size="14pt" style:font-size-asian="14pt" style:font-size-complex="14pt" fo:language="uk" fo:country="UA"/>
    </style:style>
    <style:style style:name="T1931" style:parent-style-name="Исходныйтекст" style:family="text">
      <style:text-properties style:font-name="Times New Roman" style:font-name-complex="Times New Roman" fo:font-size="14pt" style:font-size-asian="14pt" style:font-size-complex="14pt" fo:language="uk" fo:country="UA"/>
    </style:style>
    <style:style style:name="T1932" style:parent-style-name="Исходныйтекст" style:family="text">
      <style:text-properties style:font-name="Times New Roman" style:font-name-complex="Times New Roman" fo:font-size="14pt" style:font-size-asian="14pt" style:font-size-complex="14pt" fo:language="uk" fo:country="UA"/>
    </style:style>
    <style:style style:name="T1933" style:parent-style-name="Исходныйтекст" style:family="text">
      <style:text-properties style:font-name="Times New Roman" style:font-name-complex="Times New Roman" fo:font-size="14pt" style:font-size-asian="14pt" style:font-size-complex="14pt" fo:language="uk" fo:country="UA"/>
    </style:style>
    <style:style style:name="T1934" style:parent-style-name="Исходныйтекст" style:family="text">
      <style:text-properties style:font-name="Times New Roman" style:font-name-complex="Times New Roman" fo:font-size="14pt" style:font-size-asian="14pt" style:font-size-complex="14pt" fo:language="uk" fo:country="UA"/>
    </style:style>
    <style:style style:name="T1935" style:parent-style-name="Исходныйтекст" style:family="text">
      <style:text-properties style:font-name="Times New Roman" style:font-name-complex="Times New Roman" fo:font-size="14pt" style:font-size-asian="14pt" style:font-size-complex="14pt" fo:language="uk" fo:country="UA"/>
    </style:style>
    <style:style style:name="T1936" style:parent-style-name="Исходныйтекст" style:family="text">
      <style:text-properties style:font-name="Times New Roman" style:font-name-complex="Times New Roman" fo:font-size="14pt" style:font-size-asian="14pt" style:font-size-complex="14pt" fo:language="uk" fo:country="UA"/>
    </style:style>
    <style:style style:name="T1937" style:parent-style-name="Исходныйтекст" style:family="text">
      <style:text-properties style:font-name="Times New Roman" style:font-name-complex="Times New Roman" fo:font-size="14pt" style:font-size-asian="14pt" style:font-size-complex="14pt" fo:language="en" fo:country="US"/>
    </style:style>
    <style:style style:name="P1938" style:parent-style-name="TextBody" style:family="paragraph">
      <style:paragraph-properties fo:text-align="justify" fo:margin-bottom="0in">
        <style:tab-stops>
          <style:tab-stop style:type="left" style:position="-0.5in"/>
        </style:tab-stops>
      </style:paragraph-properties>
    </style:style>
    <style:style style:name="T1939" style:parent-style-name="Исходныйтекст" style:family="text">
      <style:text-properties style:font-name="Times New Roman" style:font-name-complex="Times New Roman" fo:font-size="14pt" style:font-size-asian="14pt" style:font-size-complex="14pt" fo:language="uk" fo:country="UA"/>
    </style:style>
    <style:style style:name="T1940" style:parent-style-name="Исходныйтекст" style:family="text">
      <style:text-properties style:font-name="Times New Roman" style:font-name-complex="Times New Roman" fo:font-size="14pt" style:font-size-asian="14pt" style:font-size-complex="14pt" fo:language="uk" fo:country="UA"/>
    </style:style>
    <style:style style:name="T1941" style:parent-style-name="Исходныйтекст" style:family="text">
      <style:text-properties style:font-name="Times New Roman" style:font-name-complex="Times New Roman" fo:font-size="14pt" style:font-size-asian="14pt" style:font-size-complex="14pt" fo:language="uk" fo:country="UA"/>
    </style:style>
    <style:style style:name="T1942" style:parent-style-name="Исходныйтекст" style:family="text">
      <style:text-properties style:font-name="Times New Roman" style:font-name-complex="Times New Roman" fo:font-size="14pt" style:font-size-asian="14pt" style:font-size-complex="14pt" fo:language="uk" fo:country="UA"/>
    </style:style>
    <style:style style:name="T1943" style:parent-style-name="Исходныйтекст" style:family="text">
      <style:text-properties style:font-name="Times New Roman" style:font-name-complex="Times New Roman" fo:font-size="14pt" style:font-size-asian="14pt" style:font-size-complex="14pt" fo:language="uk" fo:country="UA"/>
    </style:style>
    <style:style style:name="P1944" style:parent-style-name="TextBody" style:family="paragraph">
      <style:paragraph-properties fo:text-align="justify" fo:margin-bottom="0in">
        <style:tab-stops>
          <style:tab-stop style:type="left" style:position="-0.5in"/>
        </style:tab-stops>
      </style:paragraph-properties>
    </style:style>
    <style:style style:name="T1945" style:parent-style-name="Исходныйтекст" style:family="text">
      <style:text-properties style:font-name="Times New Roman" style:font-name-complex="Times New Roman" fo:font-size="14pt" style:font-size-asian="14pt" style:font-size-complex="14pt" fo:language="uk" fo:country="UA"/>
    </style:style>
    <style:style style:name="T1946" style:parent-style-name="Исходныйтекст" style:family="text">
      <style:text-properties style:font-name="Times New Roman" style:font-name-complex="Times New Roman" fo:font-size="14pt" style:font-size-asian="14pt" style:font-size-complex="14pt" fo:language="uk" fo:country="UA"/>
    </style:style>
    <style:style style:name="T1947" style:parent-style-name="Исходныйтекст" style:family="text">
      <style:text-properties style:font-name="Times New Roman" style:font-name-complex="Times New Roman" fo:font-size="14pt" style:font-size-asian="14pt" style:font-size-complex="14pt" fo:language="uk" fo:country="UA"/>
    </style:style>
    <style:style style:name="T1948" style:parent-style-name="Исходныйтекст" style:family="text">
      <style:text-properties style:font-name="Times New Roman" style:font-name-complex="Times New Roman" fo:font-size="14pt" style:font-size-asian="14pt" style:font-size-complex="14pt" fo:language="uk" fo:country="UA"/>
    </style:style>
    <style:style style:name="T1949" style:parent-style-name="Исходныйтекст" style:family="text">
      <style:text-properties style:font-name="Times New Roman" style:font-name-complex="Times New Roman" fo:font-size="14pt" style:font-size-asian="14pt" style:font-size-complex="14pt" fo:language="uk" fo:country="UA"/>
    </style:style>
    <style:style style:name="P1950" style:parent-style-name="TextBody" style:family="paragraph">
      <style:paragraph-properties fo:text-align="justify" fo:margin-bottom="0in">
        <style:tab-stops>
          <style:tab-stop style:type="left" style:position="-0.5in"/>
        </style:tab-stops>
      </style:paragraph-properties>
    </style:style>
    <style:style style:name="T1951" style:parent-style-name="Исходныйтекст" style:family="text">
      <style:text-properties style:font-name="Times New Roman" style:font-name-complex="Times New Roman" fo:font-size="14pt" style:font-size-asian="14pt" style:font-size-complex="14pt" fo:language="uk" fo:country="UA"/>
    </style:style>
    <style:style style:name="T1952" style:parent-style-name="Исходныйтекст" style:family="text">
      <style:text-properties style:font-name="Times New Roman" style:font-name-complex="Times New Roman" fo:font-size="14pt" style:font-size-asian="14pt" style:font-size-complex="14pt" fo:language="uk" fo:country="UA"/>
    </style:style>
    <style:style style:name="T1953" style:parent-style-name="Исходныйтекст" style:family="text">
      <style:text-properties style:font-name="Times New Roman" style:font-name-complex="Times New Roman" fo:font-size="14pt" style:font-size-asian="14pt" style:font-size-complex="14pt" fo:language="uk" fo:country="UA"/>
    </style:style>
    <style:style style:name="T1954" style:parent-style-name="Исходныйтекст" style:family="text">
      <style:text-properties style:font-name="Times New Roman" style:font-name-complex="Times New Roman" fo:font-size="14pt" style:font-size-asian="14pt" style:font-size-complex="14pt" fo:language="uk" fo:country="UA"/>
    </style:style>
    <style:style style:name="T1955" style:parent-style-name="Исходныйтекст" style:family="text">
      <style:text-properties style:font-name="Times New Roman" style:font-name-complex="Times New Roman" fo:font-size="14pt" style:font-size-asian="14pt" style:font-size-complex="14pt" fo:language="uk" fo:country="UA"/>
    </style:style>
    <style:style style:name="T1956" style:parent-style-name="Исходныйтекст" style:family="text">
      <style:text-properties style:font-name="Times New Roman" style:font-name-complex="Times New Roman" fo:font-size="14pt" style:font-size-asian="14pt" style:font-size-complex="14pt" fo:language="uk" fo:country="UA"/>
    </style:style>
    <style:style style:name="P1957" style:parent-style-name="TextBody" style:family="paragraph">
      <style:paragraph-properties fo:text-align="justify" fo:margin-bottom="0in" fo:margin-left="0.4909in">
        <style:tab-stops>
          <style:tab-stop style:type="left" style:position="0in"/>
        </style:tab-stops>
      </style:paragraph-properties>
    </style:style>
    <style:style style:name="P1958" style:parent-style-name="TextBody" style:family="paragraph">
      <style:paragraph-properties fo:text-align="justify" fo:margin-bottom="0in" fo:margin-left="0.4909in">
        <style:tab-stops>
          <style:tab-stop style:type="left" style:position="0in"/>
        </style:tab-stops>
      </style:paragraph-properties>
    </style:style>
    <style:style style:name="T1959" style:parent-style-name="Исходныйтекст" style:family="text">
      <style:text-properties style:font-name="Calibri" style:font-name-complex="Calibri" fo:font-size="14pt" style:font-size-asian="14pt" style:font-size-complex="14pt" fo:language="uk" fo:country="UA"/>
    </style:style>
    <style:style style:name="P1960" style:parent-style-name="TextBody" style:family="paragraph">
      <style:paragraph-properties fo:text-align="justify" fo:margin-bottom="0in" fo:margin-left="0.4909in">
        <style:tab-stops>
          <style:tab-stop style:type="left" style:position="0in"/>
        </style:tab-stops>
      </style:paragraph-properties>
    </style:style>
    <style:style style:name="T1961" style:parent-style-name="Исходныйтекст" style:family="text">
      <style:text-properties style:font-name="Calibri" style:font-name-complex="Calibri" fo:font-size="14pt" style:font-size-asian="14pt" style:font-size-complex="14pt" fo:language="uk" fo:country="UA"/>
    </style:style>
    <style:style style:name="P1962" style:parent-style-name="TextBody" style:family="paragraph">
      <style:paragraph-properties fo:text-align="justify" fo:margin-bottom="0in" fo:margin-left="0.4909in">
        <style:tab-stops>
          <style:tab-stop style:type="left" style:position="0in"/>
        </style:tab-stops>
      </style:paragraph-properties>
    </style:style>
    <style:style style:name="T1963" style:parent-style-name="Исходныйтекст" style:family="text">
      <style:text-properties style:font-name="Calibri" style:font-name-complex="Calibri" fo:font-size="14pt" style:font-size-asian="14pt" style:font-size-complex="14pt" fo:language="uk" fo:country="UA"/>
    </style:style>
    <style:style style:name="P1964" style:parent-style-name="TextBody" style:family="paragraph">
      <style:paragraph-properties fo:text-align="justify" fo:margin-bottom="0in" fo:margin-left="0.4909in">
        <style:tab-stops>
          <style:tab-stop style:type="left" style:position="0in"/>
        </style:tab-stops>
      </style:paragraph-properties>
    </style:style>
    <style:style style:name="P1965" style:parent-style-name="TextBody" style:family="paragraph">
      <style:paragraph-properties fo:text-align="justify" fo:margin-bottom="0in" fo:margin-left="0.4909in">
        <style:tab-stops>
          <style:tab-stop style:type="left" style:position="0in"/>
        </style:tab-stops>
      </style:paragraph-properties>
    </style:style>
    <style:style style:name="T1966" style:parent-style-name="Исходныйтекст" style:family="text">
      <style:text-properties style:font-name="Calibri" style:font-name-complex="Calibri" fo:font-size="14pt" style:font-size-asian="14pt" style:font-size-complex="14pt" fo:language="uk" fo:country="UA"/>
    </style:style>
    <style:style style:name="P1967" style:parent-style-name="TextBody" style:family="paragraph">
      <style:paragraph-properties fo:text-align="justify" fo:margin-bottom="0in" fo:margin-left="0.4909in">
        <style:tab-stops>
          <style:tab-stop style:type="left" style:position="0in"/>
        </style:tab-stops>
      </style:paragraph-properties>
    </style:style>
    <style:style style:name="T1968" style:parent-style-name="Исходныйтекст" style:family="text">
      <style:text-properties style:font-name="Calibri" style:font-name-complex="Calibri" fo:font-size="14pt" style:font-size-asian="14pt" style:font-size-complex="14pt" fo:language="uk" fo:country="UA"/>
    </style:style>
    <style:style style:name="P1969" style:parent-style-name="TextBody" style:family="paragraph">
      <style:paragraph-properties fo:text-align="justify" fo:margin-bottom="0in" fo:margin-left="0.4909in">
        <style:tab-stops>
          <style:tab-stop style:type="left" style:position="0in"/>
        </style:tab-stops>
      </style:paragraph-properties>
    </style:style>
    <style:style style:name="T1970" style:parent-style-name="Исходныйтекст" style:family="text">
      <style:text-properties style:font-name="Calibri" style:font-name-complex="Calibri" fo:font-size="14pt" style:font-size-asian="14pt" style:font-size-complex="14pt" fo:language="uk" fo:country="UA"/>
    </style:style>
    <style:style style:name="P1971" style:parent-style-name="TextBody" style:family="paragraph">
      <style:paragraph-properties fo:text-align="justify" fo:margin-bottom="0in" fo:margin-left="0.4909in">
        <style:tab-stops>
          <style:tab-stop style:type="left" style:position="0in"/>
        </style:tab-stops>
      </style:paragraph-properties>
    </style:style>
    <style:style style:name="T1972" style:parent-style-name="Исходныйтекст" style:family="text">
      <style:text-properties style:font-name="Calibri" style:font-name-complex="Calibri" fo:font-size="14pt" style:font-size-asian="14pt" style:font-size-complex="14pt" fo:language="uk" fo:country="UA"/>
    </style:style>
    <style:style style:name="P1973" style:parent-style-name="TextBody" style:family="paragraph">
      <style:paragraph-properties fo:text-align="justify" fo:margin-bottom="0in" fo:margin-left="0.4909in">
        <style:tab-stops>
          <style:tab-stop style:type="left" style:position="0in"/>
        </style:tab-stops>
      </style:paragraph-properties>
    </style:style>
    <style:style style:name="T1974" style:parent-style-name="Исходныйтекст" style:family="text">
      <style:text-properties style:font-name="Calibri" style:font-name-complex="Calibri" fo:font-size="14pt" style:font-size-asian="14pt" style:font-size-complex="14pt" fo:language="uk" fo:country="UA"/>
    </style:style>
    <style:style style:name="P1975" style:parent-style-name="TextBody" style:family="paragraph">
      <style:paragraph-properties fo:text-align="justify" fo:margin-bottom="0in" fo:margin-left="0.4909in">
        <style:tab-stops>
          <style:tab-stop style:type="left" style:position="0in"/>
        </style:tab-stops>
      </style:paragraph-properties>
    </style:style>
    <style:style style:name="T1976" style:parent-style-name="Исходныйтекст" style:family="text">
      <style:text-properties style:font-name="Calibri" style:font-name-complex="Calibri" fo:font-size="14pt" style:font-size-asian="14pt" style:font-size-complex="14pt" fo:language="uk" fo:country="UA"/>
    </style:style>
    <style:style style:name="P1977" style:parent-style-name="TextBody" style:family="paragraph">
      <style:paragraph-properties fo:text-align="justify" fo:margin-bottom="0in" fo:margin-left="0.4909in">
        <style:tab-stops>
          <style:tab-stop style:type="left" style:position="0in"/>
        </style:tab-stops>
      </style:paragraph-properties>
    </style:style>
    <style:style style:name="T1978" style:parent-style-name="Исходныйтекст" style:family="text">
      <style:text-properties style:font-name="Calibri" style:font-name-complex="Calibri" fo:font-size="14pt" style:font-size-asian="14pt" style:font-size-complex="14pt" fo:language="uk" fo:country="UA"/>
    </style:style>
    <style:style style:name="P1979" style:parent-style-name="TextBody" style:family="paragraph">
      <style:paragraph-properties fo:text-align="justify" fo:margin-bottom="0in" fo:margin-left="0.4909in">
        <style:tab-stops>
          <style:tab-stop style:type="left" style:position="0in"/>
        </style:tab-stops>
      </style:paragraph-properties>
    </style:style>
    <style:style style:name="T1980" style:parent-style-name="Исходныйтекст" style:family="text">
      <style:text-properties style:font-name="Calibri" style:font-name-complex="Calibri" fo:font-size="14pt" style:font-size-asian="14pt" style:font-size-complex="14pt" fo:language="uk" fo:country="UA"/>
    </style:style>
    <style:style style:name="P1981" style:parent-style-name="TextBody" style:family="paragraph">
      <style:paragraph-properties fo:text-align="justify" fo:margin-bottom="0in" fo:margin-left="0.4909in">
        <style:tab-stops>
          <style:tab-stop style:type="left" style:position="0in"/>
        </style:tab-stops>
      </style:paragraph-properties>
    </style:style>
    <style:style style:name="T1982" style:parent-style-name="Исходныйтекст" style:family="text">
      <style:text-properties style:font-name="Calibri" style:font-name-complex="Calibri" fo:font-size="14pt" style:font-size-asian="14pt" style:font-size-complex="14pt" fo:language="uk" fo:country="UA"/>
    </style:style>
    <style:style style:name="P1983" style:parent-style-name="TextBody" style:family="paragraph">
      <style:paragraph-properties fo:text-align="justify" fo:margin-bottom="0in" fo:margin-left="0.4909in">
        <style:tab-stops>
          <style:tab-stop style:type="left" style:position="0in"/>
        </style:tab-stops>
      </style:paragraph-properties>
    </style:style>
    <style:style style:name="T1984" style:parent-style-name="Исходныйтекст" style:family="text">
      <style:text-properties style:font-name="Calibri" style:font-name-complex="Calibri" fo:font-size="14pt" style:font-size-asian="14pt" style:font-size-complex="14pt" fo:language="uk" fo:country="UA"/>
    </style:style>
    <style:style style:name="P1985" style:parent-style-name="TextBody" style:family="paragraph">
      <style:paragraph-properties fo:text-align="justify" fo:margin-bottom="0in" fo:margin-left="0.4909in">
        <style:tab-stops>
          <style:tab-stop style:type="left" style:position="0in"/>
        </style:tab-stops>
      </style:paragraph-properties>
    </style:style>
    <style:style style:name="P1986" style:parent-style-name="TextBody" style:family="paragraph">
      <style:paragraph-properties fo:text-align="justify" fo:margin-bottom="0in" fo:margin-left="0.4909in">
        <style:tab-stops>
          <style:tab-stop style:type="left" style:position="0in"/>
        </style:tab-stops>
      </style:paragraph-properties>
    </style:style>
    <style:style style:name="T1987" style:parent-style-name="Исходныйтекст" style:family="text">
      <style:text-properties style:font-name="Calibri" style:font-name-complex="Calibri" fo:font-size="14pt" style:font-size-asian="14pt" style:font-size-complex="14pt" fo:language="uk" fo:country="UA"/>
    </style:style>
    <style:style style:name="P1988" style:parent-style-name="TextBody" style:family="paragraph">
      <style:paragraph-properties fo:text-align="justify" fo:margin-bottom="0in" fo:margin-left="0.4909in">
        <style:tab-stops>
          <style:tab-stop style:type="left" style:position="0in"/>
        </style:tab-stops>
      </style:paragraph-properties>
    </style:style>
    <style:style style:name="T1989" style:parent-style-name="Исходныйтекст" style:family="text">
      <style:text-properties style:font-name="Calibri" style:font-name-complex="Calibri" fo:font-size="14pt" style:font-size-asian="14pt" style:font-size-complex="14pt" fo:language="uk" fo:country="UA"/>
    </style:style>
    <style:style style:name="P1990" style:parent-style-name="TextBody" style:family="paragraph">
      <style:paragraph-properties fo:text-align="justify" fo:margin-bottom="0in" fo:margin-left="0.4909in">
        <style:tab-stops>
          <style:tab-stop style:type="left" style:position="0in"/>
        </style:tab-stops>
      </style:paragraph-properties>
    </style:style>
    <style:style style:name="T1991" style:parent-style-name="Исходныйтекст" style:family="text">
      <style:text-properties style:font-name="Calibri" style:font-name-complex="Calibri" fo:font-size="14pt" style:font-size-asian="14pt" style:font-size-complex="14pt" fo:language="uk" fo:country="UA"/>
    </style:style>
    <style:style style:name="P1992" style:parent-style-name="TextBody" style:family="paragraph">
      <style:paragraph-properties fo:text-align="justify" fo:margin-bottom="0in" fo:margin-left="0.4909in">
        <style:tab-stops>
          <style:tab-stop style:type="left" style:position="0in"/>
        </style:tab-stops>
      </style:paragraph-properties>
    </style:style>
    <style:style style:name="T1993" style:parent-style-name="Исходныйтекст" style:family="text">
      <style:text-properties style:font-name="Calibri" style:font-name-complex="Calibri" fo:font-size="14pt" style:font-size-asian="14pt" style:font-size-complex="14pt" fo:language="uk" fo:country="UA"/>
    </style:style>
    <style:style style:name="P1994" style:parent-style-name="TextBody" style:family="paragraph">
      <style:paragraph-properties fo:text-align="justify" fo:margin-bottom="0in" fo:margin-left="0.4909in">
        <style:tab-stops>
          <style:tab-stop style:type="left" style:position="0in"/>
        </style:tab-stops>
      </style:paragraph-properties>
    </style:style>
    <style:style style:name="T1995" style:parent-style-name="Исходныйтекст" style:family="text">
      <style:text-properties style:font-name="Calibri" style:font-name-complex="Calibri" fo:font-size="14pt" style:font-size-asian="14pt" style:font-size-complex="14pt" fo:language="uk" fo:country="UA"/>
    </style:style>
    <style:style style:name="P1996" style:parent-style-name="TextBody" style:family="paragraph">
      <style:paragraph-properties fo:text-align="justify" fo:margin-bottom="0in" fo:margin-left="0.4909in">
        <style:tab-stops>
          <style:tab-stop style:type="left" style:position="0in"/>
        </style:tab-stops>
      </style:paragraph-properties>
    </style:style>
    <style:style style:name="T1997" style:parent-style-name="Исходныйтекст" style:family="text">
      <style:text-properties style:font-name="Calibri" style:font-name-complex="Calibri" fo:font-size="14pt" style:font-size-asian="14pt" style:font-size-complex="14pt" fo:language="uk" fo:country="UA"/>
    </style:style>
    <style:style style:name="P1998" style:parent-style-name="TextBody" style:family="paragraph">
      <style:paragraph-properties fo:text-align="justify" fo:margin-bottom="0in" fo:margin-left="0.4909in">
        <style:tab-stops>
          <style:tab-stop style:type="left" style:position="0in"/>
        </style:tab-stops>
      </style:paragraph-properties>
    </style:style>
    <style:style style:name="T1999" style:parent-style-name="Исходныйтекст" style:family="text">
      <style:text-properties style:font-name="Calibri" style:font-name-complex="Calibri" fo:font-size="14pt" style:font-size-asian="14pt" style:font-size-complex="14pt" fo:language="uk" fo:country="UA"/>
    </style:style>
    <style:style style:name="P2000" style:parent-style-name="TextBody" style:family="paragraph">
      <style:paragraph-properties fo:text-align="justify" fo:margin-bottom="0in" fo:margin-left="0.4909in">
        <style:tab-stops>
          <style:tab-stop style:type="left" style:position="0in"/>
        </style:tab-stops>
      </style:paragraph-properties>
    </style:style>
    <style:style style:name="T2001" style:parent-style-name="Исходныйтекст" style:family="text">
      <style:text-properties style:font-name="Calibri" style:font-name-complex="Calibri" fo:font-size="14pt" style:font-size-asian="14pt" style:font-size-complex="14pt" fo:language="uk" fo:country="UA"/>
    </style:style>
    <style:style style:name="P2002" style:parent-style-name="TextBody" style:family="paragraph">
      <style:paragraph-properties fo:text-align="justify" fo:margin-bottom="0in" fo:margin-left="0.4909in">
        <style:tab-stops>
          <style:tab-stop style:type="left" style:position="0in"/>
        </style:tab-stops>
      </style:paragraph-properties>
    </style:style>
    <style:style style:name="T2003" style:parent-style-name="Исходныйтекст" style:family="text">
      <style:text-properties style:font-name="Calibri" style:font-name-complex="Calibri" fo:font-size="14pt" style:font-size-asian="14pt" style:font-size-complex="14pt" fo:language="uk" fo:country="UA"/>
    </style:style>
    <style:style style:name="P2004" style:parent-style-name="TextBody" style:family="paragraph">
      <style:paragraph-properties fo:text-align="justify" fo:margin-bottom="0in" fo:margin-left="0.4909in">
        <style:tab-stops>
          <style:tab-stop style:type="left" style:position="0in"/>
        </style:tab-stops>
      </style:paragraph-properties>
    </style:style>
    <style:style style:name="T2005" style:parent-style-name="Исходныйтекст" style:family="text">
      <style:text-properties style:font-name="Calibri" style:font-name-complex="Calibri" fo:font-size="14pt" style:font-size-asian="14pt" style:font-size-complex="14pt" fo:language="uk" fo:country="UA"/>
    </style:style>
    <style:style style:name="P2006" style:parent-style-name="TextBody" style:family="paragraph">
      <style:paragraph-properties fo:text-align="justify" fo:margin-bottom="0in" fo:margin-left="0.4909in">
        <style:tab-stops>
          <style:tab-stop style:type="left" style:position="0in"/>
        </style:tab-stops>
      </style:paragraph-properties>
    </style:style>
    <style:style style:name="T2007" style:parent-style-name="Исходныйтекст" style:family="text">
      <style:text-properties style:font-name="Calibri" style:font-name-complex="Calibri" fo:font-size="14pt" style:font-size-asian="14pt" style:font-size-complex="14pt" fo:language="uk" fo:country="UA"/>
    </style:style>
    <style:style style:name="P2008" style:parent-style-name="TextBody" style:family="paragraph">
      <style:paragraph-properties fo:text-align="justify" fo:margin-bottom="0in" fo:margin-left="0.4909in">
        <style:tab-stops>
          <style:tab-stop style:type="left" style:position="0in"/>
        </style:tab-stops>
      </style:paragraph-properties>
    </style:style>
    <style:style style:name="T2009" style:parent-style-name="Исходныйтекст" style:family="text">
      <style:text-properties style:font-name="Calibri" style:font-name-complex="Calibri" fo:font-size="14pt" style:font-size-asian="14pt" style:font-size-complex="14pt" fo:language="uk" fo:country="UA"/>
    </style:style>
    <style:style style:name="P2010" style:parent-style-name="TextBody" style:family="paragraph">
      <style:paragraph-properties fo:text-align="justify" fo:margin-bottom="0in" fo:margin-left="0.4909in">
        <style:tab-stops>
          <style:tab-stop style:type="left" style:position="0in"/>
        </style:tab-stops>
      </style:paragraph-properties>
    </style:style>
    <style:style style:name="T2011" style:parent-style-name="Исходныйтекст" style:family="text">
      <style:text-properties style:font-name="Calibri" style:font-name-complex="Calibri" fo:font-size="14pt" style:font-size-asian="14pt" style:font-size-complex="14pt" fo:language="uk" fo:country="UA"/>
    </style:style>
    <style:style style:name="P2012" style:parent-style-name="TextBody" style:family="paragraph">
      <style:paragraph-properties fo:text-align="justify" fo:margin-bottom="0in" fo:margin-left="0.4909in">
        <style:tab-stops>
          <style:tab-stop style:type="left" style:position="0in"/>
        </style:tab-stops>
      </style:paragraph-properties>
    </style:style>
    <style:style style:name="T2013" style:parent-style-name="Исходныйтекст" style:family="text">
      <style:text-properties style:font-name="Calibri" style:font-name-complex="Calibri" fo:font-size="14pt" style:font-size-asian="14pt" style:font-size-complex="14pt" fo:language="uk" fo:country="UA"/>
    </style:style>
    <style:style style:name="P2014" style:parent-style-name="TextBody" style:family="paragraph">
      <style:paragraph-properties fo:text-align="justify" fo:margin-bottom="0in" fo:margin-left="0.4909in">
        <style:tab-stops>
          <style:tab-stop style:type="left" style:position="0in"/>
        </style:tab-stops>
      </style:paragraph-properties>
    </style:style>
    <style:style style:name="T2015" style:parent-style-name="Исходныйтекст" style:family="text">
      <style:text-properties style:font-name="Calibri" style:font-name-complex="Calibri" fo:font-size="14pt" style:font-size-asian="14pt" style:font-size-complex="14pt" fo:language="uk" fo:country="UA"/>
    </style:style>
    <style:style style:name="P2016" style:parent-style-name="TextBody" style:family="paragraph">
      <style:paragraph-properties fo:text-align="justify" fo:margin-bottom="0in" fo:margin-left="0.4909in">
        <style:tab-stops>
          <style:tab-stop style:type="left" style:position="0in"/>
        </style:tab-stops>
      </style:paragraph-properties>
    </style:style>
    <style:style style:name="T2017" style:parent-style-name="Исходныйтекст" style:family="text">
      <style:text-properties style:font-name="Calibri" style:font-name-complex="Calibri" fo:font-size="14pt" style:font-size-asian="14pt" style:font-size-complex="14pt" fo:language="uk" fo:country="UA"/>
    </style:style>
    <style:style style:name="P2018" style:parent-style-name="TextBody" style:family="paragraph">
      <style:paragraph-properties fo:text-align="justify" fo:margin-bottom="0in" fo:margin-left="0.4909in">
        <style:tab-stops>
          <style:tab-stop style:type="left" style:position="0in"/>
        </style:tab-stops>
      </style:paragraph-properties>
    </style:style>
    <style:style style:name="T2019" style:parent-style-name="Исходныйтекст" style:family="text">
      <style:text-properties style:font-name="Calibri" style:font-name-complex="Calibri" fo:font-size="14pt" style:font-size-asian="14pt" style:font-size-complex="14pt" fo:language="uk" fo:country="UA"/>
    </style:style>
    <style:style style:name="P2020" style:parent-style-name="TextBody" style:family="paragraph">
      <style:paragraph-properties fo:text-align="justify" fo:margin-bottom="0in" fo:margin-left="0.4909in">
        <style:tab-stops>
          <style:tab-stop style:type="left" style:position="0in"/>
        </style:tab-stops>
      </style:paragraph-properties>
    </style:style>
    <style:style style:name="P2021" style:parent-style-name="TextBody" style:family="paragraph">
      <style:paragraph-properties fo:text-align="justify" fo:margin-bottom="0in" fo:margin-left="0.4909in">
        <style:tab-stops>
          <style:tab-stop style:type="left" style:position="0in"/>
        </style:tab-stops>
      </style:paragraph-properties>
    </style:style>
    <style:style style:name="T2022" style:parent-style-name="Исходныйтекст" style:family="text">
      <style:text-properties style:font-name="Times New Roman" style:font-name-complex="Times New Roman" fo:font-size="14pt" style:font-size-asian="14pt" style:font-size-complex="14pt" fo:language="uk" fo:country="UA"/>
    </style:style>
    <style:style style:name="P2023" style:parent-style-name="TextBody" style:family="paragraph">
      <style:paragraph-properties fo:text-align="justify" fo:margin-bottom="0in" fo:margin-left="0.4909in">
        <style:tab-stops>
          <style:tab-stop style:type="left" style:position="0in"/>
        </style:tab-stops>
      </style:paragraph-properties>
    </style:style>
    <style:style style:name="T2024" style:parent-style-name="Исходныйтекст" style:family="text">
      <style:text-properties style:font-name="Calibri" style:font-name-complex="Calibri" fo:font-size="14pt" style:font-size-asian="14pt" style:font-size-complex="14pt" fo:language="uk" fo:country="UA"/>
    </style:style>
    <style:style style:name="P2025" style:parent-style-name="TextBody" style:family="paragraph">
      <style:paragraph-properties fo:text-align="justify" fo:margin-bottom="0in" fo:margin-left="0.4909in">
        <style:tab-stops>
          <style:tab-stop style:type="left" style:position="0in"/>
        </style:tab-stops>
      </style:paragraph-properties>
    </style:style>
    <style:style style:name="T2026" style:parent-style-name="Исходныйтекст" style:family="text">
      <style:text-properties style:font-name="Calibri" style:font-name-complex="Calibri" fo:font-size="14pt" style:font-size-asian="14pt" style:font-size-complex="14pt" fo:language="uk" fo:country="UA"/>
    </style:style>
    <style:style style:name="P2027" style:parent-style-name="TextBody" style:family="paragraph">
      <style:paragraph-properties fo:text-align="justify" fo:margin-bottom="0in" fo:margin-left="0.4909in">
        <style:tab-stops>
          <style:tab-stop style:type="left" style:position="0in"/>
        </style:tab-stops>
      </style:paragraph-properties>
    </style:style>
    <style:style style:name="T2028" style:parent-style-name="Исходныйтекст" style:family="text">
      <style:text-properties style:font-name="Calibri" style:font-name-complex="Calibri" fo:font-size="14pt" style:font-size-asian="14pt" style:font-size-complex="14pt" fo:language="uk" fo:country="UA"/>
    </style:style>
    <style:style style:name="P2029" style:parent-style-name="TextBody" style:family="paragraph">
      <style:paragraph-properties fo:text-align="justify" fo:margin-bottom="0in" fo:margin-left="0.4909in">
        <style:tab-stops>
          <style:tab-stop style:type="left" style:position="0in"/>
        </style:tab-stops>
      </style:paragraph-properties>
    </style:style>
    <style:style style:name="T2030" style:parent-style-name="Исходныйтекст" style:family="text">
      <style:text-properties style:font-name="Calibri" style:font-name-complex="Calibri" fo:font-size="14pt" style:font-size-asian="14pt" style:font-size-complex="14pt" fo:language="uk" fo:country="UA"/>
    </style:style>
    <style:style style:name="P2031" style:parent-style-name="Звичайний" style:family="paragraph">
      <style:paragraph-properties fo:text-align="justify"/>
    </style:style>
    <style:style style:name="P2032" style:parent-style-name="Звичайний" style:family="paragraph">
      <style:paragraph-properties fo:text-align="justify"/>
    </style:style>
    <style:style style:name="P2033" style:parent-style-name="Звичайний" style:family="paragraph">
      <style:paragraph-properties fo:text-align="justify"/>
    </style:style>
    <style:style style:name="P2034" style:parent-style-name="Звичайний" style:family="paragraph">
      <style:paragraph-properties fo:text-align="justify"/>
    </style:style>
    <style:style style:family="graphic" style:name="a6">
      <style:graphic-properties draw:fill="none" draw:stroke="solid" svg:stroke-width="0.01024in" svg:stroke-color="#000000" svg:stroke-opacity="100%" draw:stroke-linejoin="round"/>
    </style:style>
    <style:style style:family="graphic" style:name="a0">
      <style:graphic-properties fo:wrap-option="wrap" fo:padding-top="0.04921in" fo:padding-bottom="0.04921in" fo:padding-left="0.09843in" fo:padding-right="0.09843in" draw:textarea-vertical-align="top" draw:textarea-horizontal-align="left" draw:fill="solid" draw:fill-color="#ffffff" draw:opacity="100%" draw:stroke="solid" svg:stroke-width="0.01024in" svg:stroke-color="#ffffff" svg:stroke-opacity="100%" draw:stroke-linejoin="miter" draw:auto-grow-width="false" draw:auto-grow-height="false"/>
      <style:paragraph-properties style:font-independent-line-spacing="false" style:writing-mode="lr-tb"/>
    </style:style>
    <style:style style:family="graphic" style:name="a7">
      <style:graphic-properties fo:wrap-option="wrap" fo:padding-top="0.04921in" fo:padding-bottom="0.04921in" fo:padding-left="0.09843in" fo:padding-right="0.09843in" draw:textarea-vertical-align="top" draw:textarea-horizontal-align="left" draw:fill="solid" draw:fill-color="#ffffff" draw:opacity="100%" draw:stroke="solid" svg:stroke-width="0.01024in" svg:stroke-color="#ffffff" svg:stroke-opacity="100%" draw:stroke-linejoin="miter" draw:auto-grow-width="false" draw:auto-grow-height="false"/>
      <style:paragraph-properties style:font-independent-line-spacing="false" style:writing-mode="lr-tb"/>
    </style:style>
    <style:style style:family="graphic" style:name="a1">
      <style:graphic-properties fo:wrap-option="wrap" fo:padding-top="0.04921in" fo:padding-bottom="0.04921in" fo:padding-left="0.09843in" fo:padding-right="0.09843in" draw:textarea-vertical-align="top" draw:textarea-horizontal-align="left" draw:fill="solid" draw:fill-color="#ffffff" draw:opacity="100%" draw:stroke="solid" svg:stroke-width="0.01024in" svg:stroke-color="#ffffff" svg:stroke-opacity="100%" draw:stroke-linejoin="miter" draw:auto-grow-width="false" draw:auto-grow-height="false"/>
      <style:paragraph-properties style:font-independent-line-spacing="false" style:writing-mode="lr-tb"/>
    </style:style>
    <style:style style:family="graphic" style:name="a10">
      <style:graphic-properties draw:fill="none" draw:stroke="solid" svg:stroke-width="0.01024in" svg:stroke-color="#000000" draw:marker-end="a9" svg:stroke-opacity="100%" draw:stroke-linejoin="round"/>
    </style:style>
    <style:style style:family="graphic" style:name="a8">
      <style:graphic-properties draw:fill="none" draw:stroke="solid" svg:stroke-width="0.01024in" svg:stroke-color="#000000" svg:stroke-opacity="100%" draw:stroke-linejoin="round"/>
    </style:style>
    <style:style style:family="graphic" style:name="a2">
      <style:graphic-properties draw:fill="none" draw:stroke="solid" svg:stroke-width="0.01024in" svg:stroke-color="#000000" svg:stroke-opacity="100%" draw:stroke-linejoin="round"/>
    </style:style>
    <style:style style:family="graphic" style:name="a11">
      <style:graphic-properties style:wrap="run-through" style:run-through="foreground" style:horizontal-rel="paragraph" style:vertical-rel="paragraph" style:horizontal-pos="from-left" style:vertical-pos="from-top"/>
    </style:style>
    <style:style style:family="graphic" style:name="a3">
      <style:graphic-properties draw:fill="none" draw:stroke="solid" svg:stroke-width="0.01024in" svg:stroke-color="#000000" svg:stroke-opacity="100%" draw:stroke-linejoin="round"/>
    </style:style>
    <style:style style:family="graphic" style:name="a4">
      <style:graphic-properties fo:wrap-option="wrap" fo:padding-top="0.04921in" fo:padding-bottom="0.04921in" fo:padding-left="0.09843in" fo:padding-right="0.09843in" draw:textarea-vertical-align="top" draw:textarea-horizontal-align="left" draw:fill="solid" draw:fill-color="#ffffff" draw:opacity="100%" draw:stroke="solid" svg:stroke-width="0.01024in" svg:stroke-color="#ffffff" svg:stroke-opacity="100%" draw:stroke-linejoin="miter" draw:auto-grow-width="false" draw:auto-grow-height="false"/>
      <style:paragraph-properties style:font-independent-line-spacing="false" style:writing-mode="lr-tb"/>
    </style:style>
    <style:style style:family="graphic" style:name="a5">
      <style:graphic-properties fo:wrap-option="wrap" fo:padding-top="0.04921in" fo:padding-bottom="0.04921in" fo:padding-left="0.09843in" fo:padding-right="0.09843in" draw:textarea-vertical-align="top" draw:textarea-horizontal-align="left" draw:fill="solid" draw:fill-color="#ffffff" draw:opacity="100%" draw:stroke="solid" svg:stroke-width="0.01024in" svg:stroke-color="#ffffff" svg:stroke-opacity="100%" draw:stroke-linejoin="miter" draw:auto-grow-width="false" draw:auto-grow-height="false"/>
      <style:paragraph-properties style:font-independent-line-spacing="false" style:writing-mode="lr-tb"/>
    </style:style>
  </office:automatic-styles>
  <office:body>
    <office:text text:use-soft-page-breaks="true">
      <text:h text:style-name="P1" text:outline-level="1"><text:span text:style-name="T18">Вступ до ітераторів у Cі++</text:span></text:h>
      <text:p text:style-name="P19"><text:span text:style-name="T20"><text:line-break/></text:span><text:span text:style-name="T21">Ітератор - це об'єкт (як вказівник), який вказує на елемент всередині контейнера. Ми можемо використовувати ітератори для переміщення по вмісту контейнера. Їх можна уявити як щось подібне до вказівника, що вказує на певне місце, і ми можемо отримати доступ до вмісту з цього конкретного місця.</text:span></text:p>
      <text:p text:style-name="P22"><text:span text:style-name="T23">Ітератори забезпечують доступ до елементів контейнера. За допомогою ітераторів дуже зручно перебирати елементи. Ітератор описується типом iterator. Але для кожного контейнера конкретний тип ітератор</text:span><text:span text:style-name="T24">у</text:span><text:span text:style-name="T25"><text:s/>буде відрізнятися. Так, ітератор для контейнеру list &lt;int&gt; представляє собою тип list &lt;int&gt; :: iterator, а ітератор контейнеру vector &lt;int&gt; представляє собою тип vector &lt;int&gt; :: iterator і так далі. Для отримання ітераторів контейнери в Cі++ <text:s/>мають такі методи, як begin() і end(). Функція begin () повертає ітератор, який вказує на перший елемент контейнера (при наявності в контейнері елементів). Функція end() повертає ітератор, який вказує на наступну позицію після останнього елемента, тобто по суті на кінець контейнера. Якщо контейнер порожній, то ітератори, які повертаються обома методами begin() і end() збігаються. Якщо ітератор begin<text:s/></text:span><text:span text:style-name="T26">не</text:span><text:span text:style-name="T27"><text:s/>дорівнює ітератору end, то між ними є як мінімум один елемент. Обидві ці функції повертають ітератор для конкретного типу контейнеру.</text:span></text:p>
      <text:p text:style-name="P28"><text:span text:style-name="T29">Приклад.</text:span></text:p>
      <text:p text:style-name="P30"><text:span text:style-name="T31">int ar[]= { 1,2,3,4 }</text:span></text:p>
      <text:p text:style-name="P32"><text:span text:style-name="T33">std::vector&lt;int&gt; v(ar,ar+4) ;</text:span></text:p>
      <text:p text:style-name="P34"><text:span text:style-name="T35">std::vector&lt;int&gt;::iterator iter = v.begin(); <text:s/>// отримуємо ітератор</text:span></text:p>
      <text:p text:style-name="P36"><text:span text:style-name="T37">В даному випадку створюється вектор - контейнер типу vector, який містить значення типу int. І цей контейнер ініціалізуєтся числами {1, 2, 3, 4}. І через метод begin() можна отримати ітератор для цього контейнера. Причому цей ітератор буде вказувати на перший елемент контейнеру.</text:span></text:p>
      <text:p text:style-name="P38"/>
      <text:h text:style-name="P39" text:outline-level="1"><text:span text:style-name="T40"><text:s/>Операції з ітераторами<text:s/></text:span><text:span text:style-name="T41">та види ітераторів</text:span></text:h>
      <text:p text:style-name="P42"/>
      <text:p text:style-name="P43"><text:span text:style-name="T44">З ітераторами можна проводити наступні операції:<text:s/></text:span></text:p>
      <text:list text:style-name="LFO11" text:continue-numbering="true">
        <text:list-item>
          <text:p text:style-name="P45"><text:span text:style-name="T46">*</text:span><text:span text:style-name="T47">iter</text:span><text:span text:style-name="T48"><text:s/>(розіменування) – отримання елементу, на який вказує ітератор.<text:s/></text:span><text:span text:style-name="T49">Якщо цей елемент має члени <text:s/>або методи то за допомогою оператору → <text:s/>(або через оператори</text:span><text:span text:style-name="T50"><text:s/>дужок,</text:span><text:span text:style-name="T51"><text:s/>зірочка та крапка) можна отримати доступ до них безпосередньо з ітератору.</text:span></text:p>
        </text:list-item>
        <text:list-item>
          <text:p text:style-name="P52"><text:span text:style-name="T53">++</text:span><text:span text:style-name="T54">iter</text:span><text:span text:style-name="T55">(інкремент</text:span><text:span text:style-name="T56">) –</text:span><text:span text:style-name="T57"><text:s/>переміщення</text:span><text:span text:style-name="T58"><text:s/></text:span><text:span text:style-name="T59">ітератору вперед для звернення до наступного елементу.<text:s/></text:span><text:span text:style-name="T60">М</text:span><text:span text:style-name="T61">ожлива як префіксна</text:span><text:span text:style-name="T62"><text:s/></text:span><text:span text:style-name="T63">(рекомендовано) так і постфіксна форма)</text:span><text:span text:style-name="T64">.</text:span><text:span text:style-name="T65"><text:s/></text:span></text:p>
        </text:list-item>
        <text:list-item>
          <text:p text:style-name="P66"><text:span text:style-name="T67">--iter (декремент</text:span><text:span text:style-name="T68">)</text:span><text:span text:style-name="T69"><text:s/></text:span><text:span text:style-name="T70">–</text:span><text:span text:style-name="T71"><text:s/></text:span><text:span text:style-name="T72">переміщення ітератору назад для звернення до<text:s/></text:span><text:soft-page-break/><text:span text:style-name="T73">попереднього елемента.</text:span><text:span text:style-name="T74"><text:s/>М</text:span><text:span text:style-name="T75">ожлива</text:span><text:span text:style-name="T76"><text:s/></text:span><text:span text:style-name="T77">як префіксна</text:span><text:span text:style-name="T78"><text:s/></text:span><text:span text:style-name="T79">(рекомендовано) так і постфіксна форма)</text:span><text:span text:style-name="T80">.</text:span><text:span text:style-name="T81"><text:s/></text:span><text:span text:style-name="T82">Ітератори контейнера forward_list не підтримують операцію декременту</text:span><text:span text:style-name="T83">.<text:s/></text:span></text:p>
        </text:list-item>
        <text:list-item>
          <text:p text:style-name="P84"><text:span text:style-name="T85">iter1 == iter2 (порівняння) – два ітератори рівні, якщо вони вказують на один і той самий елемент.<text:s/></text:span></text:p>
        </text:list-item>
        <text:list-item>
          <text:p text:style-name="P86"><text:span text:style-name="T87">iter1! = iter2 (негативне порівняння) – два ітератори не рівні, якщо вони вказують на різні елементи.<text:s/></text:span></text:p>
        </text:list-item>
        <text:list-item>
          <text:p text:style-name="P88">Оператор присвоєння (оператор =) – присвоює ітератор (позицію елемента, на яку він посилається).</text:p>
        </text:list-item>
        <text:list-item>
          <text:p text:style-name="P89">Деякі ітератори підтримують додавання/віднімання цілого числа, порівняння(&gt;, &lt;) та оператор доступу квадратні дужки [].<text:s/></text:p>
        </text:list-item>
      </text:list>
      <text:p text:style-name="P90"/>
      <text:p text:style-name="P91"><text:span text:style-name="T92">Наприклад, використовуємо ітератори для перебору елементів вектору:</text:span></text:p>
      <text:p text:style-name="P93"><text:span text:style-name="T94">vector&lt;int&gt;::iterator iter = v.begin();</text:span><text:span text:style-name="T95"><text:tab/>// отримуємо ітератор</text:span></text:p>
      <text:p text:style-name="P96"><text:span text:style-name="T97">while(iter!=v.end())</text:span><text:span text:style-name="T98"><text:tab/>// поки не досягнемо кінця вектору</text:span></text:p>
      <text:p text:style-name="P99"><text:span text:style-name="T100"><text:tab/>{</text:span></text:p>
      <text:p text:style-name="P101"><text:span text:style-name="T102"><text:tab/></text:span><text:span text:style-name="T103"><text:tab/>std::cout &lt;&lt; *iter &lt;&lt; std::endl;</text:span><text:span text:style-name="T104"><text:s/></text:span><text:span text:style-name="T105">// виводимо результат як значення вказівника</text:span></text:p>
      <text:p text:style-name="P106"><text:span text:style-name="T107"><text:tab/></text:span><text:span text:style-name="T108"><text:tab/>++iter;</text:span><text:span text:style-name="T109"><text:tab/>// рухаємося по вектору інкрементуючи ітератор</text:span></text:p>
      <text:p text:style-name="P110"><text:span text:style-name="T111"><text:tab/>}</text:span></text:p>
      <text:p text:style-name="P112"><text:span text:style-name="T113"><text:line-break/></text:span><text:span text:style-name="T114">Ітератори відіграють важливу роль у підключенні алгоритму з контейнерами разом з маніпуляціями даними, що зберігаються всередині контейнерів. Найбільш очевидною формою ітератор</text:span><text:span text:style-name="T115">у</text:span><text:span text:style-name="T116"><text:s/>є вказівник. Вказівник може вказувати на елементи в масиві і може перебирати їх за допомогою оператору інкременту (++). Але не всі ітератори мають всю функціональність вказівників.</text:span><text:span text:style-name="T117"><text:line-break/></text:span><text:span text:style-name="T118">Залежно від функціональності ітераторів вони можуть бути класифіковані на п'ять категорій, як показано на діаграмі нижче, причому зовнішнє є найпотужнішим, а отже, внутрішнє є найменш потужним з точки зору функціональності.</text:span></text:p>
      <text:p text:style-name="P119"/>
      <text:p text:style-name="Звичайний"><draw:g draw:z-index="251659264" draw:name="Группа 37" draw:id="id11" draw:style-name="a11" text:anchor-type="paragraph"><svg:title/><svg:desc/><draw:g draw:name="Группа 2" draw:id="id9"><svg:title/><svg:desc/><draw:custom-shape svg:x="0.59227in" svg:y="0.02569in" svg:width="5.41329in" svg:height="0.30897in" draw:id="id0" draw:style-name="a0" draw:name="Прямоугольник 3"><svg:title/><svg:desc/><text:p text:style-name="P120"><text:span text:style-name="T121">Довільний доступ (Random-Access)</text:span></text:p><draw:enhanced-geometry draw:type="non-primitive" svg:viewBox="0 0 21600 21600" draw:enhanced-path="M 0 0 L 21600 0 21600 21600 0 21600 Z N"/></draw:custom-shape><draw:custom-shape svg:x="1.75752in" svg:y="0.30829in" svg:width="3.27057in" svg:height="0.27827in" draw:id="id1" draw:style-name="a1" draw:name="Прямоугольник 4"><svg:title/><svg:desc/><text:p text:style-name="P122"><text:span text:style-name="T123">Двостор</text:span><text:span text:style-name="T124">о</text:span><text:span text:style-name="T125">нній (BIDERECTIONAL)</text:span></text:p><draw:enhanced-geometry draw:type="non-primitive" svg:viewBox="0 0 21600 21600" draw:enhanced-path="M 0 0 L 21600 0 21600 21600 0 21600 Z N"/></draw:custom-shape><draw:custom-shape svg:x="0.025in" svg:y="0.0686in" svg:width="6.51319in" svg:height="1.79043in" draw:id="id2" draw:style-name="a2" draw:name="Прямоугольник: скругленные углы 5"><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0.77218in" svg:y="0.32561in" svg:width="4.93971in" svg:height="1.27601in" draw:id="id3" draw:style-name="a3" draw:name="Прямоугольник: скругленные углы 6"><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20276in" svg:y="0.5165in" svg:width="2.41599in" svg:height="0.29795in" draw:id="id4" draw:style-name="a4" draw:name="Прямоугольник 7"><svg:title/><svg:desc/><text:p text:style-name="P126"><text:span text:style-name="T127">Односторнній</text:span><text:span text:style-name="T128"><text:s/></text:span><text:span text:style-name="T129">(FORWARD)</text:span></text:p><draw:enhanced-geometry draw:type="non-primitive" svg:viewBox="0 0 21600 21600" draw:enhanced-path="M 0 0 L 21600 0 21600 21600 0 21600 Z N"/></draw:custom-shape><draw:custom-shape svg:x="3.46503in" svg:y="0.71447in" svg:width="1.93802in" svg:height="0.41327in" draw:id="id5" draw:style-name="a5" draw:name="Прямоугольник 8"><svg:title/><svg:desc/><text:p text:style-name="P130"><text:span text:style-name="T131"><text:s text:c="3"/></text:span><text:span text:style-name="T132">Виведення</text:span></text:p><text:p text:style-name="P133"><text:span text:style-name="T134"><text:s text:c="2"/>(OUTPUT)</text:span></text:p><draw:enhanced-geometry draw:type="non-primitive" svg:viewBox="0 0 21600 21600" draw:enhanced-path="M 0 0 L 21600 0 21600 21600 0 21600 Z N"/></draw:custom-shape><draw:custom-shape svg:x="3.5302in" svg:y="0.76997in" svg:width="1.43058in" svg:height="0.4542in" draw:id="id6" draw:style-name="a6" draw:name="Прямоугольник: скругленные углы 9"><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56384in" svg:y="0.71447in" svg:width="1.8581in" svg:height="0.56165in" draw:id="id7" draw:style-name="a7" draw:name="Прямоугольник 10"><svg:title/><svg:desc/><text:p text:style-name="P135"><text:span text:style-name="T136"><text:s text:c="2"/></text:span><text:span text:style-name="T137"><text:s/>Введення</text:span></text:p><text:p text:style-name="P138"><text:span text:style-name="T139"><text:s text:c="3"/>(Input)</text:span></text:p><draw:enhanced-geometry draw:type="non-primitive" svg:viewBox="0 0 21600 21600" draw:enhanced-path="M 0 0 L 21600 0 21600 21600 0 21600 Z N"/></draw:custom-shape><draw:custom-shape svg:x="1.74217in" svg:y="0.78178in" svg:width="1.52152in" svg:height="0.43806in" draw:id="id8" draw:style-name="a8" draw:name="Прямоугольник: скругленные углы 11"><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draw:custom-shape svg:x="1.23592in" svg:y="0.54484in" svg:width="4.13152in" svg:height="0.84818in" draw:id="id10" draw:style-name="a10" draw:name="Прямоугольник: скругленные углы 12"><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g></text:p>
      <text:p text:style-name="P140"/>
      <text:p text:style-name="Звичайний"/>
      <text:p text:style-name="Звичайний"/>
      <text:p text:style-name="Звичайний"/>
      <text:p text:style-name="Звичайний"/>
      <text:p text:style-name="Звичайний"/>
      <text:p text:style-name="Звичайний"/>
      <text:p text:style-name="Звичайний"/>
      <text:p text:style-name="Звичайний"/>
      <text:p text:style-name="Звичайний"><text:span text:style-name="T141">Не кожен з цих ітераторів підтримується всіма контейнерами в STL, різні контейнери підтримують різні ітератори, наприклад, вектори підтримують ітератори довільного доступу, в той час як списки підтримують двонаправлені ітератори. Весь список наведено<text:s/></text:span><text:span text:style-name="T142">в таблиці</text:span><text:span text:style-name="T143">:</text:span></text:p>
      <text:p text:style-name="Звичайний"/>
      <table:table table:style-name="Table144">
        <table:table-columns>
          <table:table-column table:style-name="TableColumn145"/>
          <table:table-column table:style-name="TableColumn146"/>
        </table:table-columns>
        <table:table-row table:style-name="TableRow147">
          <table:table-cell table:style-name="TableCell148">
            <text:p text:style-name="Звичайний"><text:span text:style-name="T149">Контейнер</text:span></text:p>
          </table:table-cell>
          <table:table-cell table:style-name="TableCell150">
            <text:p text:style-name="Звичайний"><text:span text:style-name="T151">Тип підтримуваних ітераторів</text:span></text:p>
          </table:table-cell>
        </table:table-row>
        <table:table-row table:style-name="TableRow152">
          <table:table-cell table:style-name="TableCell153">
            <text:p text:style-name="Звичайний"><text:span text:style-name="T154">В</text:span><text:span text:style-name="T155">ектор</text:span><text:span text:style-name="T156"><text:s/>(</text:span><text:span text:style-name="T157">vector</text:span><text:span text:style-name="T158">)</text:span></text:p>
          </table:table-cell>
          <table:table-cell table:style-name="TableCell159">
            <text:p text:style-name="Звичайний"><text:span text:style-name="T160">Довільного доступу</text:span></text:p>
          </table:table-cell>
        </table:table-row>
        <table:table-row table:style-name="TableRow161">
          <table:table-cell table:style-name="TableCell162">
            <text:p text:style-name="Звичайний"><text:span text:style-name="T163">С</text:span><text:span text:style-name="T164">писок</text:span><text:span text:style-name="T165"><text:s/>(list)</text:span></text:p>
          </table:table-cell>
          <table:table-cell table:style-name="TableCell166">
            <text:p text:style-name="Звичайний"><text:span text:style-name="T167">Двонаправлений</text:span></text:p>
          </table:table-cell>
        </table:table-row>
        <table:table-row table:style-name="TableRow168">
          <table:table-cell table:style-name="TableCell169">
            <text:p text:style-name="Звичайний"><text:span text:style-name="T170">Д</text:span><text:span text:style-name="T171">ек</text:span><text:span text:style-name="T172"><text:s/>(deque)</text:span></text:p>
          </table:table-cell>
          <table:table-cell table:style-name="TableCell173">
            <text:p text:style-name="Звичайний"><text:span text:style-name="T174">Довільного доступу</text:span></text:p>
          </table:table-cell>
        </table:table-row>
        <table:table-row table:style-name="TableRow175">
          <table:table-cell table:style-name="TableCell176">
            <text:p text:style-name="Звичайний"><text:span text:style-name="T177">М</text:span><text:span text:style-name="T178">асив</text:span><text:span text:style-name="T179"><text:s/>(array)</text:span></text:p>
          </table:table-cell>
          <table:table-cell table:style-name="TableCell180">
            <text:p text:style-name="Звичайний"><text:span text:style-name="T181">Довільного доступу</text:span></text:p>
          </table:table-cell>
        </table:table-row>
        <table:table-row table:style-name="TableRow182">
          <table:table-cell table:style-name="TableCell183">
            <text:p text:style-name="Звичайний"><text:span text:style-name="T184">О</text:span><text:span text:style-name="T185">днонаправлений список</text:span><text:span text:style-name="T186"><text:s/>(forward_list)</text:span></text:p>
          </table:table-cell>
          <table:table-cell table:style-name="TableCell187">
            <text:p text:style-name="Звичайний"><text:span text:style-name="T188">Однонаправлений ітератор</text:span></text:p>
          </table:table-cell>
        </table:table-row>
        <table:table-row table:style-name="TableRow189">
          <table:table-cell table:style-name="TableCell190">
            <text:p text:style-name="Звичайний"><text:span text:style-name="T191">В</text:span><text:span text:style-name="T192">ідображення</text:span><text:span text:style-name="T193"><text:s/>(map)</text:span></text:p>
          </table:table-cell>
          <table:table-cell table:style-name="TableCell194">
            <text:p text:style-name="Звичайний"><text:span text:style-name="T195">Двонаправлений</text:span></text:p>
          </table:table-cell>
        </table:table-row>
        <table:table-row table:style-name="TableRow196">
          <table:table-cell table:style-name="TableCell197">
            <text:p text:style-name="Звичайний"><text:span text:style-name="T198">М</text:span><text:span text:style-name="T199">ультивідображення</text:span><text:span text:style-name="T200"><text:s/>(multimap)<text:s/></text:span></text:p>
          </table:table-cell>
          <table:table-cell table:style-name="TableCell201">
            <text:p text:style-name="Звичайний"><text:span text:style-name="T202">Двонаправлений</text:span></text:p>
          </table:table-cell>
        </table:table-row>
        <table:table-row table:style-name="TableRow203">
          <table:table-cell table:style-name="TableCell204">
            <text:p text:style-name="Звичайний"><text:span text:style-name="T205">М</text:span><text:span text:style-name="T206">ножина</text:span><text:span text:style-name="T207"><text:s/>(set)</text:span></text:p>
          </table:table-cell>
          <table:table-cell table:style-name="TableCell208">
            <text:p text:style-name="Звичайний"><text:span text:style-name="T209">Двонаправлений</text:span></text:p>
          </table:table-cell>
        </table:table-row>
        <table:table-row table:style-name="TableRow210">
          <table:table-cell table:style-name="TableCell211">
            <text:p text:style-name="Звичайний"><text:span text:style-name="T212">М</text:span><text:span text:style-name="T213">ультимножина</text:span><text:span text:style-name="T214"><text:s/>(multiset)</text:span></text:p>
          </table:table-cell>
          <table:table-cell table:style-name="TableCell215">
            <text:p text:style-name="Звичайний"><text:span text:style-name="T216">Двонаправлений</text:span></text:p>
          </table:table-cell>
        </table:table-row>
        <table:table-row table:style-name="TableRow217">
          <table:table-cell table:style-name="TableCell218">
            <text:p text:style-name="Звичайний"><text:span text:style-name="T219">С</text:span><text:span text:style-name="T220">тек</text:span><text:span text:style-name="T221"><text:s/>(Stack)</text:span></text:p>
          </table:table-cell>
          <table:table-cell table:style-name="TableCell222">
            <text:p text:style-name="Звичайний"><text:span text:style-name="T223">Немає ітераторів</text:span></text:p>
          </table:table-cell>
        </table:table-row>
        <table:table-row table:style-name="TableRow224">
          <table:table-cell table:style-name="TableCell225">
            <text:p text:style-name="Звичайний"><text:span text:style-name="T226">Ч</text:span><text:span text:style-name="T227">ерга</text:span><text:span text:style-name="T228"><text:s/>(Queue)</text:span></text:p>
          </table:table-cell>
          <table:table-cell table:style-name="TableCell229">
            <text:p text:style-name="Звичайний"><text:span text:style-name="T230">Немає ітераторів</text:span></text:p>
          </table:table-cell>
        </table:table-row>
        <table:table-row table:style-name="TableRow231">
          <table:table-cell table:style-name="TableCell232">
            <text:p text:style-name="Звичайний"><text:span text:style-name="T233">Ч</text:span><text:span text:style-name="T234">ерга з пріорітет</text:span><text:span text:style-name="T235">а</text:span><text:span text:style-name="T236">м</text:span><text:span text:style-name="T237">и</text:span><text:span text:style-name="T238"><text:s/>(Priority Queue)</text:span></text:p>
          </table:table-cell>
          <table:table-cell table:style-name="TableCell239">
            <text:p text:style-name="Звичайний"><text:span text:style-name="T240">Немає ітераторів</text:span></text:p>
          </table:table-cell>
        </table:table-row>
      </table:table>
      <text:p text:style-name="Звичайний"/>
      <text:p text:style-name="P241"/>
      <text:p text:style-name="P242"><text:span text:style-name="T243">Таким чином, грунтуючись на функціональності ітераторів, вони можуть бути розділені на п'ять основних категорій:</text:span></text:p>
      <text:list text:style-name="LFO32" text:continue-numbering="true">
        <text:list-item>
          <text:p text:style-name="P244"><text:span text:style-name="T245">Ітератори вводу</text:span><text:span text:style-name="T246"><text:s/></text:span><text:span text:style-name="T247">(Input</text:span><text:span text:style-name="T248"><text:s/></text:span><text:span text:style-name="T249">I</text:span><text:span text:style-name="T250">terators</text:span><text:span text:style-name="T251">): Вони є найслабкішими з усіх ітераторів і мають дуже обмежену функціональність. Вони можуть використовуватися тільки в алгоритмах з одним проходом, тобто в тих алгоритмах, які обробляють контейнер послідовно, так що жоден елемент не доступний більш ніж один раз.</text:span></text:p>
        </text:list-item>
        <text:list-item>
          <text:p text:style-name="P252"><text:span text:style-name="T253">Ітератори виводу(</text:span><text:span text:style-name="T254">Output Iterators</text:span><text:span text:style-name="T255">): Так само, як і ітератори вводу, вони також дуже обмежені у своїй функціональності і можуть бути використані тільки в алгоритмі з одним проходом, але не для доступу до елементів, а для визначення(зміни) елементів.</text:span></text:p>
        </text:list-item>
        <text:list-item>
          <text:p text:style-name="P256"><text:span text:style-name="T257">Однонаправлений ітератор (</text:span><text:span text:style-name="T258">Forward</text:span><text:span text:style-name="T259"><text:s/></text:span><text:span text:style-name="T260">Iterator</text:span><text:span text:style-name="T261">): Вони мають вищу ієрарахію, ніж вхідні і вихідні ітератори, і містять всі функції, присутні в цих двох ітераторах. Але, як випливає з назви, вони також можуть рухатися лише у прямому напрямку, і це теж один крок за один раз.</text:span></text:p>
        </text:list-item>
        <text:list-item>
          <text:p text:style-name="P262"><text:span text:style-name="T263">Двонаправлені ітератори</text:span><text:span text:style-name="T264"><text:s/></text:span><text:span text:style-name="T265">(</text:span><text:span text:style-name="T266">Bidirectional Iterators</text:span><text:span text:style-name="T267">): Вони мають всі особливості форвард ітераторів разом з але вони можуть рухатися в обох напрямках, тому їх звуть двонаправленими.</text:span></text:p>
        </text:list-item>
        <text:list-item>
          <text:p text:style-name="P268"><text:span text:style-name="T269">Ітератори прямого доступу</text:span><text:span text:style-name="T270"><text:s/></text:span><text:span text:style-name="T271">(</text:span><text:a xlink:href="https://www.geeksforgeeks.org/random-access-iterators-in-cpp/" office:target-frame-name="_top" xlink:show="replace"><text:span text:style-name="T272">Random</text:span></text:a><text:a xlink:href="https://www.geeksforgeeks.org/random-access-iterators-in-cpp/" office:target-frame-name="_top" xlink:show="replace"><text:span text:style-name="T273">-</text:span></text:a><text:span text:style-name="T274">Access</text:span><text:span text:style-name="T275"><text:s/></text:span><text:span text:style-name="T276">Iterators</text:span><text:span text:style-name="T277">): Вони є найпотужнішими ітераторами. Вони не обмежуються переміщенням послідовно, як свідчить їх назва, вони можуть безпосередньо звертатися до<text:s/></text:span><text:soft-page-break/><text:span text:style-name="T278">будь-якого елемента всередині контейнера. Їх функціональні можливості такі ж, як і у вказівників.</text:span></text:p>
        </text:list-item>
      </text:list>
      <text:p text:style-name="P279"><text:span text:style-name="T280">Наступна<text:s/></text:span><text:span text:style-name="T281">таблиця</text:span><text:span text:style-name="T282"><text:s/>показує різницю в їх функціональності щодо різних операцій, які вони можуть виконувати.</text:span></text:p>
      <text:p text:style-name="P283"/>
      <table:table table:style-name="Table284">
        <table:table-columns>
          <table:table-column table:style-name="TableColumn285"/>
          <table:table-column table:style-name="TableColumn286"/>
          <table:table-column table:style-name="TableColumn287"/>
          <table:table-column table:style-name="TableColumn288"/>
          <table:table-column table:style-name="TableColumn289"/>
          <table:table-column table:style-name="TableColumn290"/>
        </table:table-columns>
        <table:table-row table:style-name="TableRow291">
          <table:table-cell table:style-name="TableCell292">
            <text:p text:style-name="P293">Тип<text:s/>ітератору</text:p>
          </table:table-cell>
          <table:table-cell table:style-name="TableCell294">
            <text:p text:style-name="P295">Доступ</text:p>
          </table:table-cell>
          <table:table-cell table:style-name="TableCell296">
            <text:p text:style-name="P297">Читання</text:p>
          </table:table-cell>
          <table:table-cell table:style-name="TableCell298">
            <text:p text:style-name="P299">Запис</text:p>
          </table:table-cell>
          <table:table-cell table:style-name="TableCell300">
            <text:p text:style-name="P301">Рух</text:p>
          </table:table-cell>
          <table:table-cell table:style-name="TableCell302">
            <text:p text:style-name="P303">Порівняння</text:p>
          </table:table-cell>
        </table:table-row>
        <table:table-row table:style-name="TableRow304">
          <table:table-cell table:style-name="TableCell305">
            <text:p text:style-name="P306">Введення</text:p>
          </table:table-cell>
          <table:table-cell table:style-name="TableCell307">
            <text:p text:style-name="P308">-&gt;</text:p>
          </table:table-cell>
          <table:table-cell table:style-name="TableCell309">
            <text:p text:style-name="P310">= *i</text:p>
          </table:table-cell>
          <table:table-cell table:style-name="TableCell311">
            <text:p text:style-name="P312"/>
          </table:table-cell>
          <table:table-cell table:style-name="TableCell313">
            <text:p text:style-name="P314">++</text:p>
          </table:table-cell>
          <table:table-cell table:style-name="TableCell315">
            <text:p text:style-name="P316">==, !=</text:p>
          </table:table-cell>
        </table:table-row>
        <table:table-row table:style-name="TableRow317">
          <table:table-cell table:style-name="TableCell318">
            <text:p text:style-name="P319">Виведення</text:p>
          </table:table-cell>
          <table:table-cell table:style-name="TableCell320">
            <text:p text:style-name="P321"/>
          </table:table-cell>
          <table:table-cell table:style-name="TableCell322">
            <text:p text:style-name="P323"/>
          </table:table-cell>
          <table:table-cell table:style-name="TableCell324">
            <text:p text:style-name="P325">*i=</text:p>
          </table:table-cell>
          <table:table-cell table:style-name="TableCell326">
            <text:p text:style-name="P327">++</text:p>
          </table:table-cell>
          <table:table-cell table:style-name="TableCell328">
            <text:p text:style-name="P329"/>
          </table:table-cell>
        </table:table-row>
        <table:table-row table:style-name="TableRow330">
          <table:table-cell table:style-name="TableCell331">
            <text:p text:style-name="P332">Форвард</text:p>
          </table:table-cell>
          <table:table-cell table:style-name="TableCell333">
            <text:p text:style-name="P334">-&gt;</text:p>
          </table:table-cell>
          <table:table-cell table:style-name="TableCell335">
            <text:p text:style-name="P336">= *i</text:p>
          </table:table-cell>
          <table:table-cell table:style-name="TableCell337">
            <text:p text:style-name="P338">*i=</text:p>
          </table:table-cell>
          <table:table-cell table:style-name="TableCell339">
            <text:p text:style-name="P340">++</text:p>
          </table:table-cell>
          <table:table-cell table:style-name="TableCell341">
            <text:p text:style-name="P342">==, !=</text:p>
          </table:table-cell>
        </table:table-row>
        <table:table-row table:style-name="TableRow343">
          <table:table-cell table:style-name="TableCell344">
            <text:p text:style-name="P345">Двонаправлений</text:p>
          </table:table-cell>
          <table:table-cell table:style-name="TableCell346">
            <text:p text:style-name="P347"/>
          </table:table-cell>
          <table:table-cell table:style-name="TableCell348">
            <text:p text:style-name="P349">= *i</text:p>
          </table:table-cell>
          <table:table-cell table:style-name="TableCell350">
            <text:p text:style-name="P351">*i=</text:p>
          </table:table-cell>
          <table:table-cell table:style-name="TableCell352">
            <text:p text:style-name="P353">++, --</text:p>
          </table:table-cell>
          <table:table-cell table:style-name="TableCell354">
            <text:p text:style-name="P355">==, !=</text:p>
          </table:table-cell>
        </table:table-row>
        <table:table-row table:style-name="TableRow356">
          <table:table-cell table:style-name="TableCell357">
            <text:p text:style-name="P358">Прямого доступу</text:p>
          </table:table-cell>
          <table:table-cell table:style-name="TableCell359">
            <text:p text:style-name="P360">-&gt;, []</text:p>
          </table:table-cell>
          <table:table-cell table:style-name="TableCell361">
            <text:p text:style-name="P362">= *i</text:p>
          </table:table-cell>
          <table:table-cell table:style-name="TableCell363">
            <text:p text:style-name="P364">*i=</text:p>
          </table:table-cell>
          <table:table-cell table:style-name="TableCell365">
            <text:p text:style-name="P366">++,--, +=,</text:p>
            <text:p text:style-name="P367">-=, +, -</text:p>
          </table:table-cell>
          <table:table-cell table:style-name="TableCell368">
            <text:p text:style-name="P369">==, !=, &lt;, &gt;,&gt;=, &lt;=</text:p>
          </table:table-cell>
        </table:table-row>
      </table:table>
      <text:p text:style-name="P370"/>
      <text:p text:style-name="P371">Можна побачити, що оператори які використовуються для ітераторів мають інтерфейс, що точно збігається з інтерфейсом звичайних вказівників у мовах Cі та Cі++, за допомогою яких можна обійти елементи і в звичайному масиві.<text:s/></text:p>
      <text:p text:style-name="P372"><text:span text:style-name="T373">Різниця полягає в тому, що ітератор є інтелектуальним вказівником, тобто може обходити більш складні структури даних. Внутрішня поведінка ітераторів залежить від структури даних, по якій вони переміщаються. З цієї причини кожен контейнерний тип передбачає свій власний вид ітераторів. У результаті ітератори мають загальний інтерфейс, але різні типи. Це безпосередньо приводить до концепції узагальненого програмування:<text:s/></text:span><text:span text:style-name="T374">операції використовують однаковий інтерфейс, але мають різні типи</text:span><text:span text:style-name="T375">, тому можна використовувати шаблони для формулювання узагальнених операцій, що застосовуються до довільних типів, що задовольняють зазначеному інтерфейсу.</text:span></text:p>
      <text:p text:style-name="P376"/>
      <text:h text:style-name="P377" text:outline-level="1"><text:span text:style-name="T378">Методи конте</text:span><text:span text:style-name="tlid-translation">й</text:span><text:span text:style-name="T379">нерів для роботи з ітераторами</text:span></text:h>
      <text:p text:style-name="P380"/>
      <text:p text:style-name="P381">Усі контейнерні класи (послідовні контейнери та асоціативні контейнери) мають однакові основні функції-члени, що дозволяють переміщати ітератори по елементах контейнера.<text:s/></text:p>
      <text:p text:style-name="P382"><text:span text:style-name="T383">Методи роботи з ітераторами:<text:s/></text:span></text:p>
      <text:list text:style-name="LFO6" text:continue-numbering="true">
        <text:list-item>
          <text:p text:style-name="P384"><text:span text:style-name="T385">begin()</text:span><text:span text:style-name="T386"><text:s/>– повертає ітератор на перший<text:s/></text:span><text:span text:style-name="T387">об’єкт</text:span><text:span text:style-name="T388"><text:s/>вектору</text:span></text:p>
        </text:list-item>
        <text:list-item>
          <text:p text:style-name="P389"><text:span text:style-name="T390">end()</text:span><text:span text:style-name="T391"><text:s/>– повертає ітератор на останній<text:s/></text:span><text:span text:style-name="T392">об’єкт</text:span><text:span text:style-name="T393"><text:s/>вектору</text:span></text:p>
        </text:list-item>
      </text:list>
      <text:p text:style-name="P394">Починаючі зі стандарту С++11 додано ще наступні варіанти доступу до ітераторів:</text:p>
      <text:list text:style-name="LFO6" text:continue-numbering="true">
        <text:list-item>
          <text:p text:style-name="P395"><text:span text:style-name="T396">rbegin()</text:span><text:span text:style-name="T397"><text:s/>– повертає ітератор на останній<text:s/></text:span><text:span text:style-name="T398">об’єкт</text:span><text:span text:style-name="T399"><text:s/>вектору як на початковий (reverse beginning). Рухається з останнього елементу до першого;</text:span></text:p>
        </text:list-item>
        <text:list-item>
          <text:p text:style-name="P400"><text:span text:style-name="T401">rend()</text:span><text:span text:style-name="T402"><text:s/>– повертає ітератор на перший об</text:span><text:span text:style-name="T403">’</text:span><text:span text:style-name="T404">єкт вектору як на останній (reverse beginning). Рухається з останнього елементу до першого;</text:span></text:p>
        </text:list-item>
        <text:list-item>
          <text:p text:style-name="P405"><text:span text:style-name="T406">cbegin()</text:span><text:span text:style-name="T407"><text:s/>– повертає константний ітератор на п</text:span><text:span text:style-name="T408">е</text:span><text:span text:style-name="T409">рший елемент;<text:s/></text:span></text:p>
        </text:list-item>
        <text:list-item>
          <text:p text:style-name="P410"><text:span text:style-name="T411">cend()</text:span><text:span text:style-name="T412"><text:s/>– повертає константний ітератор на останній елемент;<text:s/></text:span></text:p>
        </text:list-item>
        <text:list-item>
          <text:p text:style-name="P413"><text:span text:style-name="T414">crbegin()</text:span><text:span text:style-name="T415"><text:s/>– повертає константний реверсивний оператор на початок;</text:span></text:p>
        </text:list-item>
        <text:list-item>
          <text:p text:style-name="P416"><text:span text:style-name="T417">crend()</text:span><text:span text:style-name="T418"><text:s/>– повертає константний реверсивний оператор на кінець вектору.</text:span></text:p>
        </text:list-item>
      </text:list>
      <text:p text:style-name="P419"/>
      <text:p text:style-name="P420">Функція begin()повертає ітератор, що представляє початок контейнера, тобто позицію першого елемента, якщо такий мається в контейнері.</text:p>
      <text:p text:style-name="P421">Функція end() повертає ітератор, що представляє кінець контейнера, тобто позицію, що слідує за останнім елементом.</text:p>
      <text:p text:style-name="P422">Такий ітератор називається позамежним (past-the-end iterator).</text:p>
      <text:p text:style-name="P423"/>
      <text:p text:style-name="P424">Таким чином, функції – члени begin()і end() визначають напіввідкритий діапазон (half-open range), що включає перший елемент і не включає останній.<text:s/></text:p>
      <text:p text:style-name="P425">Напіввідкритий діапазон має дві переваги.</text:p>
      <text:p text:style-name="P426">1. Існує простий критерій зупинки циклу при обході всіх елементів:<text:s/>цикл продовжується, поки не буде досягнута позиція end().</text:p>
      <text:p text:style-name="P427">2. Він дозволяє уникнути спеціальної обробки порожніх діапазонів. Для порожніх діапазонів позиція begin() збігається з позицією end(). Наступний приклад демонструє використання ітераторів для виводу на екран всіх елементів списку(це варіант попереднього прикладу, але з використанням ітераторів):</text:p>
      <text:p text:style-name="P428"/>
      <text:p text:style-name="P429">Приклад.</text:p>
      <text:p text:style-name="P430"><text:span text:style-name="T431">#include&lt;iostream&gt;<text:s/></text:span></text:p>
      <text:p text:style-name="P432"><text:span text:style-name="T433">#include&lt;iterator&gt; //</text:span><text:span text:style-name="T434"><text:s/></text:span><text:span text:style-name="T435">Використовуємо<text:s/></text:span><text:span text:style-name="T436">iterator, begin() and end()<text:s/></text:span><text:span text:style-name="T437">для</text:span><text:span text:style-name="T438"><text:s/></text:span><text:span text:style-name="T439">ітераторів</text:span><text:span text:style-name="T440"><text:s/></text:span></text:p>
      <text:p text:style-name="P441"><text:span text:style-name="T442">#include&lt;vector&gt; //<text:s/></text:span></text:p>
      <text:p text:style-name="P443"><text:span text:style-name="T444">u</text:span><text:span text:style-name="T445">sing</text:span><text:span text:style-name="T446"><text:s/></text:span><text:span text:style-name="T447">namespace</text:span><text:span text:style-name="T448"><text:s/></text:span><text:span text:style-name="T449">std;<text:s/></text:span></text:p>
      <text:p text:style-name="P450"><text:span text:style-name="T451">int</text:span><text:span text:style-name="T452"><text:s/></text:span><text:span text:style-name="T453">main() {<text:s/></text:span></text:p>
      <text:p text:style-name="P454"><text:span text:style-name="T455">vector&lt;int&gt; ar = { 1, 2, 3, 4, 5 };<text:s/></text:span></text:p>
      <text:p text:style-name="P456"/>
      <text:p text:style-name="P457"><text:span text:style-name="T458">//<text:s/></text:span><text:span text:style-name="T459">Декларуємо ітератор до</text:span><text:span text:style-name="T460"><text:s/></text:span><text:span text:style-name="T461">вектору</text:span><text:span text:style-name="T462"><text:s/></text:span></text:p>
      <text:p text:style-name="P463"><text:span text:style-name="T464">vector&lt;int&gt;::iterator ptr;<text:s/></text:span></text:p>
      <text:p text:style-name="P465"/>
      <text:p text:style-name="P466"><text:span text:style-name="T467">//<text:s/></text:span><text:span text:style-name="T468">виведемо елементи з допомогою</text:span><text:span text:style-name="T469"><text:s/>begin() and end()<text:s/></text:span></text:p>
      <text:p text:style-name="P470"><text:span text:style-name="T471">cout &lt;&lt; "The vector elements are : ";<text:s/></text:span></text:p>
      <text:p text:style-name="P472"><text:span text:style-name="T473">for(ptr = ar.begin(); ptr &lt; ar.end(); ptr++)<text:s/></text:span></text:p>
      <text:p text:style-name="P474"><text:span text:style-name="T475">cout &lt;&lt; *ptr &lt;&lt; " ";<text:s/></text:span></text:p>
      <text:p text:style-name="P476"><text:span text:style-name="T477">}</text:span></text:p>
      <text:p text:style-name="P478"/>
      <text:p text:style-name="P479">З Сі++11 для отримання константного ітератору const_iterator можна використовувати та методи отримання <text:s/>cbegin() та cend():</text:p>
      <text:p text:style-name="P480"/>
      <text:p text:style-name="P481"><text:tab/>std::vector&lt;int&gt; v { 1, 2, 3, 4, 5 };</text:p>
      <text:p text:style-name="P482"><text:s text:c="8"/>//std::vector&lt;int&gt;::const_iterator iter;<text:s/>// тип ітератору можна не визначати</text:p>
      <text:p text:style-name="P483"><text:tab/>for ( auto iter = v.cbegin(); iter != v.cend(); ++iter){</text:p>
      <text:p text:style-name="P484"><text:tab/><text:tab/>std::cout &lt;&lt; *iter &lt;&lt; " ";</text:p>
      <text:soft-page-break/>
      <text:p text:style-name="P485"><text:tab/><text:tab/>// це неможливо бо ітератор константний</text:p>
      <text:p text:style-name="P486"><text:tab/><text:tab/>//*iter = (*iter) * (*iter);</text:p>
      <text:p text:style-name="P487"><text:tab/>}</text:p>
      <text:p text:style-name="P488"><text:tab/>std::cout &lt;&lt; std::endl;</text:p>
      <text:p text:style-name="P489">Результат:</text:p>
      <text:p text:style-name="P490">1 2 3 4 5</text:p>
      <text:p text:style-name="P491"/>
      <text:p text:style-name="P492"/>
      <text:h text:style-name="P493" text:outline-level="3">Реверсивні ітератори (Сі++11)</text:h>
      <text:p text:style-name="P494"/>
      <text:p text:style-name="P495">Реверсивні ітератори дозволяють перебирати елементи контейнеру в зворотному напрямку. Для отримання реверсивного ітератору використовують методи контейнерів rbegin() та rend(), а сам ітератор утворює тип reverse_iterator.</text:p>
      <text:p text:style-name="P496">Так саме для реверсивного<text:s/>ітератору існує константна форма const_reverse_iterator яку можна отримати за допомогою методів crbegin() и crend():</text:p>
      <text:p text:style-name="P497"/>
      <text:p text:style-name="P498">std::vector&lt;int&gt; v { 1, 2, 3, 4, 5 };</text:p>
      <text:p text:style-name="P499"><text:s text:c="8"/>for (std::vector&lt;int&gt;::reverse_iterator iter = v.rbegin(); iter != v.rend(); ++iter){</text:p>
      <text:p text:style-name="P500"><text:s/><text:tab/><text:tab/>std::cout &lt;&lt; *iter &lt;&lt; " ";</text:p>
      <text:p text:style-name="P501"><text:s text:c="15"/>*iter = (*iter) * (*iter);</text:p>
      <text:p text:style-name="P502"><text:tab/>}</text:p>
      <text:p text:style-name="P503"><text:tab/>std::cout &lt;&lt; "\n";</text:p>
      <text:p text:style-name="P504"/>
      <text:p text:style-name="P505"><text:s text:c="7"/>for (std::vector&lt;int&gt;::const_reverse_iterator iter = v.crbegin(); iter != v.crend(); ++iter)</text:p>
      <text:p text:style-name="P506"><text:tab/>{</text:p>
      <text:p text:style-name="P507"><text:tab/><text:tab/>std::cout &lt;&lt; *iter &lt;&lt; " ";</text:p>
      <text:p text:style-name="P508"><text:tab/><text:tab/>// неможливо бо ітератор константний</text:p>
      <text:p text:style-name="P509"><text:tab/><text:tab/>//*iter = (*iter) * (*iter);</text:p>
      <text:p text:style-name="P510"><text:tab/>}</text:p>
      <text:p text:style-name="P511">Результат:</text:p>
      <text:p text:style-name="P512">5 4 3 2 1<text:s/></text:p>
      <text:p text:style-name="P513">25 16 9 4 1</text:p>
      <text:p text:style-name="P514"/>
      <text:h text:style-name="P515" text:outline-level="1"><text:span text:style-name="T516">Функції роботи з ітераторами бібліотеки<text:s/></text:span><text:span text:style-name="T517">iterator</text:span></text:h>
      <text:p text:style-name="P518"/>
      <text:p text:style-name="P519"><text:span text:style-name="T520">В бібліотеці &lt;</text:span><text:span text:style-name="T521">iterator&gt; визначені деякі додаткові до стандартних функцій корисні функції для маніпулювання з ітераторами.</text:span></text:p>
      <text:p text:style-name="P522"><text:span text:style-name="T523">Серед них можна виділити наступні:</text:span></text:p>
      <text:list text:style-name="LFO31" text:continue-numbering="true">
        <text:list-item>
          <text:p text:style-name="P524"><text:span text:style-name="T525">advance(iter, n) <text:s/>- інкрементує ітератор iter на визначену кількість позицій n.</text:span></text:p>
        </text:list-item>
      </text:list>
      <text:soft-page-break/>
      <text:p text:style-name="P526"><text:span text:style-name="T527">int mas[] ={1,2,3,4,5, 10,20,30};</text:span></text:p>
      <text:p text:style-name="P528"/>
      <text:p text:style-name="P529"><text:span text:style-name="T530">std::vector&lt;int&gt; ar(mas,mas+5);</text:span></text:p>
      <text:p text:style-name="P531"><text:span text:style-name="T532">std::vector&lt;int&gt;::iterator ptr = ar.begin();</text:span></text:p>
      <text:p text:style-name="P533"><text:span text:style-name="T534">std::advance(ptr, 3);</text:span></text:p>
      <text:p text:style-name="P535"><text:span text:style-name="T536">//ptr += 3; // буде виконувати те саме</text:span></text:p>
      <text:p text:style-name="P537"><text:span text:style-name="T538">std::cout &lt;&lt; "Third element is : "&lt;&lt;*ptr;</text:span></text:p>
      <text:p text:style-name="P539"/>
      <text:p text:style-name="P540"><text:span text:style-name="T541">std::list&lt;int&gt; list1(mas,mas+5);</text:span></text:p>
      <text:p text:style-name="P542"><text:span text:style-name="T543">std::list&lt;int&gt; list2(mas+6,mas+8);</text:span></text:p>
      <text:p text:style-name="P544"><text:span text:style-name="T545">std::list&lt;int&gt;::iterator ptr2 = list1.begin();</text:span></text:p>
      <text:p text:style-name="P546"><text:span text:style-name="T547">std::advance(ptr2, 3);</text:span></text:p>
      <text:p text:style-name="P548"><text:span text:style-name="T549">//ptr += 3; // А ось для списку цей варіант некоректний</text:span></text:p>
      <text:p text:style-name="P550"><text:span text:style-name="T551">std::cout &lt;&lt; "Third element is : "&lt;&lt;*ptr2;</text:span></text:p>
      <text:p text:style-name="P552"/>
      <text:list text:style-name="LFO31" text:continue-numbering="true">
        <text:list-item>
          <text:p text:style-name="P553"><text:span text:style-name="T554">inserter(cont, iter) - функція для вставки елементів в будь-яку позицію контейнеру. <text:s/>Аргументи — контейнер та ітератор на позицію куди треба вставляти елементи. Функція повертає insert_iterator який дозволяє вставити елементи в інший контейнер.</text:span></text:p>
        </text:list-item>
      </text:list>
      <text:p text:style-name="P555">#include&lt;vector&gt; // for vectors</text:p>
      <text:p text:style-name="P556">#include&lt;deque&gt; // for deque</text:p>
      <text:p text:style-name="P557">#include&lt;list&gt; // for list</text:p>
      <text:p text:style-name="P558">// друк елементів будь-якої колекції</text:p>
      <text:p text:style-name="P559">template&lt;class Coll&gt; void printCollect(Coll &amp; v){</text:p>
      <text:p text:style-name="P560"><text:s text:c="2"/>typename Coll::const_iterator it = v.begin();</text:p>
      <text:p text:style-name="P561"><text:s text:c="2"/>for(;it!=v.end();++it){</text:p>
      <text:p text:style-name="P562"><text:s text:c="4"/>std::cout&lt;&lt;*it&lt;&lt;" ";</text:p>
      <text:p text:style-name="P563"><text:s/>}<text:s/></text:p>
      <text:p text:style-name="P564"><text:s/>std::cout&lt;&lt;"\n";</text:p>
      <text:p text:style-name="P565">}</text:p>
      <text:p text:style-name="P566"/>
      <text:p text:style-name="P567">int main() {</text:p>
      <text:p text:style-name="P568">int mas[] ={1,2,3,4,5, 10,20,30};</text:p>
      <text:p text:style-name="P569">std::vector&lt;int&gt; resulting(mas,mas+5); // куди вставляємо</text:p>
      <text:p text:style-name="P570">std::vector&lt;int&gt; to_insert(mas+6,mas+8); // що вставляємо</text:p>
      <text:p text:style-name="P571">std::vector&lt;int&gt;::iterator ptr = resulting.begin();</text:p>
      <text:p text:style-name="P572">std::advance(ptr, 3); // на 3 позицію ітератор</text:p>
      <text:p text:style-name="P573">//ptr += 3; // для вектору це те саме що і попередній рядок</text:p>
      <text:soft-page-break/>
      <text:p text:style-name="P574">std::cout &lt;&lt; "Third element is : "&lt;&lt;*ptr&lt;&lt;"\n";<text:s/></text:p>
      <text:p text:style-name="P575">std::insert_iterator&lt;std::vector&lt;int&gt; &gt; ari = inserter(resulting, ptr); // куди вставляти</text:p>
      <text:p text:style-name="P576">//std::insert_iterator&lt;std::vector&lt;int&gt; &gt; ari(resulting, ptr);</text:p>
      <text:p text:style-name="P577">// копіюємо вміст to_insert(без 1-го ел-ту) в resulting<text:s/></text:p>
      <text:p text:style-name="P578">std::copy(to_insert.begin()+1, to_insert.end(), ari);<text:s/></text:p>
      <text:p text:style-name="P579">std::cout &lt;&lt; "The new vector after inserting elements is : ";</text:p>
      <text:p text:style-name="P580">printCollect(resulting);</text:p>
      <text:p text:style-name="P581">// те саме для списку</text:p>
      <text:p text:style-name="P582">std::list&lt;int&gt; list1(mas,mas+5);</text:p>
      <text:p text:style-name="P583">std::list&lt;int&gt;::iterator ptr2 = list1.begin();</text:p>
      <text:p text:style-name="P584">std::advance(ptr2, 3);</text:p>
      <text:p text:style-name="P585">//ptr += 3; // а ось для списку це некоректно</text:p>
      <text:p text:style-name="P586">std::cout &lt;&lt; "Third element is : "&lt;&lt;*ptr2&lt;&lt;"\n";</text:p>
      <text:p text:style-name="P587">std::copy(to_insert .begin(), to_insert.end(), inserter(list1,ptr2));</text:p>
      <text:p text:style-name="P588">std::cout &lt;&lt; "The new list after inserting elements is : ";</text:p>
      <text:p text:style-name="P589">printCollect(list1);</text:p>
      <text:p text:style-name="P590">}</text:p>
      <text:p text:style-name="P591"><text:span text:style-name="T592">Результат:</text:span></text:p>
      <text:p text:style-name="P593"><text:span text:style-name="T594">Third element is : 4</text:span></text:p>
      <text:p text:style-name="P595"><text:span text:style-name="T596">The new vector after inserting elements is : 1 2 3 30 4 5<text:s/></text:span></text:p>
      <text:p text:style-name="P597"><text:span text:style-name="T598">Third element is : 4</text:span></text:p>
      <text:p text:style-name="P599"><text:span text:style-name="T600">The new list after inserting elements is : 1 2 3 20 30 4 5<text:s/></text:span></text:p>
      <text:p text:style-name="P601"/>
      <text:list text:style-name="LFO31" text:continue-numbering="true">
        <text:list-item>
          <text:p text:style-name="P602"><text:span text:style-name="T603">back_inserter(), front_inserter().<text:s/></text:span><text:span text:style-name="T604">Аналогічно до функції<text:s/></text:span><text:span text:style-name="T605">inserter визначені функції</text:span><text:span text:style-name="T606"><text:s/></text:span><text:span text:style-name="T607">back_inserter(), front_inserter() які вставляють відповідно в початок та кінець колекції.<text:s/></text:span></text:p>
        </text:list-item>
      </text:list>
      <text:p text:style-name="P608"/>
      <text:p text:style-name="P609"><text:span text:style-name="T610"><text:s text:c="2"/>std::deque&lt;int&gt; foo,bar;</text:span></text:p>
      <text:p text:style-name="P611"><text:span text:style-name="T612"><text:s text:c="2"/>for (int i=1; i&lt;=5; i++){ foo.push_back(i); bar.push_back(i*10); }</text:span></text:p>
      <text:p text:style-name="P613"/>
      <text:p text:style-name="P614"><text:span text:style-name="T615"><text:s text:c="2"/>std::copy (bar.begin(),bar.end(),std::front_inserter(foo));</text:span></text:p>
      <text:p text:style-name="P616"/>
      <text:p text:style-name="P617"><text:span text:style-name="T618"><text:s text:c="2"/>std::cout &lt;&lt; "foo after front insert contains:";</text:span></text:p>
      <text:p text:style-name="P619"><text:span text:style-name="T620"><text:s text:c="2"/>/*for ( std::deque&lt;int&gt;::iterator it = foo.begin(); it!= foo.end(); ++it )</text:span></text:p>
      <text:p text:style-name="P621"><text:span text:style-name="T622"><text:s text:c="10"/>std::cout &lt;&lt; ' ' &lt;&lt; *it;</text:span></text:p>
      <text:p text:style-name="P623"><text:span text:style-name="T624"><text:s text:c="2"/>std::cout &lt;&lt; '\n';*/</text:span></text:p>
      <text:p text:style-name="P625"><text:span text:style-name="T626">printCollect(foo);</text:span></text:p>
      <text:p text:style-name="P627"/>
      <text:p text:style-name="P628"><text:span text:style-name="T629"><text:s text:c="2"/>std::vector&lt;int&gt; foo1,bar1;</text:span></text:p>
      <text:p text:style-name="P630"><text:span text:style-name="T631"><text:s text:c="2"/>for (int i=1; i&lt;=5; i++)</text:span></text:p>
      <text:p text:style-name="P632"><text:span text:style-name="T633"><text:s text:c="2"/>{ foo1.push_back(i); bar1.push_back(i*10); }</text:span></text:p>
      <text:p text:style-name="P634"/>
      <text:p text:style-name="P635"><text:span text:style-name="T636"><text:s text:c="2"/>std::copy (bar1.begin(),bar1.end(),back_inserter(foo1));</text:span></text:p>
      <text:p text:style-name="P637"/>
      <text:p text:style-name="P638"><text:span text:style-name="T639"><text:s text:c="2"/>std::cout &lt;&lt; "foo after back insert contains:";</text:span></text:p>
      <text:p text:style-name="P640"><text:span text:style-name="T641">/* <text:s/>for ( std::vector&lt;int&gt;::iterator it = foo.begin(); it!= foo.end(); ++it )</text:span></text:p>
      <text:p text:style-name="P642"><text:span text:style-name="T643"><text:s text:c="10"/>std::cout &lt;&lt; ' ' &lt;&lt; *it;</text:span></text:p>
      <text:p text:style-name="P644"><text:span text:style-name="T645"><text:s text:c="2"/>std::cout &lt;&lt; '\n';</text:span></text:p>
      <text:p text:style-name="P646"><text:span text:style-name="T647">*/</text:span></text:p>
      <text:p text:style-name="P648"><text:span text:style-name="T649">printCollect(foo1);</text:span></text:p>
      <text:p text:style-name="P650"/>
      <text:p text:style-name="P651"><text:span text:style-name="T652">Результат:</text:span></text:p>
      <text:p text:style-name="P653"><text:span text:style-name="T654">foo after front insert contains:50 40 30 20 10 1 2 3 4 5<text:s/></text:span></text:p>
      <text:p text:style-name="P655"><text:span text:style-name="T656">foo after back insert contains:1 2 3 4 5 10 20 30 40 50<text:s/></text:span></text:p>
      <text:p text:style-name="P657"/>
      <text:list text:style-name="LFO31" text:continue-numbering="true">
        <text:list-item>
          <text:p text:style-name="P658"><text:span text:style-name="T659">distance</text:span></text:p>
        </text:list-item>
      </text:list>
      <text:p text:style-name="P660"><text:span text:style-name="T661">Також можна вказати функцію distance, що визн</text:span><text:span text:style-name="T662">а</text:span><text:span text:style-name="T663">чає відстань між двома ітер</text:span><text:span text:style-name="T664">а</text:span><text:span text:style-name="T665">торами:</text:span></text:p>
      <text:p text:style-name="P666"/>
      <text:p text:style-name="P667"><text:span text:style-name="T668">std::vector&lt;int&gt; v(mas+1,mas+7);</text:span></text:p>
      <text:p text:style-name="P669"><text:span text:style-name="T670"><text:s text:c="4"/>std::cout &lt;&lt; "distance(first, last) = "</text:span></text:p>
      <text:p text:style-name="P671"><text:span text:style-name="T672"><text:s text:c="14"/>&lt;&lt; std::distance(v.begin(), v.end()) &lt;&lt; '\n'</text:span></text:p>
      <text:p text:style-name="P673"><text:span text:style-name="T674"><text:s text:c="14"/>&lt;&lt; "distance(last, first) = "</text:span></text:p>
      <text:p text:style-name="P675"><text:span text:style-name="T676"><text:s text:c="14"/>&lt;&lt; std::distance(v.end(), v.begin()) &lt;&lt; '\n';</text:span></text:p>
      <text:p text:style-name="P677"><text:span text:style-name="T678"><text:s text:c="15"/>//the behavior is undefined (until C++11)</text:span></text:p>
      <text:p text:style-name="P679"><text:span text:style-name="T680">Результат:</text:span></text:p>
      <text:p text:style-name="P681"><text:span text:style-name="T682">distance(first, last) = 6</text:span></text:p>
      <text:p text:style-name="P683"><text:span text:style-name="T684">distance(last, first) = -6</text:span></text:p>
      <text:p text:style-name="P685"/>
      <text:p text:style-name="P686"/>
      <text:p text:style-name="P687">З С++11 додано також наступні функції:</text:p>
      <text:list text:style-name="LFO30" text:continue-numbering="true">
        <text:list-item>
          <text:p text:style-name="P688">begin(coll) — повертає ітератор на початок колекції;</text:p>
        </text:list-item>
        <text:list-item>
          <text:p text:style-name="P689">end(coll) - повертає ітератор на кінець колекції;<text:s/></text:p>
        </text:list-item>
        <text:list-item>
          <text:p text:style-name="P690"><text:span text:style-name="T691">next(iter, n) - функція повертає новий ітератор, що вказує на позицію яка слідує за тією що стала після застосування n разів інкременту для iter</text:span><text:span text:style-name="T692">;</text:span></text:p>
        </text:list-item>
        <text:list-item>
          <text:p text:style-name="P693"><text:span text:style-name="T694">prev(iter, n) - функція повертає новий ітератор, що вказує на позицію яка передує т</text:span><text:span text:style-name="T695">о</text:span><text:span text:style-name="T696">й</text:span><text:span text:style-name="T697"><text:s/>позиції</text:span><text:span text:style-name="T698">, що стала після застосування n разів декременту для iter.</text:span></text:p>
        </text:list-item>
      </text:list>
      <text:p text:style-name="P699">#include&lt;iostream&gt;<text:s/></text:p>
      <text:soft-page-break/>
      <text:p text:style-name="P700"><text:span text:style-name="T701">#include&lt;iterator&gt; //<text:s/></text:span><text:span text:style-name="T702">begin</text:span><text:span text:style-name="T703">,<text:s/></text:span><text:span text:style-name="T704">end</text:span><text:span text:style-name="T705"><text:s/>і т.п.</text:span></text:p>
      <text:p text:style-name="P706">#include&lt;vector&gt;<text:s/></text:p>
      <text:p text:style-name="P707">using namespace std;<text:s/></text:p>
      <text:p text:style-name="P708"/>
      <text:p text:style-name="P709">template &lt;class Coll&gt; void printColl(const Coll &amp; v){</text:p>
      <text:p text:style-name="P710"><text:s/>for(const auto &amp; x: v){</text:p>
      <text:p text:style-name="P711"><text:s text:c="2"/>cout&lt;&lt; x &lt;&lt;" ";</text:p>
      <text:p text:style-name="P712">}</text:p>
      <text:p text:style-name="P713">cout&lt;&lt;endl;</text:p>
      <text:p text:style-name="P714">}</text:p>
      <text:p text:style-name="P715"/>
      <text:p text:style-name="P716">int main(){<text:s/></text:p>
      <text:p text:style-name="P717">vector&lt;int&gt; ar = { 1, 2, 3, 4, 5 };<text:s/></text:p>
      <text:p text:style-name="P718"/>
      <text:p text:style-name="P719">//<text:s/>декларуємо ітератори вектору<text:s/></text:p>
      <text:p text:style-name="P720">vector&lt;int&gt;::iterator ptr = begin(ar);<text:s/></text:p>
      <text:p text:style-name="P721">vector&lt;int&gt;::iterator ftr = end(ar);<text:s/></text:p>
      <text:p text:style-name="P722"/>
      <text:p text:style-name="P723">//<text:s/>З<text:s/>next()<text:s/>повертаємо новий ітератор</text:p>
      <text:p text:style-name="P724">auto it = next(ptr, 3); // points to 4<text:s/></text:p>
      <text:p text:style-name="P725"/>
      <text:p text:style-name="P726">//<text:s/>З<text:s/>prev()<text:s/>повертаємо новий ітератор</text:p>
      <text:p text:style-name="P727">auto it1 = prev(ftr, 3); // points to 3<text:s/></text:p>
      <text:p text:style-name="P728"/>
      <text:p text:style-name="P729">//<text:s/>виводимо позиції ітераторів<text:s/></text:p>
      <text:p text:style-name="P730">cout &lt;&lt; "The position of new iterator using next() is : ";<text:s/></text:p>
      <text:p text:style-name="P731">cout &lt;&lt; *it &lt;&lt; " " &lt;&lt; endl;<text:s/></text:p>
      <text:p text:style-name="P732">cout &lt;&lt; "The position of new iterator using prev()  is : ";<text:s/></text:p>
      <text:p text:style-name="P733">cout &lt;&lt; *it1 &lt;&lt; " " &lt;&lt; endl;<text:s/></text:p>
      <text:p text:style-name="P734"/>
      <text:p text:style-name="P735"><text:s text:c="2"/>int foo[] = {10,20,30,40,50, 60};</text:p>
      <text:p text:style-name="P736"><text:s text:c="2"/>std::vector&lt;int&gt; bar;</text:p>
      <text:p text:style-name="P737"/>
      <text:p text:style-name="P738"><text:s text:c="2"/>//<text:s/>ітерування по<text:s/>foo:<text:s/>вставляємо в<text:s/>bar<text:s/>елементи на парних місцях</text:p>
      <text:p text:style-name="P739"><text:s/>//<text:s/>це буде неапрвільно, кщо розмір колекції непарний!!!!!</text:p>
      <text:p text:style-name="P740"><text:s text:c="2"/>for (auto it = std::begin(foo); it!=std::end(foo); advance(it,2))</text:p>
      <text:p text:style-name="P741"><text:s text:c="4"/>bar.push_back(*it);</text:p>
      <text:p text:style-name="P742"/>
      <text:p text:style-name="P743"><text:s text:c="2"/>//<text:s/>виоддимо<text:s/>bar:<text:s/></text:p>
      <text:p text:style-name="P744"><text:s text:c="2"/>std::cout &lt;&lt; "bar contains:";</text:p>
      <text:p text:style-name="P745"><text:s text:c="2"/>/*for (auto it = std::begin(bar); it!=std::end(bar); ++it)</text:p>
      <text:p text:style-name="P746"><text:s text:c="4"/>std::cout &lt;&lt; ' ' &lt;&lt; *it;</text:p>
      <text:soft-page-break/>
      <text:p text:style-name="P747"><text:s text:c="2"/>std::cout &lt;&lt; '\n';</text:p>
      <text:p text:style-name="P748">*/</text:p>
      <text:p text:style-name="P749"><text:s text:c="2"/>printColl(bar);</text:p>
      <text:p text:style-name="P750">}</text:p>
      <text:p text:style-name="P751">Результат:</text:p>
      <text:p text:style-name="P752">The position of new iterator using next() is : 4<text:s/></text:p>
      <text:p text:style-name="P753">The position of new iterator using prev()  is : 3<text:s/></text:p>
      <text:p text:style-name="P754">bar contains:10 30 50<text:s/></text:p>
      <text:p text:style-name="P755"/>
      <text:h text:style-name="P756" text:outline-level="1">Створення власного ітератору</text:h>
      <text:p text:style-name="P757"/>
      <text:p text:style-name="P758">Оскільки ми знаймо методи ітераторів, то неважко власноруч створити власний ітератор.</text:p>
      <text:p text:style-name="P759"/>
      <text:p text:style-name="P760">#include &lt;iostream&gt;</text:p>
      <text:p text:style-name="P761">using namespace std;</text:p>
      <text:p text:style-name="P762">#define MAXSIZE 100</text:p>
      <text:p text:style-name="P763">// власний шаблон-огортка над масивом</text:p>
      <text:p text:style-name="P764">template&lt;class Type&gt;class MyMasiv{</text:p>
      <text:p text:style-name="P765"><text:s text:c="2"/>Type mas[MAXSIZE];</text:p>
      <text:p text:style-name="P766"><text:s text:c="2"/>int size;</text:p>
      <text:p text:style-name="P767"><text:s text:c="2"/>public:</text:p>
      <text:p text:style-name="P768">// створимо власний ітератор для цього класу</text:p>
      <text:p text:style-name="P769"><text:s text:c="5"/>class iterator{</text:p>
      <text:p text:style-name="P770"><text:s text:c="10"/>Type *current;</text:p>
      <text:p text:style-name="P771"><text:s text:c="10"/>public:<text:s/></text:p>
      <text:p text:style-name="P772"><text:s text:c="11"/>// перевантажимо оператори</text:p>
      <text:p text:style-name="P773"><text:s text:c="12"/>iterator() { current = 0; }</text:p>
      <text:p text:style-name="P774"><text:s text:c="12"/>void operator++() {</text:p>
      <text:p text:style-name="P775"><text:s text:c="19"/>current++;<text:s/></text:p>
      <text:p text:style-name="P776"><text:s text:c="12"/>}</text:p>
      <text:p text:style-name="P777"><text:s text:c="12"/>void operator+=(int temp) {</text:p>
      <text:p text:style-name="P778"><text:s text:c="19"/>current += temp;<text:s/></text:p>
      <text:p text:style-name="P779"><text:s text:c="12"/>}</text:p>
      <text:p text:style-name="P780"><text:s text:c="12"/>void operator-=(int temp) {<text:s/></text:p>
      <text:p text:style-name="P781"><text:s text:c="19"/>current -= temp;<text:s/></text:p>
      <text:p text:style-name="P782"><text:s text:c="12"/>}</text:p>
      <text:p text:style-name="P783"><text:s text:c="12"/>void operator=(Type&amp; temp) {</text:p>
      <text:p text:style-name="P784"><text:s text:c="17"/>current = &amp;temp;<text:s/></text:p>
      <text:p text:style-name="P785"><text:s text:c="12"/>}</text:p>
      <text:p text:style-name="P786"><text:s text:c="12"/>bool operator!=(Type&amp; temp) {</text:p>
      <text:p text:style-name="P787"><text:s text:c="17"/>return current != &amp;temp;<text:s/></text:p>
      <text:soft-page-break/>
      <text:p text:style-name="P788"><text:s text:c="12"/>}</text:p>
      <text:p text:style-name="P789"><text:s text:c="12"/>bool operator==(Type&amp; temp) {</text:p>
      <text:p text:style-name="P790"><text:s text:c="17"/>return current == &amp;temp;<text:s/></text:p>
      <text:p text:style-name="P791"><text:s text:c="12"/>}</text:p>
      <text:p text:style-name="P792"><text:s text:c="11"/>// будемо виводити всі числа поділивши їх<text:s/>на<text:s/>2</text:p>
      <text:p text:style-name="P793"><text:s text:c="12"/>Type operator *() {<text:s/></text:p>
      <text:p text:style-name="P794"><text:s text:c="16"/>return *current / 2;<text:s/></text:p>
      <text:p text:style-name="P795"><text:s text:c="12"/>}</text:p>
      <text:p text:style-name="P796"><text:s text:c="11"/>Type* operator -&gt;() {<text:s/></text:p>
      <text:p text:style-name="P797"><text:s text:c="14"/>return current; }<text:s/></text:p>
      <text:p text:style-name="P798"><text:s text:c="11"/>};</text:p>
      <text:p text:style-name="P799"><text:s text:c="4"/>// методи нашого масиву</text:p>
      <text:p text:style-name="P800"><text:s text:c="6"/>MyMasiv(){<text:tab/></text:p>
      <text:p text:style-name="P801"><text:s text:c="11"/>size = 0;</text:p>
      <text:p text:style-name="P802"><text:s text:c="7"/>}</text:p>
      <text:p text:style-name="P803"/>
      <text:p text:style-name="P804"><text:s text:c="5"/>void add(int temp){</text:p>
      <text:p text:style-name="P805"><text:s text:c="10"/>size++;<text:s/></text:p>
      <text:p text:style-name="P806"><text:s text:c="9"/>mas[size - 1] = temp;</text:p>
      <text:p text:style-name="P807"><text:s text:c="5"/>}</text:p>
      <text:p text:style-name="P808"><text:s text:c="4"/>void del(){<text:s/></text:p>
      <text:p text:style-name="P809"><text:s text:c="8"/>size--;<text:s/></text:p>
      <text:p text:style-name="P810"><text:s text:c="7"/>mas[size + 1] = 0;<text:s/></text:p>
      <text:p text:style-name="P811"><text:s text:c="4"/>}</text:p>
      <text:p text:style-name="P812"><text:s text:c="4"/>void show(){</text:p>
      <text:p text:style-name="P813"><text:s text:c="7"/>cout &lt;&lt; "Массив:\n";</text:p>
      <text:p text:style-name="P814"><text:s text:c="7"/>for (int i = 0;i &lt; size;i++)</text:p>
      <text:p text:style-name="P815"><text:s/><text:tab/><text:s text:c="7"/>cout &lt;&lt; mas[i] &lt;&lt; ' ';</text:p>
      <text:p text:style-name="P816"><text:tab/>cout &lt;&lt; endl;</text:p>
      <text:p text:style-name="P817"><text:s text:c="5"/>}</text:p>
      <text:p text:style-name="P818"><text:s text:c="3"/>// методи для отримання ітераторів</text:p>
      <text:p text:style-name="P819"><text:s text:c="4"/>Type&amp; begin() { return mas[0]; }</text:p>
      <text:p text:style-name="P820"><text:s text:c="4"/>Type&amp; end() { return mas[size]; }</text:p>
      <text:p text:style-name="P821">};</text:p>
      <text:p text:style-name="P822"/>
      <text:p text:style-name="P823"/>
      <text:p text:style-name="P824"><text:span text:style-name="T825">int main(){</text:span><text:span text:style-name="T826"><text:s text:c="2"/></text:span></text:p>
      <text:p text:style-name="P827"/>
      <text:p text:style-name="P828"><text:s/>MyMasiv&lt;int&gt; a;</text:p>
      <text:p text:style-name="P829">for (int i = 0;i &lt; 5;i++){</text:p>
      <text:p text:style-name="P830"><text:s text:c="5"/>a.add(i*2);</text:p>
      <text:p text:style-name="P831"><text:s text:c="2"/>}</text:p>
      <text:p text:style-name="P832"/>
      <text:p text:style-name="P833">MyMasiv&lt;int&gt;::iterator it;</text:p>
      <text:p text:style-name="P834">for (it = a.begin();it!=a.end();++it){</text:p>
      <text:p text:style-name="P835"><text:s text:c="4"/>cout &lt;&lt; *it &lt;&lt; ' ';</text:p>
      <text:p text:style-name="P836"><text:s text:c="4"/></text:p>
      <text:p text:style-name="P837">}</text:p>
      <text:p text:style-name="P838">}</text:p>
      <text:p text:style-name="P839">Результат:</text:p>
      <text:p text:style-name="P840">0 1 2 3 4<text:s/></text:p>
      <text:p text:style-name="P841"/>
      <text:p text:style-name="P842"/>
      <text:h text:style-name="P843" text:outline-level="1"><text:span text:style-name="T844">Асоціативні контейнери</text:span></text:h>
      <text:p text:style-name="P845"/>
      <text:p text:style-name="P846">Асоціативні контейнери — це контейнери які зберігають відсортовані дані використовуючи<text:s/>їх хеш-значення. Такі контейнери містять Сі++ реалізацію зокрема таких колекцій як Hashtable(Java) та Dictionary(Python), тобто це структури які оптимізовані під пошук у великій кількість даних та там де неважливий порядок введення даних, але важливе їх значення та порядок у якому вони будуть зберігатись. <text:s text:c="2"/></text:p>
      <text:p text:style-name="P847"/>
      <text:h text:style-name="P848" text:outline-level="1">Множина<text:s/>(Set)</text:h>
      <text:p text:style-name="P849"/>
      <text:p text:style-name="P850"><text:span text:style-name="T851">Множина (Set) - це тип асоціативних контейнерів, в яких кожен елемент повинен бути унікальним, оскільки значення елемента його ідентифікує. Значення елемента не може бути змінено після його додавання до набору, хоча можна видалити та додати змінене значення цього елемента. Методи, які пов</text:span><text:span text:style-name="T852">’</text:span><text:span text:style-name="T853">язані з Set можуть бути розбити на наступні групи:</text:span></text:p>
      <text:list text:style-name="LFO7" text:continue-numbering="true">
        <text:list-item>
          <text:p text:style-name="P854"><text:span text:style-name="T855">Ідентифікатори та модифікатори обсягу</text:span><text:span text:style-name="T856"><text:s/>()</text:span></text:p>
        </text:list-item>
        <text:list-item>
          <text:p text:style-name="P857">Модифікатори даних</text:p>
        </text:list-item>
        <text:list-item>
          <text:p text:style-name="P858">Методи пошуку</text:p>
        </text:list-item>
        <text:list-item>
          <text:p text:style-name="P859">Робота з ітераторами</text:p>
        </text:list-item>
      </text:list>
      <text:p text:style-name="P860"/>
      <text:p text:style-name="P861">До Сі++11 шаблон класу множина мав наступні конструктори</text:p>
      <text:p text:style-name="P862">1) конструктор за замовченням (default constructor), що створює порожню множину<text:s/></text:p>
      <text:p text:style-name="P863">2) <text:s/>Копіконструктор — копіює вміст іншого деку</text:p>
      <text:p text:style-name="P864">3) Конструктор за інтервалом (range constructor) — конструює множину за двома ітераторами іншої колекції.</text:p>
      <text:p text:style-name="P865"/>
      <text:p text:style-name="P866"><text:span text:style-name="T867">Ідентифікатори та модифікатори обсягу (</text:span><text:span text:style-name="T868">Capacity)</text:span></text:p>
      <text:list text:style-name="LFO16" text:continue-numbering="true">
        <text:list-item>
          <text:p text:style-name="P869">size() – кількість елементів колекції;<text:s/></text:p>
        </text:list-item>
        <text:list-item>
          <text:p text:style-name="P870">max_size() – максимально можлива кількість елементів колекції;</text:p>
        </text:list-item>
        <text:list-item>
          <text:p text:style-name="P871">empty() – якщо порожня колекція повертає true, інакше false.<text:s/></text:p>
        </text:list-item>
      </text:list>
      <text:soft-page-break/>
      <text:p text:style-name="P872">Модифікатори даних (Modification):</text:p>
      <text:list text:style-name="LFO17" text:continue-numbering="true">
        <text:list-item>
          <text:p text:style-name="P873">insert(const g) – додає новий елемент ‘g’ до множини;<text:s/></text:p>
        </text:list-item>
        <text:list-item>
          <text:p text:style-name="P874">insert (iterator position, const g) – додає елемент ‘g’ в позицію вказану ітертором;<text:s/></text:p>
        </text:list-item>
        <text:list-item>
          <text:p text:style-name="P875">erase(iterator position) – видаляє елемент з позиції вказаної ітератором;<text:s/></text:p>
        </text:list-item>
        <text:list-item>
          <text:p text:style-name="P876">erase(const g)– видаляє значення ‘g’ з множини;<text:s/></text:p>
        </text:list-item>
        <text:list-item>
          <text:p text:style-name="P877">clear() – видаляє всі елементи колекції.<text:s/></text:p>
        </text:list-item>
      </text:list>
      <text:p text:style-name="P878">Починаючи з C++11 додали також наступні методи:</text:p>
      <text:list text:style-name="LFO18" text:continue-numbering="true">
        <text:list-item>
          <text:p text:style-name="P879">emplace()– вставляє елемент в множину, якщо цього елементу ще в неї міститься;<text:s/></text:p>
        </text:list-item>
        <text:list-item>
          <text:p text:style-name="P880">emplace_hint()– повертає ітертор на елемент,<text:s/>який вставляється в множину, якщо цього елементу до цього там не було; <text:s text:c="2"/></text:p>
        </text:list-item>
        <text:list-item>
          <text:p text:style-name="P881">swap()– обмінює вміст двох множин ода в іншу.<text:s/></text:p>
        </text:list-item>
      </text:list>
      <text:p text:style-name="P882">Методи пошуку (Searching) та спостереження (Observation):</text:p>
      <text:list text:style-name="LFO19" text:continue-numbering="true">
        <text:list-item>
          <text:p text:style-name="P883">key_comp() / value_comp() – повертає<text:s/>об’єкт, що вказує як елементи множини впорядкована (‘&lt;‘ за замовченням).<text:s/></text:p>
        </text:list-item>
        <text:list-item>
          <text:p text:style-name="P884">find(const g) – повертає ітератор на елемент ‘g’ якщо він є у множині, або ітератр на кінець множини, якщо його немає.<text:s/></text:p>
        </text:list-item>
        <text:list-item>
          <text:p text:style-name="P885">count(const g) – повертає 1 або 0 в залежності від того є ‘g’ в множині або немає.<text:s/></text:p>
        </text:list-item>
        <text:list-item>
          <text:p text:style-name="P886">lower_bound(const g) – повертає ітератор на перший елемент, що еквіалентний <text:s/>‘g’ <text:s/>або на перший елемент, що точно більший за ‘g’;<text:s/></text:p>
        </text:list-item>
        <text:list-item>
          <text:p text:style-name="P887">upper_bound(const g) – повертає ітератор на перший елемент, що еквіалентний <text:s/>‘g’ <text:s/>або на останній елемент, що точно менший за ‘g’; <text:s/></text:p>
        </text:list-item>
        <text:list-item>
          <text:p text:style-name="P888"><text:span text:style-name="T889">equal_range((const <text:s/>g) – повертає ітератор на тип пара (key_comp) в якому перше поле<text:s/></text:span><text:span text:style-name="T890">pair::first</text:span><text:span text:style-name="T891"><text:s/>яквівалентне lower bound, а<text:s/></text:span><text:span text:style-name="T892">pair::second</text:span><text:span text:style-name="T893"><text:s/>еквівалентне upper bound.</text:span></text:p>
        </text:list-item>
      </text:list>
      <text:p text:style-name="P894"><text:span text:style-name="T895">Робота з ітераторами (</text:span><text:span text:style-name="T896">iterators)</text:span><text:span text:style-name="T897"><text:s/>— аналогічно до послідовних контейнерів:</text:span></text:p>
      <text:list text:style-name="LFO6" text:continue-numbering="true">
        <text:list-item>
          <text:p text:style-name="P898"><text:span text:style-name="T899">begin()</text:span><text:span text:style-name="T900"><text:s/>– повертає ітератор на перший<text:s/></text:span><text:span text:style-name="T901">об’єкт</text:span><text:span text:style-name="T902"><text:s/>вектору</text:span></text:p>
        </text:list-item>
        <text:list-item>
          <text:p text:style-name="P903"><text:span text:style-name="T904">end()</text:span><text:span text:style-name="T905"><text:s/>– повертає ітератор на останній<text:s/></text:span><text:span text:style-name="T906">об’єкт</text:span><text:span text:style-name="T907"><text:s/>вектору</text:span></text:p>
        </text:list-item>
      </text:list>
      <text:p text:style-name="P908">Починаючі зі стандарту С++11 додано ще наступні варіанти доступу до ітераторів:</text:p>
      <text:list text:style-name="LFO6" text:continue-numbering="true">
        <text:list-item>
          <text:p text:style-name="P909"><text:span text:style-name="T910">rbegin()</text:span><text:span text:style-name="T911"><text:s/>– повертає ітератор на останній<text:s/></text:span><text:span text:style-name="T912">об’єкт</text:span><text:span text:style-name="T913"><text:s/>вектору як на початковий (reverse beginning). Рухається з останнього елементу до першого;</text:span></text:p>
        </text:list-item>
        <text:list-item>
          <text:p text:style-name="P914"><text:span text:style-name="T915">rend()</text:span><text:span text:style-name="T916"><text:s/>– повертає ітератор на перший об</text:span><text:span text:style-name="T917">’</text:span><text:span text:style-name="T918">єкт вектору як на останній (reverse beginning). Рухається з останнього елементу до першого;</text:span></text:p>
        </text:list-item>
        <text:list-item>
          <text:p text:style-name="P919"><text:span text:style-name="T920">cbegin()</text:span><text:span text:style-name="T921"><text:s/>– повертає константний ітератор на п</text:span><text:span text:style-name="T922">е</text:span><text:span text:style-name="T923">рший елемент;<text:s/></text:span></text:p>
        </text:list-item>
        <text:list-item>
          <text:p text:style-name="P924"><text:span text:style-name="T925">cend()</text:span><text:span text:style-name="T926"><text:s/>– повертає константний ітератор на останній елемент;<text:s/></text:span></text:p>
        </text:list-item>
        <text:list-item>
          <text:p text:style-name="P927"><text:span text:style-name="T928">crbegin()</text:span><text:span text:style-name="T929"><text:s/>– повертає константний реверсивний оператор на початок;</text:span></text:p>
        </text:list-item>
        <text:list-item>
          <text:p text:style-name="P930"><text:span text:style-name="T931">crend()</text:span><text:span text:style-name="T932"><text:s/>– повертає константний реверсивний оператор на кінець вектору.</text:span></text:p>
        </text:list-item>
      </text:list>
      <text:p text:style-name="P933"/>
      <text:soft-page-break/>
      <text:p text:style-name="P934">Крім того, для множини (як і для інших колекцій) перевизначений оператор присвоєння (operator=).<text:s/></text:p>
      <text:p text:style-name="P935"/>
      <text:p text:style-name="P936">#include &lt;iostream&gt;<text:s/></text:p>
      <text:p text:style-name="P937">#include &lt;set&gt;<text:s/></text:p>
      <text:p text:style-name="P938">#include &lt;iterator&gt;<text:s/></text:p>
      <text:p text:style-name="P939"/>
      <text:p text:style-name="P940">using namespace std;<text:s/></text:p>
      <text:p text:style-name="P941">// function comarator — порядок визначається квадратом числа</text:p>
      <text:p text:style-name="P942">bool fncomp (int lhs, int rhs) {return lhs*lhs&lt;rhs*rhs;}</text:p>
      <text:p text:style-name="P943"/>
      <text:p text:style-name="P944">//class Comparator — порядок по спаданню, а не зростанню</text:p>
      <text:p text:style-name="P945">struct Classcomp {</text:p>
      <text:p text:style-name="P946"><text:s text:c="2"/>bool operator() (const int&amp; lhs, const int&amp; rhs) const</text:p>
      <text:p text:style-name="P947"><text:s text:c="2"/>{return lhs&gt;rhs;}</text:p>
      <text:p text:style-name="P948">};</text:p>
      <text:p text:style-name="P949">// для множини з одним параметром конструктора<text:s/></text:p>
      <text:p text:style-name="P950">template&lt;typename T&gt;</text:p>
      <text:p text:style-name="P951">void printSet(const set&lt;T&gt; v){</text:p>
      <text:p text:style-name="P952"><text:s text:c="3"/>typename set&lt;T&gt;::iterator itr;</text:p>
      <text:p text:style-name="P953"><text:s text:c="3"/>for(itr=v.begin(); itr!=v.end();++itr){</text:p>
      <text:p text:style-name="P954"><text:s text:c="5"/>cout &lt;&lt;"<text:tab/>"&lt;&lt;*itr;</text:p>
      <text:p text:style-name="P955"><text:s text:c="3"/>}</text:p>
      <text:p text:style-name="P956"><text:s text:c="4"/>cout&lt;&lt; endl;</text:p>
      <text:p text:style-name="P957">}</text:p>
      <text:p text:style-name="P958">// для множини з двома параметрами конструктору</text:p>
      <text:p text:style-name="P959">template&lt;typename T, class U&gt;</text:p>
      <text:p text:style-name="P960">void printSet(const set&lt;T,U&gt; v){</text:p>
      <text:p text:style-name="P961"><text:s text:c="3"/>typename set&lt;T,U&gt;::iterator itr;</text:p>
      <text:p text:style-name="P962"><text:s text:c="3"/>for(itr=v.begin(); itr!=v.end();++itr){</text:p>
      <text:p text:style-name="P963"><text:s text:c="5"/>cout &lt;&lt;"<text:tab/>"&lt;&lt;*itr;</text:p>
      <text:p text:style-name="P964"><text:s text:c="3"/>}</text:p>
      <text:p text:style-name="P965"><text:s text:c="4"/>cout&lt;&lt; endl;</text:p>
      <text:p text:style-name="P966">}</text:p>
      <text:p text:style-name="P967"/>
      <text:p text:style-name="P968">int main (){</text:p>
      <text:p text:style-name="P969"><text:s text:c="3"/>set&lt;int&gt; first_set; <text:s text:c="26"/>// empty set of ints</text:p>
      <text:p text:style-name="P970"><text:s text:c="3"/>int myints[]= {10,-20,30,40,50,50,40};</text:p>
      <text:p text:style-name="P971"><text:s text:c="3"/>set&lt;int&gt; second_set(myints,myints+7); <text:s text:c="7"/>// range</text:p>
      <text:p text:style-name="P972"><text:s text:c="3"/>set&lt;int&gt; third_set (second_set); <text:s text:c="17"/>// a copy of second</text:p>
      <text:p text:style-name="P973"><text:s text:c="3"/>set&lt;int&gt; fourth_set (third_set.begin(), third_set.end()); <text:s/>// iterator ctor.</text:p>
      <text:p text:style-name="P974"><text:s text:c="3"/>cout&lt;&lt;"2,3,4 set:";</text:p>
      <text:soft-page-break/>
      <text:p text:style-name="P975"><text:s text:c="3"/>printSet(fourth_set);</text:p>
      <text:p text:style-name="P976"/>
      <text:p text:style-name="P977"><text:s text:c="3"/>cout&lt;&lt;"set size:"&lt;&lt; second_set.size()&lt;&lt;endl;</text:p>
      <text:p text:style-name="P978"><text:s text:c="3"/>cout&lt;&lt;"set max size:"&lt;&lt; second_set.max_size()&lt;&lt;endl;</text:p>
      <text:p text:style-name="P979"><text:s text:c="3"/>cout&lt;&lt;"how many of 20 there"&lt;&lt; second_set.count(20)&lt;&lt; " of " &lt;&lt; *second_set.find(20)&lt;&lt;endl;</text:p>
      <text:p text:style-name="P980"><text:s text:c="3"/>cout&lt;&lt;"how many of 50 there"&lt;&lt; second_set.count(50)&lt;&lt;" of " &lt;&lt; *second_set.find(50)&lt;&lt;endl;</text:p>
      <text:p text:style-name="P981"><text:s text:c="3"/>cout&lt;&lt;"equal range for 20: " &lt;&lt; *second_set.equal_range(20).first &lt;&lt; ", " &lt;&lt; *second_set.equal_range(20).second&lt;&lt;endl;</text:p>
      <text:p text:style-name="P982"/>
      <text:p text:style-name="P983"><text:s text:c="3"/>set&lt;int,Classcomp&gt; fifth_set; <text:s text:c="16"/>// class as Compare</text:p>
      <text:p text:style-name="P984"/>
      <text:p text:style-name="P985"><text:s text:c="3"/>bool(*fn_pt)(int,int) = fncomp;</text:p>
      <text:p text:style-name="P986"><text:s text:c="3"/>set&lt;int,bool(*)(int,int)&gt; sixth_set (fn_pt); <text:s/>// function pointer as Compare</text:p>
      <text:p text:style-name="P987"><text:s/>set &lt;int,greater &lt;int&gt; &gt; seventh_set;</text:p>
      <text:p text:style-name="P988"><text:s text:c="2"/>//insert elements in random order<text:s/></text:p>
      <text:p text:style-name="P989"><text:s text:c="2"/>seventh_set.insert(40);<text:s/></text:p>
      <text:p text:style-name="P990"><text:s text:c="2"/>seventh_set.insert(30);</text:p>
      <text:p text:style-name="P991">seventh_set.insert(60);</text:p>
      <text:p text:style-name="P992">seventh_set.insert(-20);</text:p>
      <text:p text:style-name="P993">seventh_set.insert(50);</text:p>
      <text:p text:style-name="P994">seventh_set.insert(30); // only one 30 will be added to the set<text:s/></text:p>
      <text:p text:style-name="P995">seventh_set.insert(10);<text:s/></text:p>
      <text:p text:style-name="P996"><text:s text:c="2"/>for (set&lt;int,greater &lt;int&gt; &gt;::iterator it = seventh_set.begin(); it!=seventh_set.end();++it){</text:p>
      <text:p text:style-name="P997"><text:s text:c="4"/>first_set.insert(*it);</text:p>
      <text:p text:style-name="P998"><text:s text:c="4"/>fifth_set.insert(*it);</text:p>
      <text:p text:style-name="P999"><text:s text:c="4"/>sixth_set.insert(*it);</text:p>
      <text:p text:style-name="P1000"><text:s text:c="2"/>}</text:p>
      <text:p text:style-name="P1001"><text:s text:c="2"/>cout&lt;&lt;"1 and 7th set:";</text:p>
      <text:p text:style-name="P1002"><text:s text:c="2"/>printSet(first_set);</text:p>
      <text:p text:style-name="P1003"><text:s text:c="2"/>cout&lt;&lt;"5th set:";</text:p>
      <text:p text:style-name="P1004"><text:s text:c="2"/>printSet(fifth_set);</text:p>
      <text:p text:style-name="P1005"><text:s text:c="2"/>cout&lt;&lt;"6th set:";</text:p>
      <text:p text:style-name="P1006"><text:s text:c="2"/>printSet(sixth_set);</text:p>
      <text:p text:style-name="P1007"/>
      <text:p text:style-name="P1008">// видалити всі елменти до 30 в second_set<text:s/></text:p>
      <text:p text:style-name="P1009"><text:s text:c="2"/>cout &lt;&lt; "second_set after removal of elements less than 30:";<text:s/></text:p>
      <text:p text:style-name="P1010"><text:s text:c="2"/>second_set.erase(second_set.begin(), second_set.find(30));</text:p>
      <text:p text:style-name="P1011"><text:s text:c="2"/>printSet(second_set);<text:s/></text:p>
      <text:p text:style-name="P1012"><text:s text:c="3"/>// видалити елемент 50 в <text:s/>third_set <text:s/></text:p>
      <text:soft-page-break/>
      <text:p text:style-name="P1013"><text:s text:c="2"/>int num;<text:s/></text:p>
      <text:p text:style-name="P1014"><text:s text:c="2"/>num = third_set.erase (50);<text:s/></text:p>
      <text:p text:style-name="P1015"><text:s text:c="2"/>cout &lt;&lt; "third_set.erase(50) : ";</text:p>
      <text:p text:style-name="P1016"><text:s text:c="2"/>cout &lt;&lt; num &lt;&lt; " removed " ;</text:p>
      <text:p text:style-name="P1017"><text:s text:c="2"/>printSet(third_set);<text:s/></text:p>
      <text:p text:style-name="P1018"/>
      <text:p text:style-name="P1019">//lower bound та upper bound для seventh_set<text:s/></text:p>
      <text:p text:style-name="P1020">cout &lt;&lt; "seventh_set.lower_bound(40) : "&lt;&lt; *seventh_set.lower_bound(40) &lt;&lt; endl;<text:s/></text:p>
      <text:p text:style-name="P1021">cout &lt;&lt; "seventh_set.upper_bound(40) : "&lt;&lt; *seventh_set.upper_bound(40) &lt;&lt; endl;<text:s/></text:p>
      <text:p text:style-name="P1022"/>
      <text:p text:style-name="P1023">// lower bound та upper bound для second_set<text:s/></text:p>
      <text:p text:style-name="P1024">cout &lt;&lt; "second_set.lower_bound(40) : "&lt;&lt; *second_set.lower_bound(40) &lt;&lt; endl;<text:s/></text:p>
      <text:p text:style-name="P1025">cout &lt;&lt; "second_set.upper_bound(40) : "&lt;&lt; *second_set.upper_bound(40) &lt;&lt; endl;<text:s/></text:p>
      <text:p text:style-name="P1026">}<text:s/></text:p>
      <text:p text:style-name="P1027">Результат:<text:s/></text:p>
      <text:p text:style-name="P1028">2,3,4 set:<text:tab/>-20<text:tab/>10<text:tab/>30<text:tab/>40<text:tab/>50</text:p>
      <text:p text:style-name="P1029">set size:5</text:p>
      <text:p text:style-name="P1030">set max size:461168601842738790</text:p>
      <text:p text:style-name="P1031">how many of 20 there 0 of 5</text:p>
      <text:p text:style-name="P1032">how many of 50 there 1 of 50</text:p>
      <text:p text:style-name="P1033">equal range for 20: 30, 30</text:p>
      <text:p text:style-name="P1034">1 and 7th set:<text:tab/>-20<text:tab/>10<text:tab/>30<text:tab/>40<text:tab/>50<text:tab/>60</text:p>
      <text:p text:style-name="P1035">5th set:<text:tab/>60<text:tab/>50<text:tab/>40<text:tab/>30<text:tab/>10<text:tab/>-20</text:p>
      <text:p text:style-name="P1036">6th set:<text:tab/>10<text:tab/>-20<text:tab/>30<text:tab/>40<text:tab/>50<text:tab/>60</text:p>
      <text:p text:style-name="P1037">second_set after removal of elements less than 30:<text:tab/>30<text:tab/>40<text:tab/>50</text:p>
      <text:p text:style-name="P1038">third_set.erase(50) : 1 removed<text:s/><text:tab/>-20<text:tab/>10<text:tab/>30<text:tab/>40</text:p>
      <text:p text:style-name="P1039">seventh_set.lower_bound(40) : 40</text:p>
      <text:p text:style-name="P1040">seventh_set.upper_bound(40) : 30</text:p>
      <text:p text:style-name="P1041">second_set.lower_bound(40) : 40</text:p>
      <text:p text:style-name="P1042">second_set.upper_bound(40) : 50</text:p>
      <text:p text:style-name="P1043"/>
      <text:h text:style-name="P1044" text:outline-level="1">Мультимножини<text:s/>(Multiset)</text:h>
      <text:p text:style-name="P1045"/>
      <text:p text:style-name="P1046"><text:span text:style-name="T1047">Мультимножини - це тип асоціативних контейнерів, який схожий на множини, але відмінність полягає в тому, що елементи можуть повторюватись (тобто не об</text:span><text:span text:style-name="T1048">о</text:span><text:span text:style-name="T1049">в</text:span><text:span text:style-name="T1050">’</text:span><text:span text:style-name="T1051">язкова унікальність елементів).</text:span></text:p>
      <text:p text:style-name="P1052">Методи для роботи з мультимножиною класифікуються так само як і для множини:</text:p>
      <text:list text:style-name="LFO8" text:continue-numbering="true">
        <text:list-item>
          <text:p text:style-name="P1053"><text:span text:style-name="T1054">Ідентифікатори та модифікатори обсягу</text:span><text:span text:style-name="T1055"><text:s/>()</text:span></text:p>
        </text:list-item>
        <text:list-item>
          <text:p text:style-name="P1056">Модифікатори даних</text:p>
        </text:list-item>
        <text:list-item>
          <text:p text:style-name="P1057">Методи пошуку</text:p>
        </text:list-item>
        <text:list-item>
          <text:p text:style-name="P1058">Робота з ітераторами</text:p>
        </text:list-item>
      </text:list>
      <text:p text:style-name="P1059"/>
      <text:p text:style-name="P1060">До Сі++11 шаблон класу множина мав наступні конструктори</text:p>
      <text:p text:style-name="P1061">1) конструктор за замовченням (default constructor), що створює порожню множину<text:s/></text:p>
      <text:p text:style-name="P1062">2) <text:s/>Копіконструктор — копіює вміст іншого деку</text:p>
      <text:p text:style-name="P1063">3) Конструктор за інтервалом (range constructor) — конструює множину за двома ітераторами іншої колекції.</text:p>
      <text:p text:style-name="P1064"/>
      <text:p text:style-name="P1065"><text:span text:style-name="T1066">Ідентифікатори та модифікатори обсягу (</text:span><text:span text:style-name="T1067">Capacity):</text:span></text:p>
      <text:list text:style-name="LFO21" text:continue-numbering="true">
        <text:list-item>
          <text:p text:style-name="P1068">size() – кількість елементів колекції;<text:s/></text:p>
        </text:list-item>
        <text:list-item>
          <text:p text:style-name="P1069">max_size() – максимально можлива кількість елементів колекції;</text:p>
        </text:list-item>
        <text:list-item>
          <text:p text:style-name="P1070">empty() – якщо порожня колекція повертає true, інакше false.<text:s/></text:p>
        </text:list-item>
      </text:list>
      <text:p text:style-name="P1071">Модифікатори даних (Modification):</text:p>
      <text:list text:style-name="LFO22" text:continue-numbering="true">
        <text:list-item>
          <text:p text:style-name="P1072">insert(const g) – додає новий елемент ‘g’ до множини;<text:s/></text:p>
        </text:list-item>
        <text:list-item>
          <text:p text:style-name="P1073">insert (iterator position, const g) – додає елемент ‘g’ в позицію вказану ітертором;<text:s/></text:p>
        </text:list-item>
        <text:list-item>
          <text:p text:style-name="P1074">erase(iterator position) – видаляє елемент з позиції вказаної ітератором;<text:s/></text:p>
        </text:list-item>
        <text:list-item>
          <text:p text:style-name="P1075">erase(const g)<text:s/>– видаляє значення ‘g’ з множини;<text:s/></text:p>
        </text:list-item>
        <text:list-item>
          <text:p text:style-name="P1076">clear() – видаляє всі елементи колекції.<text:s/></text:p>
        </text:list-item>
      </text:list>
      <text:p text:style-name="P1077">Починаючи з C++11 додали також наступні методи:</text:p>
      <text:list text:style-name="LFO23" text:continue-numbering="true">
        <text:list-item>
          <text:p text:style-name="P1078">emplace()<text:s/>– вставляє елемент в множину, якщо цього елементу ще в неї міститься;<text:s/></text:p>
        </text:list-item>
        <text:list-item>
          <text:p text:style-name="P1079">emplace_hint()<text:s/>– повертає ітертор на елемент, який вставляється в множину, якщо цього елементу до цього там не було; <text:s text:c="2"/></text:p>
        </text:list-item>
        <text:list-item>
          <text:p text:style-name="P1080">swap()<text:s/>– обмінює вміст двох множин одна в іншу.<text:s/></text:p>
        </text:list-item>
      </text:list>
      <text:p text:style-name="P1081">Методи пошуку (Searching):</text:p>
      <text:list text:style-name="LFO24" text:continue-numbering="true">
        <text:list-item>
          <text:p text:style-name="P1082">key_comp() / value_comp() – повертає<text:s/>об’єкт, що вказує як елементи множини впорядкована (‘&lt;‘ за замовченням);</text:p>
        </text:list-item>
        <text:list-item>
          <text:p text:style-name="P1083">find(const g) – повертає ітератор на елемент ‘g’ якщо він є у множині, або ітератр на кінець множини, якщо його немає;<text:s/></text:p>
        </text:list-item>
        <text:list-item>
          <text:p text:style-name="P1084">count(const g) – повертає кількість входжень елементу ‘g’ в мультимножину;<text:s/></text:p>
        </text:list-item>
        <text:list-item>
          <text:p text:style-name="P1085">lower_bound(const g) – повертає ітератор на перший елемент, що еквіалентний <text:s/>‘g’ <text:s/>або на перший елемент, що точно більший за ‘g’;<text:s/></text:p>
        </text:list-item>
        <text:list-item>
          <text:p text:style-name="P1086">upper_bound(const g) – повертає ітератор на перший елемент, що еквіалентний <text:s/>‘g’ <text:s/>або на останній елемент, що точно менший за ‘g’; <text:s/></text:p>
        </text:list-item>
        <text:list-item>
          <text:p text:style-name="P1087"><text:span text:style-name="T1088">equal_range((const <text:s/>g) – повертає ітератор на тип пара (key_comp) в якому перше поле<text:s/></text:span><text:span text:style-name="T1089">pair::first</text:span><text:span text:style-name="T1090"><text:s/>яквівалентне lower bound, а<text:s/></text:span><text:span text:style-name="T1091">pair::second</text:span><text:span text:style-name="T1092"><text:s/>еквівалентне upper bound.</text:span></text:p>
        </text:list-item>
      </text:list>
      <text:p text:style-name="P1093"/>
      <text:p text:style-name="P1094"><text:span text:style-name="T1095">Робота з ітераторами (</text:span><text:span text:style-name="T1096">iterators</text:span><text:span text:style-name="T1097">)</text:span><text:span text:style-name="T1098"><text:s/>— аналогічно до множини та послідовних контейнерів.</text:span></text:p>
      <text:p text:style-name="P1099"/>
      <text:p text:style-name="P1100">Крім того, для множини (як і для інших колекцій) перевизначений оператор присвоєння (operator=).<text:s/></text:p>
      <text:p text:style-name="P1101"/>
      <text:p text:style-name="P1102">#include &lt;iostream&gt;<text:s/></text:p>
      <text:p text:style-name="P1103">#include &lt;set&gt;<text:s/></text:p>
      <text:p text:style-name="P1104">#include &lt;vector&gt;<text:s/></text:p>
      <text:p text:style-name="P1105">//#include &lt;iterator&gt;<text:s/></text:p>
      <text:p text:style-name="P1106"/>
      <text:p text:style-name="P1107">using namespace std;<text:s/></text:p>
      <text:p text:style-name="P1108">// function comarator</text:p>
      <text:p text:style-name="P1109">bool fncomp (int lhs, int rhs) {return lhs*lhs&lt;rhs*rhs;}</text:p>
      <text:p text:style-name="P1110"/>
      <text:p text:style-name="P1111">//class Comparator</text:p>
      <text:p text:style-name="P1112">struct Classcomp {</text:p>
      <text:p text:style-name="P1113"><text:s text:c="2"/>bool operator() (const int&amp; lhs, const int&amp; rhs) const</text:p>
      <text:p text:style-name="P1114"><text:s text:c="2"/>{return lhs&gt;rhs;}</text:p>
      <text:p text:style-name="P1115">};</text:p>
      <text:p text:style-name="P1116"/>
      <text:p text:style-name="P1117">template&lt;class T&gt;</text:p>
      <text:p text:style-name="P1118">void printSet(const T &amp; v){</text:p>
      <text:p text:style-name="P1119"><text:s text:c="3"/>typename T::iterator itr;</text:p>
      <text:p text:style-name="P1120"><text:s text:c="3"/>for(itr=v.begin(); itr!=v.end();++itr){</text:p>
      <text:p text:style-name="P1121"><text:s text:c="5"/>cout &lt;&lt;"<text:tab/>"&lt;&lt;*itr;</text:p>
      <text:p text:style-name="P1122"><text:s text:c="3"/>}</text:p>
      <text:p text:style-name="P1123"><text:s text:c="4"/>cout&lt;&lt; endl;</text:p>
      <text:p text:style-name="P1124">}</text:p>
      <text:p text:style-name="P1125"/>
      <text:p text:style-name="P1126">int main (){</text:p>
      <text:p text:style-name="P1127"><text:s text:c="3"/>multiset&lt;int&gt; first_set; <text:s text:c="26"/>//<text:s/>порожня мультимножина</text:p>
      <text:p text:style-name="P1128"><text:s text:c="3"/>int myints[]= {10,-20,30,40,50,50,40};</text:p>
      <text:p text:style-name="P1129"><text:s text:c="4"/></text:p>
      <text:p text:style-name="P1130"><text:s text:c="3"/>multiset&lt;int&gt; second_set(myints,myints+7); <text:s/>//<text:s/>інтервальний (range) конструктор</text:p>
      <text:p text:style-name="P1131"><text:s text:c="3"/>multiset&lt;int&gt; third_set (second_set); <text:s text:c="17"/>//<text:s/>копія другого</text:p>
      <text:p text:style-name="P1132"><text:s text:c="3"/>//set&lt;int&gt; fourth_set (third_set.begin(), third_set.end()); <text:s/>//<text:s/>тут це не спрацює</text:p>
      <text:p text:style-name="P1133"><text:s text:c="3"/>vector&lt;int&gt; v(third_set.begin(), third_set.end());</text:p>
      <text:p text:style-name="P1134"><text:s text:c="3"/>multiset&lt;int&gt; fourth_set (v.begin(), v.end());</text:p>
      <text:p text:style-name="P1135"><text:s text:c="3"/>cout&lt;&lt;"2,3,4 set:";</text:p>
      <text:p text:style-name="P1136"><text:s text:c="3"/>printSet(fourth_set);</text:p>
      <text:p text:style-name="P1137"/>
      <text:p text:style-name="P1138"><text:s text:c="3"/>cout&lt;&lt;"set size:"&lt;&lt; second_set.size()&lt;&lt;endl;</text:p>
      <text:p text:style-name="P1139"><text:s text:c="3"/>cout&lt;&lt;"set max size:"&lt;&lt; second_set.max_size()&lt;&lt;endl;</text:p>
      <text:soft-page-break/>
      <text:p text:style-name="P1140"><text:s text:c="3"/>cout&lt;&lt;"how many of 20 there "&lt;&lt; second_set.count(20)&lt;&lt; " of " &lt;&lt; *second_set.find(20)&lt;&lt;endl;</text:p>
      <text:p text:style-name="P1141"><text:s text:c="3"/>cout&lt;&lt;"how many of 50 there "&lt;&lt; second_set.count(50)&lt;&lt;" of " &lt;&lt; *second_set.find(50)&lt;&lt;endl;</text:p>
      <text:p text:style-name="P1142"><text:s text:c="3"/>cout&lt;&lt;"equal range for 20: " &lt;&lt; *second_set.equal_range(20).first &lt;&lt; ", " &lt;&lt; *second_set.equal_range(20).second&lt;&lt;endl;</text:p>
      <text:p text:style-name="P1143"/>
      <text:p text:style-name="P1144">//<text:s/>мультимножини відсортована<text:s/>Compare</text:p>
      <text:p text:style-name="P1145"><text:s text:c="3"/>multiset&lt;int,Classcomp&gt; fifth_set; <text:s text:c="16"/></text:p>
      <text:p text:style-name="P1146"/>
      <text:p text:style-name="P1147"><text:s text:c="3"/>bool(*fn_pt)(int,int) = fncomp;</text:p>
      <text:p text:style-name="P1148"><text:s text:c="3"/>multiset&lt;int,bool(*)(int,int)&gt; sixth_set (fn_pt); <text:s/>//<text:s/>вказівник на функцію<text:s/>Compare</text:p>
      <text:p text:style-name="P1149"><text:s text:c="2"/>// мультимножина відсортована за зростанням</text:p>
      <text:p text:style-name="P1150"><text:s text:c="2"/>multiset &lt;int,greater &lt;int&gt; &gt; seventh_set;</text:p>
      <text:p text:style-name="P1151"><text:s text:c="2"/>//втавляємо довільні елементи<text:s/></text:p>
      <text:p text:style-name="P1152"><text:s text:c="2"/>seventh_set.insert(40);<text:s/></text:p>
      <text:p text:style-name="P1153"><text:s text:c="2"/>seventh_set.insert(30);</text:p>
      <text:p text:style-name="P1154"><text:s text:c="2"/>seventh_set.insert(60);</text:p>
      <text:p text:style-name="P1155"><text:s text:c="2"/>seventh_set.insert(-20);</text:p>
      <text:p text:style-name="P1156"><text:s text:c="2"/>seventh_set.insert(50);</text:p>
      <text:p text:style-name="P1157"><text:s text:c="2"/>seventh_set.insert(30); //<text:s/>додастся в мультмножину<text:s/></text:p>
      <text:p text:style-name="P1158"><text:s text:c="2"/>seventh_set.insert(10);<text:s/></text:p>
      <text:p text:style-name="P1159"><text:s text:c="2"/>for (multiset&lt;int,greater &lt;int&gt; &gt;::iterator it = seventh_set.begin(); it!=seventh_set.end();++it){</text:p>
      <text:p text:style-name="P1160"><text:s text:c="4"/>first_set.insert(*it);</text:p>
      <text:p text:style-name="P1161"><text:s text:c="4"/>fifth_set.insert(*it);</text:p>
      <text:p text:style-name="P1162"><text:s text:c="4"/>sixth_set.insert(*it);</text:p>
      <text:p text:style-name="P1163"><text:s text:c="2"/>}</text:p>
      <text:p text:style-name="P1164"><text:s text:c="2"/>cout&lt;&lt;"1 and 7th set:";</text:p>
      <text:p text:style-name="P1165"><text:s text:c="2"/>printSet(first_set);</text:p>
      <text:p text:style-name="P1166"><text:s text:c="2"/>cout&lt;&lt;"5th set:";</text:p>
      <text:p text:style-name="P1167"><text:s text:c="2"/>printSet(fifth_set);</text:p>
      <text:p text:style-name="P1168"><text:s text:c="2"/>cout&lt;&lt;"6th set:";</text:p>
      <text:p text:style-name="P1169"><text:s text:c="2"/>printSet(sixth_set);</text:p>
      <text:p text:style-name="P1170"/>
      <text:p text:style-name="P1171">//<text:s/>видалити всі<text:s/>елменти до<text:s/>30<text:s/></text:p>
      <text:p text:style-name="P1172"><text:s text:c="2"/>cout &lt;&lt; "second_set after removal of elements less than 30:";<text:s/></text:p>
      <text:p text:style-name="P1173"><text:s text:c="2"/>second_set.erase(second_set.begin(), second_set.find(30));</text:p>
      <text:p text:style-name="P1174"><text:s text:c="2"/>printSet(second_set);<text:s/></text:p>
      <text:p text:style-name="P1175"><text:s/>//<text:s text:c="2"/>видалити всі елементи що рівні<text:s/>50 <text:s/></text:p>
      <text:p text:style-name="P1176"><text:s text:c="2"/>int num;<text:s/></text:p>
      <text:p text:style-name="P1177"><text:s text:c="2"/>num = third_set.erase (50);<text:s/></text:p>
      <text:soft-page-break/>
      <text:p text:style-name="P1178"><text:s text:c="2"/>cout &lt;&lt; "third_set.erase(50) : ";</text:p>
      <text:p text:style-name="P1179"><text:s text:c="2"/>cout &lt;&lt; num &lt;&lt; " removed " ;</text:p>
      <text:p text:style-name="P1180"/>
      <text:p text:style-name="P1181"><text:s text:c="2"/>printSet(third_set);<text:s/></text:p>
      <text:p text:style-name="P1182"/>
      <text:p text:style-name="P1183">//lower bound<text:s/>та<text:s/>upper bound<text:s/>для<text:s/>set seventh_set<text:s/></text:p>
      <text:p text:style-name="P1184">cout &lt;&lt; "seventh_set.lower_bound(40) : "&lt;&lt; *seventh_set.lower_bound(40) &lt;&lt; endl;<text:s/></text:p>
      <text:p text:style-name="P1185">cout &lt;&lt; "seventh_set.upper_bound(40) : "&lt;&lt; *seventh_set.upper_bound(40) &lt;&lt; endl;<text:s/></text:p>
      <text:p text:style-name="P1186"/>
      <text:p text:style-name="P1187">//lower bound<text:s/>та<text:s/>upper bound<text:s/>для<text:s/>set second_set<text:s/></text:p>
      <text:p text:style-name="P1188">cout &lt;&lt; "second_set.lower_bound(40) : "&lt;&lt; *second_set.lower_bound(40) &lt;&lt; endl;<text:s/></text:p>
      <text:p text:style-name="P1189">cout &lt;&lt; "second_set.upper_bound(40) : "&lt;&lt; *second_set.upper_bound(40) &lt;&lt; endl;<text:s/></text:p>
      <text:p text:style-name="P1190">}</text:p>
      <text:p text:style-name="P1191"/>
      <text:p text:style-name="P1192">Результат:</text:p>
      <text:p text:style-name="P1193">2,3,4 set:<text:tab/>-20<text:tab/>10<text:tab/>30<text:tab/>40<text:tab/>40<text:tab/>50<text:tab/>50</text:p>
      <text:p text:style-name="P1194">set size:7</text:p>
      <text:p text:style-name="P1195">set max size:461168601842738790</text:p>
      <text:p text:style-name="P1196">how many of 20 there 0 of 7</text:p>
      <text:p text:style-name="P1197">how many of 50 there 2 of 50</text:p>
      <text:p text:style-name="P1198">equal range for 20: 30, 30</text:p>
      <text:p text:style-name="P1199">1 and 7th set:<text:tab/>-20<text:tab/>10<text:tab/>30<text:tab/>30<text:tab/>40<text:tab/>50<text:tab/>60</text:p>
      <text:p text:style-name="P1200">5th set:<text:tab/>60<text:tab/>50<text:tab/>40<text:tab/>30<text:tab/>30<text:tab/>10<text:tab/>-20</text:p>
      <text:p text:style-name="P1201">6th set:<text:tab/>10<text:tab/>-20<text:tab/>30<text:tab/>30<text:tab/>40<text:tab/>50<text:tab/>60</text:p>
      <text:p text:style-name="P1202">second_set after removal of elements less than 30:<text:tab/>30<text:tab/>40<text:tab/>40<text:tab/>50<text:tab/>50</text:p>
      <text:p text:style-name="P1203">third_set.erase(50) : 2 removed<text:s/><text:tab/>-20<text:tab/>10<text:tab/>30<text:tab/>40<text:tab/>40</text:p>
      <text:p text:style-name="P1204">seventh_set.lower_bound(40) : 40</text:p>
      <text:p text:style-name="P1205">seventh_set.upper_bound(40) : 30</text:p>
      <text:p text:style-name="P1206">second_set.lower_bound(40) : 40</text:p>
      <text:p text:style-name="P1207">second_set.upper_bound(40) : 50</text:p>
      <text:p text:style-name="P1208"/>
      <text:p text:style-name="P1209"><text:span text:style-name="T1210">Зауважимо, що другий необов</text:span><text:span text:style-name="T1211">’</text:span><text:span text:style-name="T1212">язковий параметр у конструкторі множини або мульт</text:span><text:span text:style-name="T1213">и</text:span><text:span text:style-name="T1214">множини — це так званий функціональний<text:s/></text:span><text:span text:style-name="T1215">об’єкт</text:span><text:span text:style-name="T1216">, що вказує на те за яким критерієм сортуються значення в множині.</text:span></text:p>
      <text:p text:style-name="P1217">Так для впорядкування множини у спадаючому порядку можна записати:</text:p>
      <text:p text:style-name="P1218">typedef set&lt;int,greater&lt;int&gt;&gt; IntSet;</text:p>
      <text:p text:style-name="P1219"/>
      <text:p text:style-name="P1220">Об'єкт greater&lt;&gt;— це стандартний функціональний об'єкт, що вказує, що<text:s/>об’єкти сортуються за зростанням (докладніше про це — в розділі про функтори).</text:p>
      <text:p text:style-name="P1221"/>
      <text:h text:style-name="P1222" text:outline-level="1">Відображення<text:s/>(Map)</text:h>
      <text:p text:style-name="P1223"/>
      <text:soft-page-break/>
      <text:p text:style-name="P1224">Відображення — асоціативний контейнер, який зберігає дані у вигляді пари (ключ, значення). При цьому дані відсортовані по значенню ключа та кожен ключ — унікальний.<text:s/></text:p>
      <text:p text:style-name="P1225"/>
      <text:p text:style-name="P1226">Методи для роботи з<text:s/>відображенням<text:s/>класифікуються так само як і для множини:</text:p>
      <text:list text:style-name="LFO9" text:continue-numbering="true">
        <text:list-item>
          <text:p text:style-name="P1227"><text:span text:style-name="T1228">Ідентифікатори та модифікатори обсягу</text:span><text:span text:style-name="T1229"><text:s/>()</text:span></text:p>
        </text:list-item>
        <text:list-item>
          <text:p text:style-name="P1230">Модифікатори даних</text:p>
        </text:list-item>
        <text:list-item>
          <text:p text:style-name="P1231">Методи пошуку</text:p>
        </text:list-item>
        <text:list-item>
          <text:p text:style-name="P1232">Робота з ітераторами</text:p>
        </text:list-item>
      </text:list>
      <text:p text:style-name="P1233"/>
      <text:p text:style-name="P1234">До Сі++11 шаблон класу<text:s/>відображення<text:s/>мав наступні конструктори</text:p>
      <text:p text:style-name="P1235">1) конструктор за замовченням (default constructor), що створює порожню множину<text:s/></text:p>
      <text:p text:style-name="P1236">2) <text:s/>Копіконструктор — копіює вміст іншого деку</text:p>
      <text:p text:style-name="P1237">3) Конструктор за інтервалом (range constructor) — конструює відображення за двома ітераторами на колекцію, що складається з пар<text:s/>об’єктів.</text:p>
      <text:p text:style-name="P1238"/>
      <text:p text:style-name="P1239"><text:span text:style-name="T1240">Ідентифікатори та модифікатори обсягу (</text:span><text:span text:style-name="T1241">Capacity)</text:span></text:p>
      <text:list text:style-name="LFO25" text:continue-numbering="true">
        <text:list-item>
          <text:p text:style-name="P1242">size() – кількість елементів колекції;<text:s/></text:p>
        </text:list-item>
        <text:list-item>
          <text:p text:style-name="P1243">max_size() – максимально можлива кількість елементів колекції;</text:p>
        </text:list-item>
        <text:list-item>
          <text:p text:style-name="P1244">empty() – якщо порожня колекція повертає true, інакше false.<text:s/></text:p>
        </text:list-item>
      </text:list>
      <text:p text:style-name="P1245">Модифікатори даних (Modification):</text:p>
      <text:list text:style-name="LFO26" text:continue-numbering="true">
        <text:list-item>
          <text:p text:style-name="P1246">insert(const pair g) – додає нову пару ключ/значення ‘g’ до відображення;<text:s/></text:p>
        </text:list-item>
        <text:list-item>
          <text:p text:style-name="P1247">оператор “квадратні дужки” (operator[ key])– отримує доступ до значення за ключем;<text:s/></text:p>
        </text:list-item>
        <text:list-item>
          <text:p text:style-name="P1248">at(key) - отримує доступ до значення за ключем (з виключенням при некоректному доступі);<text:s/></text:p>
        </text:list-item>
        <text:list-item>
          <text:p text:style-name="P1249">erase(iterator position1, iterator position2) – видаляє елемент з <text:s/>інтервалу вказаного ітераторами;<text:s/></text:p>
        </text:list-item>
        <text:list-item>
          <text:p text:style-name="P1250">erase(const g)– видаляє значення ‘g’ з<text:s/>відображення;<text:s/></text:p>
        </text:list-item>
        <text:list-item>
          <text:p text:style-name="P1251">clear() – видаляє всі елементи колекції.<text:s/></text:p>
        </text:list-item>
      </text:list>
      <text:p text:style-name="P1252">Починаючи з C++11 додали також наступні методи:</text:p>
      <text:list text:style-name="LFO27" text:continue-numbering="true">
        <text:list-item>
          <text:p text:style-name="P1253">emplace()<text:s/>– вставляє пару в множину, якщо цього елементу ще в неї міститься;<text:s/></text:p>
        </text:list-item>
        <text:list-item>
          <text:p text:style-name="P1254">emplace_hint()<text:s/>– повертає ітератор на елемент, який вставляється в відображення, якщо цього елементу до цього там не було; <text:s text:c="2"/></text:p>
        </text:list-item>
        <text:list-item>
          <text:p text:style-name="P1255">swap()<text:s/>– обмінює вміст двох множин ода в іншу.<text:s/></text:p>
        </text:list-item>
      </text:list>
      <text:p text:style-name="P1256">Методи пошуку (Searching):</text:p>
      <text:list text:style-name="LFO29" text:continue-numbering="true">
        <text:list-item>
          <text:p text:style-name="P1257">key_comp() / value_comp() – повертає<text:s/>об’єкт, що вказує як ключ/значення впорядковані (‘&lt;‘ за замовченням);</text:p>
        </text:list-item>
        <text:list-item>
          <text:p text:style-name="P1258">find(const g) – повертає ітератор на значення ключа ‘g’ якщо він є у множині, або ітератор на кінець відображення, якщо його немає;<text:s/></text:p>
        </text:list-item>
        <text:list-item>
          <text:p text:style-name="P1259">count(const g) – повертає кількість входжень ключу ‘g’ в<text:s/>колекції;<text:s/></text:p>
        </text:list-item>
        <text:list-item>
          <text:p text:style-name="P1260">lower_bound(const g) – повертає ітератор на перший ключ, що еквівалентний <text:s/>‘g’ <text:s/>або на перший елемент, що точно більший за ‘g’;<text:s/></text:p>
        </text:list-item>
        <text:list-item>
          <text:p text:style-name="P1261">upper_bound(const g) – повертає ітератор на перший ключ, що еквівалентний <text:s/>‘g’ <text:s/>або на останній елемент, що точно менший за ‘g’; <text:s/></text:p>
        </text:list-item>
        <text:list-item>
          <text:p text:style-name="P1262"><text:span text:style-name="T1263">equal_range((const <text:s/>g) – повертає ітератор на тип пара (key_comp) в якому перше поле<text:s/></text:span><text:span text:style-name="T1264">pair::first</text:span><text:span text:style-name="T1265"><text:s/></text:span><text:span text:style-name="T1266">е</text:span><text:span text:style-name="T1267">квівалентне lower bound, а<text:s/></text:span><text:span text:style-name="T1268">pair::second</text:span><text:span text:style-name="T1269"><text:s/>еквівалентне upper bound.</text:span></text:p>
        </text:list-item>
      </text:list>
      <text:p text:style-name="P1270"/>
      <text:p text:style-name="P1271"><text:span text:style-name="T1272">Робота з ітераторами (</text:span><text:span text:style-name="T1273">iterators): така сама як і для множини та контейнерів послідовного доступу.</text:span></text:p>
      <text:p text:style-name="P1274"/>
      <text:p text:style-name="P1275">#include &lt;iostream&gt;<text:s/></text:p>
      <text:p text:style-name="P1276">#include &lt;map&gt;<text:s/></text:p>
      <text:p text:style-name="P1277">#include &lt;stdexcept&gt;</text:p>
      <text:p text:style-name="P1278"><text:s text:c="2"/></text:p>
      <text:p text:style-name="P1279">using namespace std;<text:s/></text:p>
      <text:p text:style-name="P1280"/>
      <text:p text:style-name="P1281">template &lt;typename K, typename V&gt;</text:p>
      <text:p text:style-name="P1282">void printMap(const map&lt;K,V&gt; &amp; dict, string name){</text:p>
      <text:p text:style-name="P1283"><text:s text:c="4"/>// printing map gquiz1<text:s/></text:p>
      <text:p text:style-name="P1284"><text:s text:c="4"/>typename map&lt;K, V&gt;::const_iterator itr;<text:s/></text:p>
      <text:p text:style-name="P1285"><text:s text:c="4"/>cout &lt;&lt; "The map " &lt;&lt; name &lt;&lt;" is : \n";<text:s/></text:p>
      <text:p text:style-name="P1286"><text:s text:c="4"/>for (itr = dict.begin(); itr != dict.end(); ++itr) {<text:s/></text:p>
      <text:p text:style-name="P1287"><text:s text:c="8"/>cout &lt;&lt; " " &lt;&lt; itr-&gt;first<text:s/></text:p>
      <text:p text:style-name="P1288"><text:s text:c="13"/>&lt;&lt; " " &lt;&lt; itr-&gt;second &lt;&lt; " ";<text:s/></text:p>
      <text:p text:style-name="P1289"><text:s text:c="4"/>}<text:s/></text:p>
      <text:p text:style-name="P1290"><text:s text:c="4"/>cout &lt;&lt; endl;<text:s/></text:p>
      <text:p text:style-name="P1291">}</text:p>
      <text:p text:style-name="P1292"><text:s text:c="2"/></text:p>
      <text:p text:style-name="P1293">int main(){<text:s/></text:p>
      <text:p text:style-name="P1294"><text:s text:c="4"/>//<text:s/>порожнє відображення<text:s/></text:p>
      <text:p text:style-name="P1295"><text:s text:c="4"/>map&lt;int, int&gt; dict1;<text:s/></text:p>
      <text:p text:style-name="P1296"><text:s text:c="2"/></text:p>
      <text:p text:style-name="P1297"><text:s text:c="4"/>//<text:s/>вставка довільних елементів</text:p>
      <text:p text:style-name="P1298"><text:s text:c="4"/>dict1.insert(pair&lt;int, int&gt;(1, 40));<text:s/></text:p>
      <text:p text:style-name="P1299"><text:s text:c="4"/>dict1.insert(pair&lt;int, int&gt;(3, 30));<text:s/></text:p>
      <text:p text:style-name="P1300"><text:s text:c="4"/>dict1.insert(pair&lt;int, int&gt;(2, 60));<text:s/></text:p>
      <text:p text:style-name="P1301"><text:s text:c="4"/>dict1.insert(pair&lt;int, int&gt;(5, 20));<text:s/></text:p>
      <text:p text:style-name="P1302"><text:s text:c="4"/>dict1.insert(pair&lt;int, int&gt;(4, 50));<text:s/></text:p>
      <text:p text:style-name="P1303"><text:s text:c="4"/>dict1.insert(make_pair(7, 50));<text:s/></text:p>
      <text:p text:style-name="P1304"><text:s text:c="4"/>dict1.insert(make_pair(6, 10));<text:s/></text:p>
      <text:p text:style-name="P1305"><text:s text:c="4"/>//dict1.insert(make_pair(6, 15)); //<text:s/>змінюємо старе<text:s/><text:s/>значення</text:p>
      <text:p text:style-name="P1306"/>
      <text:p text:style-name="P1307"><text:s text:c="4"/>printMap(dict1, "dict1");</text:p>
      <text:p text:style-name="P1308"><text:s text:c="2"/></text:p>
      <text:p text:style-name="P1309"><text:s text:c="4"/>//<text:s/>конструктор по ітераторам<text:s/></text:p>
      <text:p text:style-name="P1310"><text:s text:c="4"/>map&lt;int, int&gt; dict2(dict1.begin(), dict1.end());<text:s/></text:p>
      <text:p text:style-name="P1311"/>
      <text:p text:style-name="P1312"><text:s text:c="4"/>//<text:s/>доступ та зміна елементів за значенням<text:s/></text:p>
      <text:p text:style-name="P1313"><text:s text:c="4"/>dict2[6] = 20;</text:p>
      <text:p text:style-name="P1314"><text:s text:c="4"/>dict2.at(7) = 30;</text:p>
      <text:p text:style-name="P1315"><text:s text:c="4"/>try{ <text:s text:c="3"/>// перевірка коректності доступу</text:p>
      <text:p text:style-name="P1316"><text:s text:c="5"/>dict2.at(8) = 30;</text:p>
      <text:p text:style-name="P1317"><text:s text:c="4"/>}</text:p>
      <text:p text:style-name="P1318"><text:s text:c="4"/>catch(out_of_range &amp; ex){</text:p>
      <text:p text:style-name="P1319"><text:s text:c="5"/>cout&lt;&lt;"error Incorrect key"&lt;&lt;ex.what()&lt;&lt;endl;</text:p>
      <text:p text:style-name="P1320"><text:s text:c="4"/>}</text:p>
      <text:p text:style-name="P1321"/>
      <text:p text:style-name="P1322"><text:s text:c="4"/>printMap(dict2, "dict2");</text:p>
      <text:p text:style-name="P1323"><text:s text:c="2"/></text:p>
      <text:p text:style-name="P1324"><text:s text:c="4"/>//<text:s/>вдалемо всі елементи до<text:s/>key=3<text:s/>з<text:s/>dict2<text:s/></text:p>
      <text:p text:style-name="P1325"><text:s text:c="4"/>cout &lt;&lt; "dict2 after removal of elements less than key=3 : ";<text:s/></text:p>
      <text:p text:style-name="P1326"><text:s text:c="4"/>dict2.erase(dict2.begin(), dict2.find(3));<text:s/></text:p>
      <text:p text:style-name="P1327"><text:s text:c="4"/>printMap(dict2, "dict2 erased: ");</text:p>
      <text:p text:style-name="P1328"><text:s text:c="6"/></text:p>
      <text:p text:style-name="P1329"><text:s text:c="4"/>//<text:s/>видалимо всі елементи з<text:s/>key = 5<text:s/></text:p>
      <text:p text:style-name="P1330"><text:s text:c="4"/>int num;<text:s/></text:p>
      <text:p text:style-name="P1331"><text:s text:c="4"/>num = dict2.erase(5);<text:s/></text:p>
      <text:p text:style-name="P1332"><text:s text:c="4"/>cout &lt;&lt; "dict2.erase(5) : " &lt;&lt; num &lt;&lt; " removed \n";<text:s/></text:p>
      <text:p text:style-name="P1333"><text:s/></text:p>
      <text:p text:style-name="P1334"><text:s text:c="4"/>printMap(dict2, "dict2 erased 5"); <text:s/></text:p>
      <text:p text:style-name="P1335"><text:s text:c="4"/>// lower bound<text:s/>та<text:s/>upper bound<text:s/>для<text:s/>map<text:s/>з<text:s/>key = 5<text:s/></text:p>
      <text:p text:style-name="P1336"><text:s text:c="4"/>cout &lt;&lt; "dict1.lower_bound(5) : " <text:s/>&lt;&lt; "KEY = ";<text:s/></text:p>
      <text:p text:style-name="P1337"><text:s text:c="4"/>cout &lt;&lt; dict1.lower_bound(5)-&gt;first &lt;&lt; " ";<text:s/></text:p>
      <text:p text:style-name="P1338"><text:s text:c="4"/>cout &lt;&lt; "<text:tab/>ELEMENT = "&lt;&lt; dict1.lower_bound(5)-&gt;second &lt;&lt; endl;<text:s/></text:p>
      <text:p text:style-name="P1339">}<text:s/></text:p>
      <text:p text:style-name="P1340"/>
      <text:p text:style-name="P1341">Результат:</text:p>
      <text:p text:style-name="P1342">The map dict1 is :<text:s/></text:p>
      <text:p text:style-name="P1343"><text:s/>1 40 <text:s/>2 60 <text:s/>3 30 <text:s/>4 50 <text:s/>5 20 <text:s/>7 50<text:s/></text:p>
      <text:p text:style-name="P1344">error Incorrect index map::at</text:p>
      <text:p text:style-name="P1345">The map dict2 is :<text:s/></text:p>
      <text:p text:style-name="P1346"><text:s/>1 40 <text:s/>2 60 <text:s/>3 30 <text:s/>4 50 <text:s/>5 20 <text:s/>6 20 <text:s/>7 30<text:s/></text:p>
      <text:p text:style-name="P1347">dict2 after removal of elements less than key=3 : The map dict2 erased: <text:s/>is :<text:s/></text:p>
      <text:soft-page-break/>
      <text:p text:style-name="P1348"><text:s/>3 30 <text:s/>4 50 <text:s/>5 20 <text:s/>6 20 <text:s/>7 30<text:s/></text:p>
      <text:p text:style-name="P1349">dict2.erase(5) : 1 removed<text:s/></text:p>
      <text:p text:style-name="P1350">The map dict2 erased 5 is :<text:s/></text:p>
      <text:p text:style-name="P1351"><text:s/>3 30 <text:s/>4 50 <text:s/>6 20 <text:s/>7 30<text:s/></text:p>
      <text:p text:style-name="P1352">dict1.lower_bound(5) : KEY = 5<text:s/><text:tab/>ELEMENT = 20</text:p>
      <text:p text:style-name="P1353"/>
      <text:h text:style-name="P1354" text:outline-level="1">Мультвідображення (Multimap)</text:h>
      <text:p text:style-name="P1355"/>
      <text:p text:style-name="P1356">Мультвідображення відрізняється від відображення можливістю додавати пари значень з еквівалентними ключами. Це виключає<text:s/>можливість використання квадратних дужок для доступу до елементів,<text:s/>але розширює можливості додавання елементів.</text:p>
      <text:p text:style-name="P1357">#include &lt;iostream&gt;<text:s/></text:p>
      <text:p text:style-name="P1358">#include &lt;map&gt;<text:s/></text:p>
      <text:p text:style-name="P1359">#include &lt;stdexcept&gt;</text:p>
      <text:p text:style-name="P1360"><text:s text:c="2"/></text:p>
      <text:p text:style-name="P1361">using namespace std;<text:s/></text:p>
      <text:p text:style-name="P1362"/>
      <text:p text:style-name="P1363">template &lt;typename K, typename V&gt;</text:p>
      <text:p text:style-name="P1364">void printMap(const multimap&lt;K,V&gt; &amp; dict, string name){</text:p>
      <text:p text:style-name="P1365"><text:s text:c="4"/>//<text:s/>друкуємо відображення<text:s/></text:p>
      <text:p text:style-name="P1366"><text:s text:c="4"/>typename multimap&lt;K, V&gt;::const_iterator itr;<text:s/></text:p>
      <text:p text:style-name="P1367"><text:s text:c="4"/>cout &lt;&lt; "The map " &lt;&lt; name &lt;&lt;" is : \n";<text:s/></text:p>
      <text:p text:style-name="P1368"><text:s text:c="4"/>for (itr = dict.begin(); itr != dict.end(); ++itr) {<text:s/></text:p>
      <text:p text:style-name="P1369"><text:s text:c="8"/>cout &lt;&lt; " " &lt;&lt; itr-&gt;first<text:s/></text:p>
      <text:p text:style-name="P1370"><text:s text:c="13"/>&lt;&lt; " " &lt;&lt; itr-&gt;second &lt;&lt; " ";<text:s/></text:p>
      <text:p text:style-name="P1371"><text:s text:c="4"/>}<text:s/></text:p>
      <text:p text:style-name="P1372"><text:s text:c="4"/>cout &lt;&lt; endl;<text:s/></text:p>
      <text:p text:style-name="P1373">}</text:p>
      <text:p text:style-name="P1374"><text:s text:c="2"/></text:p>
      <text:p text:style-name="P1375">int main(){<text:s/></text:p>
      <text:p text:style-name="P1376"><text:s text:c="4"/>//<text:s/>конструктор за замовченням<text:s/></text:p>
      <text:p text:style-name="P1377"><text:s text:c="4"/>multimap&lt;string, string&gt; dict1;<text:s/></text:p>
      <text:p text:style-name="P1378"><text:s text:c="2"/></text:p>
      <text:p text:style-name="P1379"><text:s text:c="4"/>//<text:s/>вставляємо елементи</text:p>
      <text:p text:style-name="P1380"><text:s text:c="4"/>dict1.insert(make_pair("1", "word1"));<text:s/></text:p>
      <text:p text:style-name="P1381"><text:s text:c="4"/>dict1.insert(make_pair("2", "word2"));<text:s/></text:p>
      <text:p text:style-name="P1382"><text:s text:c="4"/>dict1.insert(make_pair("1", "word3"));<text:s/></text:p>
      <text:p text:style-name="P1383"><text:s text:c="4"/>dict1.insert(make_pair("2", "word4"));<text:s/></text:p>
      <text:p text:style-name="P1384"><text:s text:c="4"/>dict1.insert(make_pair("3", "word5"));<text:s/></text:p>
      <text:p text:style-name="P1385"><text:s text:c="4"/>dict1.insert(make_pair("4", "word6"));<text:s/></text:p>
      <text:p text:style-name="P1386"><text:s text:c="4"/>dict1.insert(make_pair("5", "word7"));<text:s/></text:p>
      <text:p text:style-name="P1387"><text:s text:c="4"/>dict1.insert(make_pair("5", "word8"));<text:s/></text:p>
      <text:p text:style-name="P1388"/>
      <text:p text:style-name="P1389"><text:s text:c="4"/>printMap(dict1, "dict1");</text:p>
      <text:p text:style-name="P1390"><text:s text:c="2"/></text:p>
      <text:p text:style-name="P1391"><text:s text:c="4"/>//<text:s/>конструктор за ітерторами</text:p>
      <text:p text:style-name="P1392"><text:s text:c="4"/>multimap&lt;string, string&gt; dict2(dict1.begin(), dict1.end());<text:s/></text:p>
      <text:p text:style-name="P1393"/>
      <text:p text:style-name="P1394"><text:s text:c="4"/>printMap(dict2, "dict2");</text:p>
      <text:p text:style-name="P1395"><text:s text:c="2"/></text:p>
      <text:p text:style-name="P1396"><text:s text:c="4"/>//<text:s/>видаляємо всі елменти з<text:s/>key=3 in dict2<text:s/></text:p>
      <text:p text:style-name="P1397"><text:s text:c="4"/>cout &lt;&lt; "dict2 after removal of elements less than key=1 : \n";<text:s/></text:p>
      <text:p text:style-name="P1398"><text:s text:c="4"/>dict2.erase(dict2.begin(), dict2.find("2"));<text:s/></text:p>
      <text:p text:style-name="P1399"><text:s text:c="4"/>printMap(dict2, "dict2 erased: ");</text:p>
      <text:p text:style-name="P1400"><text:s text:c="6"/></text:p>
      <text:p text:style-name="P1401"><text:s text:c="4"/>//<text:s/>видаляємо елементи з<text:s/>key = 5<text:s/></text:p>
      <text:p text:style-name="P1402"><text:s text:c="4"/>int num;<text:s/></text:p>
      <text:p text:style-name="P1403"><text:s text:c="4"/>num = dict2.erase("4");<text:s/></text:p>
      <text:p text:style-name="P1404"><text:s text:c="4"/>cout &lt;&lt; "dict2.erase(4) : " &lt;&lt; num &lt;&lt; " removed \n";<text:s/></text:p>
      <text:p text:style-name="P1405"><text:s/></text:p>
      <text:p text:style-name="P1406"><text:s text:c="4"/>printMap(dict2, "dict2 erased 4"); <text:s/></text:p>
      <text:p text:style-name="P1407"><text:s text:c="4"/>// lower bound<text:s/>та<text:s/>upper bound<text:s/>для<text:s/>map<text:s/>з<text:s/>key = 5<text:s/></text:p>
      <text:p text:style-name="P1408"><text:s text:c="4"/>cout &lt;&lt; "dict1.lower_bound(5) : " <text:s/>&lt;&lt; "KEY = ";<text:s/></text:p>
      <text:p text:style-name="P1409"><text:s text:c="4"/>cout &lt;&lt; dict1.lower_bound("5")-&gt;first &lt;&lt; " ";<text:s/></text:p>
      <text:p text:style-name="P1410"><text:s text:c="4"/>cout &lt;&lt; "<text:tab/>ELEMENT = "&lt;&lt; dict1.lower_bound("5")-&gt;second &lt;&lt; endl;<text:s/></text:p>
      <text:p text:style-name="P1411"/>
      <text:p text:style-name="P1412"><text:s text:c="4"/>dict1.insert(make_pair("5", "word9"));</text:p>
      <text:p text:style-name="P1413"><text:s text:c="4"/>dict1.insert(make_pair("6", "word10"));</text:p>
      <text:p text:style-name="P1414"><text:s text:c="4"/>cout&lt;&lt;"all values with key=5:\n";</text:p>
      <text:p text:style-name="P1415"><text:s text:c="4"/>pair &lt;multimap&lt;string,string&gt;::iterator, multimap&lt;string,string&gt;::iterator&gt; eq_range;</text:p>
      <text:p text:style-name="P1416"><text:s text:c="4"/>eq_range = dict1.equal_range("5");</text:p>
      <text:p text:style-name="P1417"><text:s text:c="4"/>for (multimap&lt;string,string&gt;::iterator it=eq_range.first; it!=eq_range.second; ++it)</text:p>
      <text:p text:style-name="P1418"><text:s text:c="6"/>cout &lt;&lt; " " &lt;&lt; it-&gt;second;</text:p>
      <text:p text:style-name="P1419"/>
      <text:p text:style-name="P1420">}<text:s/></text:p>
      <text:p text:style-name="P1421">Результат:</text:p>
      <text:p text:style-name="P1422">The map dict1 is :<text:s/></text:p>
      <text:p text:style-name="P1423"><text:s/>1 word1 <text:s/>1 word3 <text:s/>2 word2 <text:s/>2 word4 <text:s/>3 word5 <text:s/>4 word6 <text:s/>5 word7 <text:s/>5 word8<text:s/></text:p>
      <text:p text:style-name="P1424">The map dict2 is :<text:s/></text:p>
      <text:p text:style-name="P1425"><text:s/>1 word1 <text:s/>1 word3 <text:s/>2 word2 <text:s/>2 word4 <text:s/>3 word5 <text:s/>4 word6 <text:s/>5 word7 <text:s/>5 word8<text:s/></text:p>
      <text:p text:style-name="P1426">dict2 after removal of elements less than key=1 :<text:s/></text:p>
      <text:p text:style-name="P1427">The map dict2 erased: <text:s/>is :<text:s/></text:p>
      <text:p text:style-name="P1428"><text:s/>2 word2 <text:s/>2 word4 <text:s/>3 word5 <text:s/>4 word6 <text:s/>5 word7 <text:s/>5 word8<text:s/></text:p>
      <text:soft-page-break/>
      <text:p text:style-name="P1429">dict2.erase(4) : 1 removed<text:s/></text:p>
      <text:p text:style-name="P1430">The map dict2 erased 4 is :<text:s/></text:p>
      <text:p text:style-name="P1431"><text:s/>2 word2 <text:s/>2 word4 <text:s/>3 word5 <text:s/>5 word7 <text:s/>5 word8<text:s/></text:p>
      <text:p text:style-name="P1432">dict1.lower_bound(5) : KEY = 5<text:s/><text:tab/>ELEMENT = word7</text:p>
      <text:p text:style-name="P1433">all values with key=5:</text:p>
      <text:p text:style-name="P1434"><text:s/>word7 word8 word</text:p>
      <text:p text:style-name="P1435"/>
      <text:p text:style-name="P1436"/>
      <text:h text:style-name="P1437" text:outline-level="1">Контейнери та методи, що були додані в Сі++11</text:h>
      <text:p text:style-name="P1438"/>
      <text:h text:style-name="P1439" text:outline-level="1">Деякі корисні нововведення Сі++11</text:h>
      <text:p text:style-name="P1440"/>
      <text:p text:style-name="P1441">У відповідності зі стандартом C++11 ключове слово auto дозволяє вказати точний тип ітератору<text:s/>(за умови, що ітератор був ініціалізованим під час оголошення, так що його тип можна вивести з його початкового значення). Таким чином, безпосередня ініціалізація ітератору<text:s/>за допомогою функції begin() дозволяє використовувати ключове<text:s/>слово auto для оголошення його типу:</text:p>
      <text:p text:style-name="P1442">for (auto pos = coll.begin(); pos != coll.end(); ++pos) {</text:p>
      <text:p text:style-name="P1443">cout &lt;&lt; *pos &lt;&lt; ’ ’;</text:p>
      <text:p text:style-name="P1444">}</text:p>
      <text:p text:style-name="P1445">Легко бачити, що використання ключового слова auto робить код більш компактним.<text:s/></text:p>
      <text:p text:style-name="P1446">Без ключового слова auto оголошення ітератору<text:s/>в циклі виглядало б у такий спосіб:</text:p>
      <text:p text:style-name="P1447">for (list&lt;char&gt;::const_iterator pos = coll.begin();</text:p>
      <text:p text:style-name="P1448">pos != coll.end(); ++pos) {</text:p>
      <text:p text:style-name="P1449">cout &lt;&lt; *pos &lt;&lt; ’ ’;</text:p>
      <text:p text:style-name="P1450">}</text:p>
      <text:p text:style-name="P1451">Інша перевага застосування auto полягає в тому, що цикл є стійким до змін коду, таким як модифікація типу контейнеру.<text:s/></text:p>
      <text:p text:style-name="P1452">Однак у такої конструкції є недолік — ітератор втрачає свою константність, тобто з'являється ризик ненавмисного присвоювання. Вираз auto pos = coll.begin() робить ітератор pos неконстантним, тому що функція begin() повертає об'єкт типу контейнер::iterator.</text:p>
      <text:p text:style-name="P1453">Для того щоб зберегти константність ітератору, у стандарті С++11 передбачені функції<text:s/></text:p>
      <text:p text:style-name="P1454">cbegin() і cend().<text:s/></text:p>
      <text:p text:style-name="P1455">Вони повертають об'єкт типу контейнер::const_iterator.</text:p>
      <text:p text:style-name="P1456">Таким чином, в стандарті C++11 цикл, що дозволяє обходити всі елементи контейнеру без використання діапазонного циклу for, може мати наступний вигляд:</text:p>
      <text:p text:style-name="P1457">for (auto pos = coll.cbegin(); pos != coll.cend(); ++pos) {</text:p>
      <text:p text:style-name="P1458">...</text:p>
      <text:p text:style-name="P1459">}</text:p>
      <text:soft-page-break/>
      <text:p text:style-name="P1460"><text:span text:style-name="T1461">Крім того, в Сі++11 з</text:span><text:span text:style-name="T1462">’</text:span><text:span text:style-name="T1463">явився цикл foreach типу, який дозволяє ітеруватись по контейнеру проходячи всі елементи колекції. Тобто, конструкція</text:span></text:p>
      <text:p text:style-name="P1464">for (type elem : coll) {</text:p>
      <text:p text:style-name="P1465">...</text:p>
      <text:p text:style-name="P1466">}</text:p>
      <text:p text:style-name="P1467">Інтерпретується як</text:p>
      <text:p text:style-name="P1468">for (auto pos=coll.begin(), end=coll.end(); pos!=end; ++pos) {</text:p>
      <text:p text:style-name="P1469">type elem = *pos;</text:p>
      <text:p text:style-name="P1470">...</text:p>
      <text:p text:style-name="P1471">}</text:p>
      <text:p text:style-name="P1472"/>
      <text:p text:style-name="P1473">Приклади:</text:p>
      <text:p text:style-name="P1474">1) Виведення вектору можна записати настпним чином:</text:p>
      <text:p text:style-name="P1475">vector&lt;string&gt; v = {“aaa”,”bbb”, “cccc”};</text:p>
      <text:p text:style-name="P1476">for(string s: v){</text:p>
      <text:p text:style-name="P1477"><text:s text:c="2"/>cout&lt;&lt;s;</text:p>
      <text:p text:style-name="P1478">}</text:p>
      <text:p text:style-name="P1479">Або більш універсально:</text:p>
      <text:p text:style-name="P1480">for(const auto &amp; s: v){</text:p>
      <text:p text:style-name="P1481"><text:s text:c="2"/>cout&lt;&lt;s;</text:p>
      <text:p text:style-name="P1482">}</text:p>
      <text:p text:style-name="P1483"/>
      <text:h text:style-name="P1484" text:outline-level="1">Вставка контейнеру у контейнер</text:h>
      <text:p text:style-name="P1485"/>
      <text:p text:style-name="P1486">Всі асоціативні контейнери передбачають метод insert()для вставки нового елементу.</text:p>
      <text:p text:style-name="P1487">coll.insert(3);</text:p>
      <text:p text:style-name="P1488">coll.insert(1);</text:p>
      <text:p text:style-name="P1489">...</text:p>
      <text:p text:style-name="P1490">В С++11 можна просто:</text:p>
      <text:p text:style-name="P1491">coll.insert ( { 3, 1, 5, 4, 1, 6, 2 } );</text:p>
      <text:p text:style-name="P1492"/>
      <text:p text:style-name="P1493">Кожен вставлений елемент автоматично займає правильну позицію відповідно до критерію сортування.<text:s/></text:p>
      <text:p text:style-name="P1494"/>
      <text:p text:style-name="P1495"/>
      <text:h text:style-name="P1496" text:outline-level="1">Ініціалізація контейнеру</text:h>
      <text:p text:style-name="P1497"/>
      <text:p text:style-name="P1498">В Сі++11 додали більш зручну можливість ініціалізації контейнеру за допомогою фігурних дужок</text:p>
      <text:p text:style-name="P1499"/>
      <text:p text:style-name="P1500">vector&lt;int&gt; v{1,2,3,4,5};</text:p>
      <text:p text:style-name="P1501"/>
      <text:soft-page-break/>
      <text:p text:style-name="P1502">Аналогічно, оскільки в нас є копіконструктор стола можлива і наступна ініціалізація</text:p>
      <text:p text:style-name="P1503"/>
      <text:p text:style-name="P1504">vector&lt;int&gt; v = {1,2,3,4,5};</text:p>
      <text:p text:style-name="P1505"/>
      <text:p text:style-name="P1506"/>
      <text:h text:style-name="P1507" text:outline-level="1"><text:span text:style-name="T1508">Клас array</text:span></text:h>
      <text:p text:style-name="P1509"/>
      <text:p text:style-name="P1510"><text:span text:style-name="T1511">Введення класу масиву з C ++ 11 запропонувало кращу альтернативу для масивів C-стилю. Переваги класу масиву над масивом C-стилю:<text:s/></text:span><text:span text:style-name="T1512"><text:line-break/></text:span><text:span text:style-name="T1513">• Класи масивів знають свій власний розмір, тоді як масиви C-стилю не мають цієї властивості. Тому при переході до функцій нам не потрібно передавати розмір масиву як окремий параметр.</text:span></text:p>
      <text:p text:style-name="P1514"><text:span text:style-name="T1515">• З масивом стилів С більший ризик розпаду масиву в вказівник. Класи масивів не розпадаються на вказівники</text:span><text:span text:style-name="T1516">.</text:span></text:p>
      <text:p text:style-name="P1517"><text:span text:style-name="T1518">• Класи масивів, як правило, є більш ефективними, легкими та надійними, ніж масиви C-стилю.</text:span></text:p>
      <text:p text:style-name="P1519"><text:span text:style-name="T1520">Методи array</text:span><text:span text:style-name="T1521"><text:s/>:</text:span></text:p>
      <text:list text:style-name="LFO33" text:continue-numbering="true">
        <text:list-item>
          <text:p text:style-name="P1522"><text:span text:style-name="T1523">at()</text:span><text:span text:style-name="T1524"><text:s/>- доступ до елементу за його номером;</text:span></text:p>
        </text:list-item>
        <text:list-item>
          <text:p text:style-name="P1525"><text:span text:style-name="T1526">get()</text:span><text:span text:style-name="T1527"><text:s/>- ця функція також дозволяє отримати доступ до елементу масиву, але це не метод контейнеру, а дружня функція класу tuple.</text:span></text:p>
        </text:list-item>
        <text:list-item>
          <text:p text:style-name="P1528"><text:span text:style-name="T1529">operator[]</text:span><text:span text:style-name="T1530"><text:s/>- доступ до елементу.</text:span></text:p>
        </text:list-item>
      </text:list>
      <text:p text:style-name="P1531"><text:span text:style-name="T1532">// C++<text:s/></text:span><text:span text:style-name="T1533">код для демонстрації</text:span><text:span text:style-name="T1534"><text:s/>array</text:span><text:span text:style-name="T1535">:</text:span><text:span text:style-name="T1536"><text:s text:c="2"/>to()</text:span><text:span text:style-name="T1537"><text:s/>та</text:span><text:span text:style-name="T1538"><text:s/>get()<text:s/></text:span></text:p>
      <text:p text:style-name="P1539"><text:span text:style-name="T1540">#include&lt;iostream&gt;<text:s/></text:span></text:p>
      <text:p text:style-name="P1541"><text:span text:style-name="T1542">#include&lt;array&gt; //<text:s/></text:span><text:span text:style-name="T1543">для</text:span><text:span text:style-name="T1544"><text:s/>array, at()<text:s/></text:span></text:p>
      <text:p text:style-name="P1545"><text:span text:style-name="T1546">#include&lt;tuple&gt; //<text:s/></text:span><text:span text:style-name="T1547">для</text:span><text:span text:style-name="T1548"><text:s/>get()<text:s/></text:span></text:p>
      <text:p text:style-name="P1549"><text:span text:style-name="T1550">using namespace std;<text:s/></text:span></text:p>
      <text:p text:style-name="P1551"><text:span text:style-name="T1552">int main() {<text:s/></text:span></text:p>
      <text:p text:style-name="P1553"><text:span text:style-name="T1554">//<text:s/></text:span><text:span text:style-name="T1555">ініціалізація масиву</text:span><text:span text:style-name="T1556"><text:s/></text:span></text:p>
      <text:p text:style-name="P1557"><text:span text:style-name="T1558">array&lt;int,6&gt; ar = {1, 2, 3, 4, 5, 6};<text:s/></text:span></text:p>
      <text:p text:style-name="P1559"/>
      <text:p text:style-name="P1560"><text:span text:style-name="T1561">//<text:s/></text:span><text:span text:style-name="T1562">виведення за допомогою</text:span><text:span text:style-name="T1563"><text:s/>at()<text:s/></text:span></text:p>
      <text:p text:style-name="P1564"><text:span text:style-name="T1565">cout &lt;&lt; "The array elemets are (using at()) : ";<text:s/></text:span></text:p>
      <text:p text:style-name="P1566"><text:span text:style-name="T1567">for( inti=0; i&lt;6; i++)<text:s/></text:span></text:p>
      <text:p text:style-name="P1568"><text:span text:style-name="T1569">cout &lt;&lt; ar.at(i) &lt;&lt; " ";<text:s/></text:span></text:p>
      <text:p text:style-name="P1570"><text:span text:style-name="T1571">cout &lt;&lt; endl;<text:s/></text:span></text:p>
      <text:p text:style-name="P1572"/>
      <text:p text:style-name="P1573"><text:span text:style-name="T1574">//виведення за допомогою<text:s/></text:span><text:span text:style-name="T1575"><text:s/>get()<text:s/></text:span></text:p>
      <text:p text:style-name="P1576"><text:span text:style-name="T1577">cout &lt;&lt; "The array elemets are (using get()) : ";<text:s/></text:span></text:p>
      <text:p text:style-name="P1578"><text:span text:style-name="T1579">cout &lt;&lt; get&lt;0&gt;(ar) &lt;&lt; " "&lt;&lt; get&lt;1&gt;(ar) &lt;&lt; " ";<text:s/></text:span></text:p>
      <text:p text:style-name="P1580"><text:span text:style-name="T1581">cout &lt;&lt; get&lt;2&gt;(ar) &lt;&lt; " "&lt;&lt; get&lt;3&gt;(ar) &lt;&lt; " ";<text:s/></text:span></text:p>
      <text:soft-page-break/>
      <text:p text:style-name="P1582"><text:span text:style-name="T1583">cout &lt;&lt; get&lt;4&gt;(ar) &lt;&lt; " "&lt;&lt; get&lt;5&gt;(ar) &lt;&lt; " ";<text:s/></text:span></text:p>
      <text:p text:style-name="P1584"><text:span text:style-name="T1585">cout &lt;&lt; endl;<text:s/></text:span></text:p>
      <text:p text:style-name="P1586"/>
      <text:p text:style-name="P1587"><text:span text:style-name="T1588">//<text:s/></text:span><text:span text:style-name="T1589">виведення за допомогою</text:span><text:span text:style-name="T1590"><text:s/>operator[]<text:s/></text:span></text:p>
      <text:p text:style-name="P1591"><text:span text:style-name="T1592">cout &lt;&lt; "The array elements are (using operator[]) : ";<text:s/></text:span></text:p>
      <text:p text:style-name="P1593"><text:span text:style-name="T1594">for( inti=0; i&lt;6; i++)<text:s/></text:span></text:p>
      <text:p text:style-name="P1595"><text:span text:style-name="T1596">cout &lt;&lt; ar[i] &lt;&lt; " ";<text:s/></text:span></text:p>
      <text:p text:style-name="P1597"><text:span text:style-name="T1598">cout &lt;&lt; endl;<text:s/></text:span></text:p>
      <text:p text:style-name="P1599"/>
      <text:list text:style-name="LFO34" text:continue-numbering="true">
        <text:list-item>
          <text:p text:style-name="P1600"><text:span text:style-name="T1601">front()</text:span><text:span text:style-name="T1602"><text:s/>- повертає перший елемент масиву</text:span><text:span text:style-name="T1603">.</text:span></text:p>
        </text:list-item>
        <text:list-item>
          <text:p text:style-name="P1604"><text:span text:style-name="T1605">back()</text:span><text:span text:style-name="T1606"><text:s/>- <text:s/>повертає останній елемент масиву</text:span></text:p>
        </text:list-item>
      </text:list>
      <text:p text:style-name="P1607"><text:span text:style-name="T1608">// C++ <text:s/>front() and back()<text:s/></text:span></text:p>
      <text:p text:style-name="P1609"><text:span text:style-name="T1610">#include&lt;iostream&gt;<text:s/></text:span></text:p>
      <text:p text:style-name="P1611"><text:span text:style-name="T1612">#include&lt;array&gt; //<text:s/></text:span><text:span text:style-name="T1613">для</text:span><text:span text:style-name="T1614"><text:s/>front()<text:s/></text:span><text:span text:style-name="T1615">та</text:span><text:span text:style-name="T1616"><text:s/>back()<text:s/></text:span></text:p>
      <text:p text:style-name="P1617"><text:span text:style-name="T1618">using namespace std;<text:s/></text:span></text:p>
      <text:p text:style-name="P1619"><text:span text:style-name="T1620">int main(){<text:s/></text:span></text:p>
      <text:p text:style-name="P1621"><text:span text:style-name="T1622">//<text:s/></text:span><text:span text:style-name="T1623">ініціалізація</text:span><text:span text:style-name="T1624"><text:s/></text:span></text:p>
      <text:p text:style-name="P1625"><text:span text:style-name="T1626">array&lt;int,6&gt; ar = {1, 2, 3, 4, 5, 6};<text:s/></text:span></text:p>
      <text:p text:style-name="P1627"/>
      <text:p text:style-name="P1628"><text:span text:style-name="T1629">//<text:s/></text:span><text:span text:style-name="T1630">друк першого елементу</text:span><text:span text:style-name="T1631"><text:s/></text:span></text:p>
      <text:p text:style-name="P1632"><text:span text:style-name="T1633">cout &lt;&lt; "First element of array is : ";<text:s/></text:span></text:p>
      <text:p text:style-name="P1634"><text:span text:style-name="T1635">cout &lt;&lt; ar.front() &lt;&lt; endl;<text:s/></text:span></text:p>
      <text:p text:style-name="P1636"/>
      <text:p text:style-name="P1637"><text:span text:style-name="T1638">//<text:s/></text:span><text:span text:style-name="T1639">друк останнього елементу</text:span></text:p>
      <text:p text:style-name="P1640"><text:span text:style-name="T1641">cout&lt;&lt; "Last element of array is : ";<text:s/></text:span></text:p>
      <text:p text:style-name="P1642"><text:span text:style-name="T1643">cout &lt;&lt; ar.back() &lt;&lt; endl;<text:s/></text:span></text:p>
      <text:p text:style-name="P1644"/>
      <text:list text:style-name="LFO36" text:continue-numbering="true">
        <text:list-item>
          <text:p text:style-name="P1645"><text:span text:style-name="T1646">size()</text:span><text:span text:style-name="T1647"><text:s/>- розмір масиву (цього методу не має в Сі-масивах).</text:span></text:p>
        </text:list-item>
        <text:list-item>
          <text:p text:style-name="P1648"><text:span text:style-name="T1649">max_size()</text:span><text:span text:style-name="T1650"><text:s/>- максимально можливий розмір масиву.</text:span></text:p>
        </text:list-item>
      </text:list>
      <text:p text:style-name="P1651"><text:span text:style-name="T1652">// C++<text:s/></text:span><text:span text:style-name="T1653">код для<text:s/></text:span><text:span text:style-name="T1654">size()<text:s/></text:span><text:span text:style-name="T1655">та</text:span><text:span text:style-name="T1656"><text:s/>max_size()<text:s/></text:span></text:p>
      <text:p text:style-name="P1657"><text:span text:style-name="T1658">#include&lt;iostream&gt;<text:s/></text:span></text:p>
      <text:p text:style-name="P1659"><text:span text:style-name="T1660">#include&lt;array&gt; // size()<text:s/></text:span><text:span text:style-name="T1661">та</text:span><text:span text:style-name="T1662"><text:s/>max_size()<text:s/></text:span></text:p>
      <text:p text:style-name="P1663"><text:span text:style-name="T1664">U</text:span><text:span text:style-name="T1665">sing</text:span><text:span text:style-name="T1666"><text:s/></text:span><text:span text:style-name="T1667">namespace</text:span><text:span text:style-name="T1668"><text:s/></text:span><text:span text:style-name="T1669">std;<text:s/></text:span></text:p>
      <text:p text:style-name="P1670"><text:span text:style-name="T1671">I</text:span><text:span text:style-name="T1672">nt</text:span><text:span text:style-name="T1673"><text:s/></text:span><text:span text:style-name="T1674">main() {<text:s/></text:span></text:p>
      <text:p text:style-name="P1675"><text:span text:style-name="T1676">array&lt;int,6&gt; ar = {1, 2, 3, 4, 5, 6};<text:s/></text:span></text:p>
      <text:p text:style-name="P1677"/>
      <text:p text:style-name="P1678"><text:span text:style-name="T1679">//<text:s/></text:span><text:span text:style-name="T1680">друк елементів</text:span><text:span text:style-name="T1681"><text:s/></text:span></text:p>
      <text:p text:style-name="P1682"><text:span text:style-name="T1683">cout &lt;&lt; "The number of array elements is : ";<text:s/></text:span></text:p>
      <text:p text:style-name="P1684"><text:span text:style-name="T1685">cout &lt;&lt; ar.size() &lt;&lt; endl;<text:s/></text:span></text:p>
      <text:p text:style-name="P1686"/>
      <text:p text:style-name="P1687"><text:span text:style-name="T1688">//<text:s/></text:span><text:span text:style-name="T1689">максимальний розмір</text:span><text:span text:style-name="T1690"><text:s/></text:span></text:p>
      <text:p text:style-name="P1691"><text:span text:style-name="T1692">cout &lt;&lt; "Maximum elements array can hold is : ";<text:s/></text:span></text:p>
      <text:soft-page-break/>
      <text:p text:style-name="P1693"><text:span text:style-name="T1694">cout &lt;&lt; ar.max_size() &lt;&lt; endl;<text:s/></text:span></text:p>
      <text:p text:style-name="P1695"/>
      <text:list text:style-name="LFO37" text:continue-numbering="true">
        <text:list-item>
          <text:p text:style-name="P1696"><text:span text:style-name="T1697">empty()</text:span><text:span text:style-name="T1698"><text:s/>- чи порожній масив;</text:span></text:p>
        </text:list-item>
        <text:list-item>
          <text:p text:style-name="P1699"><text:span text:style-name="T1700">fill()</text:span><text:span text:style-name="T1701"><text:s/>- метод дозволяє заповнити масив певним значенням</text:span><text:span text:style-name="T1702">.</text:span></text:p>
        </text:list-item>
      </text:list>
      <text:p text:style-name="P1703"/>
      <text:p text:style-name="P1704"><text:span text:style-name="T1705">#include&lt;iostream&gt;<text:s/></text:span></text:p>
      <text:p text:style-name="P1706"><text:span text:style-name="T1707">#include&lt;array&gt; // fill()</text:span><text:span text:style-name="T1708">,</text:span><text:span text:style-name="T1709"><text:s/>empty()<text:s/></text:span></text:p>
      <text:p text:style-name="P1710"><text:span text:style-name="T1711">U</text:span><text:span text:style-name="T1712">sing</text:span><text:span text:style-name="T1713"><text:s/></text:span><text:span text:style-name="T1714">namespace</text:span><text:span text:style-name="T1715"><text:s/></text:span><text:span text:style-name="T1716">std;<text:s/></text:span></text:p>
      <text:p text:style-name="P1717"><text:span text:style-name="T1718">int</text:span><text:span text:style-name="T1719"><text:s/></text:span><text:span text:style-name="T1720">main() {<text:s/></text:span></text:p>
      <text:p text:style-name="P1721"><text:span text:style-name="T1722">//<text:s/></text:span><text:span text:style-name="T1723">декларація</text:span><text:span text:style-name="T1724"><text:s/>1</text:span><text:span text:style-name="T1725">-го</text:span><text:span text:style-name="T1726"><text:s/></text:span><text:span text:style-name="T1727">масиву</text:span><text:span text:style-name="T1728"><text:s/></text:span></text:p>
      <text:p text:style-name="P1729"><text:span text:style-name="T1730">array&lt;int,6&gt; ar;<text:s/></text:span></text:p>
      <text:p text:style-name="P1731"/>
      <text:p text:style-name="P1732"><text:span text:style-name="T1733">//<text:s/></text:span><text:span text:style-name="T1734">декларація<text:s/></text:span><text:span text:style-name="T1735"><text:s/>2</text:span><text:span text:style-name="T1736">-го</text:span><text:span text:style-name="T1737"><text:s/></text:span><text:span text:style-name="T1738">масиву</text:span><text:span text:style-name="T1739"><text:s/></text:span></text:p>
      <text:p text:style-name="P1740"><text:span text:style-name="T1741">array&lt;int,0&gt; ar1;<text:s/></text:span></text:p>
      <text:p text:style-name="P1742"/>
      <text:p text:style-name="P1743"><text:span text:style-name="T1744">//<text:s/></text:span><text:span text:style-name="T1745">перевірка на порожнину</text:span><text:span text:style-name="T1746"><text:s/></text:span></text:p>
      <text:p text:style-name="P1747"><text:span text:style-name="T1748">ar1.empty()? cout &lt;&lt; "Array empty":<text:s/></text:span></text:p>
      <text:p text:style-name="P1749"><text:span text:style-name="T1750">cout &lt;&lt; "Array not empty";<text:s/></text:span></text:p>
      <text:p text:style-name="P1751"><text:span text:style-name="T1752">cout &lt;&lt; endl;<text:s/></text:span></text:p>
      <text:p text:style-name="P1753"/>
      <text:p text:style-name="P1754"><text:span text:style-name="T1755">//<text:s/></text:span><text:span text:style-name="T1756">заповнення масиву<text:s/></text:span><text:span text:style-name="T1757"><text:s/></text:span><text:span text:style-name="T1758">нулями</text:span><text:span text:style-name="T1759"><text:s/></text:span></text:p>
      <text:p text:style-name="P1760"><text:span text:style-name="T1761">ar.fill(0);<text:s/></text:span></text:p>
      <text:p text:style-name="P1762"/>
      <text:p text:style-name="P1763"><text:span text:style-name="T1764">//<text:s/></text:span><text:span text:style-name="T1765">виведення масиву</text:span></text:p>
      <text:p text:style-name="P1766"><text:span text:style-name="T1767">cout &lt;&lt; "Array after filling operation is : ";<text:s/></text:span></text:p>
      <text:p text:style-name="P1768"><text:span text:style-name="T1769">for( inti=0; i&lt;6; i++)<text:s/></text:span></text:p>
      <text:p text:style-name="P1770"><text:span text:style-name="T1771">cout &lt;&lt; ar[i] &lt;&lt; " ";<text:s/></text:span></text:p>
      <text:p text:style-name="P1772"><text:span text:style-name="T1773">}</text:span></text:p>
      <text:p text:style-name="P1774"/>
      <text:h text:style-name="P1775" text:outline-level="1">Клас forward_list</text:h>
      <text:p text:style-name="P1776"/>
      <text:p text:style-name="P1777"><text:span text:style-name="T1778">Одно</text:span><text:span text:style-name="T1779">направлений</text:span><text:span text:style-name="T1780"><text:s/>список – в деяких ситуаціях працює швидше ніж дво</text:span><text:span text:style-name="T1781">направлений</text:span><text:span text:style-name="T1782"><text:s/>список, але методи доступу та роботи з ітератором тут відрізняються, оскільки на відміну від інших конте</text:span><text:span text:style-name="T1783">й</text:span><text:span text:style-name="T1784">нерів ітератор тут може рухатись лише в одному напрямку.<text:s/></text:span></text:p>
      <text:p text:style-name="P1785"/>
      <text:p text:style-name="P1786"><text:span text:style-name="T1787">Методи контейнеру</text:span><text:span text:style-name="T1788"><text:s/>список</text:span></text:p>
      <text:p text:style-name="P1789"><text:span text:style-name="T1790">Модифікатори:</text:span></text:p>
      <text:list text:style-name="LFO12" text:continue-numbering="true">
        <text:list-item>
          <text:p text:style-name="P1791"><text:span text:style-name="T1792">operator= <text:s/></text:span><text:span text:style-name="T1793">–</text:span><text:span text:style-name="T1794"><text:s/>оператор</text:span><text:span text:style-name="T1795"><text:s/></text:span><text:span text:style-name="T1796">присвоєння</text:span><text:span text:style-name="T1797">;</text:span></text:p>
        </text:list-item>
        <text:list-item>
          <text:p text:style-name="P1798"><text:span text:style-name="T1799">assign(n,val) – присвоює значення контейнеру</text:span><text:span text:style-name="T1800">;</text:span><text:span text:style-name="T1801"><text:s text:c="2"/></text:span><text:span text:style-name="T1802"><text:tab/></text:span></text:p>
        </text:list-item>
      </text:list>
      <text:p text:style-name="P1803"><text:span text:style-name="T1804">Доступ до елементів:<text:s/></text:span><text:span text:style-name="T1805"><text:tab/></text:span></text:p>
      <text:soft-page-break/>
      <text:list text:style-name="LFO13" text:continue-numbering="true">
        <text:list-item>
          <text:p text:style-name="P1806"><text:span text:style-name="T1807">front</text:span><text:span text:style-name="T1808">() –<text:s/></text:span><text:span text:style-name="T1809">доступ</text:span><text:span text:style-name="T1810"><text:s/></text:span><text:span text:style-name="T1811">до першого елементу</text:span></text:p>
        </text:list-item>
      </text:list>
      <text:p text:style-name="P1812"><text:span text:style-name="T1813">Робота з ітераторами:<text:s/></text:span><text:span text:style-name="T1814"><text:tab/></text:span></text:p>
      <text:list text:style-name="LFO13" text:continue-numbering="true">
        <text:list-item>
          <text:p text:style-name="P1815"><text:span text:style-name="T1816">before_begin()<text:s/></text:span><text:span text:style-name="T1817">–<text:s/></text:span><text:span text:style-name="T1818">повертає</text:span><text:span text:style-name="T1819"><text:s/></text:span><text:span text:style-name="T1820">ітератор перед початком списку;</text:span></text:p>
        </text:list-item>
        <text:list-item>
          <text:p text:style-name="P1821"><text:span text:style-name="T1822">cbefore_begin</text:span><text:span text:style-name="T1823">()</text:span><text:span text:style-name="T1824"><text:s/></text:span><text:span text:style-name="T1825">–<text:s/></text:span><text:span text:style-name="T1826">повертає</text:span><text:span text:style-name="T1827"><text:s/></text:span><text:span text:style-name="T1828">константний ітератор перед початком списку;</text:span></text:p>
        </text:list-item>
        <text:list-item>
          <text:p text:style-name="P1829"><text:span text:style-name="T1830">begin() - повертає початковий ітератор; <text:s/></text:span><text:span text:style-name="T1831"><text:tab/></text:span></text:p>
        </text:list-item>
        <text:list-item>
          <text:p text:style-name="P1832"><text:span text:style-name="T1833">cbegin() - повертає константний початковий ітератор;<text:s/></text:span></text:p>
        </text:list-item>
        <text:list-item>
          <text:p text:style-name="P1834"><text:span text:style-name="T1835">end() - повертає ітератор на кінець списку;</text:span></text:p>
        </text:list-item>
        <text:list-item>
          <text:p text:style-name="P1836"><text:span text:style-name="T1837">cend() - повертає константний ітератор на кінець списку;</text:span></text:p>
        </text:list-item>
      </text:list>
      <text:p text:style-name="P1838"><text:span text:style-name="T1839">Ідентифікатори обсягу:</text:span></text:p>
      <text:list text:style-name="LFO14" text:continue-numbering="true">
        <text:list-item>
          <text:p text:style-name="P1840"><text:span text:style-name="T1841">empty() - чи порожній контейнер;</text:span></text:p>
        </text:list-item>
        <text:list-item>
          <text:p text:style-name="P1842"><text:span text:style-name="T1843">max_size<text:s/></text:span><text:span text:style-name="T1844"><text:tab/>- макси</text:span><text:span text:style-name="T1845">м</text:span><text:span text:style-name="T1846">альна кількість елементів контейнеру;</text:span></text:p>
        </text:list-item>
      </text:list>
      <text:p text:style-name="P1847"><text:span text:style-name="T1848">Модификатори:<text:s/></text:span><text:span text:style-name="T1849"><text:tab/></text:span></text:p>
      <text:list text:style-name="LFO15" text:continue-numbering="true">
        <text:list-item>
          <text:p text:style-name="P1850"><text:span text:style-name="T1851">clear()<text:s/></text:span><text:span text:style-name="T1852">–</text:span><text:span text:style-name="T1853"><text:s/>очищення</text:span><text:span text:style-name="T1854"><text:s/></text:span><text:span text:style-name="T1855">вмісту контейнеру;</text:span></text:p>
        </text:list-item>
        <text:list-item>
          <text:p text:style-name="P1856"><text:span text:style-name="T1857">insert_after()<text:s/></text:span><text:span text:style-name="T1858">–<text:s/></text:span><text:span text:style-name="T1859">вставка</text:span><text:span text:style-name="T1860"><text:s/></text:span><text:span text:style-name="T1861">елементів після даного ітер</text:span><text:span text:style-name="T1862">а</text:span><text:span text:style-name="T1863">тору;</text:span></text:p>
        </text:list-item>
        <text:list-item>
          <text:p text:style-name="P1864"><text:span text:style-name="T1865">emplace_after()<text:s/></text:span><text:span text:style-name="T1866">–<text:s/></text:span><text:span text:style-name="T1867">створення</text:span><text:span text:style-name="T1868"><text:s/></text:span><text:span text:style-name="T1869">елементів після даного ітератору;</text:span></text:p>
        </text:list-item>
        <text:list-item>
          <text:p text:style-name="P1870"><text:span text:style-name="T1871">erase_after()<text:s/></text:span><text:span text:style-name="T1872">–</text:span><text:span text:style-name="T1873"><text:s/>видаляє</text:span><text:span text:style-name="T1874"><text:s/></text:span><text:span text:style-name="T1875">елемент після ітератору;</text:span></text:p>
        </text:list-item>
        <text:list-item>
          <text:p text:style-name="P1876"><text:span text:style-name="T1877">push_front()<text:s/></text:span><text:span text:style-name="T1878">–<text:s/></text:span><text:span text:style-name="T1879">вставляє</text:span><text:span text:style-name="T1880"><text:s/></text:span><text:span text:style-name="T1881">елемент в початок;</text:span></text:p>
        </text:list-item>
        <text:list-item>
          <text:p text:style-name="P1882"><text:span text:style-name="T1883">emplace_front()<text:s/></text:span><text:span text:style-name="T1884">–<text:s/></text:span><text:span text:style-name="T1885">створює</text:span><text:span text:style-name="T1886"><text:s/></text:span><text:span text:style-name="T1887">елемент на початку;</text:span></text:p>
        </text:list-item>
        <text:list-item>
          <text:p text:style-name="P1888"><text:span text:style-name="T1889">pop_front()<text:s/></text:span><text:span text:style-name="T1890">–</text:span><text:span text:style-name="T1891"><text:s/>видаляє</text:span><text:span text:style-name="T1892"><text:s/></text:span><text:span text:style-name="T1893">перший елемент;</text:span></text:p>
        </text:list-item>
        <text:list-item>
          <text:p text:style-name="P1894"><text:span text:style-name="T1895">resize()<text:s/></text:span><text:span text:style-name="T1896">–<text:s/></text:span><text:span text:style-name="T1897">змінює</text:span><text:span text:style-name="T1898"><text:s/></text:span><text:span text:style-name="T1899">кількість виділених елементів масиву;</text:span></text:p>
        </text:list-item>
        <text:list-item>
          <text:p text:style-name="P1900"><text:span text:style-name="T1901">swap()<text:s/></text:span><text:span text:style-name="T1902">–</text:span><text:span text:style-name="T1903"><text:s/>обмін</text:span><text:span text:style-name="T1904"><text:s/></text:span><text:span text:style-name="T1905">змісту двох списків;<text:s/></text:span><text:span text:style-name="T1906"><text:tab/></text:span></text:p>
        </text:list-item>
        <text:list-item>
          <text:p text:style-name="P1907"><text:span text:style-name="T1908">merge()<text:s/></text:span><text:span text:style-name="T1909">–<text:s/></text:span><text:span text:style-name="T1910">об</text:span><text:span text:style-name="T1911">’</text:span><text:span text:style-name="T1912">єднує</text:span><text:span text:style-name="T1913"><text:s/></text:span><text:span text:style-name="T1914">два відсортованих списки;</text:span></text:p>
        </text:list-item>
        <text:list-item>
          <text:p text:style-name="P1915"><text:span text:style-name="T1916">splice_after ()<text:s/></text:span><text:span text:style-name="T1917">–<text:s/></text:span><text:span text:style-name="T1918">перем</text:span><text:span text:style-name="T1919">і</text:span><text:span text:style-name="T1920">щує</text:span><text:span text:style-name="T1921"><text:s/></text:span><text:span text:style-name="T1922">елементи з іншого forward_list;</text:span></text:p>
        </text:list-item>
        <text:list-item>
          <text:p text:style-name="P1923"><text:span text:style-name="T1924">remove(g)<text:s/></text:span><text:span text:style-name="T1925">–</text:span><text:span text:style-name="T1926"><text:s/>видаляє</text:span><text:span text:style-name="T1927"><text:s/></text:span><text:span text:style-name="T1928">даний елемент або список елементів;</text:span></text:p>
        </text:list-item>
        <text:list-item>
          <text:p text:style-name="P1929"><text:span text:style-name="T1930">remove_if( func)<text:s/></text:span><text:span text:style-name="T1931">–<text:s/></text:span><text:span text:style-name="T1932">видаляє</text:span><text:span text:style-name="T1933"><text:s/></text:span><text:span text:style-name="T1934">елементи по вказаному критерію (func - функція або функціональний<text:s/></text:span><text:span text:style-name="T1935">об’єкт</text:span><text:span text:style-name="T1936">)</text:span><text:span text:style-name="T1937">;</text:span></text:p>
        </text:list-item>
        <text:list-item>
          <text:p text:style-name="P1938"><text:span text:style-name="T1939">reverse()</text:span><text:span text:style-name="T1940"><text:s/>–</text:span><text:span text:style-name="T1941"><text:s/>інвертує</text:span><text:span text:style-name="T1942"><text:s/></text:span><text:span text:style-name="T1943">список;</text:span></text:p>
        </text:list-item>
        <text:list-item>
          <text:p text:style-name="P1944"><text:span text:style-name="T1945">unique()<text:s/></text:span><text:span text:style-name="T1946">–</text:span><text:span text:style-name="T1947"><text:s/>видаляє</text:span><text:span text:style-name="T1948"><text:s/></text:span><text:span text:style-name="T1949">послідовні однакові елементи;</text:span></text:p>
        </text:list-item>
        <text:list-item>
          <text:p text:style-name="P1950"><text:span text:style-name="T1951">sort()<text:s/></text:span><text:span text:style-name="T1952">–</text:span><text:span text:style-name="T1953"><text:s/>сортує</text:span><text:span text:style-name="T1954"><text:s/></text:span><text:span text:style-name="T1955">список</text:span><text:span text:style-name="T1956">.</text:span></text:p>
        </text:list-item>
      </text:list>
      <text:p text:style-name="P1957"/>
      <text:p text:style-name="P1958"><text:span text:style-name="T1959">#include &lt;forward_list&gt;</text:span></text:p>
      <text:p text:style-name="P1960"><text:span text:style-name="T1961">#include &lt;string&gt;</text:span></text:p>
      <text:p text:style-name="P1962"><text:span text:style-name="T1963">#include &lt;iostream&gt;</text:span></text:p>
      <text:p text:style-name="P1964"/>
      <text:p text:style-name="P1965"><text:span text:style-name="T1966">template&lt;typename T&gt;</text:span></text:p>
      <text:p text:style-name="P1967"><text:span text:style-name="T1968">std::ostream&amp; operator&lt;&lt;(std::ostream&amp; s, const std::forward_list&lt;T&gt;&amp; v) {</text:span></text:p>
      <text:soft-page-break/>
      <text:p text:style-name="P1969"><text:span text:style-name="T1970"><text:s text:c="4"/>s.put('[');</text:span></text:p>
      <text:p text:style-name="P1971"><text:span text:style-name="T1972"><text:s text:c="4"/>char comma[3] = {'\0', ' ', '\0'};</text:span></text:p>
      <text:p text:style-name="P1973"><text:span text:style-name="T1974"><text:s text:c="4"/>for (const auto&amp; e : v) {</text:span></text:p>
      <text:p text:style-name="P1975"><text:span text:style-name="T1976"><text:s text:c="8"/>s &lt;&lt; comma &lt;&lt; e;</text:span></text:p>
      <text:p text:style-name="P1977"><text:span text:style-name="T1978"><text:s text:c="8"/>comma[0] = ',';</text:span></text:p>
      <text:p text:style-name="P1979"><text:span text:style-name="T1980"><text:s text:c="4"/>}</text:span></text:p>
      <text:p text:style-name="P1981"><text:span text:style-name="T1982"><text:s text:c="4"/>return s &lt;&lt; ']';</text:span></text:p>
      <text:p text:style-name="P1983"><text:span text:style-name="T1984">}</text:span></text:p>
      <text:p text:style-name="P1985"/>
      <text:p text:style-name="P1986"><text:span text:style-name="T1987">int main() {</text:span></text:p>
      <text:p text:style-name="P1988"><text:span text:style-name="T1989"><text:s text:c="4"/>// c++11 initializer list syntax:</text:span></text:p>
      <text:p text:style-name="P1990"><text:span text:style-name="T1991"><text:s text:c="4"/>std::forward_list&lt;std::string&gt; words1 {"the", "frogurt", "is", "also", "cursed"};</text:span></text:p>
      <text:p text:style-name="P1992"><text:span text:style-name="T1993"><text:s text:c="4"/>std::cout &lt;&lt; "words1: " &lt;&lt; words1 &lt;&lt; '\n';</text:span></text:p>
      <text:p text:style-name="P1994"><text:span text:style-name="T1995"><text:s/></text:span></text:p>
      <text:p text:style-name="P1996"><text:span text:style-name="T1997"><text:s text:c="4"/>// words2 == words1</text:span></text:p>
      <text:p text:style-name="P1998"><text:span text:style-name="T1999"><text:s text:c="4"/>std::forward_list&lt;std::string&gt; words2(words1.begin(), words1.end());</text:span></text:p>
      <text:p text:style-name="P2000"><text:span text:style-name="T2001"><text:s text:c="4"/>std::cout &lt;&lt; "words2: " &lt;&lt; words2 &lt;&lt; '\n';</text:span></text:p>
      <text:p text:style-name="P2002"><text:span text:style-name="T2003"><text:s/></text:span></text:p>
      <text:p text:style-name="P2004"><text:span text:style-name="T2005"><text:s text:c="4"/>// words3 == words1</text:span></text:p>
      <text:p text:style-name="P2006"><text:span text:style-name="T2007"><text:s text:c="4"/>std::forward_list&lt;std::string&gt; words3(words1);</text:span></text:p>
      <text:p text:style-name="P2008"><text:span text:style-name="T2009"><text:s text:c="4"/>std::cout &lt;&lt; "words3: " &lt;&lt; words3 &lt;&lt; '\n';</text:span></text:p>
      <text:p text:style-name="P2010"><text:span text:style-name="T2011"><text:s/></text:span></text:p>
      <text:p text:style-name="P2012"><text:span text:style-name="T2013"><text:s text:c="4"/>// words4 is {"Mo", "Mo", "Mo", "Mo", "Mo"}</text:span></text:p>
      <text:p text:style-name="P2014"><text:span text:style-name="T2015"><text:s text:c="4"/>std::forward_list&lt;std::string&gt; words4(5, "Mo");</text:span></text:p>
      <text:p text:style-name="P2016"><text:span text:style-name="T2017"><text:s text:c="4"/>std::cout &lt;&lt; "words4: " &lt;&lt; words4 &lt;&lt; '\n';</text:span></text:p>
      <text:p text:style-name="P2018"><text:span text:style-name="T2019">}</text:span></text:p>
      <text:p text:style-name="P2020"/>
      <text:p text:style-name="P2021"><text:span text:style-name="T2022">Результат</text:span></text:p>
      <text:p text:style-name="P2023"><text:span text:style-name="T2024">words1: [the, frogurt, is, also, cursed]</text:span></text:p>
      <text:p text:style-name="P2025"><text:span text:style-name="T2026">words2: [the, frogurt, is, also, cursed]</text:span></text:p>
      <text:p text:style-name="P2027"><text:span text:style-name="T2028">words3: [the, frogurt, is, also, cursed]</text:span></text:p>
      <text:p text:style-name="P2029"><text:span text:style-name="T2030">words4: [Mo, Mo, Mo, Mo, Mo]<text:s/></text:span></text:p>
      <text:p text:style-name="P2031"/>
      <text:p text:style-name="P2032"/>
      <text:p text:style-name="P2033"/>
      <text:p text:style-name="P20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Mono" svg:font-family="Liberation Mono" style:font-family-generic="modern" style:font-pitch="fixed"/>
    <style:font-face style:name="OpenSymbol" svg:font-family="OpenSymbol" style:font-family-generic="system"/>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Latin Modern Roman" svg:font-family="Latin Modern Roman"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Звичайний" style:next-style-name="Звичайний" style:default-outline-level="1">
      <style:paragraph-properties fo:keep-with-next="always" fo:keep-together="always" style:vertical-align="baseline" fo:margin-top="0.1666in"/>
      <style:text-properties style:font-name="Calibri Light" style:font-name-asian="Times New Roman" style:font-name-complex="Mangal" fo:color="#2F5496" style:letter-kerning="true" fo:font-size="16pt" style:font-size-asian="16pt" style:font-size-complex="14.5pt" fo:hyphenate="false"/>
    </style:style>
    <style:style style:name="Заголовок3" style:display-name="Заголовок 3" style:family="paragraph" style:parent-style-name="Звичайний" style:next-style-name="Звичайний" style:default-outline-level="3">
      <style:paragraph-properties fo:keep-with-next="always" fo:keep-together="always" style:vertical-align="baseline" fo:margin-top="0.0277in"/>
      <style:text-properties style:font-name="Calibri Light" style:font-name-asian="Times New Roman" style:font-name-complex="Mangal" fo:color="#1F3763" style:letter-kerning="true" style:font-size-complex="10.5pt" fo:hyphenate="false"/>
    </style: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Исходныйтекст" style:display-name="Исходный текст" style:family="text">
      <style:text-properties style:font-name="Liberation Mono" style:font-name-asian="Times New Roman" style:font-name-complex="Liberation Mono"/>
    </style:style>
    <style:style style:name="tlid-translation" style:display-name="tlid-translation" style:family="text" style:parent-style-name="Шрифтабзацузазамовчуванням"/>
    <style:style style:name="Строгий" style:display-name="Строгий" style:family="text">
      <style:text-properties fo:font-weight="bold" style:font-weight-asian="bold" style:font-weight-complex="bold"/>
    </style:style>
    <style:style style:name="Интернет-ссылка" style:display-name="Интернет-ссылка" style:family="text">
      <style:text-properties fo:color="#000080" style:text-underline-type="single" style:text-underline-style="solid" style:text-underline-width="auto" style:text-underline-mode="continuous"/>
    </style:style>
    <style:style style:name="Посещённаягиперссылка" style:display-name="Посещённая гиперссылка" style:family="text">
      <style:text-properties fo:color="#800000" style:text-underline-type="single" style:text-underline-style="solid" style:text-underline-width="auto" style:text-underline-mode="continuous"/>
    </style:style>
    <style:style style:name="Выделениежирным" style:display-name="Выделение жирным" style:family="text">
      <style:text-properties fo:font-weight="bold" style:font-weight-asian="bold" style:font-weight-complex="bold"/>
    </style:style>
    <style:style style:name="ListLabel124" style:display-name="ListLabel 124" style:family="text">
      <style:text-properties style:font-name-complex="OpenSymbol"/>
    </style:style>
    <style:style style:name="ListLabel125" style:display-name="ListLabel 125" style:family="text">
      <style:text-properties style:font-name-complex="OpenSymbol"/>
    </style:style>
    <style:style style:name="ListLabel126" style:display-name="ListLabel 126" style:family="text">
      <style:text-properties style:font-name-complex="OpenSymbol"/>
    </style:style>
    <style:style style:name="ListLabel127" style:display-name="ListLabel 127" style:family="text">
      <style:text-properties style:font-name-complex="OpenSymbol"/>
    </style:style>
    <style:style style:name="ListLabel128" style:display-name="ListLabel 128" style:family="text">
      <style:text-properties style:font-name-complex="OpenSymbol"/>
    </style:style>
    <style:style style:name="ListLabel129" style:display-name="ListLabel 129" style:family="text">
      <style:text-properties style:font-name-complex="OpenSymbol"/>
    </style:style>
    <style:style style:name="ListLabel130" style:display-name="ListLabel 130" style:family="text">
      <style:text-properties style:font-name-complex="OpenSymbol"/>
    </style:style>
    <style:style style:name="ListLabel131" style:display-name="ListLabel 131" style:family="text">
      <style:text-properties style:font-name-complex="OpenSymbol"/>
    </style:style>
    <style:style style:name="ListLabel132" style:display-name="ListLabel 132" style:family="text">
      <style:text-properties style:font-name-complex="OpenSymbol"/>
    </style:style>
    <style:style style:name="Маркерысписка" style:display-name="Маркеры списка" style:family="text">
      <style:text-properties style:font-name="OpenSymbol" style:font-name-asian="OpenSymbol" style:font-name-complex="OpenSymbol"/>
    </style:style>
    <style:style style:name="Непропорциональныйтекст" style:display-name="Непропорциональный текст" style:family="text">
      <style:text-properties style:font-name="Liberation Mono" style:font-name-asian="Liberation Mono" style:font-name-complex="Liberation Mono"/>
    </style:style>
    <style:style style:name="Назва" style:display-name="Назва" style:family="paragraph" style:parent-style-name="Звичайний" style:next-style-name="Основнийтекст">
      <style:paragraph-properties fo:keep-with-next="always" fo:margin-top="0.1666in" fo:margin-bottom="0.0833in"/>
      <style:text-properties style:font-name="Liberation Sans" fo:font-size="14pt" style:font-size-asian="14pt" style:font-size-complex="14pt" fo:hyphenate="false"/>
    </style:style>
    <style:style style:name="Основнийтекст" style:display-name="Основний текст" style:family="paragraph" style:parent-style-name="Звичайний">
      <style:paragraph-properties fo:margin-bottom="0.0972in" fo:line-height="120%"/>
      <style:text-properties fo:hyphenate="false"/>
    </style:style>
    <style:style style:name="Список" style:display-name="Список" style:family="paragraph" style:parent-style-name="Основнийтекст">
      <style:text-properties fo:hyphenate="false"/>
    </style:style>
    <style:style style:name="Назваобєкта" style:display-name="Назва об'єкта" style:family="paragraph" style:parent-style-name="Звичайний">
      <style:paragraph-properties text:number-lines="false" fo:margin-top="0.0833in" fo:margin-bottom="0.0833in"/>
      <style:text-properties fo:font-style="italic" style:font-style-asian="italic" style:font-style-complex="italic" fo:hyphenate="false"/>
    </style:style>
    <style:style style:name="Заголовокпокажчика" style:display-name="Заголовок покажчика" style:family="paragraph" style:parent-style-name="Звичайний">
      <style:paragraph-properties text:number-lines="false"/>
      <style:text-properties fo:hyphenate="false"/>
    </style:style>
    <style:style style:name="TextBody" style:display-name="Text Body" style:family="paragraph" style:parent-style-name="Звичайний">
      <style:paragraph-properties fo:widows="0" fo:orphans="0" fo:margin-bottom="0.0972in" fo:line-height="115%"/>
      <style:text-properties style:font-name-asian="Times New Roman" style:font-name-complex="Times New Roman" fo:hyphenate="false"/>
    </style:style>
    <style:style style:name="Содержимоетаблицы" style:display-name="Содержимое таблицы" style:family="paragraph" style:parent-style-name="Звичайний">
      <style:paragraph-properties fo:widows="0" fo:orphans="0" text:number-lines="false"/>
      <style:text-properties style:font-name-asian="Times New Roman" style:font-name-complex="Times New Roman" fo:hyphenate="false"/>
    </style:style>
    <style:style style:name="Текствзаданномформате" style:display-name="Текст в заданном формате" style:family="paragraph" style:parent-style-name="Звичайний">
      <style:paragraph-properties fo:widows="0" fo:orphans="0"/>
      <style:text-properties style:font-name="Liberation Mono" style:font-name-complex="Liberation Mono" fo:font-size="10pt" style:font-size-asian="10pt" style:font-size-complex="10pt" fo:hyphenate="false"/>
    </style:style>
    <style:style style:name="Заголовоксписка" style:display-name="Заголовок списка" style:family="paragraph" style:parent-style-name="Звичайний">
      <style:text-properties fo:hyphenate="false"/>
    </style:style>
    <style:style style:name="Заголовок1Знак" style:display-name="Заголовок 1 Знак" style:family="text" style:parent-style-name="Шрифтабзацузазамовчуванням">
      <style:text-properties style:font-name="Calibri Light" style:font-name-asian="Times New Roman" style:font-name-complex="Mangal" fo:color="#2F5496" style:letter-kerning="true" fo:font-size="16pt" style:font-size-asian="16pt" style:font-size-complex="14.5pt"/>
    </style:style>
    <style:style style:name="НазваЗнак" style:display-name="Назва Знак" style:family="text" style:parent-style-name="Шрифтабзацузазамовчуванням">
      <style:text-properties style:font-name="Liberation Sans" fo:font-size="14pt" style:font-size-asian="14pt" style:font-size-complex="14pt"/>
    </style:style>
    <style:style style:name="ОсновнийтекстЗнак" style:display-name="Основний текст Знак" style:family="text" style:parent-style-name="Шрифтабзацузазамовчуванням"/>
    <style:style style:name="Покажчик1" style:display-name="Покажчик 1" style:family="paragraph" style:parent-style-name="Звичайний" style:next-style-name="Звичайний" style:auto-update="true">
      <style:paragraph-properties fo:margin-left="0.1666in" fo:text-indent="-0.1666in">
        <style:tab-stops/>
      </style:paragraph-properties>
      <style:text-properties style:font-name-complex="Mangal" style:font-size-complex="10.5pt" fo:hyphenate="false"/>
    </style:style>
    <style:style style:name="Абзацсписку" style:display-name="Абзац списку" style:family="paragraph" style:parent-style-name="Звичайний">
      <style:paragraph-properties fo:margin-left="0.5in">
        <style:tab-stops/>
      </style:paragraph-properties>
      <style:text-properties style:font-name-complex="Mangal" style:font-size-complex="10.5pt" fo:hyphenate="false"/>
    </style:style>
    <style:style style:name="Гіперпосилання" style:display-name="Гіперпосилання" style:family="text" style:parent-style-name="Шрифтабзацузазамовчуванням">
      <style:text-properties fo:color="#0563C1" style:text-underline-type="single" style:text-underline-style="solid" style:text-underline-width="auto" style:text-underline-mode="continuous"/>
    </style:style>
    <style:style style:name="Переглянутегіперпосилання" style:display-name="Переглянуте гіперпосилання" style:family="text" style:parent-style-name="Шрифтабзацузазамовчуванням">
      <style:text-properties fo:color="#954F72" style:text-underline-type="single" style:text-underline-style="solid" style:text-underline-width="auto" style:text-underline-mode="continuous"/>
    </style:style>
    <style:style style:name="Заголовок3Знак" style:display-name="Заголовок 3 Знак" style:family="text" style:parent-style-name="Шрифтабзацузазамовчуванням">
      <style:text-properties style:font-name="Calibri Light" style:font-name-asian="Times New Roman" style:font-name-complex="Mangal" fo:color="#1F3763" style:letter-kerning="true" style:font-size-complex="10.5pt"/>
    </style:style>
    <style:style style:name="Верхнійколонтитул" style:display-name="Верхній колонтитул" style:family="paragraph" style:parent-style-name="Звичайни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ВерхнійколонтитулЗнак" style:display-name="Верхній колонтитул Знак" style:family="text" style:parent-style-name="Шрифтабзацузазамовчуванням">
      <style:text-properties style:font-name-complex="Mangal" style:font-size-complex="10.5pt"/>
    </style:style>
    <style:style style:name="Нижнійколонтитул" style:display-name="Нижній колонтитул" style:family="paragraph" style:parent-style-name="Звичайний">
      <style:paragraph-properties>
        <style:tab-stops>
          <style:tab-stop style:type="center" style:position="3.2479in"/>
          <style:tab-stop style:type="right" style:position="6.4965in"/>
        </style:tab-stops>
      </style:paragraph-properties>
      <style:text-properties style:font-name-complex="Mangal" style:font-size-complex="10.5pt" fo:hyphenate="false"/>
    </style:style>
    <style:style style:name="НижнійколонтитулЗнак" style:display-name="Нижній колонтитул Знак" style:family="text" style:parent-style-name="Шрифтабзацузазамовчуванням">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style:font-name-complex="OpenSymbol"/>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Symbol" style:font-name-complex="Open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Open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style:style style:name="WW_CharLFO3LVL1" style:family="text">
      <style:text-properties style:font-name="Symbol" style:font-name-complex="OpenSymbol"/>
    </style:style>
    <style:style style:name="WW_CharLFO3LVL2" style:family="text">
      <style:text-properties style:font-name="OpenSymbol" style:font-name-complex="OpenSymbol"/>
    </style:style>
    <style:style style:name="WW_CharLFO3LVL3" style:family="text">
      <style:text-properties style:font-name="OpenSymbol" style:font-name-complex="OpenSymbol"/>
    </style:style>
    <style:style style:name="WW_CharLFO3LVL4" style:family="text">
      <style:text-properties style:font-name="Symbol" style:font-name-complex="OpenSymbol"/>
    </style:style>
    <style:style style:name="WW_CharLFO3LVL5" style:family="text">
      <style:text-properties style:font-name="OpenSymbol" style:font-name-complex="OpenSymbol"/>
    </style:style>
    <style:style style:name="WW_CharLFO3LVL6" style:family="text">
      <style:text-properties style:font-name="OpenSymbol" style:font-name-complex="OpenSymbol"/>
    </style:style>
    <style:style style:name="WW_CharLFO3LVL7" style:family="text">
      <style:text-properties style:font-name="Symbol" style:font-name-complex="OpenSymbol"/>
    </style:style>
    <style:style style:name="WW_CharLFO3LVL8" style:family="text">
      <style:text-properties style:font-name="OpenSymbol" style:font-name-complex="OpenSymbol"/>
    </style:style>
    <style:style style:name="WW_CharLFO3LVL9" style:family="text">
      <style:text-properties style:font-name="OpenSymbol" style:font-name-complex="OpenSymbol"/>
    </style:style>
    <style:style style:name="WW_CharLFO4LVL1" style:family="text">
      <style:text-properties style:font-name="Symbol" style:font-name-complex="OpenSymbol"/>
    </style:style>
    <style:style style:name="WW_CharLFO4LVL2" style:family="text">
      <style:text-properties style:font-name="OpenSymbol" style:font-name-complex="OpenSymbol"/>
    </style:style>
    <style:style style:name="WW_CharLFO4LVL3" style:family="text">
      <style:text-properties style:font-name="OpenSymbol" style:font-name-complex="OpenSymbol"/>
    </style:style>
    <style:style style:name="WW_CharLFO4LVL4" style:family="text">
      <style:text-properties style:font-name="Symbol" style:font-name-complex="OpenSymbol"/>
    </style:style>
    <style:style style:name="WW_CharLFO4LVL5" style:family="text">
      <style:text-properties style:font-name="OpenSymbol" style:font-name-complex="OpenSymbol"/>
    </style:style>
    <style:style style:name="WW_CharLFO4LVL6" style:family="text">
      <style:text-properties style:font-name="OpenSymbol" style:font-name-complex="OpenSymbol"/>
    </style:style>
    <style:style style:name="WW_CharLFO4LVL7" style:family="text">
      <style:text-properties style:font-name="Symbol" style:font-name-complex="OpenSymbol"/>
    </style:style>
    <style:style style:name="WW_CharLFO4LVL8" style:family="text">
      <style:text-properties style:font-name="OpenSymbol" style:font-name-complex="OpenSymbol"/>
    </style:style>
    <style:style style:name="WW_CharLFO4LVL9" style:family="text">
      <style:text-properties style:font-name="OpenSymbol" style:font-name-complex="OpenSymbol"/>
    </style:style>
    <style:style style:name="WW_CharLFO6LVL1" style:family="text">
      <style:text-properties style:font-name="Symbol" style:font-name-complex="OpenSymbol"/>
    </style:style>
    <style:style style:name="WW_CharLFO6LVL2" style:family="text">
      <style:text-properties style:font-name="Symbol" style:font-name-complex="OpenSymbol"/>
    </style:style>
    <style:style style:name="WW_CharLFO6LVL3" style:family="text">
      <style:text-properties style:font-name="Symbol" style:font-name-complex="OpenSymbol"/>
    </style:style>
    <style:style style:name="WW_CharLFO6LVL4" style:family="text">
      <style:text-properties style:font-name="Symbol" style:font-name-complex="OpenSymbol"/>
    </style:style>
    <style:style style:name="WW_CharLFO6LVL5" style:family="text">
      <style:text-properties style:font-name="Symbol" style:font-name-complex="OpenSymbol"/>
    </style:style>
    <style:style style:name="WW_CharLFO6LVL6" style:family="text">
      <style:text-properties style:font-name="Symbol" style:font-name-complex="OpenSymbol"/>
    </style:style>
    <style:style style:name="WW_CharLFO6LVL7" style:family="text">
      <style:text-properties style:font-name="Symbol" style:font-name-complex="OpenSymbol"/>
    </style:style>
    <style:style style:name="WW_CharLFO6LVL8" style:family="text">
      <style:text-properties style:font-name="Symbol" style:font-name-complex="OpenSymbol"/>
    </style:style>
    <style:style style:name="WW_CharLFO6LVL9" style:family="text">
      <style:text-properties style:font-name="Symbol" style:font-name-complex="OpenSymbol"/>
    </style:style>
    <style:style style:name="WW_CharLFO7LVL1" style:family="text">
      <style:text-properties style:font-name="Symbol" style:font-name-complex="OpenSymbol"/>
    </style:style>
    <style:style style:name="WW_CharLFO7LVL2" style:family="text">
      <style:text-properties style:font-name="OpenSymbol" style:font-name-complex="OpenSymbol"/>
    </style:style>
    <style:style style:name="WW_CharLFO7LVL3" style:family="text">
      <style:text-properties style:font-name="OpenSymbol" style:font-name-complex="OpenSymbol"/>
    </style:style>
    <style:style style:name="WW_CharLFO7LVL4" style:family="text">
      <style:text-properties style:font-name="Symbol" style:font-name-complex="OpenSymbol"/>
    </style:style>
    <style:style style:name="WW_CharLFO7LVL5" style:family="text">
      <style:text-properties style:font-name="OpenSymbol" style:font-name-complex="OpenSymbol"/>
    </style:style>
    <style:style style:name="WW_CharLFO7LVL6" style:family="text">
      <style:text-properties style:font-name="OpenSymbol" style:font-name-complex="OpenSymbol"/>
    </style:style>
    <style:style style:name="WW_CharLFO7LVL7" style:family="text">
      <style:text-properties style:font-name="Symbol" style:font-name-complex="OpenSymbol"/>
    </style:style>
    <style:style style:name="WW_CharLFO7LVL8" style:family="text">
      <style:text-properties style:font-name="OpenSymbol" style:font-name-complex="OpenSymbol"/>
    </style:style>
    <style:style style:name="WW_CharLFO7LVL9" style:family="text">
      <style:text-properties style:font-name="OpenSymbol" style:font-name-complex="OpenSymbol"/>
    </style:style>
    <style:style style:name="WW_CharLFO8LVL1" style:family="text">
      <style:text-properties style:font-name="Symbol" style:font-name-complex="OpenSymbol"/>
    </style:style>
    <style:style style:name="WW_CharLFO8LVL2" style:family="text">
      <style:text-properties style:font-name="OpenSymbol" style:font-name-complex="OpenSymbol"/>
    </style:style>
    <style:style style:name="WW_CharLFO8LVL3" style:family="text">
      <style:text-properties style:font-name="OpenSymbol" style:font-name-complex="OpenSymbol"/>
    </style:style>
    <style:style style:name="WW_CharLFO8LVL4" style:family="text">
      <style:text-properties style:font-name="Symbol" style:font-name-complex="OpenSymbol"/>
    </style:style>
    <style:style style:name="WW_CharLFO8LVL5" style:family="text">
      <style:text-properties style:font-name="OpenSymbol" style:font-name-complex="OpenSymbol"/>
    </style:style>
    <style:style style:name="WW_CharLFO8LVL6" style:family="text">
      <style:text-properties style:font-name="OpenSymbol" style:font-name-complex="OpenSymbol"/>
    </style:style>
    <style:style style:name="WW_CharLFO8LVL7" style:family="text">
      <style:text-properties style:font-name="Symbol" style:font-name-complex="OpenSymbol"/>
    </style:style>
    <style:style style:name="WW_CharLFO8LVL8" style:family="text">
      <style:text-properties style:font-name="OpenSymbol" style:font-name-complex="OpenSymbol"/>
    </style:style>
    <style:style style:name="WW_CharLFO8LVL9" style:family="text">
      <style:text-properties style:font-name="OpenSymbol" style:font-name-complex="OpenSymbol"/>
    </style:style>
    <style:style style:name="WW_CharLFO9LVL1" style:family="text">
      <style:text-properties style:font-name="Symbol" style:font-name-complex="Open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Open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Open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9" svg:viewBox="0 0 20 30" svg:d="m10 0-10 30h20z"/>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2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2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2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2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2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2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2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2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3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3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3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3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3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3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3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3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4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4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4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4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4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4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4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4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09in" text:min-label-width="0.25in" text:list-level-position-and-space-mode="label-alignment">
          <style:list-level-label-alignment text:label-followed-by="listtab" fo:margin-left="0.9909in" fo:text-indent="-0.25in"/>
        </style:list-level-properties>
        <style:text-properties style:font-name="Symbol"/>
      </text:list-level-style-bullet>
      <text:list-level-style-bullet text:level="2" text:style-name="WW_CharLFO15LVL2" text:bullet-char="o">
        <style:list-level-properties text:space-before="1.2409in" text:min-label-width="0.25in" text:list-level-position-and-space-mode="label-alignment">
          <style:list-level-label-alignment text:label-followed-by="listtab" fo:margin-left="1.4909in" fo:text-indent="-0.25in"/>
        </style:list-level-properties>
        <style:text-properties style:font-name="Courier New"/>
      </text:list-level-style-bullet>
      <text:list-level-style-bullet text:level="3" text:style-name="WW_CharLFO15LVL3" text:bullet-char="">
        <style:list-level-properties text:space-before="1.7409in" text:min-label-width="0.25in" text:list-level-position-and-space-mode="label-alignment">
          <style:list-level-label-alignment text:label-followed-by="listtab" fo:margin-left="1.9909in" fo:text-indent="-0.25in"/>
        </style:list-level-properties>
        <style:text-properties style:font-name="Wingdings"/>
      </text:list-level-style-bullet>
      <text:list-level-style-bullet text:level="4" text:style-name="WW_CharLFO15LVL4"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5" text:style-name="WW_CharLFO15LVL5"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6" text:style-name="WW_CharLFO15LVL6"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7" text:style-name="WW_CharLFO15LVL7"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8" text:style-name="WW_CharLFO15LVL8"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9" text:style-name="WW_CharLFO15LVL9"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78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7875in"/>
      </style:footer-style>
    </style:page-layout>
    <style:style style:name="TableColumn3" style:family="table-column">
      <style:table-column-properties style:column-width="3.3506in"/>
    </style:style>
    <style:style style:name="TableColumn4" style:family="table-column">
      <style:table-column-properties style:column-width="3.3423in"/>
    </style:style>
    <style:style style:name="Table2" style:family="table">
      <style:table-properties style:width="6.693in" style:rel-width="100%" fo:margin-left="0in" table:align="center"/>
    </style:style>
    <style:style style:name="TableRow5" style:family="table-row">
      <style:table-row-properties style:row-height="0.0798in"/>
    </style:style>
    <style:style style:name="TableCell6" style:family="table-cell">
      <style:table-cell-properties fo:border="none" fo:background-color="#4472C4" style:writing-mode="lr-tb" fo:padding-top="0in" fo:padding-left="0.0798in" fo:padding-bottom="0in" fo:padding-right="0.0798in"/>
    </style:style>
    <style:style style:name="P7" style:parent-style-name="Верхнійколонтитул" style:family="paragraph">
      <style:paragraph-properties>
        <style:tab-stops/>
      </style:paragraph-properties>
      <style:text-properties fo:text-transform="uppercase" fo:font-size="9pt" style:font-size-asian="9pt"/>
    </style:style>
    <style:style style:name="TableCell8" style:family="table-cell">
      <style:table-cell-properties fo:border="none" fo:background-color="#4472C4" style:writing-mode="lr-tb" fo:padding-top="0in" fo:padding-left="0.0798in" fo:padding-bottom="0in" fo:padding-right="0.0798in"/>
    </style:style>
    <style:style style:name="P9" style:parent-style-name="Верхнійколонтитул" style:family="paragraph">
      <style:paragraph-properties fo:text-align="end">
        <style:tab-stops/>
      </style:paragraph-properties>
      <style:text-properties fo:text-transform="uppercase" fo:font-size="9pt" style:font-size-asian="9pt"/>
    </style:style>
    <style:style style:name="TableRow10" style:family="table-row">
      <style:table-row-properties/>
    </style:style>
    <style:style style:name="TableCell11" style:family="table-cell">
      <style:table-cell-properties fo:border="none" style:writing-mode="lr-tb" style:vertical-align="middle" fo:padding-top="0.1in" fo:padding-left="0.0798in" fo:padding-bottom="0.1in" fo:padding-right="0.0798in"/>
    </style:style>
    <style:style style:name="P12" style:parent-style-name="Нижнійколонтитул" style:family="paragraph">
      <style:paragraph-properties>
        <style:tab-stops/>
      </style:paragraph-properties>
    </style:style>
    <style:style style:name="T13" style:parent-style-name="Шрифтабзацузазамовчуванням" style:family="text">
      <style:text-properties fo:text-transform="uppercase" fo:color="#808080" fo:font-size="9pt" style:font-size-asian="9pt" style:font-size-complex="9pt"/>
    </style:style>
    <style:style style:name="T14" style:parent-style-name="Шрифтабзацузазамовчуванням" style:family="text">
      <style:text-properties fo:text-transform="uppercase" fo:color="#808080" fo:font-size="9pt" style:font-size-asian="9pt" style:font-size-complex="9pt" fo:language="en" fo:country="US"/>
    </style:style>
    <style:style style:name="TableCell15" style:family="table-cell">
      <style:table-cell-properties fo:border="none" style:writing-mode="lr-tb" style:vertical-align="middle" fo:padding-top="0.1in" fo:padding-left="0.0798in" fo:padding-bottom="0.1in" fo:padding-right="0.0798in"/>
    </style:style>
    <style:style style:name="P16" style:parent-style-name="Нижнійколонтитул" style:family="paragraph">
      <style:paragraph-properties fo:text-align="end">
        <style:tab-stops/>
      </style:paragraph-properties>
    </style:style>
    <style:style style:name="T17" style:parent-style-name="Шрифтабзацузазамовчуванням" style:family="text">
      <style:text-properties fo:text-transform="uppercase" fo:color="#808080" fo:font-size="9pt" style:font-size-asian="9pt" style:font-size-complex="9pt"/>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P9"/>
            </table:table-cell>
          </table:table-row>
          <table:table-row table:style-name="TableRow10">
            <table:table-cell table:style-name="TableCell11">
              <text:p text:style-name="P12"><text:span text:style-name="T13">(c) Viktor</text:span><text:span text:style-name="T14">Borodin</text:span></text:p>
            </table:table-cell>
            <table:table-cell table:style-name="TableCell15">
              <text:p text:style-name="P16"><text:span text:style-name="T17"><text:page-number text:fixed="false">2</text:page-number></text:span></text:p>
            </table:table-cell>
          </table:table-row>
        </table:table>
        <text:p text:style-name="Нижнійколонтитул"/>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 Viktor</meta:initial-creator>
    <dc:creator>Viktor</dc:creator>
    <meta:creation-date>2021-01-20T15:20:00Z</meta:creation-date>
    <dc:date>2021-01-20T15:33:00Z</dc:date>
    <meta:print-date>2021-01-20T15:20:00Z</meta:print-date>
    <meta:template xlink:href="Normal" xlink:type="simple"/>
    <meta:editing-cycles>3</meta:editing-cycles>
    <meta:editing-duration>PT660S</meta:editing-duration>
    <meta:document-statistic meta:page-count="33" meta:paragraph-count="97" meta:word-count="7293" meta:character-count="48770" meta:row-count="346" meta:non-whitespace-character-count="41574"/>
  </office:meta>
</office:document-meta>
</file>